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22in"/>
    </style:style>
    <style:style style:name="co4" style:family="table-column">
      <style:table-column-properties fo:break-before="auto" style:column-width="1.547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4937in"/>
    </style:style>
    <style:style style:name="co7" style:family="table-column">
      <style:table-column-properties fo:break-before="auto" style:column-width="1.611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3972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862in"/>
    </style:style>
    <style:style style:name="co12" style:family="table-column">
      <style:table-column-properties fo:break-before="auto" style:column-width="1.600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latpad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column table:style-name="co3" table:default-cell-style-name="Default"/>
        <table:table-column table:style-name="co10" table:number-columns-repeated="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column table:style-name="co9" table:default-cell-style-name="Default"/>
        <table:table-column table:style-name="co10" table:number-columns-repeated="1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6" table:default-cell-style-name="Default"/>
        <table:table-column table:style-name="co9" table:default-cell-style-name="Default"/>
        <table:table-column table:style-name="co10" table:number-columns-repeated="27" table:default-cell-style-name="Default"/>
        <table:table-column table:style-name="co7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14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number-columns-repeated="5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0" table:number-columns-repeated="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1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13" table:number-columns-repeated="485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30947113037" calcext:value-type="float">
            <text:p>0.066713094711304</text:p>
          </table:table-cell>
          <table:table-cell office:value-type="float" office:value="0.133426427841187" calcext:value-type="float">
            <text:p>0.133426427841187</text:p>
          </table:table-cell>
          <table:table-cell office:value-type="float" office:value="0.166783094406128" calcext:value-type="float">
            <text:p>0.166783094406128</text:p>
          </table:table-cell>
          <table:table-cell office:value-type="float" office:value="0.20013952255249" calcext:value-type="float">
            <text:p>0.20013952255249</text:p>
          </table:table-cell>
          <table:table-cell office:value-type="float" office:value="0.266852855682373" calcext:value-type="float">
            <text:p>0.266852855682373</text:p>
          </table:table-cell>
          <table:table-cell office:value-type="float" office:value="0.300209283828735" calcext:value-type="float">
            <text:p>0.300209283828735</text:p>
          </table:table-cell>
          <table:table-cell office:value-type="float" office:value="0.333566188812256" calcext:value-type="float">
            <text:p>0.333566188812256</text:p>
          </table:table-cell>
          <table:table-cell office:value-type="float" office:value="0.400277853012085" calcext:value-type="float">
            <text:p>0.400277853012085</text:p>
          </table:table-cell>
          <table:table-cell office:value-type="float" office:value="0.43363356590271" calcext:value-type="float">
            <text:p>0.43363356590271</text:p>
          </table:table-cell>
          <table:table-cell office:value-type="float" office:value="0.466989517211914" calcext:value-type="float">
            <text:p>0.466989517211914</text:p>
          </table:table-cell>
          <table:table-cell office:value-type="float" office:value="0.533700942993164" calcext:value-type="float">
            <text:p>0.533700942993164</text:p>
          </table:table-cell>
          <table:table-cell office:value-type="float" office:value="0.567056655883789" calcext:value-type="float">
            <text:p>0.567056655883789</text:p>
          </table:table-cell>
          <table:table-cell office:value-type="float" office:value="0.600412607192993" calcext:value-type="float">
            <text:p>0.600412607192993</text:p>
          </table:table-cell>
          <table:table-cell office:value-type="float" office:value="0.667124032974243" calcext:value-type="float">
            <text:p>0.667124032974243</text:p>
          </table:table-cell>
          <table:table-cell office:value-type="float" office:value="0.700479745864868" calcext:value-type="float">
            <text:p>0.700479745864868</text:p>
          </table:table-cell>
          <table:table-cell office:value-type="float" office:value="0.733835458755493" calcext:value-type="float">
            <text:p>0.733835458755493</text:p>
          </table:table-cell>
          <table:table-cell office:value-type="float" office:value="0.800546884536743" calcext:value-type="float">
            <text:p>0.800546884536743</text:p>
          </table:table-cell>
          <table:table-cell office:value-type="float" office:value="0.833902359008789" calcext:value-type="float">
            <text:p>0.833902359008789</text:p>
          </table:table-cell>
          <table:table-cell office:value-type="float" office:value="0.867258071899414" calcext:value-type="float">
            <text:p>0.867258071899414</text:p>
          </table:table-cell>
          <table:table-cell office:value-type="float" office:value="0.900613784790039" calcext:value-type="float">
            <text:p>0.900613784790039</text:p>
          </table:table-cell>
          <table:table-cell office:value-type="float" office:value="0.96732497215271" calcext:value-type="float">
            <text:p>0.96732497215271</text:p>
          </table:table-cell>
          <table:table-cell office:value-type="float" office:value="1.03403615951538" calcext:value-type="float">
            <text:p>1.03403615951538</text:p>
          </table:table-cell>
          <table:table-cell office:value-type="float" office:value="1.10074734687805" calcext:value-type="float">
            <text:p>1.10074734687805</text:p>
          </table:table-cell>
          <table:table-cell office:value-type="float" office:value="1.16745805740356" calcext:value-type="float">
            <text:p>1.16745805740356</text:p>
          </table:table-cell>
          <table:table-cell office:value-type="float" office:value="1.23416924476624" calcext:value-type="float">
            <text:p>1.23416924476624</text:p>
          </table:table-cell>
          <table:table-cell office:value-type="float" office:value="1.26752471923828" calcext:value-type="float">
            <text:p>1.26752471923828</text:p>
          </table:table-cell>
          <table:table-cell office:value-type="float" office:value="1.30088019371033" calcext:value-type="float">
            <text:p>1.30088019371033</text:p>
          </table:table-cell>
          <table:table-cell office:value-type="float" office:value="1.33423566818237" calcext:value-type="float">
            <text:p>1.33423566818237</text:p>
          </table:table-cell>
          <table:table-cell office:value-type="float" office:value="1.36759161949158" calcext:value-type="float">
            <text:p>1.36759161949158</text:p>
          </table:table-cell>
          <table:table-cell office:value-type="float" office:value="1.4009473323822" calcext:value-type="float">
            <text:p>1.4009473323822</text:p>
          </table:table-cell>
          <table:table-cell office:value-type="float" office:value="1.43430304527283" calcext:value-type="float">
            <text:p>1.43430304527283</text:p>
          </table:table-cell>
          <table:table-cell office:value-type="float" office:value="1.50101447105408" calcext:value-type="float">
            <text:p>1.50101447105408</text:p>
          </table:table-cell>
          <table:table-cell office:value-type="float" office:value="1.5343701839447" calcext:value-type="float">
            <text:p>1.5343701839447</text:p>
          </table:table-cell>
          <table:table-cell office:value-type="float" office:value="1.56772589683533" calcext:value-type="float">
            <text:p>1.56772589683533</text:p>
          </table:table-cell>
          <table:table-cell office:value-type="float" office:value="1.60108137130737" calcext:value-type="float">
            <text:p>1.60108137130737</text:p>
          </table:table-cell>
          <table:table-cell office:value-type="float" office:value="1.634437084198" calcext:value-type="float">
            <text:p>1.634437084198</text:p>
          </table:table-cell>
          <table:table-cell office:value-type="float" office:value="1.70114827156067" calcext:value-type="float">
            <text:p>1.70114827156067</text:p>
          </table:table-cell>
          <table:table-cell office:value-type="float" office:value="1.73450398445129" calcext:value-type="float">
            <text:p>1.73450398445129</text:p>
          </table:table-cell>
          <table:table-cell office:value-type="float" office:value="1.80121517181396" calcext:value-type="float">
            <text:p>1.80121517181396</text:p>
          </table:table-cell>
          <table:table-cell office:value-type="float" office:value="1.83457064628601" calcext:value-type="float">
            <text:p>1.83457064628601</text:p>
          </table:table-cell>
          <table:table-cell office:value-type="float" office:value="1.86792635917664" calcext:value-type="float">
            <text:p>1.86792635917664</text:p>
          </table:table-cell>
          <table:table-cell office:value-type="float" office:value="1.90128183364868" calcext:value-type="float">
            <text:p>1.90128183364868</text:p>
          </table:table-cell>
          <table:table-cell office:value-type="float" office:value="1.93463730812073" calcext:value-type="float">
            <text:p>1.93463730812073</text:p>
          </table:table-cell>
          <table:table-cell office:value-type="float" office:value="2.0013484954834" calcext:value-type="float">
            <text:p>2.0013484954834</text:p>
          </table:table-cell>
          <table:table-cell office:value-type="float" office:value="2.03470396995544" calcext:value-type="float">
            <text:p>2.03470396995544</text:p>
          </table:table-cell>
          <table:table-cell office:value-type="float" office:value="2.10141491889954" calcext:value-type="float">
            <text:p>2.10141491889954</text:p>
          </table:table-cell>
          <table:table-cell office:value-type="float" office:value="2.16812562942505" calcext:value-type="float">
            <text:p>2.16812562942505</text:p>
          </table:table-cell>
          <table:table-cell office:value-type="float" office:value="2.20148110389709" calcext:value-type="float">
            <text:p>2.20148110389709</text:p>
          </table:table-cell>
          <table:table-cell office:value-type="float" office:value="2.23483657836914" calcext:value-type="float">
            <text:p>2.23483657836914</text:p>
          </table:table-cell>
          <table:table-cell office:value-type="float" office:value="2.26819181442261" calcext:value-type="float">
            <text:p>2.26819181442261</text:p>
          </table:table-cell>
          <table:table-cell office:value-type="float" office:value="2.30154728889465" calcext:value-type="float">
            <text:p>2.30154728889465</text:p>
          </table:table-cell>
          <table:table-cell office:value-type="float" office:value="2.40161490440369" calcext:value-type="float">
            <text:p>2.40161490440369</text:p>
          </table:table-cell>
          <table:table-cell office:value-type="float" office:value="2.46832680702209" calcext:value-type="float">
            <text:p>2.46832680702209</text:p>
          </table:table-cell>
          <table:table-cell office:value-type="float" office:value="2.50168299674988" calcext:value-type="float">
            <text:p>2.50168299674988</text:p>
          </table:table-cell>
          <table:table-cell office:value-type="float" office:value="2.56839489936829" calcext:value-type="float">
            <text:p>2.56839489936829</text:p>
          </table:table-cell>
          <table:table-cell office:value-type="float" office:value="2.60175108909607" calcext:value-type="float">
            <text:p>2.60175108909607</text:p>
          </table:table-cell>
          <table:table-cell office:value-type="float" office:value="2.63510704040527" calcext:value-type="float">
            <text:p>2.63510704040527</text:p>
          </table:table-cell>
          <table:table-cell office:value-type="float" office:value="2.66846299171448" calcext:value-type="float">
            <text:p>2.66846299171448</text:p>
          </table:table-cell>
          <table:table-cell office:value-type="float" office:value="2.70181894302368" calcext:value-type="float">
            <text:p>2.70181894302368</text:p>
          </table:table-cell>
          <table:table-cell office:value-type="float" office:value="2.73517489433289" calcext:value-type="float">
            <text:p>2.73517489433289</text:p>
          </table:table-cell>
          <table:table-cell office:value-type="float" office:value="2.80188679695129" calcext:value-type="float">
            <text:p>2.80188679695129</text:p>
          </table:table-cell>
          <table:table-cell office:value-type="float" office:value="2.8352427482605" calcext:value-type="float">
            <text:p>2.8352427482605</text:p>
          </table:table-cell>
          <table:table-cell office:value-type="float" office:value="2.90195465087891" calcext:value-type="float">
            <text:p>2.90195465087891</text:p>
          </table:table-cell>
          <table:table-cell office:value-type="float" office:value="2.93531060218811" calcext:value-type="float">
            <text:p>2.93531060218811</text:p>
          </table:table-cell>
          <table:table-cell office:value-type="float" office:value="3.00202226638794" calcext:value-type="float">
            <text:p>3.00202226638794</text:p>
          </table:table-cell>
          <table:table-cell office:value-type="float" office:value="3.03537821769714" calcext:value-type="float">
            <text:p>3.03537821769714</text:p>
          </table:table-cell>
          <table:table-cell office:value-type="float" office:value="3.10209012031555" calcext:value-type="float">
            <text:p>3.10209012031555</text:p>
          </table:table-cell>
          <table:table-cell office:value-type="float" office:value="3.20215773582458" calcext:value-type="float">
            <text:p>3.20215773582458</text:p>
          </table:table-cell>
          <table:table-cell office:value-type="float" office:value="3.26886940002441" calcext:value-type="float">
            <text:p>3.26886940002441</text:p>
          </table:table-cell>
          <table:table-cell office:value-type="float" office:value="3.30222511291504" calcext:value-type="float">
            <text:p>3.30222511291504</text:p>
          </table:table-cell>
          <table:table-cell office:value-type="float" office:value="3.36893653869629" calcext:value-type="float">
            <text:p>3.36893653869629</text:p>
          </table:table-cell>
          <table:table-cell office:value-type="float" office:value="3.40229201316833" calcext:value-type="float">
            <text:p>3.40229201316833</text:p>
          </table:table-cell>
          <table:table-cell office:value-type="float" office:value="3.46900296211243" calcext:value-type="float">
            <text:p>3.46900296211243</text:p>
          </table:table-cell>
          <table:table-cell office:value-type="float" office:value="3.50235819816589" calcext:value-type="float">
            <text:p>3.50235819816589</text:p>
          </table:table-cell>
          <table:table-cell office:value-type="float" office:value="3.56906914710999" calcext:value-type="float">
            <text:p>3.56906914710999</text:p>
          </table:table-cell>
          <table:table-cell office:value-type="float" office:value="3.60242462158203" calcext:value-type="float">
            <text:p>3.60242462158203</text:p>
          </table:table-cell>
          <table:table-cell office:value-type="float" office:value="3.63578009605408" calcext:value-type="float">
            <text:p>3.63578009605408</text:p>
          </table:table-cell>
          <table:table-cell office:value-type="float" office:value="3.70249080657959" calcext:value-type="float">
            <text:p>3.70249080657959</text:p>
          </table:table-cell>
          <table:table-cell office:value-type="float" office:value="3.73584628105164" calcext:value-type="float">
            <text:p>3.73584628105164</text:p>
          </table:table-cell>
          <table:table-cell office:value-type="float" office:value="3.80255675315857" calcext:value-type="float">
            <text:p>3.80255675315857</text:p>
          </table:table-cell>
          <table:table-cell office:value-type="float" office:value="3.83591222763062" calcext:value-type="float">
            <text:p>3.83591222763062</text:p>
          </table:table-cell>
          <table:table-cell office:value-type="float" office:value="3.90262269973755" calcext:value-type="float">
            <text:p>3.90262269973755</text:p>
          </table:table-cell>
          <table:table-cell office:value-type="float" office:value="3.93597793579102" calcext:value-type="float">
            <text:p>3.93597793579102</text:p>
          </table:table-cell>
          <table:table-cell office:value-type="float" office:value="4.00268864631653" calcext:value-type="float">
            <text:p>4.00268864631653</text:p>
          </table:table-cell>
          <table:table-cell office:value-type="float" office:value="4.06939888000488" calcext:value-type="float">
            <text:p>4.06939888000488</text:p>
          </table:table-cell>
          <table:table-cell office:value-type="float" office:value="4.10275411605835" calcext:value-type="float">
            <text:p>4.10275411605835</text:p>
          </table:table-cell>
          <table:table-cell office:value-type="float" office:value="4.16946458816528" calcext:value-type="float">
            <text:p>4.16946458816528</text:p>
          </table:table-cell>
          <table:table-cell office:value-type="float" office:value="4.23617482185364" calcext:value-type="float">
            <text:p>4.23617482185364</text:p>
          </table:table-cell>
          <table:table-cell office:value-type="float" office:value="4.26952981948853" calcext:value-type="float">
            <text:p>4.26952981948853</text:p>
          </table:table-cell>
          <table:table-cell office:value-type="float" office:value="4.30288481712341" calcext:value-type="float">
            <text:p>4.30288481712341</text:p>
          </table:table-cell>
          <table:table-cell office:value-type="float" office:value="4.3362398147583" calcext:value-type="float">
            <text:p>4.3362398147583</text:p>
          </table:table-cell>
          <table:table-cell office:value-type="float" office:value="4.36959576606751" calcext:value-type="float">
            <text:p>4.36959576606751</text:p>
          </table:table-cell>
          <table:table-cell office:value-type="float" office:value="4.40295147895813" calcext:value-type="float">
            <text:p>4.40295147895813</text:p>
          </table:table-cell>
          <table:table-cell office:value-type="float" office:value="4.43630719184876" calcext:value-type="float">
            <text:p>4.43630719184876</text:p>
          </table:table-cell>
          <table:table-cell office:value-type="float" office:value="4.50301861763001" calcext:value-type="float">
            <text:p>4.50301861763001</text:p>
          </table:table-cell>
          <table:table-cell office:value-type="float" office:value="4.53637433052063" calcext:value-type="float">
            <text:p>4.53637433052063</text:p>
          </table:table-cell>
          <table:table-cell office:value-type="float" office:value="4.56972980499268" calcext:value-type="float">
            <text:p>4.56972980499268</text:p>
          </table:table-cell>
          <table:table-cell office:value-type="float" office:value="4.6030855178833" calcext:value-type="float">
            <text:p>4.6030855178833</text:p>
          </table:table-cell>
          <table:table-cell office:value-type="float" office:value="4.63644123077393" calcext:value-type="float">
            <text:p>4.63644123077393</text:p>
          </table:table-cell>
          <table:table-cell office:value-type="float" office:value="4.7031524181366" calcext:value-type="float">
            <text:p>4.7031524181366</text:p>
          </table:table-cell>
          <table:table-cell office:value-type="float" office:value="4.76986360549927" calcext:value-type="float">
            <text:p>4.76986360549927</text:p>
          </table:table-cell>
          <table:table-cell office:value-type="float" office:value="4.80321907997131" calcext:value-type="float">
            <text:p>4.80321907997131</text:p>
          </table:table-cell>
          <table:table-cell office:value-type="float" office:value="4.83657479286194" calcext:value-type="float">
            <text:p>4.83657479286194</text:p>
          </table:table-cell>
          <table:table-cell office:value-type="float" office:value="4.90328574180603" calcext:value-type="float">
            <text:p>4.90328574180603</text:p>
          </table:table-cell>
          <table:table-cell office:value-type="float" office:value="5.03670787811279" calcext:value-type="float">
            <text:p>5.03670787811279</text:p>
          </table:table-cell>
          <table:table-cell office:value-type="float" office:value="5.07006311416626" calcext:value-type="float">
            <text:p>5.07006311416626</text:p>
          </table:table-cell>
          <table:table-cell office:value-type="float" office:value="5.13677406311035" calcext:value-type="float">
            <text:p>5.13677406311035</text:p>
          </table:table-cell>
          <table:table-cell office:value-type="float" office:value="5.20348501205444" calcext:value-type="float">
            <text:p>5.20348501205444</text:p>
          </table:table-cell>
          <table:table-cell office:value-type="float" office:value="5.27019572257996" calcext:value-type="float">
            <text:p>5.27019572257996</text:p>
          </table:table-cell>
          <table:table-cell office:value-type="float" office:value="5.33690643310547" calcext:value-type="float">
            <text:p>5.33690643310547</text:p>
          </table:table-cell>
          <table:table-cell office:value-type="float" office:value="5.37026262283325" calcext:value-type="float">
            <text:p>5.37026262283325</text:p>
          </table:table-cell>
          <table:table-cell office:value-type="float" office:value="5.40361857414246" calcext:value-type="float">
            <text:p>5.40361857414246</text:p>
          </table:table-cell>
          <table:table-cell office:value-type="float" office:value="5.43697476387024" calcext:value-type="float">
            <text:p>5.43697476387024</text:p>
          </table:table-cell>
          <table:table-cell office:value-type="float" office:value="5.50368690490723" calcext:value-type="float">
            <text:p>5.50368690490723</text:p>
          </table:table-cell>
          <table:table-cell office:value-type="float" office:value="5.57039880752564" calcext:value-type="float">
            <text:p>5.57039880752564</text:p>
          </table:table-cell>
          <table:table-cell office:value-type="float" office:value="5.70382308959961" calcext:value-type="float">
            <text:p>5.70382308959961</text:p>
          </table:table-cell>
          <table:table-cell office:value-type="float" office:value="5.80389094352722" calcext:value-type="float">
            <text:p>5.80389094352722</text:p>
          </table:table-cell>
          <table:table-cell office:value-type="float" office:value="5.87060308456421" calcext:value-type="float">
            <text:p>5.87060308456421</text:p>
          </table:table-cell>
          <table:table-cell office:value-type="float" office:value="5.90395903587341" calcext:value-type="float">
            <text:p>5.90395903587341</text:p>
          </table:table-cell>
          <table:table-cell office:value-type="float" office:value="5.9706711769104" calcext:value-type="float">
            <text:p>5.9706711769104</text:p>
          </table:table-cell>
          <table:table-cell office:value-type="float" office:value="6.03738307952881" calcext:value-type="float">
            <text:p>6.03738307952881</text:p>
          </table:table-cell>
          <table:table-cell office:value-type="float" office:value="6.07073903083801" calcext:value-type="float">
            <text:p>6.07073903083801</text:p>
          </table:table-cell>
          <table:table-cell office:value-type="float" office:value="6.10409498214722" calcext:value-type="float">
            <text:p>6.10409498214722</text:p>
          </table:table-cell>
          <table:table-cell office:value-type="float" office:value="6.13745069503784" calcext:value-type="float">
            <text:p>6.13745069503784</text:p>
          </table:table-cell>
          <table:table-cell office:value-type="float" office:value="6.27087450027466" calcext:value-type="float">
            <text:p>6.27087450027466</text:p>
          </table:table-cell>
          <table:table-cell office:value-type="float" office:value="6.30423021316528" calcext:value-type="float">
            <text:p>6.30423021316528</text:p>
          </table:table-cell>
          <table:table-cell office:value-type="float" office:value="6.37094616889954" calcext:value-type="float">
            <text:p>6.37094616889954</text:p>
          </table:table-cell>
          <table:table-cell office:value-type="float" office:value="6.40430641174316" calcext:value-type="float">
            <text:p>6.40430641174316</text:p>
          </table:table-cell>
          <table:table-cell office:value-type="float" office:value="6.43766665458679" calcext:value-type="float">
            <text:p>6.43766665458679</text:p>
          </table:table-cell>
          <table:table-cell office:value-type="float" office:value="6.60446786880493" calcext:value-type="float">
            <text:p>6.60446786880493</text:p>
          </table:table-cell>
          <table:table-cell office:value-type="float" office:value="6.67118835449219" calcext:value-type="float">
            <text:p>6.67118835449219</text:p>
          </table:table-cell>
          <table:table-cell office:value-type="float" office:value="6.73790907859802" calcext:value-type="float">
            <text:p>6.73790907859802</text:p>
          </table:table-cell>
          <table:table-cell office:value-type="float" office:value="6.77126955986023" calcext:value-type="float">
            <text:p>6.77126955986023</text:p>
          </table:table-cell>
          <table:table-cell office:value-type="float" office:value="6.93807172775269" calcext:value-type="float">
            <text:p>6.93807172775269</text:p>
          </table:table-cell>
          <table:table-cell office:value-type="float" office:value="7.0047926902771" calcext:value-type="float">
            <text:p>7.0047926902771</text:p>
          </table:table-cell>
          <table:table-cell office:value-type="float" office:value="7.07151365280151" calcext:value-type="float">
            <text:p>7.07151365280151</text:p>
          </table:table-cell>
          <table:table-cell office:value-type="float" office:value="7.10487413406372" calcext:value-type="float">
            <text:p>7.10487413406372</text:p>
          </table:table-cell>
          <table:table-cell office:value-type="float" office:value="7.23831653594971" calcext:value-type="float">
            <text:p>7.23831653594971</text:p>
          </table:table-cell>
          <table:table-cell office:value-type="float" office:value="7.27167749404907" calcext:value-type="float">
            <text:p>7.27167749404907</text:p>
          </table:table-cell>
          <table:table-cell office:value-type="float" office:value="7.33839869499207" calcext:value-type="float">
            <text:p>7.33839869499207</text:p>
          </table:table-cell>
          <table:table-cell office:value-type="float" office:value="7.40512442588806" calcext:value-type="float">
            <text:p>7.40512442588806</text:p>
          </table:table-cell>
          <table:table-cell office:value-type="float" office:value="7.53857684135437" calcext:value-type="float">
            <text:p>7.53857684135437</text:p>
          </table:table-cell>
          <table:table-cell office:value-type="float" office:value="7.57193994522095" calcext:value-type="float">
            <text:p>7.57193994522095</text:p>
          </table:table-cell>
          <table:table-cell office:value-type="float" office:value="7.60530304908752" calcext:value-type="float">
            <text:p>7.60530304908752</text:p>
          </table:table-cell>
          <table:table-cell office:value-type="float" office:value="7.6386661529541" calcext:value-type="float">
            <text:p>7.6386661529541</text:p>
          </table:table-cell>
          <table:table-cell office:value-type="float" office:value="7.70539283752441" calcext:value-type="float">
            <text:p>7.70539283752441</text:p>
          </table:table-cell>
          <table:table-cell office:value-type="float" office:value="7.80548286437988" calcext:value-type="float">
            <text:p>7.80548286437988</text:p>
          </table:table-cell>
          <table:table-cell office:value-type="float" office:value="7.83884644508362" calcext:value-type="float">
            <text:p>7.83884644508362</text:p>
          </table:table-cell>
          <table:table-cell office:value-type="float" office:value="7.90557312965393" calcext:value-type="float">
            <text:p>7.90557312965393</text:p>
          </table:table-cell>
          <table:table-cell office:value-type="float" office:value="7.9723002910614" calcext:value-type="float">
            <text:p>7.9723002910614</text:p>
          </table:table-cell>
          <table:table-cell office:value-type="float" office:value="8.00566363334656" calcext:value-type="float">
            <text:p>8.00566363334656</text:p>
          </table:table-cell>
          <table:table-cell office:value-type="float" office:value="8.13911843299866" calcext:value-type="float">
            <text:p>8.13911843299866</text:p>
          </table:table-cell>
          <table:table-cell office:value-type="float" office:value="8.17248201370239" calcext:value-type="float">
            <text:p>8.17248201370239</text:p>
          </table:table-cell>
          <table:table-cell office:value-type="float" office:value="8.20584583282471" calcext:value-type="float">
            <text:p>8.20584583282471</text:p>
          </table:table-cell>
          <table:table-cell office:value-type="float" office:value="8.27257370948792" calcext:value-type="float">
            <text:p>8.27257370948792</text:p>
          </table:table-cell>
          <table:table-cell office:value-type="float" office:value="8.30593752861023" calcext:value-type="float">
            <text:p>8.30593752861023</text:p>
          </table:table-cell>
          <table:table-cell office:value-type="float" office:value="8.43937230110168" calcext:value-type="float">
            <text:p>8.43937230110168</text:p>
          </table:table-cell>
          <table:table-cell office:value-type="float" office:value="8.47272920608521" calcext:value-type="float">
            <text:p>8.47272920608521</text:p>
          </table:table-cell>
          <table:table-cell office:value-type="float" office:value="8.50608611106873" calcext:value-type="float">
            <text:p>8.50608611106873</text:p>
          </table:table-cell>
          <table:table-cell office:value-type="float" office:value="8.57279992103577" calcext:value-type="float">
            <text:p>8.57279992103577</text:p>
          </table:table-cell>
          <table:table-cell office:value-type="float" office:value="8.73958492279053" calcext:value-type="float">
            <text:p>8.73958492279053</text:p>
          </table:table-cell>
          <table:table-cell office:value-type="float" office:value="8.77294182777405" calcext:value-type="float">
            <text:p>8.77294182777405</text:p>
          </table:table-cell>
          <table:table-cell office:value-type="float" office:value="8.80629873275757" calcext:value-type="float">
            <text:p>8.80629873275757</text:p>
          </table:table-cell>
          <table:table-cell office:value-type="float" office:value="8.87301254272461" calcext:value-type="float">
            <text:p>8.87301254272461</text:p>
          </table:table-cell>
          <table:table-cell office:value-type="float" office:value="8.93972659111023" calcext:value-type="float">
            <text:p>8.93972659111023</text:p>
          </table:table-cell>
          <table:table-cell office:value-type="float" office:value="9.07315421104431" calcext:value-type="float">
            <text:p>9.07315421104431</text:p>
          </table:table-cell>
          <table:table-cell office:value-type="float" office:value="9.10651111602783" calcext:value-type="float">
            <text:p>9.10651111602783</text:p>
          </table:table-cell>
          <table:table-cell office:value-type="float" office:value="9.13986802101135" calcext:value-type="float">
            <text:p>9.13986802101135</text:p>
          </table:table-cell>
          <table:table-cell office:value-type="float" office:value="9.20658183097839" calcext:value-type="float">
            <text:p>9.20658183097839</text:p>
          </table:table-cell>
          <table:table-cell office:value-type="float" office:value="9.34000945091248" calcext:value-type="float">
            <text:p>9.34000945091248</text:p>
          </table:table-cell>
          <table:table-cell office:value-type="float" office:value="9.40672969818115" calcext:value-type="float">
            <text:p>9.40672969818115</text:p>
          </table:table-cell>
          <table:table-cell office:value-type="float" office:value="9.47345018386841" calcext:value-type="float">
            <text:p>9.47345018386841</text:p>
          </table:table-cell>
          <table:table-cell office:value-type="float" office:value="9.50681042671204" calcext:value-type="float">
            <text:p>9.50681042671204</text:p>
          </table:table-cell>
          <table:table-cell office:value-type="float" office:value="9.54017090797424" calcext:value-type="float">
            <text:p>9.54017090797424</text:p>
          </table:table-cell>
          <table:table-cell office:value-type="float" office:value="9.64025211334229" calcext:value-type="float">
            <text:p>9.64025211334229</text:p>
          </table:table-cell>
          <table:table-cell office:value-type="float" office:value="9.70697331428528" calcext:value-type="float">
            <text:p>9.70697331428528</text:p>
          </table:table-cell>
          <table:table-cell office:value-type="float" office:value="9.77369451522827" calcext:value-type="float">
            <text:p>9.77369451522827</text:p>
          </table:table-cell>
          <table:table-cell office:value-type="float" office:value="9.84041595458984" calcext:value-type="float">
            <text:p>9.84041595458984</text:p>
          </table:table-cell>
          <table:table-cell office:value-type="float" office:value="9.9404981136322" calcext:value-type="float">
            <text:p>9.9404981136322</text:p>
          </table:table-cell>
          <table:table-cell office:value-type="float" office:value="9.97385907173157" calcext:value-type="float">
            <text:p>9.97385907173157</text:p>
          </table:table-cell>
          <table:table-cell office:value-type="float" office:value="10.0405809879303" calcext:value-type="float">
            <text:p>10.0405809879303</text:p>
          </table:table-cell>
          <table:table-cell office:value-type="float" office:value="10.0739419460297" calcext:value-type="float">
            <text:p>10.0739419460297</text:p>
          </table:table-cell>
          <table:table-cell office:value-type="float" office:value="10.1073031425476" calcext:value-type="float">
            <text:p>10.1073031425476</text:p>
          </table:table-cell>
          <table:table-cell office:value-type="float" office:value="10.1406643390656" calcext:value-type="float">
            <text:p>10.1406643390656</text:p>
          </table:table-cell>
          <table:table-cell office:value-type="float" office:value="10.2407479286194" calcext:value-type="float">
            <text:p>10.2407479286194</text:p>
          </table:table-cell>
          <table:table-cell office:value-type="float" office:value="10.2741091251373" calcext:value-type="float">
            <text:p>10.2741091251373</text:p>
          </table:table-cell>
          <table:table-cell office:value-type="float" office:value="10.3408317565918" calcext:value-type="float">
            <text:p>10.3408317565918</text:p>
          </table:table-cell>
          <table:table-cell office:value-type="float" office:value="10.3741879463196" calcext:value-type="float">
            <text:p>10.3741879463196</text:p>
          </table:table-cell>
          <table:table-cell office:value-type="float" office:value="10.4409000873566" calcext:value-type="float">
            <text:p>10.4409000873566</text:p>
          </table:table-cell>
          <table:table-cell office:value-type="float" office:value="10.5743243694305" calcext:value-type="float">
            <text:p>10.5743243694305</text:p>
          </table:table-cell>
          <table:table-cell office:value-type="float" office:value="10.6410365104675" calcext:value-type="float">
            <text:p>10.6410365104675</text:p>
          </table:table-cell>
          <table:table-cell office:value-type="float" office:value="10.7077484130859" calcext:value-type="float">
            <text:p>10.7077484130859</text:p>
          </table:table-cell>
          <table:table-cell office:value-type="float" office:value="10.7411046028137" calcext:value-type="float">
            <text:p>10.7411046028137</text:p>
          </table:table-cell>
          <table:table-cell office:value-type="float" office:value="10.8745286464691" calcext:value-type="float">
            <text:p>10.8745286464691</text:p>
          </table:table-cell>
          <table:table-cell office:value-type="float" office:value="10.9078845977783" calcext:value-type="float">
            <text:p>10.9078845977783</text:p>
          </table:table-cell>
          <table:table-cell office:value-type="float" office:value="10.9745965003967" calcext:value-type="float">
            <text:p>10.9745965003967</text:p>
          </table:table-cell>
          <table:table-cell office:value-type="float" office:value="11.0413086414337" calcext:value-type="float">
            <text:p>11.0413086414337</text:p>
          </table:table-cell>
          <table:table-cell office:value-type="float" office:value="11.1747326850891" calcext:value-type="float">
            <text:p>11.1747326850891</text:p>
          </table:table-cell>
          <table:table-cell office:value-type="float" office:value="11.2080886363983" calcext:value-type="float">
            <text:p>11.2080886363983</text:p>
          </table:table-cell>
          <table:table-cell office:value-type="float" office:value="11.2748005390167" calcext:value-type="float">
            <text:p>11.2748005390167</text:p>
          </table:table-cell>
          <table:table-cell office:value-type="float" office:value="11.3081562519073" calcext:value-type="float">
            <text:p>11.3081562519073</text:p>
          </table:table-cell>
          <table:table-cell office:value-type="float" office:value="11.3415122032166" calcext:value-type="float">
            <text:p>11.3415122032166</text:p>
          </table:table-cell>
          <table:table-cell office:value-type="float" office:value="11.3748741149902" calcext:value-type="float">
            <text:p>11.3748741149902</text:p>
          </table:table-cell>
          <table:table-cell office:value-type="float" office:value="11.4749598503113" calcext:value-type="float">
            <text:p>11.4749598503113</text:p>
          </table:table-cell>
          <table:table-cell office:value-type="float" office:value="11.508321762085" calcext:value-type="float">
            <text:p>11.508321762085</text:p>
          </table:table-cell>
          <table:table-cell office:value-type="float" office:value="11.5750458240509" calcext:value-type="float">
            <text:p>11.5750458240509</text:p>
          </table:table-cell>
          <table:table-cell office:value-type="float" office:value="11.6417698860168" calcext:value-type="float">
            <text:p>11.6417698860168</text:p>
          </table:table-cell>
          <table:table-cell office:value-type="float" office:value="11.8085806369782" calcext:value-type="float">
            <text:p>11.8085806369782</text:p>
          </table:table-cell>
          <table:table-cell office:value-type="float" office:value="11.8753051757813" calcext:value-type="float">
            <text:p>11.8753051757813</text:p>
          </table:table-cell>
          <table:table-cell office:value-type="float" office:value="11.9420299530029" calcext:value-type="float">
            <text:p>11.9420299530029</text:p>
          </table:table-cell>
          <table:table-cell office:value-type="float" office:value="12.0754795074463" calcext:value-type="float">
            <text:p>12.0754795074463</text:p>
          </table:table-cell>
          <table:table-cell office:value-type="float" office:value="12.1088418960571" calcext:value-type="float">
            <text:p>12.1088418960571</text:p>
          </table:table-cell>
          <table:table-cell office:value-type="float" office:value="12.1422045230865" calcext:value-type="float">
            <text:p>12.1422045230865</text:p>
          </table:table-cell>
          <table:table-cell office:value-type="float" office:value="12.1755669116974" calcext:value-type="float">
            <text:p>12.1755669116974</text:p>
          </table:table-cell>
          <table:table-cell office:value-type="float" office:value="12.2089295387268" calcext:value-type="float">
            <text:p>12.2089295387268</text:p>
          </table:table-cell>
          <table:table-cell office:value-type="float" office:value="12.2422921657562" calcext:value-type="float">
            <text:p>12.2422921657562</text:p>
          </table:table-cell>
          <table:table-cell office:value-type="float" office:value="12.3757352828979" calcext:value-type="float">
            <text:p>12.3757352828979</text:p>
          </table:table-cell>
          <table:table-cell office:value-type="float" office:value="12.40909075737" calcext:value-type="float">
            <text:p>12.40909075737</text:p>
          </table:table-cell>
          <table:table-cell office:value-type="float" office:value="12.442446231842" calcext:value-type="float">
            <text:p>12.442446231842</text:p>
          </table:table-cell>
          <table:table-cell office:value-type="float" office:value="12.4758017063141" calcext:value-type="float">
            <text:p>12.4758017063141</text:p>
          </table:table-cell>
          <table:table-cell office:value-type="float" office:value="12.5091571807861" calcext:value-type="float">
            <text:p>12.5091571807861</text:p>
          </table:table-cell>
          <table:table-cell office:value-type="float" office:value="12.5425126552582" calcext:value-type="float">
            <text:p>12.5425126552582</text:p>
          </table:table-cell>
          <table:table-cell office:value-type="float" office:value="12.5758678913116" calcext:value-type="float">
            <text:p>12.5758678913116</text:p>
          </table:table-cell>
          <table:table-cell office:value-type="float" office:value="12.7092895507813" calcext:value-type="float">
            <text:p>12.7092895507813</text:p>
          </table:table-cell>
          <table:table-cell office:value-type="float" office:value="12.7760000228882" calcext:value-type="float">
            <text:p>12.7760000228882</text:p>
          </table:table-cell>
          <table:table-cell office:value-type="float" office:value="12.8093554973602" calcext:value-type="float">
            <text:p>12.8093554973602</text:p>
          </table:table-cell>
          <table:table-cell office:value-type="float" office:value="12.8427104949951" calcext:value-type="float">
            <text:p>12.8427104949951</text:p>
          </table:table-cell>
          <table:table-cell office:value-type="float" office:value="12.9761316776276" calcext:value-type="float">
            <text:p>12.9761316776276</text:p>
          </table:table-cell>
          <table:table-cell office:value-type="float" office:value="13.0428421497345" calcext:value-type="float">
            <text:p>13.0428421497345</text:p>
          </table:table-cell>
          <table:table-cell office:value-type="float" office:value="13.1095523834229" calcext:value-type="float">
            <text:p>13.1095523834229</text:p>
          </table:table-cell>
          <table:table-cell office:value-type="float" office:value="13.1762628555298" calcext:value-type="float">
            <text:p>13.1762628555298</text:p>
          </table:table-cell>
          <table:table-cell office:value-type="float" office:value="13.34303855896" calcext:value-type="float">
            <text:p>13.34303855896</text:p>
          </table:table-cell>
          <table:table-cell office:value-type="float" office:value="13.3763971328735" calcext:value-type="float">
            <text:p>13.3763971328735</text:p>
          </table:table-cell>
          <table:table-cell office:value-type="float" office:value="13.4431147575378" calcext:value-type="float">
            <text:p>13.4431147575378</text:p>
          </table:table-cell>
          <table:table-cell office:value-type="float" office:value="13.5765495300293" calcext:value-type="float">
            <text:p>13.5765495300293</text:p>
          </table:table-cell>
          <table:table-cell office:value-type="float" office:value="13.6432666778564" calcext:value-type="float">
            <text:p>13.6432666778564</text:p>
          </table:table-cell>
          <table:table-cell office:value-type="float" office:value="13.6766257286072" calcext:value-type="float">
            <text:p>13.6766257286072</text:p>
          </table:table-cell>
          <table:table-cell office:value-type="float" office:value="13.7433431148529" calcext:value-type="float">
            <text:p>13.7433431148529</text:p>
          </table:table-cell>
          <table:table-cell office:value-type="float" office:value="13.7767019271851" calcext:value-type="float">
            <text:p>13.7767019271851</text:p>
          </table:table-cell>
          <table:table-cell office:value-type="float" office:value="13.9101369380951" calcext:value-type="float">
            <text:p>13.9101369380951</text:p>
          </table:table-cell>
          <table:table-cell office:value-type="float" office:value="13.9434955120087" calcext:value-type="float">
            <text:p>13.9434955120087</text:p>
          </table:table-cell>
          <table:table-cell office:value-type="float" office:value="13.9768543243408" calcext:value-type="float">
            <text:p>13.9768543243408</text:p>
          </table:table-cell>
          <table:table-cell office:value-type="float" office:value="14.0102133750916" calcext:value-type="float">
            <text:p>14.0102133750916</text:p>
          </table:table-cell>
          <table:table-cell office:value-type="float" office:value="14.0435719490051" calcext:value-type="float">
            <text:p>14.0435719490051</text:p>
          </table:table-cell>
          <table:table-cell office:value-type="float" office:value="14.1770071983337" calcext:value-type="float">
            <text:p>14.1770071983337</text:p>
          </table:table-cell>
          <table:table-cell office:value-type="float" office:value="14.2103660106659" calcext:value-type="float">
            <text:p>14.2103660106659</text:p>
          </table:table-cell>
          <table:table-cell office:value-type="float" office:value="14.243724822998" calcext:value-type="float">
            <text:p>14.243724822998</text:p>
          </table:table-cell>
          <table:table-cell office:value-type="float" office:value="14.2770836353302" calcext:value-type="float">
            <text:p>14.2770836353302</text:p>
          </table:table-cell>
          <table:table-cell office:value-type="float" office:value="14.3104424476624" calcext:value-type="float">
            <text:p>14.3104424476624</text:p>
          </table:table-cell>
          <table:table-cell office:value-type="float" office:value="14.3438014984131" calcext:value-type="float">
            <text:p>14.3438014984131</text:p>
          </table:table-cell>
          <table:table-cell office:value-type="float" office:value="14.3771579265594" calcext:value-type="float">
            <text:p>14.3771579265594</text:p>
          </table:table-cell>
          <table:table-cell office:value-type="float" office:value="14.5105834007263" calcext:value-type="float">
            <text:p>14.5105834007263</text:p>
          </table:table-cell>
          <table:table-cell office:value-type="float" office:value="14.5772960186005" calcext:value-type="float">
            <text:p>14.5772960186005</text:p>
          </table:table-cell>
          <table:table-cell office:value-type="float" office:value="14.6440088748932" calcext:value-type="float">
            <text:p>14.6440088748932</text:p>
          </table:table-cell>
          <table:table-cell office:value-type="float" office:value="14.677365064621" calcext:value-type="float">
            <text:p>14.677365064621</text:p>
          </table:table-cell>
          <table:table-cell office:value-type="float" office:value="14.7107214927673" calcext:value-type="float">
            <text:p>14.7107214927673</text:p>
          </table:table-cell>
          <table:table-cell office:value-type="float" office:value="14.7440776824951" calcext:value-type="float">
            <text:p>14.7440776824951</text:p>
          </table:table-cell>
          <table:table-cell office:value-type="float" office:value="14.7774343490601" calcext:value-type="float">
            <text:p>14.7774343490601</text:p>
          </table:table-cell>
          <table:table-cell office:value-type="float" office:value="14.8441467285156" calcext:value-type="float">
            <text:p>14.8441467285156</text:p>
          </table:table-cell>
          <table:table-cell office:value-type="float" office:value="14.877503156662" calcext:value-type="float">
            <text:p>14.877503156662</text:p>
          </table:table-cell>
          <table:table-cell office:value-type="float" office:value="14.9442155361176" calcext:value-type="float">
            <text:p>14.9442155361176</text:p>
          </table:table-cell>
          <table:table-cell office:value-type="float" office:value="14.9775717258453" calcext:value-type="float">
            <text:p>14.9775717258453</text:p>
          </table:table-cell>
          <table:table-cell office:value-type="float" office:value="15.0442843437195" calcext:value-type="float">
            <text:p>15.0442843437195</text:p>
          </table:table-cell>
          <table:table-cell office:value-type="float" office:value="15.0776405334473" calcext:value-type="float">
            <text:p>15.0776405334473</text:p>
          </table:table-cell>
          <table:table-cell office:value-type="float" office:value="15.1109967231751" calcext:value-type="float">
            <text:p>15.1109967231751</text:p>
          </table:table-cell>
          <table:table-cell office:value-type="float" office:value="15.177708864212" calcext:value-type="float">
            <text:p>15.177708864212</text:p>
          </table:table-cell>
          <table:table-cell office:value-type="float" office:value="15.2110650539398" calcext:value-type="float">
            <text:p>15.2110650539398</text:p>
          </table:table-cell>
          <table:table-cell office:value-type="float" office:value="15.2444212436676" calcext:value-type="float">
            <text:p>15.2444212436676</text:p>
          </table:table-cell>
          <table:table-cell office:value-type="float" office:value="15.3111336231232" calcext:value-type="float">
            <text:p>15.3111336231232</text:p>
          </table:table-cell>
          <table:table-cell office:value-type="float" office:value="15.344489812851" calcext:value-type="float">
            <text:p>15.344489812851</text:p>
          </table:table-cell>
          <table:table-cell office:value-type="float" office:value="15.3778450489044" calcext:value-type="float">
            <text:p>15.3778450489044</text:p>
          </table:table-cell>
          <table:table-cell office:value-type="float" office:value="15.4112005233765" calcext:value-type="float">
            <text:p>15.4112005233765</text:p>
          </table:table-cell>
          <table:table-cell office:value-type="float" office:value="15.4779109954834" calcext:value-type="float">
            <text:p>15.4779109954834</text:p>
          </table:table-cell>
          <table:table-cell office:value-type="float" office:value="15.5112664699554" calcext:value-type="float">
            <text:p>15.5112664699554</text:p>
          </table:table-cell>
          <table:table-cell office:value-type="float" office:value="15.5779769420624" calcext:value-type="float">
            <text:p>15.5779769420624</text:p>
          </table:table-cell>
          <table:table-cell office:value-type="float" office:value="15.6446874141693" calcext:value-type="float">
            <text:p>15.6446874141693</text:p>
          </table:table-cell>
          <table:table-cell office:value-type="float" office:value="15.6780426502228" calcext:value-type="float">
            <text:p>15.6780426502228</text:p>
          </table:table-cell>
          <table:table-cell office:value-type="float" office:value="15.7447531223297" calcext:value-type="float">
            <text:p>15.7447531223297</text:p>
          </table:table-cell>
          <table:table-cell office:value-type="float" office:value="15.7781083583832" calcext:value-type="float">
            <text:p>15.7781083583832</text:p>
          </table:table-cell>
          <table:table-cell office:value-type="float" office:value="15.8448185920715" calcext:value-type="float">
            <text:p>15.8448185920715</text:p>
          </table:table-cell>
          <table:table-cell office:value-type="float" office:value="15.878173828125" calcext:value-type="float">
            <text:p>15.878173828125</text:p>
          </table:table-cell>
          <table:table-cell office:value-type="float" office:value="15.9448840618134" calcext:value-type="float">
            <text:p>15.9448840618134</text:p>
          </table:table-cell>
          <table:table-cell office:value-type="float" office:value="16.0115940570831" calcext:value-type="float">
            <text:p>16.0115940570831</text:p>
          </table:table-cell>
          <table:table-cell office:value-type="float" office:value="16.0783040523529" calcext:value-type="float">
            <text:p>16.0783040523529</text:p>
          </table:table-cell>
          <table:table-cell office:value-type="float" office:value="16.1450142860413" calcext:value-type="float">
            <text:p>16.1450142860413</text:p>
          </table:table-cell>
          <table:table-cell office:value-type="float" office:value="16.1783692836761" calcext:value-type="float">
            <text:p>16.1783692836761</text:p>
          </table:table-cell>
          <table:table-cell office:value-type="float" office:value="16.2450792789459" calcext:value-type="float">
            <text:p>16.2450792789459</text:p>
          </table:table-cell>
          <table:table-cell office:value-type="float" office:value="16.3117892742157" calcext:value-type="float">
            <text:p>16.3117892742157</text:p>
          </table:table-cell>
          <table:table-cell office:value-type="float" office:value="16.3451442718506" calcext:value-type="float">
            <text:p>16.3451442718506</text:p>
          </table:table-cell>
          <table:table-cell office:value-type="float" office:value="16.3784990310669" calcext:value-type="float">
            <text:p>16.3784990310669</text:p>
          </table:table-cell>
          <table:table-cell office:value-type="float" office:value="16.4118540287018" calcext:value-type="float">
            <text:p>16.4118540287018</text:p>
          </table:table-cell>
          <table:table-cell office:value-type="float" office:value="16.4785633087158" calcext:value-type="float">
            <text:p>16.4785633087158</text:p>
          </table:table-cell>
          <table:table-cell office:value-type="float" office:value="16.5452728271484" calcext:value-type="float">
            <text:p>16.5452728271484</text:p>
          </table:table-cell>
          <table:table-cell office:value-type="float" office:value="16.5786275863647" calcext:value-type="float">
            <text:p>16.5786275863647</text:p>
          </table:table-cell>
          <table:table-cell office:value-type="float" office:value="16.6119823455811" calcext:value-type="float">
            <text:p>16.6119823455811</text:p>
          </table:table-cell>
          <table:table-cell office:value-type="float" office:value="16.6453371047974" calcext:value-type="float">
            <text:p>16.6453371047974</text:p>
          </table:table-cell>
          <table:table-cell office:value-type="float" office:value="16.6786918640137" calcext:value-type="float">
            <text:p>16.6786918640137</text:p>
          </table:table-cell>
          <table:table-cell office:value-type="float" office:value="16.7454011440277" calcext:value-type="float">
            <text:p>16.7454011440277</text:p>
          </table:table-cell>
          <table:table-cell office:value-type="float" office:value="16.7787554264069" calcext:value-type="float">
            <text:p>16.7787554264069</text:p>
          </table:table-cell>
          <table:table-cell office:value-type="float" office:value="16.8121101856232" calcext:value-type="float">
            <text:p>16.8121101856232</text:p>
          </table:table-cell>
          <table:table-cell office:value-type="float" office:value="16.8788192272186" calcext:value-type="float">
            <text:p>16.8788192272186</text:p>
          </table:table-cell>
          <table:table-cell office:value-type="float" office:value="16.9455282688141" calcext:value-type="float">
            <text:p>16.9455282688141</text:p>
          </table:table-cell>
          <table:table-cell office:value-type="float" office:value="16.9788827896118" calcext:value-type="float">
            <text:p>16.9788827896118</text:p>
          </table:table-cell>
          <table:table-cell office:value-type="float" office:value="17.0455918312073" calcext:value-type="float">
            <text:p>17.0455918312073</text:p>
          </table:table-cell>
          <table:table-cell office:value-type="float" office:value="17.0789458751678" calcext:value-type="float">
            <text:p>17.0789458751678</text:p>
          </table:table-cell>
          <table:table-cell office:value-type="float" office:value="17.1123003959656" calcext:value-type="float">
            <text:p>17.1123003959656</text:p>
          </table:table-cell>
          <table:table-cell office:value-type="float" office:value="17.1790091991425" calcext:value-type="float">
            <text:p>17.1790091991425</text:p>
          </table:table-cell>
          <table:table-cell office:value-type="float" office:value="17.2123634815216" calcext:value-type="float">
            <text:p>17.2123634815216</text:p>
          </table:table-cell>
          <table:table-cell office:value-type="float" office:value="17.2790722846985" calcext:value-type="float">
            <text:p>17.2790722846985</text:p>
          </table:table-cell>
          <table:table-cell office:value-type="float" office:value="17.3457806110382" calcext:value-type="float">
            <text:p>17.3457806110382</text:p>
          </table:table-cell>
          <table:table-cell office:value-type="float" office:value="17.4124915599823" calcext:value-type="float">
            <text:p>17.4124915599823</text:p>
          </table:table-cell>
          <table:table-cell office:value-type="float" office:value="17.4792025089264" calcext:value-type="float">
            <text:p>17.4792025089264</text:p>
          </table:table-cell>
          <table:table-cell office:value-type="float" office:value="17.5459132194519" calcext:value-type="float">
            <text:p>17.5459132194519</text:p>
          </table:table-cell>
          <table:table-cell office:value-type="float" office:value="17.5792684555054" calcext:value-type="float">
            <text:p>17.5792684555054</text:p>
          </table:table-cell>
          <table:table-cell office:value-type="float" office:value="17.6459791660309" calcext:value-type="float">
            <text:p>17.6459791660309</text:p>
          </table:table-cell>
          <table:table-cell office:value-type="float" office:value="17.7126898765564" calcext:value-type="float">
            <text:p>17.7126898765564</text:p>
          </table:table-cell>
          <table:table-cell office:value-type="float" office:value="17.7794003486633" calcext:value-type="float">
            <text:p>17.7794003486633</text:p>
          </table:table-cell>
          <table:table-cell office:value-type="float" office:value="17.8127558231354" calcext:value-type="float">
            <text:p>17.8127558231354</text:p>
          </table:table-cell>
          <table:table-cell office:value-type="float" office:value="17.8794662952423" calcext:value-type="float">
            <text:p>17.8794662952423</text:p>
          </table:table-cell>
          <table:table-cell office:value-type="float" office:value="17.9128212928772" calcext:value-type="float">
            <text:p>17.9128212928772</text:p>
          </table:table-cell>
          <table:table-cell office:value-type="float" office:value="17.9461765289307" calcext:value-type="float">
            <text:p>17.9461765289307</text:p>
          </table:table-cell>
          <table:table-cell office:value-type="float" office:value="18.012886762619" calcext:value-type="float">
            <text:p>18.012886762619</text:p>
          </table:table-cell>
          <table:table-cell office:value-type="float" office:value="18.0462417602539" calcext:value-type="float">
            <text:p>18.0462417602539</text:p>
          </table:table-cell>
          <table:table-cell office:value-type="float" office:value="18.1463072299957" calcext:value-type="float">
            <text:p>18.1463072299957</text:p>
          </table:table-cell>
          <table:table-cell office:value-type="float" office:value="18.2130172252655" calcext:value-type="float">
            <text:p>18.2130172252655</text:p>
          </table:table-cell>
          <table:table-cell office:value-type="float" office:value="18.2797274589539" calcext:value-type="float">
            <text:p>18.2797274589539</text:p>
          </table:table-cell>
          <table:table-cell office:value-type="float" office:value="18.3464374542236" calcext:value-type="float">
            <text:p>18.3464374542236</text:p>
          </table:table-cell>
          <table:table-cell office:value-type="float" office:value="18.3797931671143" calcext:value-type="float">
            <text:p>18.3797931671143</text:p>
          </table:table-cell>
          <table:table-cell office:value-type="float" office:value="18.4465045928955" calcext:value-type="float">
            <text:p>18.4465045928955</text:p>
          </table:table-cell>
          <table:table-cell office:value-type="float" office:value="18.4798600673676" calcext:value-type="float">
            <text:p>18.4798600673676</text:p>
          </table:table-cell>
          <table:table-cell office:value-type="float" office:value="18.5799269676209" calcext:value-type="float">
            <text:p>18.5799269676209</text:p>
          </table:table-cell>
          <table:table-cell office:value-type="float" office:value="18.6466383934021" calcext:value-type="float">
            <text:p>18.6466383934021</text:p>
          </table:table-cell>
          <table:table-cell office:value-type="float" office:value="18.6799938678741" calcext:value-type="float">
            <text:p>18.6799938678741</text:p>
          </table:table-cell>
          <table:table-cell office:value-type="float" office:value="18.7133493423462" calcext:value-type="float">
            <text:p>18.7133493423462</text:p>
          </table:table-cell>
          <table:table-cell office:value-type="float" office:value="18.7800605297089" calcext:value-type="float">
            <text:p>18.7800605297089</text:p>
          </table:table-cell>
          <table:table-cell office:value-type="float" office:value="18.846771478653" calcext:value-type="float">
            <text:p>18.846771478653</text:p>
          </table:table-cell>
          <table:table-cell office:value-type="float" office:value="18.880126953125" calcext:value-type="float">
            <text:p>18.880126953125</text:p>
          </table:table-cell>
          <table:table-cell office:value-type="float" office:value="18.913482427597" calcext:value-type="float">
            <text:p>18.913482427597</text:p>
          </table:table-cell>
          <table:table-cell office:value-type="float" office:value="18.9468379020691" calcext:value-type="float">
            <text:p>18.9468379020691</text:p>
          </table:table-cell>
          <table:table-cell office:value-type="float" office:value="19.0469043254852" calcext:value-type="float">
            <text:p>19.0469043254852</text:p>
          </table:table-cell>
          <table:table-cell office:value-type="float" office:value="19.1136147975922" calcext:value-type="float">
            <text:p>19.1136147975922</text:p>
          </table:table-cell>
          <table:table-cell office:value-type="float" office:value="19.1803255081177" calcext:value-type="float">
            <text:p>19.1803255081177</text:p>
          </table:table-cell>
          <table:table-cell office:value-type="float" office:value="19.2470362186432" calcext:value-type="float">
            <text:p>19.2470362186432</text:p>
          </table:table-cell>
          <table:table-cell office:value-type="float" office:value="19.2803914546967" calcext:value-type="float">
            <text:p>19.2803914546967</text:p>
          </table:table-cell>
          <table:table-cell office:value-type="float" office:value="19.3471021652222" calcext:value-type="float">
            <text:p>19.3471021652222</text:p>
          </table:table-cell>
          <table:table-cell office:value-type="float" office:value="19.4138119220734" calcext:value-type="float">
            <text:p>19.4138119220734</text:p>
          </table:table-cell>
          <table:table-cell office:value-type="float" office:value="19.4805216789246" calcext:value-type="float">
            <text:p>19.4805216789246</text:p>
          </table:table-cell>
          <table:table-cell office:value-type="float" office:value="19.5472311973572" calcext:value-type="float">
            <text:p>19.5472311973572</text:p>
          </table:table-cell>
          <table:table-cell office:value-type="float" office:value="19.6139404773712" calcext:value-type="float">
            <text:p>19.6139404773712</text:p>
          </table:table-cell>
          <table:table-cell office:value-type="float" office:value="19.6806499958038" calcext:value-type="float">
            <text:p>19.6806499958038</text:p>
          </table:table-cell>
          <table:table-cell office:value-type="float" office:value="19.7140045166016" calcext:value-type="float">
            <text:p>19.7140045166016</text:p>
          </table:table-cell>
          <table:table-cell office:value-type="float" office:value="19.7473592758179" calcext:value-type="float">
            <text:p>19.7473592758179</text:p>
          </table:table-cell>
          <table:table-cell office:value-type="float" office:value="19.8140685558319" calcext:value-type="float">
            <text:p>19.8140685558319</text:p>
          </table:table-cell>
          <table:table-cell office:value-type="float" office:value="19.8474230766296" calcext:value-type="float">
            <text:p>19.8474230766296</text:p>
          </table:table-cell>
          <table:table-cell office:value-type="float" office:value="19.8807775974274" calcext:value-type="float">
            <text:p>19.8807775974274</text:p>
          </table:table-cell>
          <table:table-cell office:value-type="float" office:value="19.9141318798065" calcext:value-type="float">
            <text:p>19.9141318798065</text:p>
          </table:table-cell>
          <table:table-cell office:value-type="float" office:value="19.9474866390228" calcext:value-type="float">
            <text:p>19.9474866390228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0336658643609" calcext:value-type="float">
            <text:p>0.110336658643609</text:p>
          </table:table-cell>
          <table:table-cell office:value-type="float" office:value="0.110410056938827" calcext:value-type="float">
            <text:p>0.110410056938827</text:p>
          </table:table-cell>
          <table:table-cell office:value-type="float" office:value="0.110365668194311" calcext:value-type="float">
            <text:p>0.110365668194311</text:p>
          </table:table-cell>
          <table:table-cell office:value-type="float" office:value="0.110381600278847" calcext:value-type="float">
            <text:p>0.110381600278847</text:p>
          </table:table-cell>
          <table:table-cell office:value-type="float" office:value="0.110335523462155" calcext:value-type="float">
            <text:p>0.110335523462155</text:p>
          </table:table-cell>
          <table:table-cell office:value-type="float" office:value="0.110373416709366" calcext:value-type="float">
            <text:p>0.110373416709366</text:p>
          </table:table-cell>
          <table:table-cell office:value-type="float" office:value="0.110342108508751" calcext:value-type="float">
            <text:p>0.110342108508751</text:p>
          </table:table-cell>
          <table:table-cell office:value-type="float" office:value="0.110435236798007" calcext:value-type="float">
            <text:p>0.110435236798007</text:p>
          </table:table-cell>
          <table:table-cell office:value-type="float" office:value="0.110422575995698" calcext:value-type="float">
            <text:p>0.110422575995698</text:p>
          </table:table-cell>
          <table:table-cell office:value-type="float" office:value="0.110418692666088" calcext:value-type="float">
            <text:p>0.110418692666088</text:p>
          </table:table-cell>
          <table:table-cell office:value-type="float" office:value="0.11020751792266" calcext:value-type="float">
            <text:p>0.11020751792266</text:p>
          </table:table-cell>
          <table:table-cell office:value-type="float" office:value="0.110287666584599" calcext:value-type="float">
            <text:p>0.110287666584599</text:p>
          </table:table-cell>
          <table:table-cell office:value-type="float" office:value="0.110405117453157" calcext:value-type="float">
            <text:p>0.110405117453157</text:p>
          </table:table-cell>
          <table:table-cell office:value-type="float" office:value="0.110324920746333" calcext:value-type="float">
            <text:p>0.110324920746333</text:p>
          </table:table-cell>
          <table:table-cell office:value-type="float" office:value="0.110239273068991" calcext:value-type="float">
            <text:p>0.110239273068991</text:p>
          </table:table-cell>
          <table:table-cell office:value-type="float" office:value="0.110392930755019" calcext:value-type="float">
            <text:p>0.110392930755019</text:p>
          </table:table-cell>
          <table:table-cell office:value-type="float" office:value="0.110344086876045" calcext:value-type="float">
            <text:p>0.110344086876045</text:p>
          </table:table-cell>
          <table:table-cell office:value-type="float" office:value="0.110505407277612" calcext:value-type="float">
            <text:p>0.110505407277612</text:p>
          </table:table-cell>
          <table:table-cell office:value-type="float" office:value="0.110552526891707" calcext:value-type="float">
            <text:p>0.110552526891707</text:p>
          </table:table-cell>
          <table:table-cell office:value-type="float" office:value="0.110534423079332" calcext:value-type="float">
            <text:p>0.110534423079332</text:p>
          </table:table-cell>
          <table:table-cell office:value-type="float" office:value="0.110483449057551" calcext:value-type="float">
            <text:p>0.110483449057551</text:p>
          </table:table-cell>
          <table:table-cell office:value-type="float" office:value="0.110540549161759" calcext:value-type="float">
            <text:p>0.110540549161759</text:p>
          </table:table-cell>
          <table:table-cell office:value-type="float" office:value="0.110385369703174" calcext:value-type="float">
            <text:p>0.110385369703174</text:p>
          </table:table-cell>
          <table:table-cell office:value-type="float" office:value="0.110486660103686" calcext:value-type="float">
            <text:p>0.110486660103686</text:p>
          </table:table-cell>
          <table:table-cell office:value-type="float" office:value="0.110320222250378" calcext:value-type="float">
            <text:p>0.110320222250378</text:p>
          </table:table-cell>
          <table:table-cell office:value-type="float" office:value="0.110203486978533" calcext:value-type="float">
            <text:p>0.110203486978533</text:p>
          </table:table-cell>
          <table:table-cell office:value-type="float" office:value="0.110500556692997" calcext:value-type="float">
            <text:p>0.110500556692997</text:p>
          </table:table-cell>
          <table:table-cell office:value-type="float" office:value="0.110378331165004" calcext:value-type="float">
            <text:p>0.110378331165004</text:p>
          </table:table-cell>
          <table:table-cell office:value-type="float" office:value="0.110536309239603" calcext:value-type="float">
            <text:p>0.110536309239603</text:p>
          </table:table-cell>
          <table:table-cell office:value-type="float" office:value="0.110482691068781" calcext:value-type="float">
            <text:p>0.110482691068781</text:p>
          </table:table-cell>
          <table:table-cell office:value-type="float" office:value="0.110601209980887" calcext:value-type="float">
            <text:p>0.110601209980887</text:p>
          </table:table-cell>
          <table:table-cell office:value-type="float" office:value="0.110251222773743" calcext:value-type="float">
            <text:p>0.110251222773743</text:p>
          </table:table-cell>
          <table:table-cell office:value-type="float" office:value="0.110209095596682" calcext:value-type="float">
            <text:p>0.110209095596682</text:p>
          </table:table-cell>
          <table:table-cell office:value-type="float" office:value="0.110479599728454" calcext:value-type="float">
            <text:p>0.110479599728454</text:p>
          </table:table-cell>
          <table:table-cell office:value-type="float" office:value="0.110339443879791" calcext:value-type="float">
            <text:p>0.110339443879791</text:p>
          </table:table-cell>
          <table:table-cell office:value-type="float" office:value="0.110312190655494" calcext:value-type="float">
            <text:p>0.110312190655494</text:p>
          </table:table-cell>
          <table:table-cell office:value-type="float" office:value="0.110487122211269" calcext:value-type="float">
            <text:p>0.110487122211269</text:p>
          </table:table-cell>
          <table:table-cell office:value-type="float" office:value="0.110425745857394" calcext:value-type="float">
            <text:p>0.110425745857394</text:p>
          </table:table-cell>
          <table:table-cell office:value-type="float" office:value="0.11048862763954" calcext:value-type="float">
            <text:p>0.11048862763954</text:p>
          </table:table-cell>
          <table:table-cell office:value-type="float" office:value="0.110410748044344" calcext:value-type="float">
            <text:p>0.110410748044344</text:p>
          </table:table-cell>
          <table:table-cell office:value-type="float" office:value="0.110434563677809" calcext:value-type="float">
            <text:p>0.110434563677809</text:p>
          </table:table-cell>
          <table:table-cell office:value-type="float" office:value="0.110263126790624" calcext:value-type="float">
            <text:p>0.110263126790624</text:p>
          </table:table-cell>
          <table:table-cell office:value-type="float" office:value="0.110361712938331" calcext:value-type="float">
            <text:p>0.110361712938331</text:p>
          </table:table-cell>
          <table:table-cell office:value-type="float" office:value="0.110299473266527" calcext:value-type="float">
            <text:p>0.110299473266527</text:p>
          </table:table-cell>
          <table:table-cell office:value-type="float" office:value="0.110415480329569" calcext:value-type="float">
            <text:p>0.110415480329569</text:p>
          </table:table-cell>
          <table:table-cell office:value-type="float" office:value="0.110476097655964" calcext:value-type="float">
            <text:p>0.110476097655964</text:p>
          </table:table-cell>
          <table:table-cell office:value-type="float" office:value="0.110547267128031" calcext:value-type="float">
            <text:p>0.110547267128031</text:p>
          </table:table-cell>
          <table:table-cell office:value-type="float" office:value="0.110495527539887" calcext:value-type="float">
            <text:p>0.110495527539887</text:p>
          </table:table-cell>
          <table:table-cell office:value-type="float" office:value="0.110206649756764" calcext:value-type="float">
            <text:p>0.110206649756764</text:p>
          </table:table-cell>
          <table:table-cell office:value-type="float" office:value="0.110362761161393" calcext:value-type="float">
            <text:p>0.110362761161393</text:p>
          </table:table-cell>
          <table:table-cell office:value-type="float" office:value="0.110360467684345" calcext:value-type="float">
            <text:p>0.110360467684345</text:p>
          </table:table-cell>
          <table:table-cell office:value-type="float" office:value="0.110487356807432" calcext:value-type="float">
            <text:p>0.110487356807432</text:p>
          </table:table-cell>
          <table:table-cell office:value-type="float" office:value="0.110343428291192" calcext:value-type="float">
            <text:p>0.110343428291192</text:p>
          </table:table-cell>
          <table:table-cell office:value-type="float" office:value="0.110573661606539" calcext:value-type="float">
            <text:p>0.110573661606539</text:p>
          </table:table-cell>
          <table:table-cell office:value-type="float" office:value="0.110390042855789" calcext:value-type="float">
            <text:p>0.110390042855789</text:p>
          </table:table-cell>
          <table:table-cell office:value-type="float" office:value="0.1105235699644" calcext:value-type="float">
            <text:p>0.1105235699644</text:p>
          </table:table-cell>
          <table:table-cell office:value-type="float" office:value="0.110423822160158" calcext:value-type="float">
            <text:p>0.110423822160158</text:p>
          </table:table-cell>
          <table:table-cell office:value-type="float" office:value="0.110289388454588" calcext:value-type="float">
            <text:p>0.110289388454588</text:p>
          </table:table-cell>
          <table:table-cell office:value-type="float" office:value="0.110562395300159" calcext:value-type="float">
            <text:p>0.110562395300159</text:p>
          </table:table-cell>
          <table:table-cell office:value-type="float" office:value="0.11047110298955" calcext:value-type="float">
            <text:p>0.11047110298955</text:p>
          </table:table-cell>
          <table:table-cell office:value-type="float" office:value="0.110401021833328" calcext:value-type="float">
            <text:p>0.110401021833328</text:p>
          </table:table-cell>
          <table:table-cell office:value-type="float" office:value="0.110452484927073" calcext:value-type="float">
            <text:p>0.110452484927073</text:p>
          </table:table-cell>
          <table:table-cell office:value-type="float" office:value="0.110350375613585" calcext:value-type="float">
            <text:p>0.110350375613585</text:p>
          </table:table-cell>
          <table:table-cell office:value-type="float" office:value="0.110455157848278" calcext:value-type="float">
            <text:p>0.110455157848278</text:p>
          </table:table-cell>
          <table:table-cell office:value-type="float" office:value="0.110307682353918" calcext:value-type="float">
            <text:p>0.110307682353918</text:p>
          </table:table-cell>
          <table:table-cell office:value-type="float" office:value="0.110411326611756" calcext:value-type="float">
            <text:p>0.110411326611756</text:p>
          </table:table-cell>
          <table:table-cell office:value-type="float" office:value="0.110344301096314" calcext:value-type="float">
            <text:p>0.110344301096314</text:p>
          </table:table-cell>
          <table:table-cell office:value-type="float" office:value="0.110505190192199" calcext:value-type="float">
            <text:p>0.110505190192199</text:p>
          </table:table-cell>
          <table:table-cell office:value-type="float" office:value="0.110501683305759" calcext:value-type="float">
            <text:p>0.110501683305759</text:p>
          </table:table-cell>
          <table:table-cell office:value-type="float" office:value="0.110462650065314" calcext:value-type="float">
            <text:p>0.110462650065314</text:p>
          </table:table-cell>
          <table:table-cell office:value-type="float" office:value="0.110395862908066" calcext:value-type="float">
            <text:p>0.110395862908066</text:p>
          </table:table-cell>
          <table:table-cell office:value-type="float" office:value="0.11045382362154" calcext:value-type="float">
            <text:p>0.11045382362154</text:p>
          </table:table-cell>
          <table:table-cell office:value-type="float" office:value="0.110426440380382" calcext:value-type="float">
            <text:p>0.110426440380382</text:p>
          </table:table-cell>
          <table:table-cell office:value-type="float" office:value="0.110411621863001" calcext:value-type="float">
            <text:p>0.110411621863001</text:p>
          </table:table-cell>
          <table:table-cell office:value-type="float" office:value="0.110312313078979" calcext:value-type="float">
            <text:p>0.110312313078979</text:p>
          </table:table-cell>
          <table:table-cell office:value-type="float" office:value="0.110434498869378" calcext:value-type="float">
            <text:p>0.110434498869378</text:p>
          </table:table-cell>
          <table:table-cell office:value-type="float" office:value="0.110444775653359" calcext:value-type="float">
            <text:p>0.110444775653359</text:p>
          </table:table-cell>
          <table:table-cell office:value-type="float" office:value="0.110442410295515" calcext:value-type="float">
            <text:p>0.110442410295515</text:p>
          </table:table-cell>
          <table:table-cell office:value-type="float" office:value="0.110378503829166" calcext:value-type="float">
            <text:p>0.110378503829166</text:p>
          </table:table-cell>
          <table:table-cell office:value-type="float" office:value="0.110425955181438" calcext:value-type="float">
            <text:p>0.110425955181438</text:p>
          </table:table-cell>
          <table:table-cell office:value-type="float" office:value="0.110494145619073" calcext:value-type="float">
            <text:p>0.110494145619073</text:p>
          </table:table-cell>
          <table:table-cell office:value-type="float" office:value="0.110401913240413" calcext:value-type="float">
            <text:p>0.110401913240413</text:p>
          </table:table-cell>
          <table:table-cell office:value-type="float" office:value="0.110488872200808" calcext:value-type="float">
            <text:p>0.110488872200808</text:p>
          </table:table-cell>
          <table:table-cell office:value-type="float" office:value="0.110474567698621" calcext:value-type="float">
            <text:p>0.110474567698621</text:p>
          </table:table-cell>
          <table:table-cell office:value-type="float" office:value="0.110490128006832" calcext:value-type="float">
            <text:p>0.110490128006832</text:p>
          </table:table-cell>
          <table:table-cell office:value-type="float" office:value="0.110405448789958" calcext:value-type="float">
            <text:p>0.110405448789958</text:p>
          </table:table-cell>
          <table:table-cell office:value-type="float" office:value="0.11049226560462" calcext:value-type="float">
            <text:p>0.11049226560462</text:p>
          </table:table-cell>
          <table:table-cell office:value-type="float" office:value="0.110499890167085" calcext:value-type="float">
            <text:p>0.110499890167085</text:p>
          </table:table-cell>
          <table:table-cell office:value-type="float" office:value="0.11048624418707" calcext:value-type="float">
            <text:p>0.11048624418707</text:p>
          </table:table-cell>
          <table:table-cell office:value-type="float" office:value="0.110508350097753" calcext:value-type="float">
            <text:p>0.110508350097753</text:p>
          </table:table-cell>
          <table:table-cell office:value-type="float" office:value="0.110470819945209" calcext:value-type="float">
            <text:p>0.110470819945209</text:p>
          </table:table-cell>
          <table:table-cell office:value-type="float" office:value="0.110588215213023" calcext:value-type="float">
            <text:p>0.110588215213023</text:p>
          </table:table-cell>
          <table:table-cell office:value-type="float" office:value="0.110395639143193" calcext:value-type="float">
            <text:p>0.110395639143193</text:p>
          </table:table-cell>
          <table:table-cell office:value-type="float" office:value="0.111173673911857" calcext:value-type="float">
            <text:p>0.111173673911857</text:p>
          </table:table-cell>
          <table:table-cell office:value-type="float" office:value="0.113251855556125" calcext:value-type="float">
            <text:p>0.113251855556125</text:p>
          </table:table-cell>
          <table:table-cell office:value-type="float" office:value="0.113869430296342" calcext:value-type="float">
            <text:p>0.113869430296342</text:p>
          </table:table-cell>
          <table:table-cell office:value-type="float" office:value="0.110369588269773" calcext:value-type="float">
            <text:p>0.110369588269773</text:p>
          </table:table-cell>
          <table:table-cell office:value-type="float" office:value="0.108024352995385" calcext:value-type="float">
            <text:p>0.108024352995385</text:p>
          </table:table-cell>
          <table:table-cell office:value-type="float" office:value="0.107387017122688" calcext:value-type="float">
            <text:p>0.107387017122688</text:p>
          </table:table-cell>
          <table:table-cell office:value-type="float" office:value="0.106080257719101" calcext:value-type="float">
            <text:p>0.106080257719101</text:p>
          </table:table-cell>
          <table:table-cell office:value-type="float" office:value="0.0986812517200466" calcext:value-type="float">
            <text:p>0.098681251720047</text:p>
          </table:table-cell>
          <table:table-cell office:value-type="float" office:value="0.100826706679734" calcext:value-type="float">
            <text:p>0.100826706679734</text:p>
          </table:table-cell>
          <table:table-cell office:value-type="float" office:value="0.107702654909434" calcext:value-type="float">
            <text:p>0.107702654909434</text:p>
          </table:table-cell>
          <table:table-cell office:value-type="float" office:value="0.111434909829959" calcext:value-type="float">
            <text:p>0.111434909829959</text:p>
          </table:table-cell>
          <table:table-cell office:value-type="float" office:value="0.121815192585697" calcext:value-type="float">
            <text:p>0.121815192585697</text:p>
          </table:table-cell>
          <table:table-cell office:value-type="float" office:value="0.146849272506477" calcext:value-type="float">
            <text:p>0.146849272506477</text:p>
          </table:table-cell>
          <table:table-cell office:value-type="float" office:value="0.147121300347077" calcext:value-type="float">
            <text:p>0.147121300347077</text:p>
          </table:table-cell>
          <table:table-cell office:value-type="float" office:value="0.144413634704437" calcext:value-type="float">
            <text:p>0.144413634704437</text:p>
          </table:table-cell>
          <table:table-cell office:value-type="float" office:value="0.136769263195141" calcext:value-type="float">
            <text:p>0.136769263195141</text:p>
          </table:table-cell>
          <table:table-cell office:value-type="float" office:value="0.129195750150021" calcext:value-type="float">
            <text:p>0.129195750150021</text:p>
          </table:table-cell>
          <table:table-cell office:value-type="float" office:value="0.116333098863634" calcext:value-type="float">
            <text:p>0.116333098863634</text:p>
          </table:table-cell>
          <table:table-cell office:value-type="float" office:value="0.111839189871804" calcext:value-type="float">
            <text:p>0.111839189871804</text:p>
          </table:table-cell>
          <table:table-cell office:value-type="float" office:value="0.113720947008425" calcext:value-type="float">
            <text:p>0.113720947008425</text:p>
          </table:table-cell>
          <table:table-cell office:value-type="float" office:value="0.112770075670329" calcext:value-type="float">
            <text:p>0.112770075670329</text:p>
          </table:table-cell>
          <table:table-cell office:value-type="float" office:value="0.112006146169525" calcext:value-type="float">
            <text:p>0.112006146169525</text:p>
          </table:table-cell>
          <table:table-cell office:value-type="float" office:value="0.122593572462437" calcext:value-type="float">
            <text:p>0.122593572462437</text:p>
          </table:table-cell>
          <table:table-cell office:value-type="float" office:value="0.143790882380474" calcext:value-type="float">
            <text:p>0.143790882380474</text:p>
          </table:table-cell>
          <table:table-cell office:value-type="float" office:value="0.140633171071296" calcext:value-type="float">
            <text:p>0.140633171071296</text:p>
          </table:table-cell>
          <table:table-cell office:value-type="float" office:value="0.140926992952348" calcext:value-type="float">
            <text:p>0.140926992952348</text:p>
          </table:table-cell>
          <table:table-cell office:value-type="float" office:value="0.132288617029166" calcext:value-type="float">
            <text:p>0.132288617029166</text:p>
          </table:table-cell>
          <table:table-cell office:value-type="float" office:value="0.118899451805049" calcext:value-type="float">
            <text:p>0.118899451805049</text:p>
          </table:table-cell>
          <table:table-cell office:value-type="float" office:value="0.115511052170612" calcext:value-type="float">
            <text:p>0.115511052170612</text:p>
          </table:table-cell>
          <table:table-cell office:value-type="float" office:value="0.111756069296191" calcext:value-type="float">
            <text:p>0.111756069296191</text:p>
          </table:table-cell>
          <table:table-cell office:value-type="float" office:value="0.109594498598899" calcext:value-type="float">
            <text:p>0.109594498598899</text:p>
          </table:table-cell>
          <table:table-cell office:value-type="float" office:value="0.109945740482433" calcext:value-type="float">
            <text:p>0.109945740482433</text:p>
          </table:table-cell>
          <table:table-cell office:value-type="float" office:value="0.139221148015385" calcext:value-type="float">
            <text:p>0.139221148015385</text:p>
          </table:table-cell>
          <table:table-cell office:value-type="float" office:value="0.142317401668927" calcext:value-type="float">
            <text:p>0.142317401668927</text:p>
          </table:table-cell>
          <table:table-cell office:value-type="float" office:value="0.143662287495745" calcext:value-type="float">
            <text:p>0.143662287495745</text:p>
          </table:table-cell>
          <table:table-cell office:value-type="float" office:value="0.145081668079367" calcext:value-type="float">
            <text:p>0.145081668079367</text:p>
          </table:table-cell>
          <table:table-cell office:value-type="float" office:value="0.145496535142975" calcext:value-type="float">
            <text:p>0.145496535142975</text:p>
          </table:table-cell>
          <table:table-cell office:value-type="float" office:value="0.119705241540332" calcext:value-type="float">
            <text:p>0.119705241540332</text:p>
          </table:table-cell>
          <table:table-cell office:value-type="float" office:value="0.114630466610821" calcext:value-type="float">
            <text:p>0.114630466610821</text:p>
          </table:table-cell>
          <table:table-cell office:value-type="float" office:value="0.104424613449139" calcext:value-type="float">
            <text:p>0.104424613449139</text:p>
          </table:table-cell>
          <table:table-cell office:value-type="float" office:value="0.107014346674941" calcext:value-type="float">
            <text:p>0.107014346674941</text:p>
          </table:table-cell>
          <table:table-cell office:value-type="float" office:value="0.138985929156439" calcext:value-type="float">
            <text:p>0.138985929156439</text:p>
          </table:table-cell>
          <table:table-cell office:value-type="float" office:value="0.143247490539162" calcext:value-type="float">
            <text:p>0.143247490539162</text:p>
          </table:table-cell>
          <table:table-cell office:value-type="float" office:value="0.144719931788398" calcext:value-type="float">
            <text:p>0.144719931788398</text:p>
          </table:table-cell>
          <table:table-cell office:value-type="float" office:value="0.144244937776263" calcext:value-type="float">
            <text:p>0.144244937776263</text:p>
          </table:table-cell>
          <table:table-cell office:value-type="float" office:value="0.120080259471091" calcext:value-type="float">
            <text:p>0.120080259471091</text:p>
          </table:table-cell>
          <table:table-cell office:value-type="float" office:value="0.113627740579905" calcext:value-type="float">
            <text:p>0.113627740579905</text:p>
          </table:table-cell>
          <table:table-cell office:value-type="float" office:value="0.102274777796155" calcext:value-type="float">
            <text:p>0.102274777796155</text:p>
          </table:table-cell>
          <table:table-cell office:value-type="float" office:value="0.1080220401887" calcext:value-type="float">
            <text:p>0.1080220401887</text:p>
          </table:table-cell>
          <table:table-cell office:value-type="float" office:value="0.130737924300564" calcext:value-type="float">
            <text:p>0.130737924300564</text:p>
          </table:table-cell>
          <table:table-cell office:value-type="float" office:value="0.131483860284315" calcext:value-type="float">
            <text:p>0.131483860284315</text:p>
          </table:table-cell>
          <table:table-cell office:value-type="float" office:value="0.134527129851445" calcext:value-type="float">
            <text:p>0.134527129851445</text:p>
          </table:table-cell>
          <table:table-cell office:value-type="float" office:value="0.135230508741615" calcext:value-type="float">
            <text:p>0.135230508741615</text:p>
          </table:table-cell>
          <table:table-cell office:value-type="float" office:value="0.137150454565459" calcext:value-type="float">
            <text:p>0.137150454565459</text:p>
          </table:table-cell>
          <table:table-cell office:value-type="float" office:value="0.115181484099678" calcext:value-type="float">
            <text:p>0.115181484099678</text:p>
          </table:table-cell>
          <table:table-cell office:value-type="float" office:value="0.108231188556284" calcext:value-type="float">
            <text:p>0.108231188556284</text:p>
          </table:table-cell>
          <table:table-cell office:value-type="float" office:value="0.100690678822817" calcext:value-type="float">
            <text:p>0.100690678822817</text:p>
          </table:table-cell>
          <table:table-cell office:value-type="float" office:value="0.0891268805864618" calcext:value-type="float">
            <text:p>0.089126880586462</text:p>
          </table:table-cell>
          <table:table-cell office:value-type="float" office:value="0.0927894350236433" calcext:value-type="float">
            <text:p>0.092789435023643</text:p>
          </table:table-cell>
          <table:table-cell office:value-type="float" office:value="0.11695306491475" calcext:value-type="float">
            <text:p>0.11695306491475</text:p>
          </table:table-cell>
          <table:table-cell office:value-type="float" office:value="0.118916761340602" calcext:value-type="float">
            <text:p>0.118916761340602</text:p>
          </table:table-cell>
          <table:table-cell office:value-type="float" office:value="0.120785414245814" calcext:value-type="float">
            <text:p>0.120785414245814</text:p>
          </table:table-cell>
          <table:table-cell office:value-type="float" office:value="0.123141472791744" calcext:value-type="float">
            <text:p>0.123141472791744</text:p>
          </table:table-cell>
          <table:table-cell office:value-type="float" office:value="0.12379919428828" calcext:value-type="float">
            <text:p>0.12379919428828</text:p>
          </table:table-cell>
          <table:table-cell office:value-type="float" office:value="0.0990412654367137" calcext:value-type="float">
            <text:p>0.099041265436714</text:p>
          </table:table-cell>
          <table:table-cell office:value-type="float" office:value="0.0997827366900836" calcext:value-type="float">
            <text:p>0.099782736690084</text:p>
          </table:table-cell>
          <table:table-cell office:value-type="float" office:value="0.0949831346821661" calcext:value-type="float">
            <text:p>0.094983134682166</text:p>
          </table:table-cell>
          <table:table-cell office:value-type="float" office:value="0.0840838234502706" calcext:value-type="float">
            <text:p>0.084083823450271</text:p>
          </table:table-cell>
          <table:table-cell office:value-type="float" office:value="0.109130079522556" calcext:value-type="float">
            <text:p>0.109130079522556</text:p>
          </table:table-cell>
          <table:table-cell office:value-type="float" office:value="0.109581056940756" calcext:value-type="float">
            <text:p>0.109581056940756</text:p>
          </table:table-cell>
          <table:table-cell office:value-type="float" office:value="0.112243035466577" calcext:value-type="float">
            <text:p>0.112243035466577</text:p>
          </table:table-cell>
          <table:table-cell office:value-type="float" office:value="0.113382881275741" calcext:value-type="float">
            <text:p>0.113382881275741</text:p>
          </table:table-cell>
          <table:table-cell office:value-type="float" office:value="0.111468369959252" calcext:value-type="float">
            <text:p>0.111468369959252</text:p>
          </table:table-cell>
          <table:table-cell office:value-type="float" office:value="0.0857236784218953" calcext:value-type="float">
            <text:p>0.085723678421895</text:p>
          </table:table-cell>
          <table:table-cell office:value-type="float" office:value="0.0819994476592759" calcext:value-type="float">
            <text:p>0.081999447659276</text:p>
          </table:table-cell>
          <table:table-cell office:value-type="float" office:value="0.0762755589909197" calcext:value-type="float">
            <text:p>0.07627555899092</text:p>
          </table:table-cell>
          <table:table-cell office:value-type="float" office:value="0.0772452093334122" calcext:value-type="float">
            <text:p>0.077245209333412</text:p>
          </table:table-cell>
          <table:table-cell office:value-type="float" office:value="0.0989591173378245" calcext:value-type="float">
            <text:p>0.098959117337825</text:p>
          </table:table-cell>
          <table:table-cell office:value-type="float" office:value="0.101555516579159" calcext:value-type="float">
            <text:p>0.101555516579159</text:p>
          </table:table-cell>
          <table:table-cell office:value-type="float" office:value="0.103671743439122" calcext:value-type="float">
            <text:p>0.103671743439122</text:p>
          </table:table-cell>
          <table:table-cell office:value-type="float" office:value="0.104166417892166" calcext:value-type="float">
            <text:p>0.104166417892166</text:p>
          </table:table-cell>
          <table:table-cell office:value-type="float" office:value="0.104410909982065" calcext:value-type="float">
            <text:p>0.104410909982065</text:p>
          </table:table-cell>
          <table:table-cell office:value-type="float" office:value="0.0802836296809094" calcext:value-type="float">
            <text:p>0.080283629680909</text:p>
          </table:table-cell>
          <table:table-cell office:value-type="float" office:value="0.0728364718890458" calcext:value-type="float">
            <text:p>0.072836471889046</text:p>
          </table:table-cell>
          <table:table-cell office:value-type="float" office:value="0.0646600812614831" calcext:value-type="float">
            <text:p>0.064660081261483</text:p>
          </table:table-cell>
          <table:table-cell office:value-type="float" office:value="0.0722869656195868" calcext:value-type="float">
            <text:p>0.072286965619587</text:p>
          </table:table-cell>
          <table:table-cell office:value-type="float" office:value="0.0913725490179925" calcext:value-type="float">
            <text:p>0.091372549017993</text:p>
          </table:table-cell>
          <table:table-cell office:value-type="float" office:value="0.0908268328674579" calcext:value-type="float">
            <text:p>0.090826832867458</text:p>
          </table:table-cell>
          <table:table-cell office:value-type="float" office:value="0.0959420705170431" calcext:value-type="float">
            <text:p>0.095942070517043</text:p>
          </table:table-cell>
          <table:table-cell office:value-type="float" office:value="0.0960218714693635" calcext:value-type="float">
            <text:p>0.096021871469364</text:p>
          </table:table-cell>
          <table:table-cell office:value-type="float" office:value="0.0966588825459937" calcext:value-type="float">
            <text:p>0.096658882545994</text:p>
          </table:table-cell>
          <table:table-cell office:value-type="float" office:value="0.0975061599467077" calcext:value-type="float">
            <text:p>0.097506159946708</text:p>
          </table:table-cell>
          <table:table-cell office:value-type="float" office:value="0.0753600753354847" calcext:value-type="float">
            <text:p>0.075360075335485</text:p>
          </table:table-cell>
          <table:table-cell office:value-type="float" office:value="0.0693855045919069" calcext:value-type="float">
            <text:p>0.069385504591907</text:p>
          </table:table-cell>
          <table:table-cell office:value-type="float" office:value="0.0665993642343792" calcext:value-type="float">
            <text:p>0.066599364234379</text:p>
          </table:table-cell>
          <table:table-cell office:value-type="float" office:value="0.0636308554640447" calcext:value-type="float">
            <text:p>0.063630855464045</text:p>
          </table:table-cell>
          <table:table-cell office:value-type="float" office:value="0.0718884123194563" calcext:value-type="float">
            <text:p>0.071888412319456</text:p>
          </table:table-cell>
          <table:table-cell office:value-type="float" office:value="0.0973849117099066" calcext:value-type="float">
            <text:p>0.097384911709907</text:p>
          </table:table-cell>
          <table:table-cell office:value-type="float" office:value="0.102401491977312" calcext:value-type="float">
            <text:p>0.102401491977312</text:p>
          </table:table-cell>
          <table:table-cell office:value-type="float" office:value="0.103666091908591" calcext:value-type="float">
            <text:p>0.103666091908591</text:p>
          </table:table-cell>
          <table:table-cell office:value-type="float" office:value="0.106735767290602" calcext:value-type="float">
            <text:p>0.106735767290602</text:p>
          </table:table-cell>
          <table:table-cell office:value-type="float" office:value="0.0792208412966736" calcext:value-type="float">
            <text:p>0.079220841296674</text:p>
          </table:table-cell>
          <table:table-cell office:value-type="float" office:value="0.0759974929566176" calcext:value-type="float">
            <text:p>0.075997492956618</text:p>
          </table:table-cell>
          <table:table-cell office:value-type="float" office:value="0.0686271913956965" calcext:value-type="float">
            <text:p>0.068627191395697</text:p>
          </table:table-cell>
          <table:table-cell office:value-type="float" office:value="0.0725680188449695" calcext:value-type="float">
            <text:p>0.07256801884497</text:p>
          </table:table-cell>
          <table:table-cell office:value-type="float" office:value="0.103537245847146" calcext:value-type="float">
            <text:p>0.103537245847146</text:p>
          </table:table-cell>
          <table:table-cell office:value-type="float" office:value="0.105715652416328" calcext:value-type="float">
            <text:p>0.105715652416328</text:p>
          </table:table-cell>
          <table:table-cell office:value-type="float" office:value="0.109307722457081" calcext:value-type="float">
            <text:p>0.109307722457081</text:p>
          </table:table-cell>
          <table:table-cell office:value-type="float" office:value="0.11036607193905" calcext:value-type="float">
            <text:p>0.11036607193905</text:p>
          </table:table-cell>
          <table:table-cell office:value-type="float" office:value="0.115612812759669" calcext:value-type="float">
            <text:p>0.115612812759669</text:p>
          </table:table-cell>
          <table:table-cell office:value-type="float" office:value="0.110529679990191" calcext:value-type="float">
            <text:p>0.110529679990191</text:p>
          </table:table-cell>
          <table:table-cell office:value-type="float" office:value="0.0888164497932653" calcext:value-type="float">
            <text:p>0.088816449793265</text:p>
          </table:table-cell>
          <table:table-cell office:value-type="float" office:value="0.0871863918674283" calcext:value-type="float">
            <text:p>0.087186391867428</text:p>
          </table:table-cell>
          <table:table-cell office:value-type="float" office:value="0.0805935084988846" calcext:value-type="float">
            <text:p>0.080593508498885</text:p>
          </table:table-cell>
          <table:table-cell office:value-type="float" office:value="0.0817974450608146" calcext:value-type="float">
            <text:p>0.081797445060815</text:p>
          </table:table-cell>
          <table:table-cell office:value-type="float" office:value="0.117565045795586" calcext:value-type="float">
            <text:p>0.117565045795586</text:p>
          </table:table-cell>
          <table:table-cell office:value-type="float" office:value="0.12254887670856" calcext:value-type="float">
            <text:p>0.12254887670856</text:p>
          </table:table-cell>
          <table:table-cell office:value-type="float" office:value="0.12167790531784" calcext:value-type="float">
            <text:p>0.12167790531784</text:p>
          </table:table-cell>
          <table:table-cell office:value-type="float" office:value="0.0999838428671569" calcext:value-type="float">
            <text:p>0.099983842867157</text:p>
          </table:table-cell>
          <table:table-cell office:value-type="float" office:value="0.0988866080781295" calcext:value-type="float">
            <text:p>0.09888660807813</text:p>
          </table:table-cell>
          <table:table-cell office:value-type="float" office:value="0.0963690868318851" calcext:value-type="float">
            <text:p>0.096369086831885</text:p>
          </table:table-cell>
          <table:table-cell office:value-type="float" office:value="0.0924870390739007" calcext:value-type="float">
            <text:p>0.092487039073901</text:p>
          </table:table-cell>
          <table:table-cell office:value-type="float" office:value="0.0867549927078755" calcext:value-type="float">
            <text:p>0.086754992707876</text:p>
          </table:table-cell>
          <table:table-cell office:value-type="float" office:value="0.0879213267324722" calcext:value-type="float">
            <text:p>0.087921326732472</text:p>
          </table:table-cell>
          <table:table-cell office:value-type="float" office:value="0.119782161765399" calcext:value-type="float">
            <text:p>0.119782161765399</text:p>
          </table:table-cell>
          <table:table-cell office:value-type="float" office:value="0.121677251601295" calcext:value-type="float">
            <text:p>0.121677251601295</text:p>
          </table:table-cell>
          <table:table-cell office:value-type="float" office:value="0.125753350833556" calcext:value-type="float">
            <text:p>0.125753350833556</text:p>
          </table:table-cell>
          <table:table-cell office:value-type="float" office:value="0.126825445168513" calcext:value-type="float">
            <text:p>0.126825445168513</text:p>
          </table:table-cell>
          <table:table-cell office:value-type="float" office:value="0.126826027582209" calcext:value-type="float">
            <text:p>0.126826027582209</text:p>
          </table:table-cell>
          <table:table-cell office:value-type="float" office:value="0.128776693752631" calcext:value-type="float">
            <text:p>0.128776693752631</text:p>
          </table:table-cell>
          <table:table-cell office:value-type="float" office:value="0.130992249676302" calcext:value-type="float">
            <text:p>0.130992249676302</text:p>
          </table:table-cell>
          <table:table-cell office:value-type="float" office:value="0.103596377755993" calcext:value-type="float">
            <text:p>0.103596377755993</text:p>
          </table:table-cell>
          <table:table-cell office:value-type="float" office:value="0.0961151306001362" calcext:value-type="float">
            <text:p>0.096115130600136</text:p>
          </table:table-cell>
          <table:table-cell office:value-type="float" office:value="0.0908578311166482" calcext:value-type="float">
            <text:p>0.090857831116648</text:p>
          </table:table-cell>
          <table:table-cell office:value-type="float" office:value="0.0875551410572701" calcext:value-type="float">
            <text:p>0.08755514105727</text:p>
          </table:table-cell>
          <table:table-cell office:value-type="float" office:value="0.116972162178956" calcext:value-type="float">
            <text:p>0.116972162178956</text:p>
          </table:table-cell>
          <table:table-cell office:value-type="float" office:value="0.122163514789044" calcext:value-type="float">
            <text:p>0.122163514789044</text:p>
          </table:table-cell>
          <table:table-cell office:value-type="float" office:value="0.123358404750336" calcext:value-type="float">
            <text:p>0.123358404750336</text:p>
          </table:table-cell>
          <table:table-cell office:value-type="float" office:value="0.12726806787666" calcext:value-type="float">
            <text:p>0.12726806787666</text:p>
          </table:table-cell>
          <table:table-cell office:value-type="float" office:value="0.0964154171022777" calcext:value-type="float">
            <text:p>0.096415417102278</text:p>
          </table:table-cell>
          <table:table-cell office:value-type="float" office:value="0.0911092741305941" calcext:value-type="float">
            <text:p>0.091109274130594</text:p>
          </table:table-cell>
          <table:table-cell office:value-type="float" office:value="0.0792061804345134" calcext:value-type="float">
            <text:p>0.079206180434513</text:p>
          </table:table-cell>
          <table:table-cell office:value-type="float" office:value="0.103632115905259" calcext:value-type="float">
            <text:p>0.103632115905259</text:p>
          </table:table-cell>
          <table:table-cell office:value-type="float" office:value="0.10544018711946" calcext:value-type="float">
            <text:p>0.10544018711946</text:p>
          </table:table-cell>
          <table:table-cell office:value-type="float" office:value="0.107323699052332" calcext:value-type="float">
            <text:p>0.107323699052332</text:p>
          </table:table-cell>
          <table:table-cell office:value-type="float" office:value="0.107835259700488" calcext:value-type="float">
            <text:p>0.107835259700488</text:p>
          </table:table-cell>
          <table:table-cell office:value-type="float" office:value="0.110878449968712" calcext:value-type="float">
            <text:p>0.110878449968712</text:p>
          </table:table-cell>
          <table:table-cell office:value-type="float" office:value="0.0820915039974819" calcext:value-type="float">
            <text:p>0.082091503997482</text:p>
          </table:table-cell>
          <table:table-cell office:value-type="float" office:value="0.078422505977439" calcext:value-type="float">
            <text:p>0.078422505977439</text:p>
          </table:table-cell>
          <table:table-cell office:value-type="float" office:value="0.0732233395346835" calcext:value-type="float">
            <text:p>0.073223339534684</text:p>
          </table:table-cell>
          <table:table-cell office:value-type="float" office:value="0.0685591631904587" calcext:value-type="float">
            <text:p>0.068559163190459</text:p>
          </table:table-cell>
          <table:table-cell office:value-type="float" office:value="0.0628396885517712" calcext:value-type="float">
            <text:p>0.062839688551771</text:p>
          </table:table-cell>
          <table:table-cell office:value-type="float" office:value="0.0849909091551497" calcext:value-type="float">
            <text:p>0.08499090915515</text:p>
          </table:table-cell>
          <table:table-cell office:value-type="float" office:value="0.08158289090072" calcext:value-type="float">
            <text:p>0.08158289090072</text:p>
          </table:table-cell>
          <table:table-cell office:value-type="float" office:value="0.082372317325881" calcext:value-type="float">
            <text:p>0.082372317325881</text:p>
          </table:table-cell>
          <table:table-cell office:value-type="float" office:value="0.0836876759236216" calcext:value-type="float">
            <text:p>0.083687675923622</text:p>
          </table:table-cell>
          <table:table-cell office:value-type="float" office:value="0.0845166322349095" calcext:value-type="float">
            <text:p>0.08451663223491</text:p>
          </table:table-cell>
          <table:table-cell office:value-type="float" office:value="0.0848612538910443" calcext:value-type="float">
            <text:p>0.084861253891044</text:p>
          </table:table-cell>
          <table:table-cell office:value-type="float" office:value="0.0860064347312482" calcext:value-type="float">
            <text:p>0.086006434731248</text:p>
          </table:table-cell>
          <table:table-cell office:value-type="float" office:value="0.0557907132958154" calcext:value-type="float">
            <text:p>0.055790713295816</text:p>
          </table:table-cell>
          <table:table-cell office:value-type="float" office:value="0.0528030382111267" calcext:value-type="float">
            <text:p>0.052803038211127</text:p>
          </table:table-cell>
          <table:table-cell office:value-type="float" office:value="0.0545252658028655" calcext:value-type="float">
            <text:p>0.054525265802866</text:p>
          </table:table-cell>
          <table:table-cell office:value-type="float" office:value="0.0547277126024597" calcext:value-type="float">
            <text:p>0.05472771260246</text:p>
          </table:table-cell>
          <table:table-cell office:value-type="float" office:value="0.0544503217186954" calcext:value-type="float">
            <text:p>0.054450321718696</text:p>
          </table:table-cell>
          <table:table-cell office:value-type="float" office:value="0.053165995526987" calcext:value-type="float">
            <text:p>0.053165995526987</text:p>
          </table:table-cell>
          <table:table-cell office:value-type="float" office:value="0.0518609845537841" calcext:value-type="float">
            <text:p>0.051860984553784</text:p>
          </table:table-cell>
          <table:table-cell office:value-type="float" office:value="0.0492771442697211" calcext:value-type="float">
            <text:p>0.049277144269721</text:p>
          </table:table-cell>
          <table:table-cell office:value-type="float" office:value="0.0478180803230578" calcext:value-type="float">
            <text:p>0.047818080323058</text:p>
          </table:table-cell>
          <table:table-cell office:value-type="float" office:value="0.0475951856833809" calcext:value-type="float">
            <text:p>0.047595185683381</text:p>
          </table:table-cell>
          <table:table-cell office:value-type="float" office:value="0.0485158451877721" calcext:value-type="float">
            <text:p>0.048515845187772</text:p>
          </table:table-cell>
          <table:table-cell office:value-type="float" office:value="0.0496469407539696" calcext:value-type="float">
            <text:p>0.04964694075397</text:p>
          </table:table-cell>
          <table:table-cell office:value-type="float" office:value="0.04897708855136" calcext:value-type="float">
            <text:p>0.04897708855136</text:p>
          </table:table-cell>
          <table:table-cell office:value-type="float" office:value="0.0493144351543143" calcext:value-type="float">
            <text:p>0.049314435154314</text:p>
          </table:table-cell>
          <table:table-cell office:value-type="float" office:value="0.0486396716515723" calcext:value-type="float">
            <text:p>0.048639671651572</text:p>
          </table:table-cell>
          <table:table-cell office:value-type="float" office:value="0.0483863527568417" calcext:value-type="float">
            <text:p>0.048386352756842</text:p>
          </table:table-cell>
          <table:table-cell office:value-type="float" office:value="0.0483093083208842" calcext:value-type="float">
            <text:p>0.048309308320884</text:p>
          </table:table-cell>
          <table:table-cell office:value-type="float" office:value="0.0480403007371678" calcext:value-type="float">
            <text:p>0.048040300737168</text:p>
          </table:table-cell>
          <table:table-cell office:value-type="float" office:value="0.0478578490551048" calcext:value-type="float">
            <text:p>0.047857849055105</text:p>
          </table:table-cell>
          <table:table-cell office:value-type="float" office:value="0.047514063953837" calcext:value-type="float">
            <text:p>0.047514063953837</text:p>
          </table:table-cell>
          <table:table-cell office:value-type="float" office:value="0.0473231264630041" calcext:value-type="float">
            <text:p>0.047323126463004</text:p>
          </table:table-cell>
          <table:table-cell office:value-type="float" office:value="0.04702530682662" calcext:value-type="float">
            <text:p>0.04702530682662</text:p>
          </table:table-cell>
          <table:table-cell office:value-type="float" office:value="0.0467988821539958" calcext:value-type="float">
            <text:p>0.046798882153996</text:p>
          </table:table-cell>
          <table:table-cell office:value-type="float" office:value="0.0464216875322291" calcext:value-type="float">
            <text:p>0.046421687532229</text:p>
          </table:table-cell>
          <table:table-cell office:value-type="float" office:value="0.0461502796742389" calcext:value-type="float">
            <text:p>0.046150279674239</text:p>
          </table:table-cell>
          <table:table-cell office:value-type="float" office:value="0.046125214157938" calcext:value-type="float">
            <text:p>0.046125214157938</text:p>
          </table:table-cell>
          <table:table-cell office:value-type="float" office:value="0.0461392433349584" calcext:value-type="float">
            <text:p>0.046139243334959</text:p>
          </table:table-cell>
          <table:table-cell office:value-type="float" office:value="0.0461457945547356" calcext:value-type="float">
            <text:p>0.046145794554736</text:p>
          </table:table-cell>
          <table:table-cell office:value-type="float" office:value="0.0461623167822917" calcext:value-type="float">
            <text:p>0.046162316782292</text:p>
          </table:table-cell>
          <table:table-cell office:value-type="float" office:value="0.0461763566087" calcext:value-type="float">
            <text:p>0.0461763566087</text:p>
          </table:table-cell>
          <table:table-cell office:value-type="float" office:value="0.0460706638256803" calcext:value-type="float">
            <text:p>0.04607066382568</text:p>
          </table:table-cell>
          <table:table-cell office:value-type="float" office:value="0.0461287172290458" calcext:value-type="float">
            <text:p>0.046128717229046</text:p>
          </table:table-cell>
          <table:table-cell office:value-type="float" office:value="0.0461189527105165" calcext:value-type="float">
            <text:p>0.046118952710517</text:p>
          </table:table-cell>
          <table:table-cell office:value-type="float" office:value="0.046114705622151" calcext:value-type="float">
            <text:p>0.046114705622151</text:p>
          </table:table-cell>
          <table:table-cell office:value-type="float" office:value="0.0461332137080991" calcext:value-type="float">
            <text:p>0.046133213708099</text:p>
          </table:table-cell>
          <table:table-cell office:value-type="float" office:value="0.0460340162483658" calcext:value-type="float">
            <text:p>0.046034016248366</text:p>
          </table:table-cell>
          <table:table-cell office:value-type="float" office:value="0.0461342721554674" calcext:value-type="float">
            <text:p>0.046134272155467</text:p>
          </table:table-cell>
          <table:table-cell office:value-type="float" office:value="0.0460980688797604" calcext:value-type="float">
            <text:p>0.04609806887976</text:p>
          </table:table-cell>
          <table:table-cell office:value-type="float" office:value="0.0461239391196962" calcext:value-type="float">
            <text:p>0.046123939119696</text:p>
          </table:table-cell>
          <table:table-cell office:value-type="float" office:value="0.0460653358637675" calcext:value-type="float">
            <text:p>0.046065335863768</text:p>
          </table:table-cell>
          <table:table-cell office:value-type="float" office:value="0.0461003149931966" calcext:value-type="float">
            <text:p>0.046100314993197</text:p>
          </table:table-cell>
          <table:table-cell office:value-type="float" office:value="0.0459631445691865" calcext:value-type="float">
            <text:p>0.045963144569187</text:p>
          </table:table-cell>
          <table:table-cell office:value-type="float" office:value="0.0461294156358141" calcext:value-type="float">
            <text:p>0.046129415635814</text:p>
          </table:table-cell>
          <table:table-cell office:value-type="float" office:value="0.0461329519090344" calcext:value-type="float">
            <text:p>0.046132951909034</text:p>
          </table:table-cell>
          <table:table-cell office:value-type="float" office:value="0.0460834034203669" calcext:value-type="float">
            <text:p>0.046083403420367</text:p>
          </table:table-cell>
          <table:table-cell office:value-type="float" office:value="0.0460895897357472" calcext:value-type="float">
            <text:p>0.046089589735747</text:p>
          </table:table-cell>
          <table:table-cell office:value-type="float" office:value="0.0461311465384059" calcext:value-type="float">
            <text:p>0.046131146538406</text:p>
          </table:table-cell>
          <table:table-cell office:value-type="float" office:value="0.0460594542580643" calcext:value-type="float">
            <text:p>0.046059454258064</text:p>
          </table:table-cell>
          <table:table-cell office:value-type="float" office:value="0.0461549577964994" calcext:value-type="float">
            <text:p>0.046154957796499</text:p>
          </table:table-cell>
          <table:table-cell office:value-type="float" office:value="0.0460137532635643" calcext:value-type="float">
            <text:p>0.046013753263564</text:p>
          </table:table-cell>
          <table:table-cell office:value-type="float" office:value="0.0461377942401559" calcext:value-type="float">
            <text:p>0.046137794240156</text:p>
          </table:table-cell>
          <table:table-cell office:value-type="float" office:value="0.0460503576226161" calcext:value-type="float">
            <text:p>0.046050357622616</text:p>
          </table:table-cell>
          <table:table-cell office:value-type="float" office:value="0.0461303575631577" calcext:value-type="float">
            <text:p>0.046130357563158</text:p>
          </table:table-cell>
          <table:table-cell office:value-type="float" office:value="0.0459965443973215" calcext:value-type="float">
            <text:p>0.045996544397322</text:p>
          </table:table-cell>
          <table:table-cell office:value-type="float" office:value="0.0461402398208495" calcext:value-type="float">
            <text:p>0.04614023982085</text:p>
          </table:table-cell>
          <table:table-cell office:value-type="float" office:value="0.0461192136054423" calcext:value-type="float">
            <text:p>0.046119213605442</text:p>
          </table:table-cell>
          <table:table-cell office:value-type="float" office:value="0.0461258601464737" calcext:value-type="float">
            <text:p>0.046125860146474</text:p>
          </table:table-cell>
          <table:table-cell office:value-type="float" office:value="0.046088279568793" calcext:value-type="float">
            <text:p>0.046088279568793</text:p>
          </table:table-cell>
          <table:table-cell office:value-type="float" office:value="0.0461276372828709" calcext:value-type="float">
            <text:p>0.046127637282871</text:p>
          </table:table-cell>
          <table:table-cell office:value-type="float" office:value="0.0460392166346747" calcext:value-type="float">
            <text:p>0.046039216634675</text:p>
          </table:table-cell>
          <table:table-cell office:value-type="float" office:value="0.0460624634603227" calcext:value-type="float">
            <text:p>0.046062463460323</text:p>
          </table:table-cell>
          <table:table-cell office:value-type="float" office:value="0.0461087547644493" calcext:value-type="float">
            <text:p>0.046108754764449</text:p>
          </table:table-cell>
          <table:table-cell office:value-type="float" office:value="0.0460056893692981" calcext:value-type="float">
            <text:p>0.046005689369298</text:p>
          </table:table-cell>
          <table:table-cell office:value-type="float" office:value="0.0461090269444596" calcext:value-type="float">
            <text:p>0.04610902694446</text:p>
          </table:table-cell>
          <table:table-cell office:value-type="float" office:value="0.0459848603048848" calcext:value-type="float">
            <text:p>0.045984860304885</text:p>
          </table:table-cell>
          <table:table-cell office:value-type="float" office:value="0.0461106455491376" calcext:value-type="float">
            <text:p>0.046110645549138</text:p>
          </table:table-cell>
          <table:table-cell office:value-type="float" office:value="0.0461280152519562" calcext:value-type="float">
            <text:p>0.046128015251956</text:p>
          </table:table-cell>
          <table:table-cell office:value-type="float" office:value="0.0461194257534445" calcext:value-type="float">
            <text:p>0.046119425753445</text:p>
          </table:table-cell>
          <table:table-cell office:value-type="float" office:value="0.0461282103186888" calcext:value-type="float">
            <text:p>0.046128210318689</text:p>
          </table:table-cell>
          <table:table-cell office:value-type="float" office:value="0.0460849968812442" calcext:value-type="float">
            <text:p>0.046084996881244</text:p>
          </table:table-cell>
          <table:table-cell office:value-type="float" office:value="0.0461257160827609" calcext:value-type="float">
            <text:p>0.046125716082761</text:p>
          </table:table-cell>
          <table:table-cell office:value-type="float" office:value="0.0461517541354821" calcext:value-type="float">
            <text:p>0.046151754135482</text:p>
          </table:table-cell>
          <table:table-cell office:value-type="float" office:value="0.0461048175762898" calcext:value-type="float">
            <text:p>0.04610481757629</text:p>
          </table:table-cell>
          <table:table-cell office:value-type="float" office:value="0.046093724710032" calcext:value-type="float">
            <text:p>0.046093724710032</text:p>
          </table:table-cell>
          <table:table-cell office:value-type="float" office:value="0.0461246200834358" calcext:value-type="float">
            <text:p>0.046124620083436</text:p>
          </table:table-cell>
          <table:table-cell office:value-type="float" office:value="0.0460569536493798" calcext:value-type="float">
            <text:p>0.04605695364938</text:p>
          </table:table-cell>
          <table:table-cell office:value-type="float" office:value="0.0461255012007545" calcext:value-type="float">
            <text:p>0.046125501200755</text:p>
          </table:table-cell>
          <table:table-cell office:value-type="float" office:value="0.0461135299895119" calcext:value-type="float">
            <text:p>0.046113529989512</text:p>
          </table:table-cell>
          <table:table-cell office:value-type="float" office:value="0.0461288245615248" calcext:value-type="float">
            <text:p>0.046128824561525</text:p>
          </table:table-cell>
          <table:table-cell office:value-type="float" office:value="0.0461446008938848" calcext:value-type="float">
            <text:p>0.046144600893885</text:p>
          </table:table-cell>
          <table:table-cell office:value-type="float" office:value="0.0461077052209769" calcext:value-type="float">
            <text:p>0.046107705220977</text:p>
          </table:table-cell>
          <table:table-cell office:value-type="float" office:value="0.0461078931553223" calcext:value-type="float">
            <text:p>0.046107893155322</text:p>
          </table:table-cell>
          <table:table-cell office:value-type="float" office:value="0.0460939469419555" calcext:value-type="float">
            <text:p>0.046093946941956</text:p>
          </table:table-cell>
          <table:table-cell office:value-type="float" office:value="0.0461108108876854" calcext:value-type="float">
            <text:p>0.046110810887685</text:p>
          </table:table-cell>
          <table:table-cell office:value-type="float" office:value="0.0459965018639815" calcext:value-type="float">
            <text:p>0.045996501863982</text:p>
          </table:table-cell>
          <table:table-cell office:value-type="float" office:value="0.0461106481801148" calcext:value-type="float">
            <text:p>0.046110648180115</text:p>
          </table:table-cell>
          <table:table-cell office:value-type="float" office:value="0.0460844502784109" calcext:value-type="float">
            <text:p>0.046084450278411</text:p>
          </table:table-cell>
          <table:table-cell office:value-type="float" office:value="0.0460719456296014" calcext:value-type="float">
            <text:p>0.046071945629602</text:p>
          </table:table-cell>
          <table:table-cell office:value-type="float" office:value="0.0461157935988684" calcext:value-type="float">
            <text:p>0.046115793598868</text:p>
          </table:table-cell>
          <table:table-cell office:value-type="float" office:value="0.0460981998674107" calcext:value-type="float">
            <text:p>0.046098199867411</text:p>
          </table:table-cell>
          <table:table-cell office:value-type="float" office:value="0.0461286500268965" calcext:value-type="float">
            <text:p>0.046128650026897</text:p>
          </table:table-cell>
          <table:table-cell office:value-type="float" office:value="0.0460954129299828" calcext:value-type="float">
            <text:p>0.046095412929983</text:p>
          </table:table-cell>
          <table:table-cell office:value-type="float" office:value="0.0459941258324848" calcext:value-type="float">
            <text:p>0.045994125832485</text:p>
          </table:table-cell>
          <table:table-cell office:value-type="float" office:value="0.0460165582634077" calcext:value-type="float">
            <text:p>0.046016558263408</text:p>
          </table:table-cell>
          <table:table-cell office:value-type="float" office:value="0.0460842791140797" calcext:value-type="float">
            <text:p>0.04608427911408</text:p>
          </table:table-cell>
          <table:table-cell office:value-type="float" office:value="0.0461091537499034" calcext:value-type="float">
            <text:p>0.046109153749903</text:p>
          </table:table-cell>
          <table:table-cell office:value-type="float" office:value="0.0461028213696858" calcext:value-type="float">
            <text:p>0.046102821369686</text:p>
          </table:table-cell>
          <table:table-cell office:value-type="float" office:value="0.0461495385732214" calcext:value-type="float">
            <text:p>0.046149538573221</text:p>
          </table:table-cell>
          <table:table-cell office:value-type="float" office:value="0.0460890234051358" calcext:value-type="float">
            <text:p>0.046089023405136</text:p>
          </table:table-cell>
          <table:table-cell office:value-type="float" office:value="0.0460176426043521" calcext:value-type="float">
            <text:p>0.046017642604352</text:p>
          </table:table-cell>
          <table:table-cell office:value-type="float" office:value="0.046073026521693" calcext:value-type="float">
            <text:p>0.046073026521693</text:p>
          </table:table-cell>
          <table:table-cell office:value-type="float" office:value="0.0461074014463249" calcext:value-type="float">
            <text:p>0.046107401446325</text:p>
          </table:table-cell>
          <table:table-cell office:value-type="float" office:value="0.0461211815281775" calcext:value-type="float">
            <text:p>0.046121181528178</text:p>
          </table:table-cell>
          <table:table-cell office:value-type="float" office:value="0.046106217159061" calcext:value-type="float">
            <text:p>0.046106217159061</text:p>
          </table:table-cell>
          <table:table-cell office:value-type="float" office:value="0.0460755545969091" calcext:value-type="float">
            <text:p>0.046075554596909</text:p>
          </table:table-cell>
          <table:table-cell office:value-type="float" office:value="0.0461619323485081" calcext:value-type="float">
            <text:p>0.046161932348508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39671429600705" calcext:value-type="float">
            <text:p>-0.023967142960071</text:p>
          </table:table-cell>
          <table:table-cell office:value-type="float" office:value="-0.02398529839764" calcext:value-type="float">
            <text:p>-0.02398529839764</text:p>
          </table:table-cell>
          <table:table-cell office:value-type="float" office:value="-0.0239611229775238" calcext:value-type="float">
            <text:p>-0.023961122977524</text:p>
          </table:table-cell>
          <table:table-cell office:value-type="float" office:value="-0.023967694151419" calcext:value-type="float">
            <text:p>-0.023967694151419</text:p>
          </table:table-cell>
          <table:table-cell office:value-type="float" office:value="-0.0239613169008032" calcext:value-type="float">
            <text:p>-0.023961316900803</text:p>
          </table:table-cell>
          <table:table-cell office:value-type="float" office:value="-0.0239685315121261" calcext:value-type="float">
            <text:p>-0.023968531512126</text:p>
          </table:table-cell>
          <table:table-cell office:value-type="float" office:value="-0.0239670635872314" calcext:value-type="float">
            <text:p>-0.023967063587232</text:p>
          </table:table-cell>
          <table:table-cell office:value-type="float" office:value="-0.0239699491933499" calcext:value-type="float">
            <text:p>-0.02396994919335</text:p>
          </table:table-cell>
          <table:table-cell office:value-type="float" office:value="-0.0239802047613354" calcext:value-type="float">
            <text:p>-0.023980204761336</text:p>
          </table:table-cell>
          <table:table-cell office:value-type="float" office:value="-0.0239764241805549" calcext:value-type="float">
            <text:p>-0.023976424180555</text:p>
          </table:table-cell>
          <table:table-cell office:value-type="float" office:value="-0.0239120995396662" calcext:value-type="float">
            <text:p>-0.023912099539666</text:p>
          </table:table-cell>
          <table:table-cell office:value-type="float" office:value="-0.0239258007897228" calcext:value-type="float">
            <text:p>-0.023925800789723</text:p>
          </table:table-cell>
          <table:table-cell office:value-type="float" office:value="-0.0239768815954204" calcext:value-type="float">
            <text:p>-0.023976881595421</text:p>
          </table:table-cell>
          <table:table-cell office:value-type="float" office:value="-0.0239356041834031" calcext:value-type="float">
            <text:p>-0.023935604183403</text:p>
          </table:table-cell>
          <table:table-cell office:value-type="float" office:value="-0.023922466033479" calcext:value-type="float">
            <text:p>-0.023922466033479</text:p>
          </table:table-cell>
          <table:table-cell office:value-type="float" office:value="-0.023960009422845" calcext:value-type="float">
            <text:p>-0.023960009422845</text:p>
          </table:table-cell>
          <table:table-cell office:value-type="float" office:value="-0.0239639935224884" calcext:value-type="float">
            <text:p>-0.023963993522488</text:p>
          </table:table-cell>
          <table:table-cell office:value-type="float" office:value="-0.023997623824347" calcext:value-type="float">
            <text:p>-0.023997623824347</text:p>
          </table:table-cell>
          <table:table-cell office:value-type="float" office:value="-0.0240127236258282" calcext:value-type="float">
            <text:p>-0.024012723625828</text:p>
          </table:table-cell>
          <table:table-cell office:value-type="float" office:value="-0.0240061939960124" calcext:value-type="float">
            <text:p>-0.024006193996012</text:p>
          </table:table-cell>
          <table:table-cell office:value-type="float" office:value="-0.0239988708771118" calcext:value-type="float">
            <text:p>-0.023998870877112</text:p>
          </table:table-cell>
          <table:table-cell office:value-type="float" office:value="-0.0240016451079677" calcext:value-type="float">
            <text:p>-0.024001645107968</text:p>
          </table:table-cell>
          <table:table-cell office:value-type="float" office:value="-0.0239541664531205" calcext:value-type="float">
            <text:p>-0.023954166453121</text:p>
          </table:table-cell>
          <table:table-cell office:value-type="float" office:value="-0.0239950148305119" calcext:value-type="float">
            <text:p>-0.023995014830512</text:p>
          </table:table-cell>
          <table:table-cell office:value-type="float" office:value="-0.0239406093925891" calcext:value-type="float">
            <text:p>-0.023940609392589</text:p>
          </table:table-cell>
          <table:table-cell office:value-type="float" office:value="-0.0239148478748263" calcext:value-type="float">
            <text:p>-0.023914847874826</text:p>
          </table:table-cell>
          <table:table-cell office:value-type="float" office:value="-0.0239949319336056" calcext:value-type="float">
            <text:p>-0.023994931933606</text:p>
          </table:table-cell>
          <table:table-cell office:value-type="float" office:value="-0.0239552326316571" calcext:value-type="float">
            <text:p>-0.023955232631657</text:p>
          </table:table-cell>
          <table:table-cell office:value-type="float" office:value="-0.0240024558699259" calcext:value-type="float">
            <text:p>-0.024002455869926</text:p>
          </table:table-cell>
          <table:table-cell office:value-type="float" office:value="-0.0239878688190915" calcext:value-type="float">
            <text:p>-0.023987868819092</text:p>
          </table:table-cell>
          <table:table-cell office:value-type="float" office:value="-0.0240058966826777" calcext:value-type="float">
            <text:p>-0.024005896682678</text:p>
          </table:table-cell>
          <table:table-cell office:value-type="float" office:value="-0.0239240120260462" calcext:value-type="float">
            <text:p>-0.023924012026046</text:p>
          </table:table-cell>
          <table:table-cell office:value-type="float" office:value="-0.0239071408983649" calcext:value-type="float">
            <text:p>-0.023907140898365</text:p>
          </table:table-cell>
          <table:table-cell office:value-type="float" office:value="-0.0239901701474856" calcext:value-type="float">
            <text:p>-0.023990170147486</text:p>
          </table:table-cell>
          <table:table-cell office:value-type="float" office:value="-0.0239657118170232" calcext:value-type="float">
            <text:p>-0.023965711817023</text:p>
          </table:table-cell>
          <table:table-cell office:value-type="float" office:value="-0.0239597182377663" calcext:value-type="float">
            <text:p>-0.023959718237766</text:p>
          </table:table-cell>
          <table:table-cell office:value-type="float" office:value="-0.0239830025858471" calcext:value-type="float">
            <text:p>-0.023983002585847</text:p>
          </table:table-cell>
          <table:table-cell office:value-type="float" office:value="-0.0239778670275431" calcext:value-type="float">
            <text:p>-0.023977867027543</text:p>
          </table:table-cell>
          <table:table-cell office:value-type="float" office:value="-0.02399336251089" calcext:value-type="float">
            <text:p>-0.02399336251089</text:p>
          </table:table-cell>
          <table:table-cell office:value-type="float" office:value="-0.0239758256171734" calcext:value-type="float">
            <text:p>-0.023975825617173</text:p>
          </table:table-cell>
          <table:table-cell office:value-type="float" office:value="-0.0239731412926196" calcext:value-type="float">
            <text:p>-0.02397314129262</text:p>
          </table:table-cell>
          <table:table-cell office:value-type="float" office:value="-0.0239260759214365" calcext:value-type="float">
            <text:p>-0.023926075921437</text:p>
          </table:table-cell>
          <table:table-cell office:value-type="float" office:value="-0.0239426568072035" calcext:value-type="float">
            <text:p>-0.023942656807204</text:p>
          </table:table-cell>
          <table:table-cell office:value-type="float" office:value="-0.02393555049391" calcext:value-type="float">
            <text:p>-0.02393555049391</text:p>
          </table:table-cell>
          <table:table-cell office:value-type="float" office:value="-0.0239737793279143" calcext:value-type="float">
            <text:p>-0.023973779327914</text:p>
          </table:table-cell>
          <table:table-cell office:value-type="float" office:value="-0.0239843620058344" calcext:value-type="float">
            <text:p>-0.023984362005834</text:p>
          </table:table-cell>
          <table:table-cell office:value-type="float" office:value="-0.0240033249998078" calcext:value-type="float">
            <text:p>-0.024003324999808</text:p>
          </table:table-cell>
          <table:table-cell office:value-type="float" office:value="-0.0239969883238433" calcext:value-type="float">
            <text:p>-0.023996988323843</text:p>
          </table:table-cell>
          <table:table-cell office:value-type="float" office:value="-0.023928687566683" calcext:value-type="float">
            <text:p>-0.023928687566683</text:p>
          </table:table-cell>
          <table:table-cell office:value-type="float" office:value="-0.0239439678152416" calcext:value-type="float">
            <text:p>-0.023943967815242</text:p>
          </table:table-cell>
          <table:table-cell office:value-type="float" office:value="-0.0239483478311529" calcext:value-type="float">
            <text:p>-0.023948347831153</text:p>
          </table:table-cell>
          <table:table-cell office:value-type="float" office:value="-0.0239902240321579" calcext:value-type="float">
            <text:p>-0.023990224032158</text:p>
          </table:table-cell>
          <table:table-cell office:value-type="float" office:value="-0.0239460675407168" calcext:value-type="float">
            <text:p>-0.023946067540717</text:p>
          </table:table-cell>
          <table:table-cell office:value-type="float" office:value="-0.0240094867696365" calcext:value-type="float">
            <text:p>-0.024009486769637</text:p>
          </table:table-cell>
          <table:table-cell office:value-type="float" office:value="-0.0239565786202289" calcext:value-type="float">
            <text:p>-0.023956578620229</text:p>
          </table:table-cell>
          <table:table-cell office:value-type="float" office:value="-0.0239985960397238" calcext:value-type="float">
            <text:p>-0.023998596039724</text:p>
          </table:table-cell>
          <table:table-cell office:value-type="float" office:value="-0.0239768965224111" calcext:value-type="float">
            <text:p>-0.023976896522411</text:p>
          </table:table-cell>
          <table:table-cell office:value-type="float" office:value="-0.0239368847655456" calcext:value-type="float">
            <text:p>-0.023936884765546</text:p>
          </table:table-cell>
          <table:table-cell office:value-type="float" office:value="-0.0240120488577239" calcext:value-type="float">
            <text:p>-0.024012048857724</text:p>
          </table:table-cell>
          <table:table-cell office:value-type="float" office:value="-0.0239778760707073" calcext:value-type="float">
            <text:p>-0.023977876070707</text:p>
          </table:table-cell>
          <table:table-cell office:value-type="float" office:value="-0.023977808307151" calcext:value-type="float">
            <text:p>-0.023977808307151</text:p>
          </table:table-cell>
          <table:table-cell office:value-type="float" office:value="-0.0240018042611472" calcext:value-type="float">
            <text:p>-0.024001804261147</text:p>
          </table:table-cell>
          <table:table-cell office:value-type="float" office:value="-0.02396435544363" calcext:value-type="float">
            <text:p>-0.02396435544363</text:p>
          </table:table-cell>
          <table:table-cell office:value-type="float" office:value="-0.02398016379644" calcext:value-type="float">
            <text:p>-0.02398016379644</text:p>
          </table:table-cell>
          <table:table-cell office:value-type="float" office:value="-0.0239412889004933" calcext:value-type="float">
            <text:p>-0.023941288900493</text:p>
          </table:table-cell>
          <table:table-cell office:value-type="float" office:value="-0.0239775474594123" calcext:value-type="float">
            <text:p>-0.023977547459412</text:p>
          </table:table-cell>
          <table:table-cell office:value-type="float" office:value="-0.0239487569151316" calcext:value-type="float">
            <text:p>-0.023948756915132</text:p>
          </table:table-cell>
          <table:table-cell office:value-type="float" office:value="-0.0239951476199746" calcext:value-type="float">
            <text:p>-0.023995147619975</text:p>
          </table:table-cell>
          <table:table-cell office:value-type="float" office:value="-0.0239892502089376" calcext:value-type="float">
            <text:p>-0.023989250208938</text:p>
          </table:table-cell>
          <table:table-cell office:value-type="float" office:value="-0.0239782568420536" calcext:value-type="float">
            <text:p>-0.023978256842054</text:p>
          </table:table-cell>
          <table:table-cell office:value-type="float" office:value="-0.0239650164208729" calcext:value-type="float">
            <text:p>-0.023965016420873</text:p>
          </table:table-cell>
          <table:table-cell office:value-type="float" office:value="-0.0239858256862782" calcext:value-type="float">
            <text:p>-0.023985825686278</text:p>
          </table:table-cell>
          <table:table-cell office:value-type="float" office:value="-0.0239911351801215" calcext:value-type="float">
            <text:p>-0.023991135180122</text:p>
          </table:table-cell>
          <table:table-cell office:value-type="float" office:value="-0.0239982867878757" calcext:value-type="float">
            <text:p>-0.023998286787876</text:p>
          </table:table-cell>
          <table:table-cell office:value-type="float" office:value="-0.0239436565522082" calcext:value-type="float">
            <text:p>-0.023943656552208</text:p>
          </table:table-cell>
          <table:table-cell office:value-type="float" office:value="-0.0240086809486604" calcext:value-type="float">
            <text:p>-0.024008680948661</text:p>
          </table:table-cell>
          <table:table-cell office:value-type="float" office:value="-0.0240012016265656" calcext:value-type="float">
            <text:p>-0.024001201626566</text:p>
          </table:table-cell>
          <table:table-cell office:value-type="float" office:value="-0.0239861282115001" calcext:value-type="float">
            <text:p>-0.0239861282115</text:p>
          </table:table-cell>
          <table:table-cell office:value-type="float" office:value="-0.0239895882702517" calcext:value-type="float">
            <text:p>-0.023989588270252</text:p>
          </table:table-cell>
          <table:table-cell office:value-type="float" office:value="-0.0239636101245003" calcext:value-type="float">
            <text:p>-0.0239636101245</text:p>
          </table:table-cell>
          <table:table-cell office:value-type="float" office:value="-0.0239747522153275" calcext:value-type="float">
            <text:p>-0.023974752215328</text:p>
          </table:table-cell>
          <table:table-cell office:value-type="float" office:value="-0.023943900295864" calcext:value-type="float">
            <text:p>-0.023943900295864</text:p>
          </table:table-cell>
          <table:table-cell office:value-type="float" office:value="-0.0239490529205901" calcext:value-type="float">
            <text:p>-0.02394905292059</text:p>
          </table:table-cell>
          <table:table-cell office:value-type="float" office:value="-0.02395402015975" calcext:value-type="float">
            <text:p>-0.02395402015975</text:p>
          </table:table-cell>
          <table:table-cell office:value-type="float" office:value="-0.0239374775330093" calcext:value-type="float">
            <text:p>-0.023937477533009</text:p>
          </table:table-cell>
          <table:table-cell office:value-type="float" office:value="-0.0239200977708231" calcext:value-type="float">
            <text:p>-0.023920097770823</text:p>
          </table:table-cell>
          <table:table-cell office:value-type="float" office:value="-0.0239462305541079" calcext:value-type="float">
            <text:p>-0.023946230554108</text:p>
          </table:table-cell>
          <table:table-cell office:value-type="float" office:value="-0.0239511700498141" calcext:value-type="float">
            <text:p>-0.023951170049814</text:p>
          </table:table-cell>
          <table:table-cell office:value-type="float" office:value="-0.02393198794696" calcext:value-type="float">
            <text:p>-0.02393198794696</text:p>
          </table:table-cell>
          <table:table-cell office:value-type="float" office:value="-0.0239419859410185" calcext:value-type="float">
            <text:p>-0.023941985941019</text:p>
          </table:table-cell>
          <table:table-cell office:value-type="float" office:value="-0.0239235323737586" calcext:value-type="float">
            <text:p>-0.023923532373759</text:p>
          </table:table-cell>
          <table:table-cell office:value-type="float" office:value="-0.0239664015524123" calcext:value-type="float">
            <text:p>-0.023966401552412</text:p>
          </table:table-cell>
          <table:table-cell office:value-type="float" office:value="-0.0239405789761502" calcext:value-type="float">
            <text:p>-0.02394057897615</text:p>
          </table:table-cell>
          <table:table-cell office:value-type="float" office:value="-0.0241132634352682" calcext:value-type="float">
            <text:p>-0.024113263435268</text:p>
          </table:table-cell>
          <table:table-cell office:value-type="float" office:value="-0.0242059673106547" calcext:value-type="float">
            <text:p>-0.024205967310655</text:p>
          </table:table-cell>
          <table:table-cell office:value-type="float" office:value="-0.024717573371536" calcext:value-type="float">
            <text:p>-0.024717573371536</text:p>
          </table:table-cell>
          <table:table-cell office:value-type="float" office:value="-0.0259911104665646" calcext:value-type="float">
            <text:p>-0.025991110466565</text:p>
          </table:table-cell>
          <table:table-cell office:value-type="float" office:value="-0.0265957800122532" calcext:value-type="float">
            <text:p>-0.026595780012253</text:p>
          </table:table-cell>
          <table:table-cell office:value-type="float" office:value="-0.0260591331475003" calcext:value-type="float">
            <text:p>-0.0260591331475</text:p>
          </table:table-cell>
          <table:table-cell office:value-type="float" office:value="-0.0230805383060091" calcext:value-type="float">
            <text:p>-0.023080538306009</text:p>
          </table:table-cell>
          <table:table-cell office:value-type="float" office:value="-0.023140086846872" calcext:value-type="float">
            <text:p>-0.023140086846872</text:p>
          </table:table-cell>
          <table:table-cell office:value-type="float" office:value="-0.0245169553916032" calcext:value-type="float">
            <text:p>-0.024516955391603</text:p>
          </table:table-cell>
          <table:table-cell office:value-type="float" office:value="-0.0278681638607813" calcext:value-type="float">
            <text:p>-0.027868163860781</text:p>
          </table:table-cell>
          <table:table-cell office:value-type="float" office:value="-0.0301695894141042" calcext:value-type="float">
            <text:p>-0.030169589414104</text:p>
          </table:table-cell>
          <table:table-cell office:value-type="float" office:value="-0.0324982032800265" calcext:value-type="float">
            <text:p>-0.032498203280027</text:p>
          </table:table-cell>
          <table:table-cell office:value-type="float" office:value="-0.0285661135322575" calcext:value-type="float">
            <text:p>-0.028566113532258</text:p>
          </table:table-cell>
          <table:table-cell office:value-type="float" office:value="-0.0267090790864034" calcext:value-type="float">
            <text:p>-0.026709079086403</text:p>
          </table:table-cell>
          <table:table-cell office:value-type="float" office:value="-0.0315024624101155" calcext:value-type="float">
            <text:p>-0.031502462410116</text:p>
          </table:table-cell>
          <table:table-cell office:value-type="float" office:value="-0.0336357445972005" calcext:value-type="float">
            <text:p>-0.033635744597201</text:p>
          </table:table-cell>
          <table:table-cell office:value-type="float" office:value="-0.0286277237919828" calcext:value-type="float">
            <text:p>-0.028627723791983</text:p>
          </table:table-cell>
          <table:table-cell office:value-type="float" office:value="-0.0282451155779007" calcext:value-type="float">
            <text:p>-0.028245115577901</text:p>
          </table:table-cell>
          <table:table-cell office:value-type="float" office:value="-0.0254909974111302" calcext:value-type="float">
            <text:p>-0.02549099741113</text:p>
          </table:table-cell>
          <table:table-cell office:value-type="float" office:value="-0.0278587849228712" calcext:value-type="float">
            <text:p>-0.027858784922871</text:p>
          </table:table-cell>
          <table:table-cell office:value-type="float" office:value="-0.0312247823531427" calcext:value-type="float">
            <text:p>-0.031224782353143</text:p>
          </table:table-cell>
          <table:table-cell office:value-type="float" office:value="-0.0341868024191926" calcext:value-type="float">
            <text:p>-0.034186802419193</text:p>
          </table:table-cell>
          <table:table-cell office:value-type="float" office:value="-0.0312021140734407" calcext:value-type="float">
            <text:p>-0.031202114073441</text:p>
          </table:table-cell>
          <table:table-cell office:value-type="float" office:value="-0.0276931648501219" calcext:value-type="float">
            <text:p>-0.027693164850122</text:p>
          </table:table-cell>
          <table:table-cell office:value-type="float" office:value="-0.0331465237996286" calcext:value-type="float">
            <text:p>-0.033146523799629</text:p>
          </table:table-cell>
          <table:table-cell office:value-type="float" office:value="-0.0304811710258469" calcext:value-type="float">
            <text:p>-0.030481171025847</text:p>
          </table:table-cell>
          <table:table-cell office:value-type="float" office:value="-0.0280535240620687" calcext:value-type="float">
            <text:p>-0.028053524062069</text:p>
          </table:table-cell>
          <table:table-cell office:value-type="float" office:value="-0.0256383220277456" calcext:value-type="float">
            <text:p>-0.025638322027746</text:p>
          </table:table-cell>
          <table:table-cell office:value-type="float" office:value="-0.0304948917654599" calcext:value-type="float">
            <text:p>-0.03049489176546</text:p>
          </table:table-cell>
          <table:table-cell office:value-type="float" office:value="-0.0324321769074463" calcext:value-type="float">
            <text:p>-0.032432176907446</text:p>
          </table:table-cell>
          <table:table-cell office:value-type="float" office:value="-0.0335990971118636" calcext:value-type="float">
            <text:p>-0.033599097111864</text:p>
          </table:table-cell>
          <table:table-cell office:value-type="float" office:value="-0.0333200649843265" calcext:value-type="float">
            <text:p>-0.033320064984327</text:p>
          </table:table-cell>
          <table:table-cell office:value-type="float" office:value="-0.0267254635168237" calcext:value-type="float">
            <text:p>-0.026725463516824</text:p>
          </table:table-cell>
          <table:table-cell office:value-type="float" office:value="-0.0254689073762795" calcext:value-type="float">
            <text:p>-0.02546890737628</text:p>
          </table:table-cell>
          <table:table-cell office:value-type="float" office:value="-0.0303517653132226" calcext:value-type="float">
            <text:p>-0.030351765313223</text:p>
          </table:table-cell>
          <table:table-cell office:value-type="float" office:value="-0.0320924753715358" calcext:value-type="float">
            <text:p>-0.032092475371536</text:p>
          </table:table-cell>
          <table:table-cell office:value-type="float" office:value="-0.0320209252124475" calcext:value-type="float">
            <text:p>-0.032020925212448</text:p>
          </table:table-cell>
          <table:table-cell office:value-type="float" office:value="-0.0243117532039799" calcext:value-type="float">
            <text:p>-0.02431175320398</text:p>
          </table:table-cell>
          <table:table-cell office:value-type="float" office:value="-0.0316891652549239" calcext:value-type="float">
            <text:p>-0.031689165254924</text:p>
          </table:table-cell>
          <table:table-cell office:value-type="float" office:value="-0.0327044235627183" calcext:value-type="float">
            <text:p>-0.032704423562718</text:p>
          </table:table-cell>
          <table:table-cell office:value-type="float" office:value="-0.0313296945891528" calcext:value-type="float">
            <text:p>-0.031329694589153</text:p>
          </table:table-cell>
          <table:table-cell office:value-type="float" office:value="-0.0270018583319403" calcext:value-type="float">
            <text:p>-0.02700185833194</text:p>
          </table:table-cell>
          <table:table-cell office:value-type="float" office:value="-0.0318592459132287" calcext:value-type="float">
            <text:p>-0.031859245913229</text:p>
          </table:table-cell>
          <table:table-cell office:value-type="float" office:value="-0.0314213620388029" calcext:value-type="float">
            <text:p>-0.031421362038803</text:p>
          </table:table-cell>
          <table:table-cell office:value-type="float" office:value="-0.0295188468163815" calcext:value-type="float">
            <text:p>-0.029518846816382</text:p>
          </table:table-cell>
          <table:table-cell office:value-type="float" office:value="-0.0269463481324777" calcext:value-type="float">
            <text:p>-0.026946348132478</text:p>
          </table:table-cell>
          <table:table-cell office:value-type="float" office:value="-0.0302091198054597" calcext:value-type="float">
            <text:p>-0.03020911980546</text:p>
          </table:table-cell>
          <table:table-cell office:value-type="float" office:value="-0.0324114340058964" calcext:value-type="float">
            <text:p>-0.032411434005897</text:p>
          </table:table-cell>
          <table:table-cell office:value-type="float" office:value="-0.029641616159377" calcext:value-type="float">
            <text:p>-0.029641616159377</text:p>
          </table:table-cell>
          <table:table-cell office:value-type="float" office:value="-0.0265802742157922" calcext:value-type="float">
            <text:p>-0.026580274215792</text:p>
          </table:table-cell>
          <table:table-cell office:value-type="float" office:value="-0.0291571466119793" calcext:value-type="float">
            <text:p>-0.029157146611979</text:p>
          </table:table-cell>
          <table:table-cell office:value-type="float" office:value="-0.0313131578111737" calcext:value-type="float">
            <text:p>-0.031313157811174</text:p>
          </table:table-cell>
          <table:table-cell office:value-type="float" office:value="-0.0328081864178858" calcext:value-type="float">
            <text:p>-0.032808186417886</text:p>
          </table:table-cell>
          <table:table-cell office:value-type="float" office:value="-0.0314471467042824" calcext:value-type="float">
            <text:p>-0.031447146704282</text:p>
          </table:table-cell>
          <table:table-cell office:value-type="float" office:value="-0.0266758865718084" calcext:value-type="float">
            <text:p>-0.026675886571808</text:p>
          </table:table-cell>
          <table:table-cell office:value-type="float" office:value="-0.0255606187103217" calcext:value-type="float">
            <text:p>-0.025560618710322</text:p>
          </table:table-cell>
          <table:table-cell office:value-type="float" office:value="-0.0321202423456803" calcext:value-type="float">
            <text:p>-0.03212024234568</text:p>
          </table:table-cell>
          <table:table-cell office:value-type="float" office:value="-0.0331884866633758" calcext:value-type="float">
            <text:p>-0.033188486663376</text:p>
          </table:table-cell>
          <table:table-cell office:value-type="float" office:value="-0.0314029362467741" calcext:value-type="float">
            <text:p>-0.031402936246774</text:p>
          </table:table-cell>
          <table:table-cell office:value-type="float" office:value="-0.0259840605423462" calcext:value-type="float">
            <text:p>-0.025984060542346</text:p>
          </table:table-cell>
          <table:table-cell office:value-type="float" office:value="-0.0290989719153693" calcext:value-type="float">
            <text:p>-0.029098971915369</text:p>
          </table:table-cell>
          <table:table-cell office:value-type="float" office:value="-0.0314358550291858" calcext:value-type="float">
            <text:p>-0.031435855029186</text:p>
          </table:table-cell>
          <table:table-cell office:value-type="float" office:value="-0.032793714259894" calcext:value-type="float">
            <text:p>-0.032793714259894</text:p>
          </table:table-cell>
          <table:table-cell office:value-type="float" office:value="-0.0314583345490265" calcext:value-type="float">
            <text:p>-0.031458334549027</text:p>
          </table:table-cell>
          <table:table-cell office:value-type="float" office:value="-0.0246608597741848" calcext:value-type="float">
            <text:p>-0.024660859774185</text:p>
          </table:table-cell>
          <table:table-cell office:value-type="float" office:value="-0.0286834672030592" calcext:value-type="float">
            <text:p>-0.028683467203059</text:p>
          </table:table-cell>
          <table:table-cell office:value-type="float" office:value="-0.0315076699906046" calcext:value-type="float">
            <text:p>-0.031507669990605</text:p>
          </table:table-cell>
          <table:table-cell office:value-type="float" office:value="-0.0317232020007838" calcext:value-type="float">
            <text:p>-0.031723202000784</text:p>
          </table:table-cell>
          <table:table-cell office:value-type="float" office:value="-0.0240761039236228" calcext:value-type="float">
            <text:p>-0.024076103923623</text:p>
          </table:table-cell>
          <table:table-cell office:value-type="float" office:value="-0.0271676482326583" calcext:value-type="float">
            <text:p>-0.027167648232658</text:p>
          </table:table-cell>
          <table:table-cell office:value-type="float" office:value="-0.0294809430489952" calcext:value-type="float">
            <text:p>-0.029480943048995</text:p>
          </table:table-cell>
          <table:table-cell office:value-type="float" office:value="-0.0313253093681032" calcext:value-type="float">
            <text:p>-0.031325309368103</text:p>
          </table:table-cell>
          <table:table-cell office:value-type="float" office:value="-0.0291125556143924" calcext:value-type="float">
            <text:p>-0.029112555614392</text:p>
          </table:table-cell>
          <table:table-cell office:value-type="float" office:value="-0.0278638905655674" calcext:value-type="float">
            <text:p>-0.027863890565567</text:p>
          </table:table-cell>
          <table:table-cell office:value-type="float" office:value="-0.0311458706416927" calcext:value-type="float">
            <text:p>-0.031145870641693</text:p>
          </table:table-cell>
          <table:table-cell office:value-type="float" office:value="-0.0321069121969067" calcext:value-type="float">
            <text:p>-0.032106912196907</text:p>
          </table:table-cell>
          <table:table-cell office:value-type="float" office:value="-0.031002177052737" calcext:value-type="float">
            <text:p>-0.031002177052737</text:p>
          </table:table-cell>
          <table:table-cell office:value-type="float" office:value="-0.0243846506556617" calcext:value-type="float">
            <text:p>-0.024384650655662</text:p>
          </table:table-cell>
          <table:table-cell office:value-type="float" office:value="-0.0298417867376168" calcext:value-type="float">
            <text:p>-0.029841786737617</text:p>
          </table:table-cell>
          <table:table-cell office:value-type="float" office:value="-0.0326599807167173" calcext:value-type="float">
            <text:p>-0.032659980716717</text:p>
          </table:table-cell>
          <table:table-cell office:value-type="float" office:value="-0.0319732004207959" calcext:value-type="float">
            <text:p>-0.031973200420796</text:p>
          </table:table-cell>
          <table:table-cell office:value-type="float" office:value="-0.0310080116257458" calcext:value-type="float">
            <text:p>-0.031008011625746</text:p>
          </table:table-cell>
          <table:table-cell office:value-type="float" office:value="-0.0263061817280782" calcext:value-type="float">
            <text:p>-0.026306181728078</text:p>
          </table:table-cell>
          <table:table-cell office:value-type="float" office:value="-0.0303828064110998" calcext:value-type="float">
            <text:p>-0.0303828064111</text:p>
          </table:table-cell>
          <table:table-cell office:value-type="float" office:value="-0.032820863936138" calcext:value-type="float">
            <text:p>-0.032820863936138</text:p>
          </table:table-cell>
          <table:table-cell office:value-type="float" office:value="-0.0305041853219521" calcext:value-type="float">
            <text:p>-0.030504185321952</text:p>
          </table:table-cell>
          <table:table-cell office:value-type="float" office:value="-0.025668504524527" calcext:value-type="float">
            <text:p>-0.025668504524527</text:p>
          </table:table-cell>
          <table:table-cell office:value-type="float" office:value="-0.0265433897079255" calcext:value-type="float">
            <text:p>-0.026543389707926</text:p>
          </table:table-cell>
          <table:table-cell office:value-type="float" office:value="-0.0319447966298569" calcext:value-type="float">
            <text:p>-0.031944796629857</text:p>
          </table:table-cell>
          <table:table-cell office:value-type="float" office:value="-0.0326897803488715" calcext:value-type="float">
            <text:p>-0.032689780348872</text:p>
          </table:table-cell>
          <table:table-cell office:value-type="float" office:value="-0.032440240588162" calcext:value-type="float">
            <text:p>-0.032440240588162</text:p>
          </table:table-cell>
          <table:table-cell office:value-type="float" office:value="-0.0314245390450806" calcext:value-type="float">
            <text:p>-0.031424539045081</text:p>
          </table:table-cell>
          <table:table-cell office:value-type="float" office:value="-0.0261481828342568" calcext:value-type="float">
            <text:p>-0.026148182834257</text:p>
          </table:table-cell>
          <table:table-cell office:value-type="float" office:value="-0.0252519381268973" calcext:value-type="float">
            <text:p>-0.025251938126897</text:p>
          </table:table-cell>
          <table:table-cell office:value-type="float" office:value="-0.0317688555146601" calcext:value-type="float">
            <text:p>-0.03176885551466</text:p>
          </table:table-cell>
          <table:table-cell office:value-type="float" office:value="-0.032394663663089" calcext:value-type="float">
            <text:p>-0.032394663663089</text:p>
          </table:table-cell>
          <table:table-cell office:value-type="float" office:value="-0.0312160882557392" calcext:value-type="float">
            <text:p>-0.031216088255739</text:p>
          </table:table-cell>
          <table:table-cell office:value-type="float" office:value="-0.0255970866543795" calcext:value-type="float">
            <text:p>-0.02559708665438</text:p>
          </table:table-cell>
          <table:table-cell office:value-type="float" office:value="-0.0309190230972025" calcext:value-type="float">
            <text:p>-0.030919023097203</text:p>
          </table:table-cell>
          <table:table-cell office:value-type="float" office:value="-0.0314308181351055" calcext:value-type="float">
            <text:p>-0.031430818135106</text:p>
          </table:table-cell>
          <table:table-cell office:value-type="float" office:value="-0.0307409706083749" calcext:value-type="float">
            <text:p>-0.030740970608375</text:p>
          </table:table-cell>
          <table:table-cell office:value-type="float" office:value="-0.0253418688959445" calcext:value-type="float">
            <text:p>-0.025341868895945</text:p>
          </table:table-cell>
          <table:table-cell office:value-type="float" office:value="-0.0289304487648219" calcext:value-type="float">
            <text:p>-0.028930448764822</text:p>
          </table:table-cell>
          <table:table-cell office:value-type="float" office:value="-0.0330343027341088" calcext:value-type="float">
            <text:p>-0.033034302734109</text:p>
          </table:table-cell>
          <table:table-cell office:value-type="float" office:value="-0.0321602956186659" calcext:value-type="float">
            <text:p>-0.032160295618666</text:p>
          </table:table-cell>
          <table:table-cell office:value-type="float" office:value="-0.0257661418910209" calcext:value-type="float">
            <text:p>-0.025766141891021</text:p>
          </table:table-cell>
          <table:table-cell office:value-type="float" office:value="-0.0284853927103156" calcext:value-type="float">
            <text:p>-0.028485392710316</text:p>
          </table:table-cell>
          <table:table-cell office:value-type="float" office:value="-0.0324349827953877" calcext:value-type="float">
            <text:p>-0.032434982795388</text:p>
          </table:table-cell>
          <table:table-cell office:value-type="float" office:value="-0.0322751785433701" calcext:value-type="float">
            <text:p>-0.03227517854337</text:p>
          </table:table-cell>
          <table:table-cell office:value-type="float" office:value="-0.0322628269872455" calcext:value-type="float">
            <text:p>-0.032262826987246</text:p>
          </table:table-cell>
          <table:table-cell office:value-type="float" office:value="-0.0296235240449434" calcext:value-type="float">
            <text:p>-0.029623524044943</text:p>
          </table:table-cell>
          <table:table-cell office:value-type="float" office:value="-0.0249519599829809" calcext:value-type="float">
            <text:p>-0.024951959982981</text:p>
          </table:table-cell>
          <table:table-cell office:value-type="float" office:value="-0.0287832230814337" calcext:value-type="float">
            <text:p>-0.028783223081434</text:p>
          </table:table-cell>
          <table:table-cell office:value-type="float" office:value="-0.0334487822235271" calcext:value-type="float">
            <text:p>-0.033448782223527</text:p>
          </table:table-cell>
          <table:table-cell office:value-type="float" office:value="-0.0324592910849639" calcext:value-type="float">
            <text:p>-0.032459291084964</text:p>
          </table:table-cell>
          <table:table-cell office:value-type="float" office:value="-0.0274864885298441" calcext:value-type="float">
            <text:p>-0.027486488529844</text:p>
          </table:table-cell>
          <table:table-cell office:value-type="float" office:value="-0.0323770289190043" calcext:value-type="float">
            <text:p>-0.032377028919004</text:p>
          </table:table-cell>
          <table:table-cell office:value-type="float" office:value="-0.0308256440465707" calcext:value-type="float">
            <text:p>-0.030825644046571</text:p>
          </table:table-cell>
          <table:table-cell office:value-type="float" office:value="-0.0248110005911539" calcext:value-type="float">
            <text:p>-0.024811000591154</text:p>
          </table:table-cell>
          <table:table-cell office:value-type="float" office:value="-0.0283062016639554" calcext:value-type="float">
            <text:p>-0.028306201663955</text:p>
          </table:table-cell>
          <table:table-cell office:value-type="float" office:value="-0.0316680029544585" calcext:value-type="float">
            <text:p>-0.031668002954459</text:p>
          </table:table-cell>
          <table:table-cell office:value-type="float" office:value="-0.0335565420451377" calcext:value-type="float">
            <text:p>-0.033556542045138</text:p>
          </table:table-cell>
          <table:table-cell office:value-type="float" office:value="-0.0329984261721169" calcext:value-type="float">
            <text:p>-0.032998426172117</text:p>
          </table:table-cell>
          <table:table-cell office:value-type="float" office:value="-0.0320144446887091" calcext:value-type="float">
            <text:p>-0.032014444688709</text:p>
          </table:table-cell>
          <table:table-cell office:value-type="float" office:value="-0.0250957852458153" calcext:value-type="float">
            <text:p>-0.025095785245815</text:p>
          </table:table-cell>
          <table:table-cell office:value-type="float" office:value="-0.0262300191416887" calcext:value-type="float">
            <text:p>-0.026230019141689</text:p>
          </table:table-cell>
          <table:table-cell office:value-type="float" office:value="-0.0296190711841248" calcext:value-type="float">
            <text:p>-0.029619071184125</text:p>
          </table:table-cell>
          <table:table-cell office:value-type="float" office:value="-0.0317223419985847" calcext:value-type="float">
            <text:p>-0.031722341998585</text:p>
          </table:table-cell>
          <table:table-cell office:value-type="float" office:value="-0.0323359230754692" calcext:value-type="float">
            <text:p>-0.032335923075469</text:p>
          </table:table-cell>
          <table:table-cell office:value-type="float" office:value="-0.0319177409180661" calcext:value-type="float">
            <text:p>-0.031917740918066</text:p>
          </table:table-cell>
          <table:table-cell office:value-type="float" office:value="-0.0306522917457236" calcext:value-type="float">
            <text:p>-0.030652291745724</text:p>
          </table:table-cell>
          <table:table-cell office:value-type="float" office:value="-0.0270570279466296" calcext:value-type="float">
            <text:p>-0.02705702794663</text:p>
          </table:table-cell>
          <table:table-cell office:value-type="float" office:value="-0.0331769884968121" calcext:value-type="float">
            <text:p>-0.033176988496812</text:p>
          </table:table-cell>
          <table:table-cell office:value-type="float" office:value="-0.0338267101939503" calcext:value-type="float">
            <text:p>-0.03382671019395</text:p>
          </table:table-cell>
          <table:table-cell office:value-type="float" office:value="-0.0322046787527067" calcext:value-type="float">
            <text:p>-0.032204678752707</text:p>
          </table:table-cell>
          <table:table-cell office:value-type="float" office:value="-0.0259367757640243" calcext:value-type="float">
            <text:p>-0.025936775764024</text:p>
          </table:table-cell>
          <table:table-cell office:value-type="float" office:value="-0.0291635055858646" calcext:value-type="float">
            <text:p>-0.029163505585865</text:p>
          </table:table-cell>
          <table:table-cell office:value-type="float" office:value="-0.0325071733429537" calcext:value-type="float">
            <text:p>-0.032507173342954</text:p>
          </table:table-cell>
          <table:table-cell office:value-type="float" office:value="-0.0314161662694391" calcext:value-type="float">
            <text:p>-0.031416166269439</text:p>
          </table:table-cell>
          <table:table-cell office:value-type="float" office:value="-0.0303127403829295" calcext:value-type="float">
            <text:p>-0.03031274038293</text:p>
          </table:table-cell>
          <table:table-cell office:value-type="float" office:value="-0.0331057006795919" calcext:value-type="float">
            <text:p>-0.033105700679592</text:p>
          </table:table-cell>
          <table:table-cell office:value-type="float" office:value="-0.0328428008713114" calcext:value-type="float">
            <text:p>-0.032842800871311</text:p>
          </table:table-cell>
          <table:table-cell office:value-type="float" office:value="-0.0271076572664605" calcext:value-type="float">
            <text:p>-0.027107657266461</text:p>
          </table:table-cell>
          <table:table-cell office:value-type="float" office:value="-0.0283243093678912" calcext:value-type="float">
            <text:p>-0.028324309367891</text:p>
          </table:table-cell>
          <table:table-cell office:value-type="float" office:value="-0.0309169882239069" calcext:value-type="float">
            <text:p>-0.030916988223907</text:p>
          </table:table-cell>
          <table:table-cell office:value-type="float" office:value="-0.0324562194426827" calcext:value-type="float">
            <text:p>-0.032456219442683</text:p>
          </table:table-cell>
          <table:table-cell office:value-type="float" office:value="-0.0320326901720418" calcext:value-type="float">
            <text:p>-0.032032690172042</text:p>
          </table:table-cell>
          <table:table-cell office:value-type="float" office:value="-0.0256773255458604" calcext:value-type="float">
            <text:p>-0.02567732554586</text:p>
          </table:table-cell>
          <table:table-cell office:value-type="float" office:value="-0.0287088588142731" calcext:value-type="float">
            <text:p>-0.028708858814273</text:p>
          </table:table-cell>
          <table:table-cell office:value-type="float" office:value="-0.0317880847988867" calcext:value-type="float">
            <text:p>-0.031788084798887</text:p>
          </table:table-cell>
          <table:table-cell office:value-type="float" office:value="-0.033369809091573" calcext:value-type="float">
            <text:p>-0.033369809091573</text:p>
          </table:table-cell>
          <table:table-cell office:value-type="float" office:value="-0.0321113491645558" calcext:value-type="float">
            <text:p>-0.032111349164556</text:p>
          </table:table-cell>
          <table:table-cell office:value-type="float" office:value="-0.0273697414018088" calcext:value-type="float">
            <text:p>-0.027369741401809</text:p>
          </table:table-cell>
          <table:table-cell office:value-type="float" office:value="-0.0241149391365782" calcext:value-type="float">
            <text:p>-0.024114939136578</text:p>
          </table:table-cell>
          <table:table-cell office:value-type="float" office:value="-0.0270340194557919" calcext:value-type="float">
            <text:p>-0.027034019455792</text:p>
          </table:table-cell>
          <table:table-cell office:value-type="float" office:value="-0.0295794767780906" calcext:value-type="float">
            <text:p>-0.029579476778091</text:p>
          </table:table-cell>
          <table:table-cell office:value-type="float" office:value="-0.0314005134286342" calcext:value-type="float">
            <text:p>-0.031400513428634</text:p>
          </table:table-cell>
          <table:table-cell office:value-type="float" office:value="-0.0321889467212351" calcext:value-type="float">
            <text:p>-0.032188946721235</text:p>
          </table:table-cell>
          <table:table-cell office:value-type="float" office:value="-0.0322547483562268" calcext:value-type="float">
            <text:p>-0.032254748356227</text:p>
          </table:table-cell>
          <table:table-cell office:value-type="float" office:value="-0.0258129216597217" calcext:value-type="float">
            <text:p>-0.025812921659722</text:p>
          </table:table-cell>
          <table:table-cell office:value-type="float" office:value="-0.0289048177139635" calcext:value-type="float">
            <text:p>-0.028904817713964</text:p>
          </table:table-cell>
          <table:table-cell office:value-type="float" office:value="-0.0312152406596935" calcext:value-type="float">
            <text:p>-0.031215240659694</text:p>
          </table:table-cell>
          <table:table-cell office:value-type="float" office:value="-0.0283237635466139" calcext:value-type="float">
            <text:p>-0.028323763546614</text:p>
          </table:table-cell>
          <table:table-cell office:value-type="float" office:value="-0.0272046337778461" calcext:value-type="float">
            <text:p>-0.027204633777846</text:p>
          </table:table-cell>
          <table:table-cell office:value-type="float" office:value="-0.0261185393000204" calcext:value-type="float">
            <text:p>-0.02611853930002</text:p>
          </table:table-cell>
          <table:table-cell office:value-type="float" office:value="-0.0254272553219917" calcext:value-type="float">
            <text:p>-0.025427255321992</text:p>
          </table:table-cell>
          <table:table-cell office:value-type="float" office:value="-0.0248117907121631" calcext:value-type="float">
            <text:p>-0.024811790712163</text:p>
          </table:table-cell>
          <table:table-cell office:value-type="float" office:value="-0.0242330306650475" calcext:value-type="float">
            <text:p>-0.024233030665048</text:p>
          </table:table-cell>
          <table:table-cell office:value-type="float" office:value="-0.0245482471135341" calcext:value-type="float">
            <text:p>-0.024548247113534</text:p>
          </table:table-cell>
          <table:table-cell office:value-type="float" office:value="-0.024301524025006" calcext:value-type="float">
            <text:p>-0.024301524025006</text:p>
          </table:table-cell>
          <table:table-cell office:value-type="float" office:value="-0.0242709214331682" calcext:value-type="float">
            <text:p>-0.024270921433168</text:p>
          </table:table-cell>
          <table:table-cell office:value-type="float" office:value="-0.0244151039383963" calcext:value-type="float">
            <text:p>-0.024415103938396</text:p>
          </table:table-cell>
          <table:table-cell office:value-type="float" office:value="-0.0244141859334004" calcext:value-type="float">
            <text:p>-0.0244141859334</text:p>
          </table:table-cell>
          <table:table-cell office:value-type="float" office:value="-0.0241473712774215" calcext:value-type="float">
            <text:p>-0.024147371277422</text:p>
          </table:table-cell>
          <table:table-cell office:value-type="float" office:value="-0.0239269717230547" calcext:value-type="float">
            <text:p>-0.023926971723055</text:p>
          </table:table-cell>
          <table:table-cell office:value-type="float" office:value="-0.0240917205092487" calcext:value-type="float">
            <text:p>-0.024091720509249</text:p>
          </table:table-cell>
          <table:table-cell office:value-type="float" office:value="-0.0239504917667943" calcext:value-type="float">
            <text:p>-0.023950491766794</text:p>
          </table:table-cell>
          <table:table-cell office:value-type="float" office:value="-0.0240220716883129" calcext:value-type="float">
            <text:p>-0.024022071688313</text:p>
          </table:table-cell>
          <table:table-cell office:value-type="float" office:value="-0.0240402612705035" calcext:value-type="float">
            <text:p>-0.024040261270504</text:p>
          </table:table-cell>
          <table:table-cell office:value-type="float" office:value="-0.0240571164023494" calcext:value-type="float">
            <text:p>-0.024057116402349</text:p>
          </table:table-cell>
          <table:table-cell office:value-type="float" office:value="-0.024147975833325" calcext:value-type="float">
            <text:p>-0.024147975833325</text:p>
          </table:table-cell>
          <table:table-cell office:value-type="float" office:value="-0.0241955636516522" calcext:value-type="float">
            <text:p>-0.024195563651652</text:p>
          </table:table-cell>
          <table:table-cell office:value-type="float" office:value="-0.0242014485411069" calcext:value-type="float">
            <text:p>-0.024201448541107</text:p>
          </table:table-cell>
          <table:table-cell office:value-type="float" office:value="-0.0243707464426371" calcext:value-type="float">
            <text:p>-0.024370746442637</text:p>
          </table:table-cell>
          <table:table-cell office:value-type="float" office:value="-0.0243635381521077" calcext:value-type="float">
            <text:p>-0.024363538152108</text:p>
          </table:table-cell>
          <table:table-cell office:value-type="float" office:value="-0.0242946045599783" calcext:value-type="float">
            <text:p>-0.024294604559978</text:p>
          </table:table-cell>
          <table:table-cell office:value-type="float" office:value="-0.0243325392410235" calcext:value-type="float">
            <text:p>-0.024332539241024</text:p>
          </table:table-cell>
          <table:table-cell office:value-type="float" office:value="-0.0243667781962758" calcext:value-type="float">
            <text:p>-0.024366778196276</text:p>
          </table:table-cell>
          <table:table-cell office:value-type="float" office:value="-0.0243395403993496" calcext:value-type="float">
            <text:p>-0.02433954039935</text:p>
          </table:table-cell>
          <table:table-cell office:value-type="float" office:value="-0.0242688202967875" calcext:value-type="float">
            <text:p>-0.024268820296788</text:p>
          </table:table-cell>
          <table:table-cell office:value-type="float" office:value="-0.0243480352663542" calcext:value-type="float">
            <text:p>-0.024348035266354</text:p>
          </table:table-cell>
          <table:table-cell office:value-type="float" office:value="-0.0243311968874448" calcext:value-type="float">
            <text:p>-0.024331196887445</text:p>
          </table:table-cell>
          <table:table-cell office:value-type="float" office:value="-0.0243482323600101" calcext:value-type="float">
            <text:p>-0.02434823236001</text:p>
          </table:table-cell>
          <table:table-cell office:value-type="float" office:value="-0.0243447231118163" calcext:value-type="float">
            <text:p>-0.024344723111816</text:p>
          </table:table-cell>
          <table:table-cell office:value-type="float" office:value="-0.0242484706466652" calcext:value-type="float">
            <text:p>-0.024248470646665</text:p>
          </table:table-cell>
          <table:table-cell office:value-type="float" office:value="-0.0243491758465666" calcext:value-type="float">
            <text:p>-0.024349175846567</text:p>
          </table:table-cell>
          <table:table-cell office:value-type="float" office:value="-0.0243323577451482" calcext:value-type="float">
            <text:p>-0.024332357745148</text:p>
          </table:table-cell>
          <table:table-cell office:value-type="float" office:value="-0.0243458409656336" calcext:value-type="float">
            <text:p>-0.024345840965634</text:p>
          </table:table-cell>
          <table:table-cell office:value-type="float" office:value="-0.0242698133183901" calcext:value-type="float">
            <text:p>-0.02426981331839</text:p>
          </table:table-cell>
          <table:table-cell office:value-type="float" office:value="-0.0243333237733249" calcext:value-type="float">
            <text:p>-0.024333323773325</text:p>
          </table:table-cell>
          <table:table-cell office:value-type="float" office:value="-0.0242177235552212" calcext:value-type="float">
            <text:p>-0.024217723555221</text:p>
          </table:table-cell>
          <table:table-cell office:value-type="float" office:value="-0.024351323700886" calcext:value-type="float">
            <text:p>-0.024351323700886</text:p>
          </table:table-cell>
          <table:table-cell office:value-type="float" office:value="-0.0243399114808981" calcext:value-type="float">
            <text:p>-0.024339911480898</text:p>
          </table:table-cell>
          <table:table-cell office:value-type="float" office:value="-0.0243243678012326" calcext:value-type="float">
            <text:p>-0.024324367801233</text:p>
          </table:table-cell>
          <table:table-cell office:value-type="float" office:value="-0.0243276296988706" calcext:value-type="float">
            <text:p>-0.024327629698871</text:p>
          </table:table-cell>
          <table:table-cell office:value-type="float" office:value="-0.0243537980601336" calcext:value-type="float">
            <text:p>-0.024353798060134</text:p>
          </table:table-cell>
          <table:table-cell office:value-type="float" office:value="-0.0242593837064101" calcext:value-type="float">
            <text:p>-0.02425938370641</text:p>
          </table:table-cell>
          <table:table-cell office:value-type="float" office:value="-0.0243519275547065" calcext:value-type="float">
            <text:p>-0.024351927554707</text:p>
          </table:table-cell>
          <table:table-cell office:value-type="float" office:value="-0.0242537624593662" calcext:value-type="float">
            <text:p>-0.024253762459366</text:p>
          </table:table-cell>
          <table:table-cell office:value-type="float" office:value="-0.0243417149361319" calcext:value-type="float">
            <text:p>-0.024341714936132</text:p>
          </table:table-cell>
          <table:table-cell office:value-type="float" office:value="-0.0242560244225964" calcext:value-type="float">
            <text:p>-0.024256024422596</text:p>
          </table:table-cell>
          <table:table-cell office:value-type="float" office:value="-0.0243481337820735" calcext:value-type="float">
            <text:p>-0.024348133782074</text:p>
          </table:table-cell>
          <table:table-cell office:value-type="float" office:value="-0.0242363547499572" calcext:value-type="float">
            <text:p>-0.024236354749957</text:p>
          </table:table-cell>
          <table:table-cell office:value-type="float" office:value="-0.0243471367592598" calcext:value-type="float">
            <text:p>-0.02434713675926</text:p>
          </table:table-cell>
          <table:table-cell office:value-type="float" office:value="-0.024343319942317" calcext:value-type="float">
            <text:p>-0.024343319942317</text:p>
          </table:table-cell>
          <table:table-cell office:value-type="float" office:value="-0.0243459009357115" calcext:value-type="float">
            <text:p>-0.024345900935712</text:p>
          </table:table-cell>
          <table:table-cell office:value-type="float" office:value="-0.0243297098944152" calcext:value-type="float">
            <text:p>-0.024329709894415</text:p>
          </table:table-cell>
          <table:table-cell office:value-type="float" office:value="-0.024336160411663" calcext:value-type="float">
            <text:p>-0.024336160411663</text:p>
          </table:table-cell>
          <table:table-cell office:value-type="float" office:value="-0.0242478936376245" calcext:value-type="float">
            <text:p>-0.024247893637625</text:p>
          </table:table-cell>
          <table:table-cell office:value-type="float" office:value="-0.0243078269686821" calcext:value-type="float">
            <text:p>-0.024307826968682</text:p>
          </table:table-cell>
          <table:table-cell office:value-type="float" office:value="-0.0243392405979681" calcext:value-type="float">
            <text:p>-0.024339240597968</text:p>
          </table:table-cell>
          <table:table-cell office:value-type="float" office:value="-0.0242413159876026" calcext:value-type="float">
            <text:p>-0.024241315987603</text:p>
          </table:table-cell>
          <table:table-cell office:value-type="float" office:value="-0.024336504252026" calcext:value-type="float">
            <text:p>-0.024336504252026</text:p>
          </table:table-cell>
          <table:table-cell office:value-type="float" office:value="-0.0242335685185841" calcext:value-type="float">
            <text:p>-0.024233568518584</text:p>
          </table:table-cell>
          <table:table-cell office:value-type="float" office:value="-0.0243342725319122" calcext:value-type="float">
            <text:p>-0.024334272531912</text:p>
          </table:table-cell>
          <table:table-cell office:value-type="float" office:value="-0.0243404833669446" calcext:value-type="float">
            <text:p>-0.024340483366945</text:p>
          </table:table-cell>
          <table:table-cell office:value-type="float" office:value="-0.0243433000179081" calcext:value-type="float">
            <text:p>-0.024343300017908</text:p>
          </table:table-cell>
          <table:table-cell office:value-type="float" office:value="-0.0243380533440396" calcext:value-type="float">
            <text:p>-0.02433805334404</text:p>
          </table:table-cell>
          <table:table-cell office:value-type="float" office:value="-0.0243179979889264" calcext:value-type="float">
            <text:p>-0.024317997988926</text:p>
          </table:table-cell>
          <table:table-cell office:value-type="float" office:value="-0.0243492367564115" calcext:value-type="float">
            <text:p>-0.024349236756412</text:p>
          </table:table-cell>
          <table:table-cell office:value-type="float" office:value="-0.024350386951751" calcext:value-type="float">
            <text:p>-0.024350386951751</text:p>
          </table:table-cell>
          <table:table-cell office:value-type="float" office:value="-0.0243330490566947" calcext:value-type="float">
            <text:p>-0.024333049056695</text:p>
          </table:table-cell>
          <table:table-cell office:value-type="float" office:value="-0.0243273541341658" calcext:value-type="float">
            <text:p>-0.024327354134166</text:p>
          </table:table-cell>
          <table:table-cell office:value-type="float" office:value="-0.0243374376945981" calcext:value-type="float">
            <text:p>-0.024337437694598</text:p>
          </table:table-cell>
          <table:table-cell office:value-type="float" office:value="-0.0243187531973883" calcext:value-type="float">
            <text:p>-0.024318753197388</text:p>
          </table:table-cell>
          <table:table-cell office:value-type="float" office:value="-0.0243420351265568" calcext:value-type="float">
            <text:p>-0.024342035126557</text:p>
          </table:table-cell>
          <table:table-cell office:value-type="float" office:value="-0.0243270172839777" calcext:value-type="float">
            <text:p>-0.024327017283978</text:p>
          </table:table-cell>
          <table:table-cell office:value-type="float" office:value="-0.0243496548347781" calcext:value-type="float">
            <text:p>-0.024349654834778</text:p>
          </table:table-cell>
          <table:table-cell office:value-type="float" office:value="-0.0243479982566717" calcext:value-type="float">
            <text:p>-0.024347998256672</text:p>
          </table:table-cell>
          <table:table-cell office:value-type="float" office:value="-0.0243351733584563" calcext:value-type="float">
            <text:p>-0.024335173358456</text:p>
          </table:table-cell>
          <table:table-cell office:value-type="float" office:value="-0.0243372208059612" calcext:value-type="float">
            <text:p>-0.024337220805961</text:p>
          </table:table-cell>
          <table:table-cell office:value-type="float" office:value="-0.0243255546272433" calcext:value-type="float">
            <text:p>-0.024325554627243</text:p>
          </table:table-cell>
          <table:table-cell office:value-type="float" office:value="-0.024328322934917" calcext:value-type="float">
            <text:p>-0.024328322934917</text:p>
          </table:table-cell>
          <table:table-cell office:value-type="float" office:value="-0.0242410208457393" calcext:value-type="float">
            <text:p>-0.024241020845739</text:p>
          </table:table-cell>
          <table:table-cell office:value-type="float" office:value="-0.0243412393529681" calcext:value-type="float">
            <text:p>-0.024341239352968</text:p>
          </table:table-cell>
          <table:table-cell office:value-type="float" office:value="-0.0243135267429544" calcext:value-type="float">
            <text:p>-0.024313526742954</text:p>
          </table:table-cell>
          <table:table-cell office:value-type="float" office:value="-0.0242655358754031" calcext:value-type="float">
            <text:p>-0.024265535875403</text:p>
          </table:table-cell>
          <table:table-cell office:value-type="float" office:value="-0.0243383569195242" calcext:value-type="float">
            <text:p>-0.024338356919524</text:p>
          </table:table-cell>
          <table:table-cell office:value-type="float" office:value="-0.024328074335152" calcext:value-type="float">
            <text:p>-0.024328074335152</text:p>
          </table:table-cell>
          <table:table-cell office:value-type="float" office:value="-0.0243472749823073" calcext:value-type="float">
            <text:p>-0.024347274982307</text:p>
          </table:table-cell>
          <table:table-cell office:value-type="float" office:value="-0.0243259930332603" calcext:value-type="float">
            <text:p>-0.02432599303326</text:p>
          </table:table-cell>
          <table:table-cell office:value-type="float" office:value="-0.0242362506733521" calcext:value-type="float">
            <text:p>-0.024236250673352</text:p>
          </table:table-cell>
          <table:table-cell office:value-type="float" office:value="-0.0242470216015304" calcext:value-type="float">
            <text:p>-0.024247021601531</text:p>
          </table:table-cell>
          <table:table-cell office:value-type="float" office:value="-0.0243239288669076" calcext:value-type="float">
            <text:p>-0.024323928866908</text:p>
          </table:table-cell>
          <table:table-cell office:value-type="float" office:value="-0.0243377752092691" calcext:value-type="float">
            <text:p>-0.024337775209269</text:p>
          </table:table-cell>
          <table:table-cell office:value-type="float" office:value="-0.0243276229826664" calcext:value-type="float">
            <text:p>-0.024327622982667</text:p>
          </table:table-cell>
          <table:table-cell office:value-type="float" office:value="-0.024348043397107" calcext:value-type="float">
            <text:p>-0.024348043397107</text:p>
          </table:table-cell>
          <table:table-cell office:value-type="float" office:value="-0.0243255086881728" calcext:value-type="float">
            <text:p>-0.024325508688173</text:p>
          </table:table-cell>
          <table:table-cell office:value-type="float" office:value="-0.0242507231945142" calcext:value-type="float">
            <text:p>-0.024250723194514</text:p>
          </table:table-cell>
          <table:table-cell office:value-type="float" office:value="-0.0243105377930673" calcext:value-type="float">
            <text:p>-0.024310537793067</text:p>
          </table:table-cell>
          <table:table-cell office:value-type="float" office:value="-0.0243405254049517" calcext:value-type="float">
            <text:p>-0.024340525404952</text:p>
          </table:table-cell>
          <table:table-cell office:value-type="float" office:value="-0.0243393389320596" calcext:value-type="float">
            <text:p>-0.02433933893206</text:p>
          </table:table-cell>
          <table:table-cell office:value-type="float" office:value="-0.0243368853724693" calcext:value-type="float">
            <text:p>-0.024336885372469</text:p>
          </table:table-cell>
          <table:table-cell office:value-type="float" office:value="-0.0243195894984531" calcext:value-type="float">
            <text:p>-0.024319589498453</text:p>
          </table:table-cell>
          <table:table-cell office:value-type="float" office:value="-0.0243492154541556" calcext:value-type="float">
            <text:p>-0.024349215454156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02637911872263" calcext:value-type="float">
            <text:p>0.502637911872263</text:p>
          </table:table-cell>
          <table:table-cell office:value-type="float" office:value="0.502944893643086" calcext:value-type="float">
            <text:p>0.502944893643086</text:p>
          </table:table-cell>
          <table:table-cell office:value-type="float" office:value="0.502720061068037" calcext:value-type="float">
            <text:p>0.502720061068037</text:p>
          </table:table-cell>
          <table:table-cell office:value-type="float" office:value="0.502780986577347" calcext:value-type="float">
            <text:p>0.502780986577347</text:p>
          </table:table-cell>
          <table:table-cell office:value-type="float" office:value="0.502594428177523" calcext:value-type="float">
            <text:p>0.502594428177523</text:p>
          </table:table-cell>
          <table:table-cell office:value-type="float" office:value="0.502734210996501" calcext:value-type="float">
            <text:p>0.502734210996501</text:p>
          </table:table-cell>
          <table:table-cell office:value-type="float" office:value="0.502669841486259" calcext:value-type="float">
            <text:p>0.502669841486259</text:p>
          </table:table-cell>
          <table:table-cell office:value-type="float" office:value="0.503121754423024" calcext:value-type="float">
            <text:p>0.503121754423024</text:p>
          </table:table-cell>
          <table:table-cell office:value-type="float" office:value="0.503000282466057" calcext:value-type="float">
            <text:p>0.503000282466057</text:p>
          </table:table-cell>
          <table:table-cell office:value-type="float" office:value="0.502962531079252" calcext:value-type="float">
            <text:p>0.502962531079252</text:p>
          </table:table-cell>
          <table:table-cell office:value-type="float" office:value="0.502032404977051" calcext:value-type="float">
            <text:p>0.502032404977051</text:p>
          </table:table-cell>
          <table:table-cell office:value-type="float" office:value="0.502381570343515" calcext:value-type="float">
            <text:p>0.502381570343515</text:p>
          </table:table-cell>
          <table:table-cell office:value-type="float" office:value="0.502969244034515" calcext:value-type="float">
            <text:p>0.502969244034515</text:p>
          </table:table-cell>
          <table:table-cell office:value-type="float" office:value="0.50259462066277" calcext:value-type="float">
            <text:p>0.50259462066277</text:p>
          </table:table-cell>
          <table:table-cell office:value-type="float" office:value="0.502176675421463" calcext:value-type="float">
            <text:p>0.502176675421463</text:p>
          </table:table-cell>
          <table:table-cell office:value-type="float" office:value="0.502813348673943" calcext:value-type="float">
            <text:p>0.502813348673943</text:p>
          </table:table-cell>
          <table:table-cell office:value-type="float" office:value="0.502589221447159" calcext:value-type="float">
            <text:p>0.502589221447159</text:p>
          </table:table-cell>
          <table:table-cell office:value-type="float" office:value="0.503389699414325" calcext:value-type="float">
            <text:p>0.503389699414325</text:p>
          </table:table-cell>
          <table:table-cell office:value-type="float" office:value="0.503604164136436" calcext:value-type="float">
            <text:p>0.503604164136436</text:p>
          </table:table-cell>
          <table:table-cell office:value-type="float" office:value="0.503528151125812" calcext:value-type="float">
            <text:p>0.503528151125812</text:p>
          </table:table-cell>
          <table:table-cell office:value-type="float" office:value="0.503305037276239" calcext:value-type="float">
            <text:p>0.503305037276239</text:p>
          </table:table-cell>
          <table:table-cell office:value-type="float" office:value="0.503533028380099" calcext:value-type="float">
            <text:p>0.503533028380099</text:p>
          </table:table-cell>
          <table:table-cell office:value-type="float" office:value="0.502823619035117" calcext:value-type="float">
            <text:p>0.502823619035117</text:p>
          </table:table-cell>
          <table:table-cell office:value-type="float" office:value="0.503317274970771" calcext:value-type="float">
            <text:p>0.503317274970771</text:p>
          </table:table-cell>
          <table:table-cell office:value-type="float" office:value="0.502546569979464" calcext:value-type="float">
            <text:p>0.502546569979464</text:p>
          </table:table-cell>
          <table:table-cell office:value-type="float" office:value="0.502053221379499" calcext:value-type="float">
            <text:p>0.502053221379499</text:p>
          </table:table-cell>
          <table:table-cell office:value-type="float" office:value="0.50338630034402" calcext:value-type="float">
            <text:p>0.50338630034402</text:p>
          </table:table-cell>
          <table:table-cell office:value-type="float" office:value="0.502821233604605" calcext:value-type="float">
            <text:p>0.502821233604605</text:p>
          </table:table-cell>
          <table:table-cell office:value-type="float" office:value="0.503524093535124" calcext:value-type="float">
            <text:p>0.503524093535124</text:p>
          </table:table-cell>
          <table:table-cell office:value-type="float" office:value="0.503311631383655" calcext:value-type="float">
            <text:p>0.503311631383655</text:p>
          </table:table-cell>
          <table:table-cell office:value-type="float" office:value="0.503826415173927" calcext:value-type="float">
            <text:p>0.503826415173927</text:p>
          </table:table-cell>
          <table:table-cell office:value-type="float" office:value="0.502245697618041" calcext:value-type="float">
            <text:p>0.502245697618041</text:p>
          </table:table-cell>
          <table:table-cell office:value-type="float" office:value="0.502052865666899" calcext:value-type="float">
            <text:p>0.502052865666899</text:p>
          </table:table-cell>
          <table:table-cell office:value-type="float" office:value="0.503301097956545" calcext:value-type="float">
            <text:p>0.503301097956545</text:p>
          </table:table-cell>
          <table:table-cell office:value-type="float" office:value="0.502652149043727" calcext:value-type="float">
            <text:p>0.502652149043727</text:p>
          </table:table-cell>
          <table:table-cell office:value-type="float" office:value="0.502614019793731" calcext:value-type="float">
            <text:p>0.502614019793731</text:p>
          </table:table-cell>
          <table:table-cell office:value-type="float" office:value="0.503318636116919" calcext:value-type="float">
            <text:p>0.503318636116919</text:p>
          </table:table-cell>
          <table:table-cell office:value-type="float" office:value="0.503038479093823" calcext:value-type="float">
            <text:p>0.503038479093823</text:p>
          </table:table-cell>
          <table:table-cell office:value-type="float" office:value="0.503295412455701" calcext:value-type="float">
            <text:p>0.503295412455701</text:p>
          </table:table-cell>
          <table:table-cell office:value-type="float" office:value="0.502997345569511" calcext:value-type="float">
            <text:p>0.502997345569511</text:p>
          </table:table-cell>
          <table:table-cell office:value-type="float" office:value="0.503054285716531" calcext:value-type="float">
            <text:p>0.503054285716531</text:p>
          </table:table-cell>
          <table:table-cell office:value-type="float" office:value="0.502281514952334" calcext:value-type="float">
            <text:p>0.502281514952334</text:p>
          </table:table-cell>
          <table:table-cell office:value-type="float" office:value="0.502627839059923" calcext:value-type="float">
            <text:p>0.502627839059923</text:p>
          </table:table-cell>
          <table:table-cell office:value-type="float" office:value="0.502430483859184" calcext:value-type="float">
            <text:p>0.502430483859184</text:p>
          </table:table-cell>
          <table:table-cell office:value-type="float" office:value="0.503001837638556" calcext:value-type="float">
            <text:p>0.503001837638556</text:p>
          </table:table-cell>
          <table:table-cell office:value-type="float" office:value="0.503288049017217" calcext:value-type="float">
            <text:p>0.503288049017217</text:p>
          </table:table-cell>
          <table:table-cell office:value-type="float" office:value="0.503559280260078" calcext:value-type="float">
            <text:p>0.503559280260078</text:p>
          </table:table-cell>
          <table:table-cell office:value-type="float" office:value="0.503375211349171" calcext:value-type="float">
            <text:p>0.503375211349171</text:p>
          </table:table-cell>
          <table:table-cell office:value-type="float" office:value="0.502043145834153" calcext:value-type="float">
            <text:p>0.502043145834153</text:p>
          </table:table-cell>
          <table:table-cell office:value-type="float" office:value="0.50269286237928" calcext:value-type="float">
            <text:p>0.50269286237928</text:p>
          </table:table-cell>
          <table:table-cell office:value-type="float" office:value="0.502704824527462" calcext:value-type="float">
            <text:p>0.502704824527462</text:p>
          </table:table-cell>
          <table:table-cell office:value-type="float" office:value="0.503308407738839" calcext:value-type="float">
            <text:p>0.503308407738839</text:p>
          </table:table-cell>
          <table:table-cell office:value-type="float" office:value="0.502630138078654" calcext:value-type="float">
            <text:p>0.502630138078654</text:p>
          </table:table-cell>
          <table:table-cell office:value-type="float" office:value="0.503713178354029" calcext:value-type="float">
            <text:p>0.503713178354029</text:p>
          </table:table-cell>
          <table:table-cell office:value-type="float" office:value="0.502862313181628" calcext:value-type="float">
            <text:p>0.502862313181628</text:p>
          </table:table-cell>
          <table:table-cell office:value-type="float" office:value="0.503495025743843" calcext:value-type="float">
            <text:p>0.503495025743843</text:p>
          </table:table-cell>
          <table:table-cell office:value-type="float" office:value="0.503005503764221" calcext:value-type="float">
            <text:p>0.503005503764221</text:p>
          </table:table-cell>
          <table:table-cell office:value-type="float" office:value="0.502424036007881" calcext:value-type="float">
            <text:p>0.502424036007881</text:p>
          </table:table-cell>
          <table:table-cell office:value-type="float" office:value="0.503672540137941" calcext:value-type="float">
            <text:p>0.503672540137941</text:p>
          </table:table-cell>
          <table:table-cell office:value-type="float" office:value="0.503229655538577" calcext:value-type="float">
            <text:p>0.503229655538577</text:p>
          </table:table-cell>
          <table:table-cell office:value-type="float" office:value="0.502967050050632" calcext:value-type="float">
            <text:p>0.502967050050632</text:p>
          </table:table-cell>
          <table:table-cell office:value-type="float" office:value="0.503243766875997" calcext:value-type="float">
            <text:p>0.503243766875997</text:p>
          </table:table-cell>
          <table:table-cell office:value-type="float" office:value="0.502755896658793" calcext:value-type="float">
            <text:p>0.502755896658793</text:p>
          </table:table-cell>
          <table:table-cell office:value-type="float" office:value="0.503166398458848" calcext:value-type="float">
            <text:p>0.503166398458848</text:p>
          </table:table-cell>
          <table:table-cell office:value-type="float" office:value="0.502506913357056" calcext:value-type="float">
            <text:p>0.502506913357056</text:p>
          </table:table-cell>
          <table:table-cell office:value-type="float" office:value="0.503018127996352" calcext:value-type="float">
            <text:p>0.503018127996352</text:p>
          </table:table-cell>
          <table:table-cell office:value-type="float" office:value="0.502669257536073" calcext:value-type="float">
            <text:p>0.502669257536073</text:p>
          </table:table-cell>
          <table:table-cell office:value-type="float" office:value="0.503446867461188" calcext:value-type="float">
            <text:p>0.503446867461188</text:p>
          </table:table-cell>
          <table:table-cell office:value-type="float" office:value="0.503369823070566" calcext:value-type="float">
            <text:p>0.503369823070566</text:p>
          </table:table-cell>
          <table:table-cell office:value-type="float" office:value="0.503406357800482" calcext:value-type="float">
            <text:p>0.503406357800482</text:p>
          </table:table-cell>
          <table:table-cell office:value-type="float" office:value="0.503105309036359" calcext:value-type="float">
            <text:p>0.503105309036359</text:p>
          </table:table-cell>
          <table:table-cell office:value-type="float" office:value="0.503139795148716" calcext:value-type="float">
            <text:p>0.503139795148716</text:p>
          </table:table-cell>
          <table:table-cell office:value-type="float" office:value="0.5032254693905" calcext:value-type="float">
            <text:p>0.5032254693905</text:p>
          </table:table-cell>
          <table:table-cell office:value-type="float" office:value="0.503121185887978" calcext:value-type="float">
            <text:p>0.503121185887978</text:p>
          </table:table-cell>
          <table:table-cell office:value-type="float" office:value="0.502515391057236" calcext:value-type="float">
            <text:p>0.502515391057236</text:p>
          </table:table-cell>
          <table:table-cell office:value-type="float" office:value="0.503350068205933" calcext:value-type="float">
            <text:p>0.503350068205933</text:p>
          </table:table-cell>
          <table:table-cell office:value-type="float" office:value="0.503309499308664" calcext:value-type="float">
            <text:p>0.503309499308664</text:p>
          </table:table-cell>
          <table:table-cell office:value-type="float" office:value="0.503313820399019" calcext:value-type="float">
            <text:p>0.503313820399019</text:p>
          </table:table-cell>
          <table:table-cell office:value-type="float" office:value="0.503176392427543" calcext:value-type="float">
            <text:p>0.503176392427543</text:p>
          </table:table-cell>
          <table:table-cell office:value-type="float" office:value="0.503392723070053" calcext:value-type="float">
            <text:p>0.503392723070053</text:p>
          </table:table-cell>
          <table:table-cell office:value-type="float" office:value="0.50367909513078" calcext:value-type="float">
            <text:p>0.50367909513078</text:p>
          </table:table-cell>
          <table:table-cell office:value-type="float" office:value="0.503135917778753" calcext:value-type="float">
            <text:p>0.503135917778753</text:p>
          </table:table-cell>
          <table:table-cell office:value-type="float" office:value="0.5036599058194" calcext:value-type="float">
            <text:p>0.5036599058194</text:p>
          </table:table-cell>
          <table:table-cell office:value-type="float" office:value="0.503563578879758" calcext:value-type="float">
            <text:p>0.503563578879758</text:p>
          </table:table-cell>
          <table:table-cell office:value-type="float" office:value="0.503548491327532" calcext:value-type="float">
            <text:p>0.503548491327532</text:p>
          </table:table-cell>
          <table:table-cell office:value-type="float" office:value="0.503217098913767" calcext:value-type="float">
            <text:p>0.503217098913767</text:p>
          </table:table-cell>
          <table:table-cell office:value-type="float" office:value="0.503608343842991" calcext:value-type="float">
            <text:p>0.503608343842991</text:p>
          </table:table-cell>
          <table:table-cell office:value-type="float" office:value="0.50362354097783" calcext:value-type="float">
            <text:p>0.50362354097783</text:p>
          </table:table-cell>
          <table:table-cell office:value-type="float" office:value="0.503613040431777" calcext:value-type="float">
            <text:p>0.503613040431777</text:p>
          </table:table-cell>
          <table:table-cell office:value-type="float" office:value="0.503760482328231" calcext:value-type="float">
            <text:p>0.503760482328231</text:p>
          </table:table-cell>
          <table:table-cell office:value-type="float" office:value="0.503696021887744" calcext:value-type="float">
            <text:p>0.503696021887744</text:p>
          </table:table-cell>
          <table:table-cell office:value-type="float" office:value="0.504240729681396" calcext:value-type="float">
            <text:p>0.504240729681396</text:p>
          </table:table-cell>
          <table:table-cell office:value-type="float" office:value="0.503347633737661" calcext:value-type="float">
            <text:p>0.503347633737661</text:p>
          </table:table-cell>
          <table:table-cell office:value-type="float" office:value="0.504495754780422" calcext:value-type="float">
            <text:p>0.504495754780422</text:p>
          </table:table-cell>
          <table:table-cell office:value-type="float" office:value="0.505400625346139" calcext:value-type="float">
            <text:p>0.505400625346139</text:p>
          </table:table-cell>
          <table:table-cell office:value-type="float" office:value="0.513868358068278" calcext:value-type="float">
            <text:p>0.513868358068278</text:p>
          </table:table-cell>
          <table:table-cell office:value-type="float" office:value="0.509944487513805" calcext:value-type="float">
            <text:p>0.509944487513805</text:p>
          </table:table-cell>
          <table:table-cell office:value-type="float" office:value="0.507832202393375" calcext:value-type="float">
            <text:p>0.507832202393375</text:p>
          </table:table-cell>
          <table:table-cell office:value-type="float" office:value="0.513011913254833" calcext:value-type="float">
            <text:p>0.513011913254833</text:p>
          </table:table-cell>
          <table:table-cell office:value-type="float" office:value="0.518855489202589" calcext:value-type="float">
            <text:p>0.518855489202589</text:p>
          </table:table-cell>
          <table:table-cell office:value-type="float" office:value="0.502735926445363" calcext:value-type="float">
            <text:p>0.502735926445363</text:p>
          </table:table-cell>
          <table:table-cell office:value-type="float" office:value="0.507273153897666" calcext:value-type="float">
            <text:p>0.507273153897666</text:p>
          </table:table-cell>
          <table:table-cell office:value-type="float" office:value="0.522087321538144" calcext:value-type="float">
            <text:p>0.522087321538144</text:p>
          </table:table-cell>
          <table:table-cell office:value-type="float" office:value="0.518081408400482" calcext:value-type="float">
            <text:p>0.518081408400482</text:p>
          </table:table-cell>
          <table:table-cell office:value-type="float" office:value="0.520705467417298" calcext:value-type="float">
            <text:p>0.520705467417298</text:p>
          </table:table-cell>
          <table:table-cell office:value-type="float" office:value="0.506927911401591" calcext:value-type="float">
            <text:p>0.506927911401591</text:p>
          </table:table-cell>
          <table:table-cell office:value-type="float" office:value="0.496488181263577" calcext:value-type="float">
            <text:p>0.496488181263577</text:p>
          </table:table-cell>
          <table:table-cell office:value-type="float" office:value="0.502696219150118" calcext:value-type="float">
            <text:p>0.502696219150118</text:p>
          </table:table-cell>
          <table:table-cell office:value-type="float" office:value="0.500327696825773" calcext:value-type="float">
            <text:p>0.500327696825773</text:p>
          </table:table-cell>
          <table:table-cell office:value-type="float" office:value="0.500207492235029" calcext:value-type="float">
            <text:p>0.500207492235029</text:p>
          </table:table-cell>
          <table:table-cell office:value-type="float" office:value="0.486937599353303" calcext:value-type="float">
            <text:p>0.486937599353303</text:p>
          </table:table-cell>
          <table:table-cell office:value-type="float" office:value="0.479178408643878" calcext:value-type="float">
            <text:p>0.479178408643878</text:p>
          </table:table-cell>
          <table:table-cell office:value-type="float" office:value="0.48581230079729" calcext:value-type="float">
            <text:p>0.48581230079729</text:p>
          </table:table-cell>
          <table:table-cell office:value-type="float" office:value="0.481186496320374" calcext:value-type="float">
            <text:p>0.481186496320374</text:p>
          </table:table-cell>
          <table:table-cell office:value-type="float" office:value="0.476734435574992" calcext:value-type="float">
            <text:p>0.476734435574992</text:p>
          </table:table-cell>
          <table:table-cell office:value-type="float" office:value="0.488024971661473" calcext:value-type="float">
            <text:p>0.488024971661473</text:p>
          </table:table-cell>
          <table:table-cell office:value-type="float" office:value="0.470510905081005" calcext:value-type="float">
            <text:p>0.470510905081005</text:p>
          </table:table-cell>
          <table:table-cell office:value-type="float" office:value="0.467875720945868" calcext:value-type="float">
            <text:p>0.467875720945868</text:p>
          </table:table-cell>
          <table:table-cell office:value-type="float" office:value="0.487187728870057" calcext:value-type="float">
            <text:p>0.487187728870057</text:p>
          </table:table-cell>
          <table:table-cell office:value-type="float" office:value="0.477445642128993" calcext:value-type="float">
            <text:p>0.477445642128993</text:p>
          </table:table-cell>
          <table:table-cell office:value-type="float" office:value="0.470486727996888" calcext:value-type="float">
            <text:p>0.470486727996888</text:p>
          </table:table-cell>
          <table:table-cell office:value-type="float" office:value="0.473208521520095" calcext:value-type="float">
            <text:p>0.473208521520095</text:p>
          </table:table-cell>
          <table:table-cell office:value-type="float" office:value="0.468351961093482" calcext:value-type="float">
            <text:p>0.468351961093482</text:p>
          </table:table-cell>
          <table:table-cell office:value-type="float" office:value="0.466810944566324" calcext:value-type="float">
            <text:p>0.466810944566324</text:p>
          </table:table-cell>
          <table:table-cell office:value-type="float" office:value="0.467947780265585" calcext:value-type="float">
            <text:p>0.467947780265585</text:p>
          </table:table-cell>
          <table:table-cell office:value-type="float" office:value="0.47623626785692" calcext:value-type="float">
            <text:p>0.47623626785692</text:p>
          </table:table-cell>
          <table:table-cell office:value-type="float" office:value="0.472293545963481" calcext:value-type="float">
            <text:p>0.472293545963481</text:p>
          </table:table-cell>
          <table:table-cell office:value-type="float" office:value="0.470604222053718" calcext:value-type="float">
            <text:p>0.470604222053718</text:p>
          </table:table-cell>
          <table:table-cell office:value-type="float" office:value="0.474114250558527" calcext:value-type="float">
            <text:p>0.474114250558527</text:p>
          </table:table-cell>
          <table:table-cell office:value-type="float" office:value="0.47703773718935" calcext:value-type="float">
            <text:p>0.47703773718935</text:p>
          </table:table-cell>
          <table:table-cell office:value-type="float" office:value="0.475180920939139" calcext:value-type="float">
            <text:p>0.475180920939139</text:p>
          </table:table-cell>
          <table:table-cell office:value-type="float" office:value="0.487665291201669" calcext:value-type="float">
            <text:p>0.487665291201669</text:p>
          </table:table-cell>
          <table:table-cell office:value-type="float" office:value="0.470569312565603" calcext:value-type="float">
            <text:p>0.470569312565603</text:p>
          </table:table-cell>
          <table:table-cell office:value-type="float" office:value="0.476724090408023" calcext:value-type="float">
            <text:p>0.476724090408023</text:p>
          </table:table-cell>
          <table:table-cell office:value-type="float" office:value="0.47080120236457" calcext:value-type="float">
            <text:p>0.47080120236457</text:p>
          </table:table-cell>
          <table:table-cell office:value-type="float" office:value="0.471066993435526" calcext:value-type="float">
            <text:p>0.471066993435526</text:p>
          </table:table-cell>
          <table:table-cell office:value-type="float" office:value="0.476399330367753" calcext:value-type="float">
            <text:p>0.476399330367753</text:p>
          </table:table-cell>
          <table:table-cell office:value-type="float" office:value="0.486612926316" calcext:value-type="float">
            <text:p>0.486612926316</text:p>
          </table:table-cell>
          <table:table-cell office:value-type="float" office:value="0.489392980975882" calcext:value-type="float">
            <text:p>0.489392980975882</text:p>
          </table:table-cell>
          <table:table-cell office:value-type="float" office:value="0.485863308415394" calcext:value-type="float">
            <text:p>0.485863308415394</text:p>
          </table:table-cell>
          <table:table-cell office:value-type="float" office:value="0.471961789252842" calcext:value-type="float">
            <text:p>0.471961789252842</text:p>
          </table:table-cell>
          <table:table-cell office:value-type="float" office:value="0.485162455255913" calcext:value-type="float">
            <text:p>0.485162455255913</text:p>
          </table:table-cell>
          <table:table-cell office:value-type="float" office:value="0.47074222424" calcext:value-type="float">
            <text:p>0.47074222424</text:p>
          </table:table-cell>
          <table:table-cell office:value-type="float" office:value="0.467995894438806" calcext:value-type="float">
            <text:p>0.467995894438806</text:p>
          </table:table-cell>
          <table:table-cell office:value-type="float" office:value="0.474435227671058" calcext:value-type="float">
            <text:p>0.474435227671058</text:p>
          </table:table-cell>
          <table:table-cell office:value-type="float" office:value="0.476388077995805" calcext:value-type="float">
            <text:p>0.476388077995805</text:p>
          </table:table-cell>
          <table:table-cell office:value-type="float" office:value="0.501650536755642" calcext:value-type="float">
            <text:p>0.501650536755642</text:p>
          </table:table-cell>
          <table:table-cell office:value-type="float" office:value="0.506803833530572" calcext:value-type="float">
            <text:p>0.506803833530572</text:p>
          </table:table-cell>
          <table:table-cell office:value-type="float" office:value="0.498897121041527" calcext:value-type="float">
            <text:p>0.498897121041527</text:p>
          </table:table-cell>
          <table:table-cell office:value-type="float" office:value="0.512035033893005" calcext:value-type="float">
            <text:p>0.512035033893005</text:p>
          </table:table-cell>
          <table:table-cell office:value-type="float" office:value="0.488014192497144" calcext:value-type="float">
            <text:p>0.488014192497144</text:p>
          </table:table-cell>
          <table:table-cell office:value-type="float" office:value="0.49876150789082" calcext:value-type="float">
            <text:p>0.49876150789082</text:p>
          </table:table-cell>
          <table:table-cell office:value-type="float" office:value="0.482242888167412" calcext:value-type="float">
            <text:p>0.482242888167412</text:p>
          </table:table-cell>
          <table:table-cell office:value-type="float" office:value="0.481824563572157" calcext:value-type="float">
            <text:p>0.481824563572157</text:p>
          </table:table-cell>
          <table:table-cell office:value-type="float" office:value="0.479305532221398" calcext:value-type="float">
            <text:p>0.479305532221398</text:p>
          </table:table-cell>
          <table:table-cell office:value-type="float" office:value="0.477413319819681" calcext:value-type="float">
            <text:p>0.477413319819681</text:p>
          </table:table-cell>
          <table:table-cell office:value-type="float" office:value="0.484617798144064" calcext:value-type="float">
            <text:p>0.484617798144064</text:p>
          </table:table-cell>
          <table:table-cell office:value-type="float" office:value="0.475478476625109" calcext:value-type="float">
            <text:p>0.475478476625109</text:p>
          </table:table-cell>
          <table:table-cell office:value-type="float" office:value="0.497910912678214" calcext:value-type="float">
            <text:p>0.497910912678214</text:p>
          </table:table-cell>
          <table:table-cell office:value-type="float" office:value="0.495956159586992" calcext:value-type="float">
            <text:p>0.495956159586992</text:p>
          </table:table-cell>
          <table:table-cell office:value-type="float" office:value="0.473662577350093" calcext:value-type="float">
            <text:p>0.473662577350093</text:p>
          </table:table-cell>
          <table:table-cell office:value-type="float" office:value="0.468567422090596" calcext:value-type="float">
            <text:p>0.468567422090596</text:p>
          </table:table-cell>
          <table:table-cell office:value-type="float" office:value="0.467828177486558" calcext:value-type="float">
            <text:p>0.467828177486558</text:p>
          </table:table-cell>
          <table:table-cell office:value-type="float" office:value="0.473062345745227" calcext:value-type="float">
            <text:p>0.473062345745227</text:p>
          </table:table-cell>
          <table:table-cell office:value-type="float" office:value="0.472123144823456" calcext:value-type="float">
            <text:p>0.472123144823456</text:p>
          </table:table-cell>
          <table:table-cell office:value-type="float" office:value="0.494774705020846" calcext:value-type="float">
            <text:p>0.494774705020846</text:p>
          </table:table-cell>
          <table:table-cell office:value-type="float" office:value="0.492422369133421" calcext:value-type="float">
            <text:p>0.492422369133421</text:p>
          </table:table-cell>
          <table:table-cell office:value-type="float" office:value="0.495757440562276" calcext:value-type="float">
            <text:p>0.495757440562276</text:p>
          </table:table-cell>
          <table:table-cell office:value-type="float" office:value="0.48436473578822" calcext:value-type="float">
            <text:p>0.48436473578822</text:p>
          </table:table-cell>
          <table:table-cell office:value-type="float" office:value="0.490546833147028" calcext:value-type="float">
            <text:p>0.490546833147028</text:p>
          </table:table-cell>
          <table:table-cell office:value-type="float" office:value="0.469226466469405" calcext:value-type="float">
            <text:p>0.469226466469405</text:p>
          </table:table-cell>
          <table:table-cell office:value-type="float" office:value="0.471001791718433" calcext:value-type="float">
            <text:p>0.471001791718433</text:p>
          </table:table-cell>
          <table:table-cell office:value-type="float" office:value="0.471456099702687" calcext:value-type="float">
            <text:p>0.471456099702687</text:p>
          </table:table-cell>
          <table:table-cell office:value-type="float" office:value="0.479431843314903" calcext:value-type="float">
            <text:p>0.479431843314903</text:p>
          </table:table-cell>
          <table:table-cell office:value-type="float" office:value="0.499874948604456" calcext:value-type="float">
            <text:p>0.499874948604456</text:p>
          </table:table-cell>
          <table:table-cell office:value-type="float" office:value="0.493450197205844" calcext:value-type="float">
            <text:p>0.493450197205844</text:p>
          </table:table-cell>
          <table:table-cell office:value-type="float" office:value="0.488362955339798" calcext:value-type="float">
            <text:p>0.488362955339798</text:p>
          </table:table-cell>
          <table:table-cell office:value-type="float" office:value="0.473754565126481" calcext:value-type="float">
            <text:p>0.473754565126481</text:p>
          </table:table-cell>
          <table:table-cell office:value-type="float" office:value="0.500246712323984" calcext:value-type="float">
            <text:p>0.500246712323984</text:p>
          </table:table-cell>
          <table:table-cell office:value-type="float" office:value="0.471921638520691" calcext:value-type="float">
            <text:p>0.471921638520691</text:p>
          </table:table-cell>
          <table:table-cell office:value-type="float" office:value="0.460150359918107" calcext:value-type="float">
            <text:p>0.460150359918107</text:p>
          </table:table-cell>
          <table:table-cell office:value-type="float" office:value="0.467953124951662" calcext:value-type="float">
            <text:p>0.467953124951662</text:p>
          </table:table-cell>
          <table:table-cell office:value-type="float" office:value="0.461091287803837" calcext:value-type="float">
            <text:p>0.461091287803837</text:p>
          </table:table-cell>
          <table:table-cell office:value-type="float" office:value="0.468425942286493" calcext:value-type="float">
            <text:p>0.468425942286493</text:p>
          </table:table-cell>
          <table:table-cell office:value-type="float" office:value="0.489518125043466" calcext:value-type="float">
            <text:p>0.489518125043466</text:p>
          </table:table-cell>
          <table:table-cell office:value-type="float" office:value="0.491374536581423" calcext:value-type="float">
            <text:p>0.491374536581423</text:p>
          </table:table-cell>
          <table:table-cell office:value-type="float" office:value="0.468720918839082" calcext:value-type="float">
            <text:p>0.468720918839082</text:p>
          </table:table-cell>
          <table:table-cell office:value-type="float" office:value="0.484889266596577" calcext:value-type="float">
            <text:p>0.484889266596577</text:p>
          </table:table-cell>
          <table:table-cell office:value-type="float" office:value="0.477124796155667" calcext:value-type="float">
            <text:p>0.477124796155667</text:p>
          </table:table-cell>
          <table:table-cell office:value-type="float" office:value="0.509831444454438" calcext:value-type="float">
            <text:p>0.509831444454438</text:p>
          </table:table-cell>
          <table:table-cell office:value-type="float" office:value="0.477399062573248" calcext:value-type="float">
            <text:p>0.477399062573248</text:p>
          </table:table-cell>
          <table:table-cell office:value-type="float" office:value="0.474610581154611" calcext:value-type="float">
            <text:p>0.474610581154611</text:p>
          </table:table-cell>
          <table:table-cell office:value-type="float" office:value="0.469051650575129" calcext:value-type="float">
            <text:p>0.469051650575129</text:p>
          </table:table-cell>
          <table:table-cell office:value-type="float" office:value="0.494527882268215" calcext:value-type="float">
            <text:p>0.494527882268215</text:p>
          </table:table-cell>
          <table:table-cell office:value-type="float" office:value="0.488775117107399" calcext:value-type="float">
            <text:p>0.488775117107399</text:p>
          </table:table-cell>
          <table:table-cell office:value-type="float" office:value="0.488732232469965" calcext:value-type="float">
            <text:p>0.488732232469965</text:p>
          </table:table-cell>
          <table:table-cell office:value-type="float" office:value="0.48644414388884" calcext:value-type="float">
            <text:p>0.48644414388884</text:p>
          </table:table-cell>
          <table:table-cell office:value-type="float" office:value="0.505192195998501" calcext:value-type="float">
            <text:p>0.505192195998501</text:p>
          </table:table-cell>
          <table:table-cell office:value-type="float" office:value="0.497303101613294" calcext:value-type="float">
            <text:p>0.497303101613294</text:p>
          </table:table-cell>
          <table:table-cell office:value-type="float" office:value="0.492589097430545" calcext:value-type="float">
            <text:p>0.492589097430545</text:p>
          </table:table-cell>
          <table:table-cell office:value-type="float" office:value="0.476752957513986" calcext:value-type="float">
            <text:p>0.476752957513986</text:p>
          </table:table-cell>
          <table:table-cell office:value-type="float" office:value="0.471938664943369" calcext:value-type="float">
            <text:p>0.471938664943369</text:p>
          </table:table-cell>
          <table:table-cell office:value-type="float" office:value="0.501866246916117" calcext:value-type="float">
            <text:p>0.501866246916117</text:p>
          </table:table-cell>
          <table:table-cell office:value-type="float" office:value="0.498334707214906" calcext:value-type="float">
            <text:p>0.498334707214906</text:p>
          </table:table-cell>
          <table:table-cell office:value-type="float" office:value="0.489643106836971" calcext:value-type="float">
            <text:p>0.489643106836971</text:p>
          </table:table-cell>
          <table:table-cell office:value-type="float" office:value="0.497181739724617" calcext:value-type="float">
            <text:p>0.497181739724617</text:p>
          </table:table-cell>
          <table:table-cell office:value-type="float" office:value="0.498524799779898" calcext:value-type="float">
            <text:p>0.498524799779898</text:p>
          </table:table-cell>
          <table:table-cell office:value-type="float" office:value="0.504208586557845" calcext:value-type="float">
            <text:p>0.504208586557845</text:p>
          </table:table-cell>
          <table:table-cell office:value-type="float" office:value="0.499559776223044" calcext:value-type="float">
            <text:p>0.499559776223044</text:p>
          </table:table-cell>
          <table:table-cell office:value-type="float" office:value="0.489914736153451" calcext:value-type="float">
            <text:p>0.489914736153451</text:p>
          </table:table-cell>
          <table:table-cell office:value-type="float" office:value="0.48120329430872" calcext:value-type="float">
            <text:p>0.48120329430872</text:p>
          </table:table-cell>
          <table:table-cell office:value-type="float" office:value="0.486241879772305" calcext:value-type="float">
            <text:p>0.486241879772305</text:p>
          </table:table-cell>
          <table:table-cell office:value-type="float" office:value="0.495228854239349" calcext:value-type="float">
            <text:p>0.495228854239349</text:p>
          </table:table-cell>
          <table:table-cell office:value-type="float" office:value="0.500807652413497" calcext:value-type="float">
            <text:p>0.500807652413497</text:p>
          </table:table-cell>
          <table:table-cell office:value-type="float" office:value="0.502486820259263" calcext:value-type="float">
            <text:p>0.502486820259263</text:p>
          </table:table-cell>
          <table:table-cell office:value-type="float" office:value="0.482090277966836" calcext:value-type="float">
            <text:p>0.482090277966836</text:p>
          </table:table-cell>
          <table:table-cell office:value-type="float" office:value="0.486712771820191" calcext:value-type="float">
            <text:p>0.486712771820191</text:p>
          </table:table-cell>
          <table:table-cell office:value-type="float" office:value="0.493102475125216" calcext:value-type="float">
            <text:p>0.493102475125216</text:p>
          </table:table-cell>
          <table:table-cell office:value-type="float" office:value="0.48549521311009" calcext:value-type="float">
            <text:p>0.48549521311009</text:p>
          </table:table-cell>
          <table:table-cell office:value-type="float" office:value="0.490312142484047" calcext:value-type="float">
            <text:p>0.490312142484047</text:p>
          </table:table-cell>
          <table:table-cell office:value-type="float" office:value="0.484014089811598" calcext:value-type="float">
            <text:p>0.484014089811598</text:p>
          </table:table-cell>
          <table:table-cell office:value-type="float" office:value="0.478208395784754" calcext:value-type="float">
            <text:p>0.478208395784754</text:p>
          </table:table-cell>
          <table:table-cell office:value-type="float" office:value="0.486131086437741" calcext:value-type="float">
            <text:p>0.486131086437741</text:p>
          </table:table-cell>
          <table:table-cell office:value-type="float" office:value="0.508007139703361" calcext:value-type="float">
            <text:p>0.508007139703361</text:p>
          </table:table-cell>
          <table:table-cell office:value-type="float" office:value="0.499927505770544" calcext:value-type="float">
            <text:p>0.499927505770544</text:p>
          </table:table-cell>
          <table:table-cell office:value-type="float" office:value="0.508822947262626" calcext:value-type="float">
            <text:p>0.508822947262626</text:p>
          </table:table-cell>
          <table:table-cell office:value-type="float" office:value="0.49890724878711" calcext:value-type="float">
            <text:p>0.49890724878711</text:p>
          </table:table-cell>
          <table:table-cell office:value-type="float" office:value="0.48532676311539" calcext:value-type="float">
            <text:p>0.48532676311539</text:p>
          </table:table-cell>
          <table:table-cell office:value-type="float" office:value="0.500269250124256" calcext:value-type="float">
            <text:p>0.500269250124256</text:p>
          </table:table-cell>
          <table:table-cell office:value-type="float" office:value="0.493942176962172" calcext:value-type="float">
            <text:p>0.493942176962172</text:p>
          </table:table-cell>
          <table:table-cell office:value-type="float" office:value="0.479937153870731" calcext:value-type="float">
            <text:p>0.479937153870731</text:p>
          </table:table-cell>
          <table:table-cell office:value-type="float" office:value="0.504199465557101" calcext:value-type="float">
            <text:p>0.504199465557101</text:p>
          </table:table-cell>
          <table:table-cell office:value-type="float" office:value="0.508555625630364" calcext:value-type="float">
            <text:p>0.508555625630364</text:p>
          </table:table-cell>
          <table:table-cell office:value-type="float" office:value="0.512051222218068" calcext:value-type="float">
            <text:p>0.512051222218068</text:p>
          </table:table-cell>
          <table:table-cell office:value-type="float" office:value="0.484479874028389" calcext:value-type="float">
            <text:p>0.484479874028389</text:p>
          </table:table-cell>
          <table:table-cell office:value-type="float" office:value="0.50184255003848" calcext:value-type="float">
            <text:p>0.50184255003848</text:p>
          </table:table-cell>
          <table:table-cell office:value-type="float" office:value="0.483148309912504" calcext:value-type="float">
            <text:p>0.483148309912504</text:p>
          </table:table-cell>
          <table:table-cell office:value-type="float" office:value="0.480429948014752" calcext:value-type="float">
            <text:p>0.480429948014752</text:p>
          </table:table-cell>
          <table:table-cell office:value-type="float" office:value="0.470246101216373" calcext:value-type="float">
            <text:p>0.470246101216373</text:p>
          </table:table-cell>
          <table:table-cell office:value-type="float" office:value="0.492071756515669" calcext:value-type="float">
            <text:p>0.492071756515669</text:p>
          </table:table-cell>
          <table:table-cell office:value-type="float" office:value="0.492647603226871" calcext:value-type="float">
            <text:p>0.492647603226871</text:p>
          </table:table-cell>
          <table:table-cell office:value-type="float" office:value="0.49651304141853" calcext:value-type="float">
            <text:p>0.49651304141853</text:p>
          </table:table-cell>
          <table:table-cell office:value-type="float" office:value="0.496259707817168" calcext:value-type="float">
            <text:p>0.496259707817168</text:p>
          </table:table-cell>
          <table:table-cell office:value-type="float" office:value="0.494873481504034" calcext:value-type="float">
            <text:p>0.494873481504034</text:p>
          </table:table-cell>
          <table:table-cell office:value-type="float" office:value="0.471471084905492" calcext:value-type="float">
            <text:p>0.471471084905492</text:p>
          </table:table-cell>
          <table:table-cell office:value-type="float" office:value="0.490623250780441" calcext:value-type="float">
            <text:p>0.490623250780441</text:p>
          </table:table-cell>
          <table:table-cell office:value-type="float" office:value="0.455296139604574" calcext:value-type="float">
            <text:p>0.455296139604574</text:p>
          </table:table-cell>
          <table:table-cell office:value-type="float" office:value="0.457196376641461" calcext:value-type="float">
            <text:p>0.457196376641461</text:p>
          </table:table-cell>
          <table:table-cell office:value-type="float" office:value="0.456847507729414" calcext:value-type="float">
            <text:p>0.456847507729414</text:p>
          </table:table-cell>
          <table:table-cell office:value-type="float" office:value="0.454641089589978" calcext:value-type="float">
            <text:p>0.454641089589978</text:p>
          </table:table-cell>
          <table:table-cell office:value-type="float" office:value="0.453463872786086" calcext:value-type="float">
            <text:p>0.453463872786086</text:p>
          </table:table-cell>
          <table:table-cell office:value-type="float" office:value="0.47109829682352" calcext:value-type="float">
            <text:p>0.47109829682352</text:p>
          </table:table-cell>
          <table:table-cell office:value-type="float" office:value="0.45123802092991" calcext:value-type="float">
            <text:p>0.45123802092991</text:p>
          </table:table-cell>
          <table:table-cell office:value-type="float" office:value="0.427465611195996" calcext:value-type="float">
            <text:p>0.427465611195996</text:p>
          </table:table-cell>
          <table:table-cell office:value-type="float" office:value="0.43084984509232" calcext:value-type="float">
            <text:p>0.43084984509232</text:p>
          </table:table-cell>
          <table:table-cell office:value-type="float" office:value="0.423618752501607" calcext:value-type="float">
            <text:p>0.423618752501607</text:p>
          </table:table-cell>
          <table:table-cell office:value-type="float" office:value="0.421573062712818" calcext:value-type="float">
            <text:p>0.421573062712818</text:p>
          </table:table-cell>
          <table:table-cell office:value-type="float" office:value="0.42012617196435" calcext:value-type="float">
            <text:p>0.42012617196435</text:p>
          </table:table-cell>
          <table:table-cell office:value-type="float" office:value="0.417503496468813" calcext:value-type="float">
            <text:p>0.417503496468813</text:p>
          </table:table-cell>
          <table:table-cell office:value-type="float" office:value="0.417669780195502" calcext:value-type="float">
            <text:p>0.417669780195502</text:p>
          </table:table-cell>
          <table:table-cell office:value-type="float" office:value="0.416623535961853" calcext:value-type="float">
            <text:p>0.416623535961853</text:p>
          </table:table-cell>
          <table:table-cell office:value-type="float" office:value="0.421714437801277" calcext:value-type="float">
            <text:p>0.421714437801277</text:p>
          </table:table-cell>
          <table:table-cell office:value-type="float" office:value="0.422237974036998" calcext:value-type="float">
            <text:p>0.422237974036998</text:p>
          </table:table-cell>
          <table:table-cell office:value-type="float" office:value="0.425844534066277" calcext:value-type="float">
            <text:p>0.425844534066277</text:p>
          </table:table-cell>
          <table:table-cell office:value-type="float" office:value="0.427227740018827" calcext:value-type="float">
            <text:p>0.427227740018827</text:p>
          </table:table-cell>
          <table:table-cell office:value-type="float" office:value="0.427341476939445" calcext:value-type="float">
            <text:p>0.427341476939445</text:p>
          </table:table-cell>
          <table:table-cell office:value-type="float" office:value="0.428286647818428" calcext:value-type="float">
            <text:p>0.428286647818428</text:p>
          </table:table-cell>
          <table:table-cell office:value-type="float" office:value="0.429236549075013" calcext:value-type="float">
            <text:p>0.429236549075013</text:p>
          </table:table-cell>
          <table:table-cell office:value-type="float" office:value="0.430384239557667" calcext:value-type="float">
            <text:p>0.430384239557667</text:p>
          </table:table-cell>
          <table:table-cell office:value-type="float" office:value="0.431337090365041" calcext:value-type="float">
            <text:p>0.431337090365041</text:p>
          </table:table-cell>
          <table:table-cell office:value-type="float" office:value="0.431965514488727" calcext:value-type="float">
            <text:p>0.431965514488727</text:p>
          </table:table-cell>
          <table:table-cell office:value-type="float" office:value="0.430459238030571" calcext:value-type="float">
            <text:p>0.430459238030571</text:p>
          </table:table-cell>
          <table:table-cell office:value-type="float" office:value="0.429979548426292" calcext:value-type="float">
            <text:p>0.429979548426292</text:p>
          </table:table-cell>
          <table:table-cell office:value-type="float" office:value="0.430158577255993" calcext:value-type="float">
            <text:p>0.430158577255993</text:p>
          </table:table-cell>
          <table:table-cell office:value-type="float" office:value="0.429711495124881" calcext:value-type="float">
            <text:p>0.429711495124881</text:p>
          </table:table-cell>
          <table:table-cell office:value-type="float" office:value="0.42823957534855" calcext:value-type="float">
            <text:p>0.42823957534855</text:p>
          </table:table-cell>
          <table:table-cell office:value-type="float" office:value="0.428233092062508" calcext:value-type="float">
            <text:p>0.428233092062508</text:p>
          </table:table-cell>
          <table:table-cell office:value-type="float" office:value="0.42823919458485" calcext:value-type="float">
            <text:p>0.42823919458485</text:p>
          </table:table-cell>
          <table:table-cell office:value-type="float" office:value="0.427901617636386" calcext:value-type="float">
            <text:p>0.427901617636386</text:p>
          </table:table-cell>
          <table:table-cell office:value-type="float" office:value="0.428566787042575" calcext:value-type="float">
            <text:p>0.428566787042575</text:p>
          </table:table-cell>
          <table:table-cell office:value-type="float" office:value="0.42893548809192" calcext:value-type="float">
            <text:p>0.42893548809192</text:p>
          </table:table-cell>
          <table:table-cell office:value-type="float" office:value="0.428431370480105" calcext:value-type="float">
            <text:p>0.428431370480105</text:p>
          </table:table-cell>
          <table:table-cell office:value-type="float" office:value="0.427763658171846" calcext:value-type="float">
            <text:p>0.427763658171846</text:p>
          </table:table-cell>
          <table:table-cell office:value-type="float" office:value="0.428456950729654" calcext:value-type="float">
            <text:p>0.428456950729654</text:p>
          </table:table-cell>
          <table:table-cell office:value-type="float" office:value="0.428280877199822" calcext:value-type="float">
            <text:p>0.428280877199822</text:p>
          </table:table-cell>
          <table:table-cell office:value-type="float" office:value="0.428585246364278" calcext:value-type="float">
            <text:p>0.428585246364278</text:p>
          </table:table-cell>
          <table:table-cell office:value-type="float" office:value="0.428425407054374" calcext:value-type="float">
            <text:p>0.428425407054374</text:p>
          </table:table-cell>
          <table:table-cell office:value-type="float" office:value="0.427370466033141" calcext:value-type="float">
            <text:p>0.427370466033141</text:p>
          </table:table-cell>
          <table:table-cell office:value-type="float" office:value="0.428487036424695" calcext:value-type="float">
            <text:p>0.428487036424695</text:p>
          </table:table-cell>
          <table:table-cell office:value-type="float" office:value="0.428188869109935" calcext:value-type="float">
            <text:p>0.428188869109935</text:p>
          </table:table-cell>
          <table:table-cell office:value-type="float" office:value="0.428510810417422" calcext:value-type="float">
            <text:p>0.428510810417422</text:p>
          </table:table-cell>
          <table:table-cell office:value-type="float" office:value="0.427839807770061" calcext:value-type="float">
            <text:p>0.427839807770061</text:p>
          </table:table-cell>
          <table:table-cell office:value-type="float" office:value="0.428197490249093" calcext:value-type="float">
            <text:p>0.428197490249093</text:p>
          </table:table-cell>
          <table:table-cell office:value-type="float" office:value="0.426888794450037" calcext:value-type="float">
            <text:p>0.426888794450037</text:p>
          </table:table-cell>
          <table:table-cell office:value-type="float" office:value="0.428636545635388" calcext:value-type="float">
            <text:p>0.428636545635388</text:p>
          </table:table-cell>
          <table:table-cell office:value-type="float" office:value="0.428437694659722" calcext:value-type="float">
            <text:p>0.428437694659722</text:p>
          </table:table-cell>
          <table:table-cell office:value-type="float" office:value="0.428098228506408" calcext:value-type="float">
            <text:p>0.428098228506408</text:p>
          </table:table-cell>
          <table:table-cell office:value-type="float" office:value="0.428190380464119" calcext:value-type="float">
            <text:p>0.428190380464119</text:p>
          </table:table-cell>
          <table:table-cell office:value-type="float" office:value="0.428673769522107" calcext:value-type="float">
            <text:p>0.428673769522107</text:p>
          </table:table-cell>
          <table:table-cell office:value-type="float" office:value="0.427818315870706" calcext:value-type="float">
            <text:p>0.427818315870706</text:p>
          </table:table-cell>
          <table:table-cell office:value-type="float" office:value="0.428650348816119" calcext:value-type="float">
            <text:p>0.428650348816119</text:p>
          </table:table-cell>
          <table:table-cell office:value-type="float" office:value="0.427615549818076" calcext:value-type="float">
            <text:p>0.427615549818076</text:p>
          </table:table-cell>
          <table:table-cell office:value-type="float" office:value="0.428542838378868" calcext:value-type="float">
            <text:p>0.428542838378868</text:p>
          </table:table-cell>
          <table:table-cell office:value-type="float" office:value="0.427666577813593" calcext:value-type="float">
            <text:p>0.427666577813593</text:p>
          </table:table-cell>
          <table:table-cell office:value-type="float" office:value="0.42851129280112" calcext:value-type="float">
            <text:p>0.42851129280112</text:p>
          </table:table-cell>
          <table:table-cell office:value-type="float" office:value="0.427180101412763" calcext:value-type="float">
            <text:p>0.427180101412763</text:p>
          </table:table-cell>
          <table:table-cell office:value-type="float" office:value="0.428456951488336" calcext:value-type="float">
            <text:p>0.428456951488336</text:p>
          </table:table-cell>
          <table:table-cell office:value-type="float" office:value="0.428507054247785" calcext:value-type="float">
            <text:p>0.428507054247785</text:p>
          </table:table-cell>
          <table:table-cell office:value-type="float" office:value="0.428434797676483" calcext:value-type="float">
            <text:p>0.428434797676483</text:p>
          </table:table-cell>
          <table:table-cell office:value-type="float" office:value="0.428251286789718" calcext:value-type="float">
            <text:p>0.428251286789718</text:p>
          </table:table-cell>
          <table:table-cell office:value-type="float" office:value="0.428337241181057" calcext:value-type="float">
            <text:p>0.428337241181057</text:p>
          </table:table-cell>
          <table:table-cell office:value-type="float" office:value="0.427599338749631" calcext:value-type="float">
            <text:p>0.427599338749631</text:p>
          </table:table-cell>
          <table:table-cell office:value-type="float" office:value="0.427892674919261" calcext:value-type="float">
            <text:p>0.427892674919261</text:p>
          </table:table-cell>
          <table:table-cell office:value-type="float" office:value="0.428385236412296" calcext:value-type="float">
            <text:p>0.428385236412296</text:p>
          </table:table-cell>
          <table:table-cell office:value-type="float" office:value="0.427423524293982" calcext:value-type="float">
            <text:p>0.427423524293982</text:p>
          </table:table-cell>
          <table:table-cell office:value-type="float" office:value="0.428388237320125" calcext:value-type="float">
            <text:p>0.428388237320125</text:p>
          </table:table-cell>
          <table:table-cell office:value-type="float" office:value="0.427246321118796" calcext:value-type="float">
            <text:p>0.427246321118796</text:p>
          </table:table-cell>
          <table:table-cell office:value-type="float" office:value="0.428273411448023" calcext:value-type="float">
            <text:p>0.428273411448023</text:p>
          </table:table-cell>
          <table:table-cell office:value-type="float" office:value="0.428401965880586" calcext:value-type="float">
            <text:p>0.428401965880586</text:p>
          </table:table-cell>
          <table:table-cell office:value-type="float" office:value="0.428467086699577" calcext:value-type="float">
            <text:p>0.428467086699577</text:p>
          </table:table-cell>
          <table:table-cell office:value-type="float" office:value="0.428423653478433" calcext:value-type="float">
            <text:p>0.428423653478433</text:p>
          </table:table-cell>
          <table:table-cell office:value-type="float" office:value="0.427961408940448" calcext:value-type="float">
            <text:p>0.427961408940448</text:p>
          </table:table-cell>
          <table:table-cell office:value-type="float" office:value="0.428523137843033" calcext:value-type="float">
            <text:p>0.428523137843033</text:p>
          </table:table-cell>
          <table:table-cell office:value-type="float" office:value="0.428656691860834" calcext:value-type="float">
            <text:p>0.428656691860834</text:p>
          </table:table-cell>
          <table:table-cell office:value-type="float" office:value="0.428296556560552" calcext:value-type="float">
            <text:p>0.428296556560552</text:p>
          </table:table-cell>
          <table:table-cell office:value-type="float" office:value="0.428195544918596" calcext:value-type="float">
            <text:p>0.428195544918596</text:p>
          </table:table-cell>
          <table:table-cell office:value-type="float" office:value="0.428358342129506" calcext:value-type="float">
            <text:p>0.428358342129506</text:p>
          </table:table-cell>
          <table:table-cell office:value-type="float" office:value="0.427989333418075" calcext:value-type="float">
            <text:p>0.427989333418075</text:p>
          </table:table-cell>
          <table:table-cell office:value-type="float" office:value="0.428446800751739" calcext:value-type="float">
            <text:p>0.428446800751739</text:p>
          </table:table-cell>
          <table:table-cell office:value-type="float" office:value="0.428357375647967" calcext:value-type="float">
            <text:p>0.428357375647967</text:p>
          </table:table-cell>
          <table:table-cell office:value-type="float" office:value="0.428514817284369" calcext:value-type="float">
            <text:p>0.428514817284369</text:p>
          </table:table-cell>
          <table:table-cell office:value-type="float" office:value="0.428622014737236" calcext:value-type="float">
            <text:p>0.428622014737236</text:p>
          </table:table-cell>
          <table:table-cell office:value-type="float" office:value="0.428328798667293" calcext:value-type="float">
            <text:p>0.428328798667293</text:p>
          </table:table-cell>
          <table:table-cell office:value-type="float" office:value="0.428267988225084" calcext:value-type="float">
            <text:p>0.428267988225084</text:p>
          </table:table-cell>
          <table:table-cell office:value-type="float" office:value="0.428215333168552" calcext:value-type="float">
            <text:p>0.428215333168552</text:p>
          </table:table-cell>
          <table:table-cell office:value-type="float" office:value="0.428288773313907" calcext:value-type="float">
            <text:p>0.428288773313907</text:p>
          </table:table-cell>
          <table:table-cell office:value-type="float" office:value="0.427264447606885" calcext:value-type="float">
            <text:p>0.427264447606885</text:p>
          </table:table-cell>
          <table:table-cell office:value-type="float" office:value="0.428398777852351" calcext:value-type="float">
            <text:p>0.428398777852351</text:p>
          </table:table-cell>
          <table:table-cell office:value-type="float" office:value="0.428059762163091" calcext:value-type="float">
            <text:p>0.428059762163091</text:p>
          </table:table-cell>
          <table:table-cell office:value-type="float" office:value="0.427886756196498" calcext:value-type="float">
            <text:p>0.427886756196498</text:p>
          </table:table-cell>
          <table:table-cell office:value-type="float" office:value="0.428303941603713" calcext:value-type="float">
            <text:p>0.428303941603713</text:p>
          </table:table-cell>
          <table:table-cell office:value-type="float" office:value="0.428212584028108" calcext:value-type="float">
            <text:p>0.428212584028108</text:p>
          </table:table-cell>
          <table:table-cell office:value-type="float" office:value="0.428550948880108" calcext:value-type="float">
            <text:p>0.428550948880108</text:p>
          </table:table-cell>
          <table:table-cell office:value-type="float" office:value="0.428213933579704" calcext:value-type="float">
            <text:p>0.428213933579704</text:p>
          </table:table-cell>
          <table:table-cell office:value-type="float" office:value="0.427364309487386" calcext:value-type="float">
            <text:p>0.427364309487386</text:p>
          </table:table-cell>
          <table:table-cell office:value-type="float" office:value="0.427442191389898" calcext:value-type="float">
            <text:p>0.427442191389898</text:p>
          </table:table-cell>
          <table:table-cell office:value-type="float" office:value="0.428116831592033" calcext:value-type="float">
            <text:p>0.428116831592033</text:p>
          </table:table-cell>
          <table:table-cell office:value-type="float" office:value="0.428342306265933" calcext:value-type="float">
            <text:p>0.428342306265933</text:p>
          </table:table-cell>
          <table:table-cell office:value-type="float" office:value="0.428138595543686" calcext:value-type="float">
            <text:p>0.428138595543686</text:p>
          </table:table-cell>
          <table:table-cell office:value-type="float" office:value="0.428536348537794" calcext:value-type="float">
            <text:p>0.428536348537794</text:p>
          </table:table-cell>
          <table:table-cell office:value-type="float" office:value="0.42812180129746" calcext:value-type="float">
            <text:p>0.42812180129746</text:p>
          </table:table-cell>
          <table:table-cell office:value-type="float" office:value="0.427466081244196" calcext:value-type="float">
            <text:p>0.427466081244196</text:p>
          </table:table-cell>
          <table:table-cell office:value-type="float" office:value="0.428007625860155" calcext:value-type="float">
            <text:p>0.428007625860155</text:p>
          </table:table-cell>
          <table:table-cell office:value-type="float" office:value="0.428365074864372" calcext:value-type="float">
            <text:p>0.428365074864372</text:p>
          </table:table-cell>
          <table:table-cell office:value-type="float" office:value="0.428511648834328" calcext:value-type="float">
            <text:p>0.428511648834328</text:p>
          </table:table-cell>
          <table:table-cell office:value-type="float" office:value="0.42833262844636" calcext:value-type="float">
            <text:p>0.42833262844636</text:p>
          </table:table-cell>
          <table:table-cell office:value-type="float" office:value="0.42809675915316" calcext:value-type="float">
            <text:p>0.42809675915316</text:p>
          </table:table-cell>
          <table:table-cell office:value-type="float" office:value="0.428598443063826" calcext:value-type="float">
            <text:p>0.428598443063826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73362065395253" calcext:value-type="float">
            <text:p>-0.173362065395253</text:p>
          </table:table-cell>
          <table:table-cell office:value-type="float" office:value="-0.173453794441692" calcext:value-type="float">
            <text:p>-0.173453794441692</text:p>
          </table:table-cell>
          <table:table-cell office:value-type="float" office:value="-0.173399686639103" calcext:value-type="float">
            <text:p>-0.173399686639103</text:p>
          </table:table-cell>
          <table:table-cell office:value-type="float" office:value="-0.17341454496686" calcext:value-type="float">
            <text:p>-0.17341454496686</text:p>
          </table:table-cell>
          <table:table-cell office:value-type="float" office:value="-0.173363690079279" calcext:value-type="float">
            <text:p>-0.173363690079279</text:p>
          </table:table-cell>
          <table:table-cell office:value-type="float" office:value="-0.173418130311751" calcext:value-type="float">
            <text:p>-0.173418130311751</text:p>
          </table:table-cell>
          <table:table-cell office:value-type="float" office:value="-0.173374690603686" calcext:value-type="float">
            <text:p>-0.173374690603686</text:p>
          </table:table-cell>
          <table:table-cell office:value-type="float" office:value="-0.173446085548722" calcext:value-type="float">
            <text:p>-0.173446085548722</text:p>
          </table:table-cell>
          <table:table-cell office:value-type="float" office:value="-0.173450507243106" calcext:value-type="float">
            <text:p>-0.173450507243106</text:p>
          </table:table-cell>
          <table:table-cell office:value-type="float" office:value="-0.173426052509983" calcext:value-type="float">
            <text:p>-0.173426052509983</text:p>
          </table:table-cell>
          <table:table-cell office:value-type="float" office:value="-0.173224724650894" calcext:value-type="float">
            <text:p>-0.173224724650894</text:p>
          </table:table-cell>
          <table:table-cell office:value-type="float" office:value="-0.173304873312833" calcext:value-type="float">
            <text:p>-0.173304873312833</text:p>
          </table:table-cell>
          <table:table-cell office:value-type="float" office:value="-0.173426625916178" calcext:value-type="float">
            <text:p>-0.173426625916178</text:p>
          </table:table-cell>
          <table:table-cell office:value-type="float" office:value="-0.173345638419763" calcext:value-type="float">
            <text:p>-0.173345638419763</text:p>
          </table:table-cell>
          <table:table-cell office:value-type="float" office:value="-0.17325999074242" calcext:value-type="float">
            <text:p>-0.17325999074242</text:p>
          </table:table-cell>
          <table:table-cell office:value-type="float" office:value="-0.173411102894229" calcext:value-type="float">
            <text:p>-0.173411102894229</text:p>
          </table:table-cell>
          <table:table-cell office:value-type="float" office:value="-0.173369187376958" calcext:value-type="float">
            <text:p>-0.173369187376958</text:p>
          </table:table-cell>
          <table:table-cell office:value-type="float" office:value="-0.173523252989802" calcext:value-type="float">
            <text:p>-0.173523252989802</text:p>
          </table:table-cell>
          <table:table-cell office:value-type="float" office:value="-0.173577608954042" calcext:value-type="float">
            <text:p>-0.173577608954042</text:p>
          </table:table-cell>
          <table:table-cell office:value-type="float" office:value="-0.173565721108777" calcext:value-type="float">
            <text:p>-0.173565721108777</text:p>
          </table:table-cell>
          <table:table-cell office:value-type="float" office:value="-0.173484195771875" calcext:value-type="float">
            <text:p>-0.173484195771875</text:p>
          </table:table-cell>
          <table:table-cell office:value-type="float" office:value="-0.173577842289835" calcext:value-type="float">
            <text:p>-0.173577842289835</text:p>
          </table:table-cell>
          <table:table-cell office:value-type="float" office:value="-0.173420158218269" calcext:value-type="float">
            <text:p>-0.173420158218269</text:p>
          </table:table-cell>
          <table:table-cell office:value-type="float" office:value="-0.17350126088632" calcext:value-type="float">
            <text:p>-0.17350126088632</text:p>
          </table:table-cell>
          <table:table-cell office:value-type="float" office:value="-0.173345663070776" calcext:value-type="float">
            <text:p>-0.173345663070776</text:p>
          </table:table-cell>
          <table:table-cell office:value-type="float" office:value="-0.173223997007343" calcext:value-type="float">
            <text:p>-0.173223997007343</text:p>
          </table:table-cell>
          <table:table-cell office:value-type="float" office:value="-0.173531817612017" calcext:value-type="float">
            <text:p>-0.173531817612017</text:p>
          </table:table-cell>
          <table:table-cell office:value-type="float" office:value="-0.173408290219073" calcext:value-type="float">
            <text:p>-0.173408290219073</text:p>
          </table:table-cell>
          <table:table-cell office:value-type="float" office:value="-0.173567350540651" calcext:value-type="float">
            <text:p>-0.173567350540651</text:p>
          </table:table-cell>
          <table:table-cell office:value-type="float" office:value="-0.173507100002716" calcext:value-type="float">
            <text:p>-0.173507100002716</text:p>
          </table:table-cell>
          <table:table-cell office:value-type="float" office:value="-0.173629681677858" calcext:value-type="float">
            <text:p>-0.173629681677858</text:p>
          </table:table-cell>
          <table:table-cell office:value-type="float" office:value="-0.173284907060676" calcext:value-type="float">
            <text:p>-0.173284907060676</text:p>
          </table:table-cell>
          <table:table-cell office:value-type="float" office:value="-0.173241889356338" calcext:value-type="float">
            <text:p>-0.173241889356338</text:p>
          </table:table-cell>
          <table:table-cell office:value-type="float" office:value="-0.173512393488109" calcext:value-type="float">
            <text:p>-0.173512393488109</text:p>
          </table:table-cell>
          <table:table-cell office:value-type="float" office:value="-0.173364776279096" calcext:value-type="float">
            <text:p>-0.173364776279096</text:p>
          </table:table-cell>
          <table:table-cell office:value-type="float" office:value="-0.173341627081932" calcext:value-type="float">
            <text:p>-0.173341627081932</text:p>
          </table:table-cell>
          <table:table-cell office:value-type="float" office:value="-0.173514043870246" calcext:value-type="float">
            <text:p>-0.173514043870246</text:p>
          </table:table-cell>
          <table:table-cell office:value-type="float" office:value="-0.173452241081893" calcext:value-type="float">
            <text:p>-0.173452241081893</text:p>
          </table:table-cell>
          <table:table-cell office:value-type="float" office:value="-0.173515650982565" calcext:value-type="float">
            <text:p>-0.173515650982565</text:p>
          </table:table-cell>
          <table:table-cell office:value-type="float" office:value="-0.173441485583209" calcext:value-type="float">
            <text:p>-0.173441485583209</text:p>
          </table:table-cell>
          <table:table-cell office:value-type="float" office:value="-0.173457910810691" calcext:value-type="float">
            <text:p>-0.173457910810691</text:p>
          </table:table-cell>
          <table:table-cell office:value-type="float" office:value="-0.173286473923506" calcext:value-type="float">
            <text:p>-0.173286473923506</text:p>
          </table:table-cell>
          <table:table-cell office:value-type="float" office:value="-0.173392280066711" calcext:value-type="float">
            <text:p>-0.173392280066711</text:p>
          </table:table-cell>
          <table:table-cell office:value-type="float" office:value="-0.173330411375296" calcext:value-type="float">
            <text:p>-0.173330411375296</text:p>
          </table:table-cell>
          <table:table-cell office:value-type="float" office:value="-0.173435833233691" calcext:value-type="float">
            <text:p>-0.173435833233691</text:p>
          </table:table-cell>
          <table:table-cell office:value-type="float" office:value="-0.173503170486166" calcext:value-type="float">
            <text:p>-0.173503170486166</text:p>
          </table:table-cell>
          <table:table-cell office:value-type="float" office:value="-0.173577098003138" calcext:value-type="float">
            <text:p>-0.173577098003138</text:p>
          </table:table-cell>
          <table:table-cell office:value-type="float" office:value="-0.173527835043009" calcext:value-type="float">
            <text:p>-0.173527835043009</text:p>
          </table:table-cell>
          <table:table-cell office:value-type="float" office:value="-0.17323723299397" calcext:value-type="float">
            <text:p>-0.17323723299397</text:p>
          </table:table-cell>
          <table:table-cell office:value-type="float" office:value="-0.173394619809984" calcext:value-type="float">
            <text:p>-0.173394619809984</text:p>
          </table:table-cell>
          <table:table-cell office:value-type="float" office:value="-0.173389789492052" calcext:value-type="float">
            <text:p>-0.173389789492052</text:p>
          </table:table-cell>
          <table:table-cell office:value-type="float" office:value="-0.173513367046364" calcext:value-type="float">
            <text:p>-0.173513367046364</text:p>
          </table:table-cell>
          <table:table-cell office:value-type="float" office:value="-0.173377823894995" calcext:value-type="float">
            <text:p>-0.173377823894995</text:p>
          </table:table-cell>
          <table:table-cell office:value-type="float" office:value="-0.173607845221458" calcext:value-type="float">
            <text:p>-0.173607845221458</text:p>
          </table:table-cell>
          <table:table-cell office:value-type="float" office:value="-0.173424226470708" calcext:value-type="float">
            <text:p>-0.173424226470708</text:p>
          </table:table-cell>
          <table:table-cell office:value-type="float" office:value="-0.173545513392422" calcext:value-type="float">
            <text:p>-0.173545513392422</text:p>
          </table:table-cell>
          <table:table-cell office:value-type="float" office:value="-0.173469679677021" calcext:value-type="float">
            <text:p>-0.173469679677021</text:p>
          </table:table-cell>
          <table:table-cell office:value-type="float" office:value="-0.173314070178201" calcext:value-type="float">
            <text:p>-0.173314070178201</text:p>
          </table:table-cell>
          <table:table-cell office:value-type="float" office:value="-0.173584387739944" calcext:value-type="float">
            <text:p>-0.173584387739944</text:p>
          </table:table-cell>
          <table:table-cell office:value-type="float" office:value="-0.173501394631427" calcext:value-type="float">
            <text:p>-0.173501394631427</text:p>
          </table:table-cell>
          <table:table-cell office:value-type="float" office:value="-0.173431313475205" calcext:value-type="float">
            <text:p>-0.173431313475205</text:p>
          </table:table-cell>
          <table:table-cell office:value-type="float" office:value="-0.173475572191859" calcext:value-type="float">
            <text:p>-0.173475572191859</text:p>
          </table:table-cell>
          <table:table-cell office:value-type="float" office:value="-0.173383342741834" calcext:value-type="float">
            <text:p>-0.173383342741834</text:p>
          </table:table-cell>
          <table:table-cell office:value-type="float" office:value="-0.173479374877572" calcext:value-type="float">
            <text:p>-0.173479374877572</text:p>
          </table:table-cell>
          <table:table-cell office:value-type="float" office:value="-0.173333903934251" calcext:value-type="float">
            <text:p>-0.173333903934251</text:p>
          </table:table-cell>
          <table:table-cell office:value-type="float" office:value="-0.173441773304978" calcext:value-type="float">
            <text:p>-0.173441773304978</text:p>
          </table:table-cell>
          <table:table-cell office:value-type="float" office:value="-0.173394645217497" calcext:value-type="float">
            <text:p>-0.173394645217497</text:p>
          </table:table-cell>
          <table:table-cell office:value-type="float" office:value="-0.173529125119412" calcext:value-type="float">
            <text:p>-0.173529125119412</text:p>
          </table:table-cell>
          <table:table-cell office:value-type="float" office:value="-0.173533751115776" calcext:value-type="float">
            <text:p>-0.173533751115776</text:p>
          </table:table-cell>
          <table:table-cell office:value-type="float" office:value="-0.173481529494679" calcext:value-type="float">
            <text:p>-0.173481529494679</text:p>
          </table:table-cell>
          <table:table-cell office:value-type="float" office:value="-0.173419736224453" calcext:value-type="float">
            <text:p>-0.173419736224453</text:p>
          </table:table-cell>
          <table:table-cell office:value-type="float" office:value="-0.17349022172173" calcext:value-type="float">
            <text:p>-0.17349022172173</text:p>
          </table:table-cell>
          <table:table-cell office:value-type="float" office:value="-0.173445683162537" calcext:value-type="float">
            <text:p>-0.173445683162537</text:p>
          </table:table-cell>
          <table:table-cell office:value-type="float" office:value="-0.173418595863404" calcext:value-type="float">
            <text:p>-0.173418595863404</text:p>
          </table:table-cell>
          <table:table-cell office:value-type="float" office:value="-0.173319287079381" calcext:value-type="float">
            <text:p>-0.173319287079381</text:p>
          </table:table-cell>
          <table:table-cell office:value-type="float" office:value="-0.173450271205748" calcext:value-type="float">
            <text:p>-0.173450271205748</text:p>
          </table:table-cell>
          <table:table-cell office:value-type="float" office:value="-0.173473818525612" calcext:value-type="float">
            <text:p>-0.173473818525612</text:p>
          </table:table-cell>
          <table:table-cell office:value-type="float" office:value="-0.173471453167768" calcext:value-type="float">
            <text:p>-0.173471453167768</text:p>
          </table:table-cell>
          <table:table-cell office:value-type="float" office:value="-0.173404364119619" calcext:value-type="float">
            <text:p>-0.173404364119619</text:p>
          </table:table-cell>
          <table:table-cell office:value-type="float" office:value="-0.173469304533112" calcext:value-type="float">
            <text:p>-0.173469304533112</text:p>
          </table:table-cell>
          <table:table-cell office:value-type="float" office:value="-0.173538625826534" calcext:value-type="float">
            <text:p>-0.173538625826534</text:p>
          </table:table-cell>
          <table:table-cell office:value-type="float" office:value="-0.173446393447874" calcext:value-type="float">
            <text:p>-0.173446393447874</text:p>
          </table:table-cell>
          <table:table-cell office:value-type="float" office:value="-0.173530993637852" calcext:value-type="float">
            <text:p>-0.173530993637852</text:p>
          </table:table-cell>
          <table:table-cell office:value-type="float" office:value="-0.173494578397117" calcext:value-type="float">
            <text:p>-0.173494578397117</text:p>
          </table:table-cell>
          <table:table-cell office:value-type="float" office:value="-0.173521789740596" calcext:value-type="float">
            <text:p>-0.173521789740596</text:p>
          </table:table-cell>
          <table:table-cell office:value-type="float" office:value="-0.173430304037499" calcext:value-type="float">
            <text:p>-0.173430304037499</text:p>
          </table:table-cell>
          <table:table-cell office:value-type="float" office:value="-0.173522034363009" calcext:value-type="float">
            <text:p>-0.173522034363009</text:p>
          </table:table-cell>
          <table:table-cell office:value-type="float" office:value="-0.173524704047474" calcext:value-type="float">
            <text:p>-0.173524704047474</text:p>
          </table:table-cell>
          <table:table-cell office:value-type="float" office:value="-0.173510223940219" calcext:value-type="float">
            <text:p>-0.173510223940219</text:p>
          </table:table-cell>
          <table:table-cell office:value-type="float" office:value="-0.17353244036022" calcext:value-type="float">
            <text:p>-0.17353244036022</text:p>
          </table:table-cell>
          <table:table-cell office:value-type="float" office:value="-0.173494910207676" calcext:value-type="float">
            <text:p>-0.173494910207676</text:p>
          </table:table-cell>
          <table:table-cell office:value-type="float" office:value="-0.173617796630242" calcext:value-type="float">
            <text:p>-0.173617796630242</text:p>
          </table:table-cell>
          <table:table-cell office:value-type="float" office:value="-0.173433486132126" calcext:value-type="float">
            <text:p>-0.173433486132126</text:p>
          </table:table-cell>
          <table:table-cell office:value-type="float" office:value="-0.174208446301573" calcext:value-type="float">
            <text:p>-0.174208446301573</text:p>
          </table:table-cell>
          <table:table-cell office:value-type="float" office:value="-0.176275222722479" calcext:value-type="float">
            <text:p>-0.176275222722479</text:p>
          </table:table-cell>
          <table:table-cell office:value-type="float" office:value="-0.176889865189201" calcext:value-type="float">
            <text:p>-0.176889865189201</text:p>
          </table:table-cell>
          <table:table-cell office:value-type="float" office:value="-0.173409209412484" calcext:value-type="float">
            <text:p>-0.173409209412484</text:p>
          </table:table-cell>
          <table:table-cell office:value-type="float" office:value="-0.171056441271861" calcext:value-type="float">
            <text:p>-0.171056441271861</text:p>
          </table:table-cell>
          <table:table-cell office:value-type="float" office:value="-0.17042350051539" calcext:value-type="float">
            <text:p>-0.17042350051539</text:p>
          </table:table-cell>
          <table:table-cell office:value-type="float" office:value="-0.169096082437017" calcext:value-type="float">
            <text:p>-0.169096082437017</text:p>
          </table:table-cell>
          <table:table-cell office:value-type="float" office:value="-0.161691836112571" calcext:value-type="float">
            <text:p>-0.161691836112571</text:p>
          </table:table-cell>
          <table:table-cell office:value-type="float" office:value="-0.163853821644254" calcext:value-type="float">
            <text:p>-0.163853821644254</text:p>
          </table:table-cell>
          <table:table-cell office:value-type="float" office:value="-0.170742627710219" calcext:value-type="float">
            <text:p>-0.170742627710219</text:p>
          </table:table-cell>
          <table:table-cell office:value-type="float" office:value="-0.174474882630744" calcext:value-type="float">
            <text:p>-0.174474882630744</text:p>
          </table:table-cell>
          <table:table-cell office:value-type="float" office:value="-0.184843693193742" calcext:value-type="float">
            <text:p>-0.184843693193742</text:p>
          </table:table-cell>
          <table:table-cell office:value-type="float" office:value="-0.209891990047173" calcext:value-type="float">
            <text:p>-0.209891990047173</text:p>
          </table:table-cell>
          <table:table-cell office:value-type="float" office:value="-0.210147148805498" calcext:value-type="float">
            <text:p>-0.210147148805498</text:p>
          </table:table-cell>
          <table:table-cell office:value-type="float" office:value="-0.207437713091026" calcext:value-type="float">
            <text:p>-0.207437713091026</text:p>
          </table:table-cell>
          <table:table-cell office:value-type="float" office:value="-0.199820099831702" calcext:value-type="float">
            <text:p>-0.199820099831702</text:p>
          </table:table-cell>
          <table:table-cell office:value-type="float" office:value="-0.192247693773526" calcext:value-type="float">
            <text:p>-0.192247693773526</text:p>
          </table:table-cell>
          <table:table-cell office:value-type="float" office:value="-0.179388238748606" calcext:value-type="float">
            <text:p>-0.179388238748606</text:p>
          </table:table-cell>
          <table:table-cell office:value-type="float" office:value="-0.174894708475463" calcext:value-type="float">
            <text:p>-0.174894708475463</text:p>
          </table:table-cell>
          <table:table-cell office:value-type="float" office:value="-0.176751903118306" calcext:value-type="float">
            <text:p>-0.176751903118306</text:p>
          </table:table-cell>
          <table:table-cell office:value-type="float" office:value="-0.175820664970708" calcext:value-type="float">
            <text:p>-0.175820664970708</text:p>
          </table:table-cell>
          <table:table-cell office:value-type="float" office:value="-0.175054381612461" calcext:value-type="float">
            <text:p>-0.175054381612461</text:p>
          </table:table-cell>
          <table:table-cell office:value-type="float" office:value="-0.185648104930095" calcext:value-type="float">
            <text:p>-0.185648104930095</text:p>
          </table:table-cell>
          <table:table-cell office:value-type="float" office:value="-0.206845830429259" calcext:value-type="float">
            <text:p>-0.206845830429259</text:p>
          </table:table-cell>
          <table:table-cell office:value-type="float" office:value="-0.20368811912008" calcext:value-type="float">
            <text:p>-0.20368811912008</text:p>
          </table:table-cell>
          <table:table-cell office:value-type="float" office:value="-0.203989142595131" calcext:value-type="float">
            <text:p>-0.203989142595131</text:p>
          </table:table-cell>
          <table:table-cell office:value-type="float" office:value="-0.195354671426832" calcext:value-type="float">
            <text:p>-0.195354671426832</text:p>
          </table:table-cell>
          <table:table-cell office:value-type="float" office:value="-0.1819611563044" calcext:value-type="float">
            <text:p>-0.1819611563044</text:p>
          </table:table-cell>
          <table:table-cell office:value-type="float" office:value="-0.178568195564843" calcext:value-type="float">
            <text:p>-0.178568195564843</text:p>
          </table:table-cell>
          <table:table-cell office:value-type="float" office:value="-0.17480717693695" calcext:value-type="float">
            <text:p>-0.17480717693695</text:p>
          </table:table-cell>
          <table:table-cell office:value-type="float" office:value="-0.172647386014696" calcext:value-type="float">
            <text:p>-0.172647386014696</text:p>
          </table:table-cell>
          <table:table-cell office:value-type="float" office:value="-0.17299862789823" calcext:value-type="float">
            <text:p>-0.17299862789823</text:p>
          </table:table-cell>
          <table:table-cell office:value-type="float" office:value="-0.202280055285509" calcext:value-type="float">
            <text:p>-0.202280055285509</text:p>
          </table:table-cell>
          <table:table-cell office:value-type="float" office:value="-0.205372597843564" calcext:value-type="float">
            <text:p>-0.205372597843564</text:p>
          </table:table-cell>
          <table:table-cell office:value-type="float" office:value="-0.206727051151366" calcext:value-type="float">
            <text:p>-0.206727051151366</text:p>
          </table:table-cell>
          <table:table-cell office:value-type="float" office:value="-0.208127481030619" calcext:value-type="float">
            <text:p>-0.208127481030619</text:p>
          </table:table-cell>
          <table:table-cell office:value-type="float" office:value="-0.208541833807602" calcext:value-type="float">
            <text:p>-0.208541833807602</text:p>
          </table:table-cell>
          <table:table-cell office:value-type="float" office:value="-0.182761764075223" calcext:value-type="float">
            <text:p>-0.182761764075223</text:p>
          </table:table-cell>
          <table:table-cell office:value-type="float" office:value="-0.177678862134128" calcext:value-type="float">
            <text:p>-0.177678862134128</text:p>
          </table:table-cell>
          <table:table-cell office:value-type="float" office:value="-0.167489762445102" calcext:value-type="float">
            <text:p>-0.167489762445102</text:p>
          </table:table-cell>
          <table:table-cell office:value-type="float" office:value="-0.170049055668035" calcext:value-type="float">
            <text:p>-0.170049055668035</text:p>
          </table:table-cell>
          <table:table-cell office:value-type="float" office:value="-0.202016298094449" calcext:value-type="float">
            <text:p>-0.202016298094449</text:p>
          </table:table-cell>
          <table:table-cell office:value-type="float" office:value="-0.20628219624798" calcext:value-type="float">
            <text:p>-0.20628219624798</text:p>
          </table:table-cell>
          <table:table-cell office:value-type="float" office:value="-0.207754232872152" calcext:value-type="float">
            <text:p>-0.207754232872152</text:p>
          </table:table-cell>
          <table:table-cell office:value-type="float" office:value="-0.207265757305283" calcext:value-type="float">
            <text:p>-0.207265757305283</text:p>
          </table:table-cell>
          <table:table-cell office:value-type="float" office:value="-0.183091246561688" calcext:value-type="float">
            <text:p>-0.183091246561688</text:p>
          </table:table-cell>
          <table:table-cell office:value-type="float" office:value="-0.176630079312417" calcext:value-type="float">
            <text:p>-0.176630079312417</text:p>
          </table:table-cell>
          <table:table-cell office:value-type="float" office:value="-0.165277116528666" calcext:value-type="float">
            <text:p>-0.165277116528666</text:p>
          </table:table-cell>
          <table:table-cell office:value-type="float" office:value="-0.171025523918928" calcext:value-type="float">
            <text:p>-0.171025523918928</text:p>
          </table:table-cell>
          <table:table-cell office:value-type="float" office:value="-0.193755780042434" calcext:value-type="float">
            <text:p>-0.193755780042434</text:p>
          </table:table-cell>
          <table:table-cell office:value-type="float" office:value="-0.1945073879253" calcext:value-type="float">
            <text:p>-0.1945073879253</text:p>
          </table:table-cell>
          <table:table-cell office:value-type="float" office:value="-0.19754365351073" calcext:value-type="float">
            <text:p>-0.19754365351073</text:p>
          </table:table-cell>
          <table:table-cell office:value-type="float" office:value="-0.1982645232558" calcext:value-type="float">
            <text:p>-0.1982645232558</text:p>
          </table:table-cell>
          <table:table-cell office:value-type="float" office:value="-0.200157936721675" calcext:value-type="float">
            <text:p>-0.200157936721675</text:p>
          </table:table-cell>
          <table:table-cell office:value-type="float" office:value="-0.178203263886419" calcext:value-type="float">
            <text:p>-0.178203263886419</text:p>
          </table:table-cell>
          <table:table-cell office:value-type="float" office:value="-0.171240240890115" calcext:value-type="float">
            <text:p>-0.171240240890115</text:p>
          </table:table-cell>
          <table:table-cell office:value-type="float" office:value="-0.163704641941195" calcext:value-type="float">
            <text:p>-0.163704641941195</text:p>
          </table:table-cell>
          <table:table-cell office:value-type="float" office:value="-0.15215612245567" calcext:value-type="float">
            <text:p>-0.15215612245567</text:p>
          </table:table-cell>
          <table:table-cell office:value-type="float" office:value="-0.155803013791086" calcext:value-type="float">
            <text:p>-0.155803013791086</text:p>
          </table:table-cell>
          <table:table-cell office:value-type="float" office:value="-0.179979731598579" calcext:value-type="float">
            <text:p>-0.179979731598579</text:p>
          </table:table-cell>
          <table:table-cell office:value-type="float" office:value="-0.181941175668491" calcext:value-type="float">
            <text:p>-0.181941175668491</text:p>
          </table:table-cell>
          <table:table-cell office:value-type="float" office:value="-0.18381878089675" calcext:value-type="float">
            <text:p>-0.18381878089675</text:p>
          </table:table-cell>
          <table:table-cell office:value-type="float" office:value="-0.186169130030252" calcext:value-type="float">
            <text:p>-0.186169130030252</text:p>
          </table:table-cell>
          <table:table-cell office:value-type="float" office:value="-0.186803731788183" calcext:value-type="float">
            <text:p>-0.186803731788183</text:p>
          </table:table-cell>
          <table:table-cell office:value-type="float" office:value="-0.162049105868794" calcext:value-type="float">
            <text:p>-0.162049105868794</text:p>
          </table:table-cell>
          <table:table-cell office:value-type="float" office:value="-0.162829952198355" calcext:value-type="float">
            <text:p>-0.162829952198355</text:p>
          </table:table-cell>
          <table:table-cell office:value-type="float" office:value="-0.158015933129674" calcext:value-type="float">
            <text:p>-0.158015933129674</text:p>
          </table:table-cell>
          <table:table-cell office:value-type="float" office:value="-0.147115070239323" calcext:value-type="float">
            <text:p>-0.147115070239323</text:p>
          </table:table-cell>
          <table:table-cell office:value-type="float" office:value="-0.172162321988698" calcext:value-type="float">
            <text:p>-0.172162321988698</text:p>
          </table:table-cell>
          <table:table-cell office:value-type="float" office:value="-0.172611811428461" calcext:value-type="float">
            <text:p>-0.172611811428461</text:p>
          </table:table-cell>
          <table:table-cell office:value-type="float" office:value="-0.17527678481897" calcext:value-type="float">
            <text:p>-0.17527678481897</text:p>
          </table:table-cell>
          <table:table-cell office:value-type="float" office:value="-0.176416630628134" calcext:value-type="float">
            <text:p>-0.176416630628134</text:p>
          </table:table-cell>
          <table:table-cell office:value-type="float" office:value="-0.174512629164521" calcext:value-type="float">
            <text:p>-0.174512629164521</text:p>
          </table:table-cell>
          <table:table-cell office:value-type="float" office:value="-0.148748459397027" calcext:value-type="float">
            <text:p>-0.148748459397027</text:p>
          </table:table-cell>
          <table:table-cell office:value-type="float" office:value="-0.145044518373362" calcext:value-type="float">
            <text:p>-0.145044518373362</text:p>
          </table:table-cell>
          <table:table-cell office:value-type="float" office:value="-0.139310321735976" calcext:value-type="float">
            <text:p>-0.139310321735976</text:p>
          </table:table-cell>
          <table:table-cell office:value-type="float" office:value="-0.140279972078469" calcext:value-type="float">
            <text:p>-0.140279972078469</text:p>
          </table:table-cell>
          <table:table-cell office:value-type="float" office:value="-0.16199462432301" calcext:value-type="float">
            <text:p>-0.16199462432301</text:p>
          </table:table-cell>
          <table:table-cell office:value-type="float" office:value="-0.164619183847541" calcext:value-type="float">
            <text:p>-0.164619183847541</text:p>
          </table:table-cell>
          <table:table-cell office:value-type="float" office:value="-0.166735410707504" calcext:value-type="float">
            <text:p>-0.166735410707504</text:p>
          </table:table-cell>
          <table:table-cell office:value-type="float" office:value="-0.167203996991035" calcext:value-type="float">
            <text:p>-0.167203996991035</text:p>
          </table:table-cell>
          <table:table-cell office:value-type="float" office:value="-0.167457230195351" calcext:value-type="float">
            <text:p>-0.167457230195351</text:p>
          </table:table-cell>
          <table:table-cell office:value-type="float" office:value="-0.143330571131339" calcext:value-type="float">
            <text:p>-0.143330571131339</text:p>
          </table:table-cell>
          <table:table-cell office:value-type="float" office:value="-0.135859741990285" calcext:value-type="float">
            <text:p>-0.135859741990285</text:p>
          </table:table-cell>
          <table:table-cell office:value-type="float" office:value="-0.127682565868164" calcext:value-type="float">
            <text:p>-0.127682565868164</text:p>
          </table:table-cell>
          <table:table-cell office:value-type="float" office:value="-0.135332245886821" calcext:value-type="float">
            <text:p>-0.135332245886821</text:p>
          </table:table-cell>
          <table:table-cell office:value-type="float" office:value="-0.154406904287154" calcext:value-type="float">
            <text:p>-0.154406904287154</text:p>
          </table:table-cell>
          <table:table-cell office:value-type="float" office:value="-0.15388304078954" calcext:value-type="float">
            <text:p>-0.15388304078954</text:p>
          </table:table-cell>
          <table:table-cell office:value-type="float" office:value="-0.158993305753261" calcext:value-type="float">
            <text:p>-0.158993305753261</text:p>
          </table:table-cell>
          <table:table-cell office:value-type="float" office:value="-0.159086929057831" calcext:value-type="float">
            <text:p>-0.159086929057831</text:p>
          </table:table-cell>
          <table:table-cell office:value-type="float" office:value="-0.159706405502125" calcext:value-type="float">
            <text:p>-0.159706405502125</text:p>
          </table:table-cell>
          <table:table-cell office:value-type="float" office:value="-0.160544620305224" calcext:value-type="float">
            <text:p>-0.160544620305224</text:p>
          </table:table-cell>
          <table:table-cell office:value-type="float" office:value="-0.13841007865097" calcext:value-type="float">
            <text:p>-0.13841007865097</text:p>
          </table:table-cell>
          <table:table-cell office:value-type="float" office:value="-0.132435507907392" calcext:value-type="float">
            <text:p>-0.132435507907392</text:p>
          </table:table-cell>
          <table:table-cell office:value-type="float" office:value="-0.129648701750245" calcext:value-type="float">
            <text:p>-0.129648701750245</text:p>
          </table:table-cell>
          <table:table-cell office:value-type="float" office:value="-0.12668444399114" calcext:value-type="float">
            <text:p>-0.12668444399114</text:p>
          </table:table-cell>
          <table:table-cell office:value-type="float" office:value="-0.13493877426865" calcext:value-type="float">
            <text:p>-0.13493877426865</text:p>
          </table:table-cell>
          <table:table-cell office:value-type="float" office:value="-0.160431925534203" calcext:value-type="float">
            <text:p>-0.160431925534203</text:p>
          </table:table-cell>
          <table:table-cell office:value-type="float" office:value="-0.165448505801609" calcext:value-type="float">
            <text:p>-0.165448505801609</text:p>
          </table:table-cell>
          <table:table-cell office:value-type="float" office:value="-0.166714612348551" calcext:value-type="float">
            <text:p>-0.166714612348551</text:p>
          </table:table-cell>
          <table:table-cell office:value-type="float" office:value="-0.169788492147592" calcext:value-type="float">
            <text:p>-0.169788492147592</text:p>
          </table:table-cell>
          <table:table-cell office:value-type="float" office:value="-0.142282471183278" calcext:value-type="float">
            <text:p>-0.142282471183278</text:p>
          </table:table-cell>
          <table:table-cell office:value-type="float" office:value="-0.139044301812442" calcext:value-type="float">
            <text:p>-0.139044301812442</text:p>
          </table:table-cell>
          <table:table-cell office:value-type="float" office:value="-0.131687573046429" calcext:value-type="float">
            <text:p>-0.131687573046429</text:p>
          </table:table-cell>
          <table:table-cell office:value-type="float" office:value="-0.135629003514079" calcext:value-type="float">
            <text:p>-0.135629003514079</text:p>
          </table:table-cell>
          <table:table-cell office:value-type="float" office:value="-0.166599920921558" calcext:value-type="float">
            <text:p>-0.166599920921558</text:p>
          </table:table-cell>
          <table:table-cell office:value-type="float" office:value="-0.168749747064159" calcext:value-type="float">
            <text:p>-0.168749747064159</text:p>
          </table:table-cell>
          <table:table-cell office:value-type="float" office:value="-0.172349969442307" calcext:value-type="float">
            <text:p>-0.172349969442307</text:p>
          </table:table-cell>
          <table:table-cell office:value-type="float" office:value="-0.173408318924276" calcext:value-type="float">
            <text:p>-0.173408318924276</text:p>
          </table:table-cell>
          <table:table-cell office:value-type="float" office:value="-0.178655847842569" calcext:value-type="float">
            <text:p>-0.178655847842569</text:p>
          </table:table-cell>
          <table:table-cell office:value-type="float" office:value="-0.173567121470927" calcext:value-type="float">
            <text:p>-0.173567121470927</text:p>
          </table:table-cell>
          <table:table-cell office:value-type="float" office:value="-0.151865902563834" calcext:value-type="float">
            <text:p>-0.151865902563834</text:p>
          </table:table-cell>
          <table:table-cell office:value-type="float" office:value="-0.150242091653775" calcext:value-type="float">
            <text:p>-0.150242091653775</text:p>
          </table:table-cell>
          <table:table-cell office:value-type="float" office:value="-0.143638599965651" calcext:value-type="float">
            <text:p>-0.143638599965651</text:p>
          </table:table-cell>
          <table:table-cell office:value-type="float" office:value="-0.144859061739795" calcext:value-type="float">
            <text:p>-0.144859061739795</text:p>
          </table:table-cell>
          <table:table-cell office:value-type="float" office:value="-0.180623384984151" calcext:value-type="float">
            <text:p>-0.180623384984151</text:p>
          </table:table-cell>
          <table:table-cell office:value-type="float" office:value="-0.185603841738146" calcext:value-type="float">
            <text:p>-0.185603841738146</text:p>
          </table:table-cell>
          <table:table-cell office:value-type="float" office:value="-0.184730214688705" calcext:value-type="float">
            <text:p>-0.184730214688705</text:p>
          </table:table-cell>
          <table:table-cell office:value-type="float" office:value="-0.163025018226398" calcext:value-type="float">
            <text:p>-0.163025018226398</text:p>
          </table:table-cell>
          <table:table-cell office:value-type="float" office:value="-0.161934318443763" calcext:value-type="float">
            <text:p>-0.161934318443763</text:p>
          </table:table-cell>
          <table:table-cell office:value-type="float" office:value="-0.159427095603055" calcext:value-type="float">
            <text:p>-0.159427095603055</text:p>
          </table:table-cell>
          <table:table-cell office:value-type="float" office:value="-0.155535344282364" calcext:value-type="float">
            <text:p>-0.155535344282364</text:p>
          </table:table-cell>
          <table:table-cell office:value-type="float" office:value="-0.149805936410937" calcext:value-type="float">
            <text:p>-0.149805936410937</text:p>
          </table:table-cell>
          <table:table-cell office:value-type="float" office:value="-0.150977829786146" calcext:value-type="float">
            <text:p>-0.150977829786146</text:p>
          </table:table-cell>
          <table:table-cell office:value-type="float" office:value="-0.182837365974988" calcext:value-type="float">
            <text:p>-0.182837365974988</text:p>
          </table:table-cell>
          <table:table-cell office:value-type="float" office:value="-0.184708560715253" calcext:value-type="float">
            <text:p>-0.184708560715253</text:p>
          </table:table-cell>
          <table:table-cell office:value-type="float" office:value="-0.188808782788508" calcext:value-type="float">
            <text:p>-0.188808782788508</text:p>
          </table:table-cell>
          <table:table-cell office:value-type="float" office:value="-0.189880877123465" calcext:value-type="float">
            <text:p>-0.189880877123465</text:p>
          </table:table-cell>
          <table:table-cell office:value-type="float" office:value="-0.189874983067492" calcext:value-type="float">
            <text:p>-0.189874983067492</text:p>
          </table:table-cell>
          <table:table-cell office:value-type="float" office:value="-0.191820474074207" calcext:value-type="float">
            <text:p>-0.191820474074207</text:p>
          </table:table-cell>
          <table:table-cell office:value-type="float" office:value="-0.194023695183858" calcext:value-type="float">
            <text:p>-0.194023695183858</text:p>
          </table:table-cell>
          <table:table-cell office:value-type="float" office:value="-0.166633774023288" calcext:value-type="float">
            <text:p>-0.166633774023288</text:p>
          </table:table-cell>
          <table:table-cell office:value-type="float" office:value="-0.159168366861132" calcext:value-type="float">
            <text:p>-0.159168366861132</text:p>
          </table:table-cell>
          <table:table-cell office:value-type="float" office:value="-0.153898861889883" calcext:value-type="float">
            <text:p>-0.153898861889883</text:p>
          </table:table-cell>
          <table:table-cell office:value-type="float" office:value="-0.150602394820038" calcext:value-type="float">
            <text:p>-0.150602394820038</text:p>
          </table:table-cell>
          <table:table-cell office:value-type="float" office:value="-0.180028587650594" calcext:value-type="float">
            <text:p>-0.180028587650594</text:p>
          </table:table-cell>
          <table:table-cell office:value-type="float" office:value="-0.185215856102058" calcext:value-type="float">
            <text:p>-0.185215856102058</text:p>
          </table:table-cell>
          <table:table-cell office:value-type="float" office:value="-0.186410746063349" calcext:value-type="float">
            <text:p>-0.186410746063349</text:p>
          </table:table-cell>
          <table:table-cell office:value-type="float" office:value="-0.190307533354318" calcext:value-type="float">
            <text:p>-0.190307533354318</text:p>
          </table:table-cell>
          <table:table-cell office:value-type="float" office:value="-0.159464907892943" calcext:value-type="float">
            <text:p>-0.159464907892943</text:p>
          </table:table-cell>
          <table:table-cell office:value-type="float" office:value="-0.15414456124487" calcext:value-type="float">
            <text:p>-0.15414456124487</text:p>
          </table:table-cell>
          <table:table-cell office:value-type="float" office:value="-0.142242152236826" calcext:value-type="float">
            <text:p>-0.142242152236826</text:p>
          </table:table-cell>
          <table:table-cell office:value-type="float" office:value="-0.166658983042307" calcext:value-type="float">
            <text:p>-0.166658983042307</text:p>
          </table:table-cell>
          <table:table-cell office:value-type="float" office:value="-0.168460171958936" calcext:value-type="float">
            <text:p>-0.168460171958936</text:p>
          </table:table-cell>
          <table:table-cell office:value-type="float" office:value="-0.170350180987395" calcext:value-type="float">
            <text:p>-0.170350180987395</text:p>
          </table:table-cell>
          <table:table-cell office:value-type="float" office:value="-0.170865075745457" calcext:value-type="float">
            <text:p>-0.170865075745457</text:p>
          </table:table-cell>
          <table:table-cell office:value-type="float" office:value="-0.173903314265037" calcext:value-type="float">
            <text:p>-0.173903314265037</text:p>
          </table:table-cell>
          <table:table-cell office:value-type="float" office:value="-0.145114584903675" calcext:value-type="float">
            <text:p>-0.145114584903675</text:p>
          </table:table-cell>
          <table:table-cell office:value-type="float" office:value="-0.141448636945849" calcext:value-type="float">
            <text:p>-0.141448636945849</text:p>
          </table:table-cell>
          <table:table-cell office:value-type="float" office:value="-0.136240965130686" calcext:value-type="float">
            <text:p>-0.136240965130686</text:p>
          </table:table-cell>
          <table:table-cell office:value-type="float" office:value="-0.13158852010054" calcext:value-type="float">
            <text:p>-0.13158852010054</text:p>
          </table:table-cell>
          <table:table-cell office:value-type="float" office:value="-0.125861845981576" calcext:value-type="float">
            <text:p>-0.125861845981576</text:p>
          </table:table-cell>
          <table:table-cell office:value-type="float" office:value="-0.147995783404107" calcext:value-type="float">
            <text:p>-0.147995783404107</text:p>
          </table:table-cell>
          <table:table-cell office:value-type="float" office:value="-0.144587325226451" calcext:value-type="float">
            <text:p>-0.144587325226451</text:p>
          </table:table-cell>
          <table:table-cell office:value-type="float" office:value="-0.145376751651612" calcext:value-type="float">
            <text:p>-0.145376751651612</text:p>
          </table:table-cell>
          <table:table-cell office:value-type="float" office:value="-0.146710540221429" calcext:value-type="float">
            <text:p>-0.146710540221429</text:p>
          </table:table-cell>
          <table:table-cell office:value-type="float" office:value="-0.147539496532717" calcext:value-type="float">
            <text:p>-0.147539496532717</text:p>
          </table:table-cell>
          <table:table-cell office:value-type="float" office:value="-0.147860237115285" calcext:value-type="float">
            <text:p>-0.147860237115285</text:p>
          </table:table-cell>
          <table:table-cell office:value-type="float" office:value="-0.149016417177765" calcext:value-type="float">
            <text:p>-0.149016417177765</text:p>
          </table:table-cell>
          <table:table-cell office:value-type="float" office:value="-0.118785593362979" calcext:value-type="float">
            <text:p>-0.118785593362979</text:p>
          </table:table-cell>
          <table:table-cell office:value-type="float" office:value="-0.11582756610266" calcext:value-type="float">
            <text:p>-0.11582756610266</text:p>
          </table:table-cell>
          <table:table-cell office:value-type="float" office:value="-0.117541269396958" calcext:value-type="float">
            <text:p>-0.117541269396958</text:p>
          </table:table-cell>
          <table:table-cell office:value-type="float" office:value="-0.117752731863422" calcext:value-type="float">
            <text:p>-0.117752731863422</text:p>
          </table:table-cell>
          <table:table-cell office:value-type="float" office:value="-0.117476634611108" calcext:value-type="float">
            <text:p>-0.117476634611108</text:p>
          </table:table-cell>
          <table:table-cell office:value-type="float" office:value="-0.116183298383394" calcext:value-type="float">
            <text:p>-0.116183298383394</text:p>
          </table:table-cell>
          <table:table-cell office:value-type="float" office:value="-0.114878287410191" calcext:value-type="float">
            <text:p>-0.114878287410191</text:p>
          </table:table-cell>
          <table:table-cell office:value-type="float" office:value="-0.112287708825472" calcext:value-type="float">
            <text:p>-0.112287708825472</text:p>
          </table:table-cell>
          <table:table-cell office:value-type="float" office:value="-0.110842185640277" calcext:value-type="float">
            <text:p>-0.110842185640277</text:p>
          </table:table-cell>
          <table:table-cell office:value-type="float" office:value="-0.1106192910006" calcext:value-type="float">
            <text:p>-0.1106192910006</text:p>
          </table:table-cell>
          <table:table-cell office:value-type="float" office:value="-0.111540841903117" calcext:value-type="float">
            <text:p>-0.111540841903117</text:p>
          </table:table-cell>
          <table:table-cell office:value-type="float" office:value="-0.112658359805663" calcext:value-type="float">
            <text:p>-0.112658359805663</text:p>
          </table:table-cell>
          <table:table-cell office:value-type="float" office:value="-0.111979562212088" calcext:value-type="float">
            <text:p>-0.111979562212088</text:p>
          </table:table-cell>
          <table:table-cell office:value-type="float" office:value="-0.112342584721994" calcext:value-type="float">
            <text:p>-0.112342584721994</text:p>
          </table:table-cell>
          <table:table-cell office:value-type="float" office:value="-0.111639105450826" calcext:value-type="float">
            <text:p>-0.111639105450826</text:p>
          </table:table-cell>
          <table:table-cell office:value-type="float" office:value="-0.111397514516452" calcext:value-type="float">
            <text:p>-0.111397514516452</text:p>
          </table:table-cell>
          <table:table-cell office:value-type="float" office:value="-0.11131602077191" calcext:value-type="float">
            <text:p>-0.11131602077191</text:p>
          </table:table-cell>
          <table:table-cell office:value-type="float" office:value="-0.111048634198027" calcext:value-type="float">
            <text:p>-0.111048634198027</text:p>
          </table:table-cell>
          <table:table-cell office:value-type="float" office:value="-0.11086745331621" calcext:value-type="float">
            <text:p>-0.11086745331621</text:p>
          </table:table-cell>
          <table:table-cell office:value-type="float" office:value="-0.110524367417405" calcext:value-type="float">
            <text:p>-0.110524367417405</text:p>
          </table:table-cell>
          <table:table-cell office:value-type="float" office:value="-0.110333835612712" calcext:value-type="float">
            <text:p>-0.110333835612712</text:p>
          </table:table-cell>
          <table:table-cell office:value-type="float" office:value="-0.110034606527648" calcext:value-type="float">
            <text:p>-0.110034606527648</text:p>
          </table:table-cell>
          <table:table-cell office:value-type="float" office:value="-0.109813723012424" calcext:value-type="float">
            <text:p>-0.109813723012424</text:p>
          </table:table-cell>
          <table:table-cell office:value-type="float" office:value="-0.109444033145889" calcext:value-type="float">
            <text:p>-0.109444033145889</text:p>
          </table:table-cell>
          <table:table-cell office:value-type="float" office:value="-0.109167105808506" calcext:value-type="float">
            <text:p>-0.109167105808506</text:p>
          </table:table-cell>
          <table:table-cell office:value-type="float" office:value="-0.109142040292205" calcext:value-type="float">
            <text:p>-0.109142040292205</text:p>
          </table:table-cell>
          <table:table-cell office:value-type="float" office:value="-0.109153442564323" calcext:value-type="float">
            <text:p>-0.109153442564323</text:p>
          </table:table-cell>
          <table:table-cell office:value-type="float" office:value="-0.109154306366175" calcext:value-type="float">
            <text:p>-0.109154306366175</text:p>
          </table:table-cell>
          <table:table-cell office:value-type="float" office:value="-0.109183882388542" calcext:value-type="float">
            <text:p>-0.109183882388542</text:p>
          </table:table-cell>
          <table:table-cell office:value-type="float" office:value="-0.109189683572618" calcext:value-type="float">
            <text:p>-0.109189683572618</text:p>
          </table:table-cell>
          <table:table-cell office:value-type="float" office:value="-0.109095012544132" calcext:value-type="float">
            <text:p>-0.109095012544132</text:p>
          </table:table-cell>
          <table:table-cell office:value-type="float" office:value="-0.109147665617876" calcext:value-type="float">
            <text:p>-0.109147665617876</text:p>
          </table:table-cell>
          <table:table-cell office:value-type="float" office:value="-0.109131866008617" calcext:value-type="float">
            <text:p>-0.109131866008617</text:p>
          </table:table-cell>
          <table:table-cell office:value-type="float" office:value="-0.109127618920252" calcext:value-type="float">
            <text:p>-0.109127618920252</text:p>
          </table:table-cell>
          <table:table-cell office:value-type="float" office:value="-0.10914433003014" calcext:value-type="float">
            <text:p>-0.10914433003014</text:p>
          </table:table-cell>
          <table:table-cell office:value-type="float" office:value="-0.109045132570407" calcext:value-type="float">
            <text:p>-0.109045132570407</text:p>
          </table:table-cell>
          <table:table-cell office:value-type="float" office:value="-0.109163800773053" calcext:value-type="float">
            <text:p>-0.109163800773053</text:p>
          </table:table-cell>
          <table:table-cell office:value-type="float" office:value="-0.109111080124356" calcext:value-type="float">
            <text:p>-0.109111080124356</text:p>
          </table:table-cell>
          <table:table-cell office:value-type="float" office:value="-0.10915507225563" calcext:value-type="float">
            <text:p>-0.10915507225563</text:p>
          </table:table-cell>
          <table:table-cell office:value-type="float" office:value="-0.109084135233014" calcext:value-type="float">
            <text:p>-0.109084135233014</text:p>
          </table:table-cell>
          <table:table-cell office:value-type="float" office:value="-0.109119114362443" calcext:value-type="float">
            <text:p>-0.109119114362443</text:p>
          </table:table-cell>
          <table:table-cell office:value-type="float" office:value="-0.108966091145952" calcext:value-type="float">
            <text:p>-0.108966091145952</text:p>
          </table:table-cell>
          <table:table-cell office:value-type="float" office:value="-0.109133670060105" calcext:value-type="float">
            <text:p>-0.109133670060105</text:p>
          </table:table-cell>
          <table:table-cell office:value-type="float" office:value="-0.109137897928284" calcext:value-type="float">
            <text:p>-0.109137897928284</text:p>
          </table:table-cell>
          <table:table-cell office:value-type="float" office:value="-0.109088349439617" calcext:value-type="float">
            <text:p>-0.109088349439617</text:p>
          </table:table-cell>
          <table:table-cell office:value-type="float" office:value="-0.109094011469602" calcext:value-type="float">
            <text:p>-0.109094011469602</text:p>
          </table:table-cell>
          <table:table-cell office:value-type="float" office:value="-0.109123991300385" calcext:value-type="float">
            <text:p>-0.109123991300385</text:p>
          </table:table-cell>
          <table:table-cell office:value-type="float" office:value="-0.109065794317793" calcext:value-type="float">
            <text:p>-0.109065794317793</text:p>
          </table:table-cell>
          <table:table-cell office:value-type="float" office:value="-0.109168989511859" calcext:value-type="float">
            <text:p>-0.109168989511859</text:p>
          </table:table-cell>
          <table:table-cell office:value-type="float" office:value="-0.109029419658933" calcext:value-type="float">
            <text:p>-0.109029419658933</text:p>
          </table:table-cell>
          <table:table-cell office:value-type="float" office:value="-0.1091414278918" calcext:value-type="float">
            <text:p>-0.1091414278918</text:p>
          </table:table-cell>
          <table:table-cell office:value-type="float" office:value="-0.109045387453282" calcext:value-type="float">
            <text:p>-0.109045387453282</text:p>
          </table:table-cell>
          <table:table-cell office:value-type="float" office:value="-0.109142957772799" calcext:value-type="float">
            <text:p>-0.109142957772799</text:p>
          </table:table-cell>
          <table:table-cell office:value-type="float" office:value="-0.109016117310296" calcext:value-type="float">
            <text:p>-0.109016117310296</text:p>
          </table:table-cell>
          <table:table-cell office:value-type="float" office:value="-0.109153539302548" calcext:value-type="float">
            <text:p>-0.109153539302548</text:p>
          </table:table-cell>
          <table:table-cell office:value-type="float" office:value="-0.109131794471869" calcext:value-type="float">
            <text:p>-0.109131794471869</text:p>
          </table:table-cell>
          <table:table-cell office:value-type="float" office:value="-0.109136244689217" calcext:value-type="float">
            <text:p>-0.109136244689217</text:p>
          </table:table-cell>
          <table:table-cell office:value-type="float" office:value="-0.109098664111536" calcext:value-type="float">
            <text:p>-0.109098664111536</text:p>
          </table:table-cell>
          <table:table-cell office:value-type="float" office:value="-0.109137312104303" calcext:value-type="float">
            <text:p>-0.109137312104303</text:p>
          </table:table-cell>
          <table:table-cell office:value-type="float" office:value="-0.10904431807728" calcext:value-type="float">
            <text:p>-0.10904431807728</text:p>
          </table:table-cell>
          <table:table-cell office:value-type="float" office:value="-0.109069139585527" calcext:value-type="float">
            <text:p>-0.109069139585527</text:p>
          </table:table-cell>
          <table:table-cell office:value-type="float" office:value="-0.109126754962888" calcext:value-type="float">
            <text:p>-0.109126754962888</text:p>
          </table:table-cell>
          <table:table-cell office:value-type="float" office:value="-0.109025619113819" calcext:value-type="float">
            <text:p>-0.109025619113819</text:p>
          </table:table-cell>
          <table:table-cell office:value-type="float" office:value="-0.109121755637422" calcext:value-type="float">
            <text:p>-0.109121755637422</text:p>
          </table:table-cell>
          <table:table-cell office:value-type="float" office:value="-0.109000373926047" calcext:value-type="float">
            <text:p>-0.109000373926047</text:p>
          </table:table-cell>
          <table:table-cell office:value-type="float" office:value="-0.109126159170299" calcext:value-type="float">
            <text:p>-0.109126159170299</text:p>
          </table:table-cell>
          <table:table-cell office:value-type="float" office:value="-0.109129305086004" calcext:value-type="float">
            <text:p>-0.109129305086004</text:p>
          </table:table-cell>
          <table:table-cell office:value-type="float" office:value="-0.109125541168771" calcext:value-type="float">
            <text:p>-0.109125541168771</text:p>
          </table:table-cell>
          <table:table-cell office:value-type="float" office:value="-0.109142215210236" calcext:value-type="float">
            <text:p>-0.109142215210236</text:p>
          </table:table-cell>
          <table:table-cell office:value-type="float" office:value="-0.10909203690418" calcext:value-type="float">
            <text:p>-0.10909203690418</text:p>
          </table:table-cell>
          <table:table-cell office:value-type="float" office:value="-0.109144113521691" calcext:value-type="float">
            <text:p>-0.109144113521691</text:p>
          </table:table-cell>
          <table:table-cell office:value-type="float" office:value="-0.109162046222142" calcext:value-type="float">
            <text:p>-0.109162046222142</text:p>
          </table:table-cell>
          <table:table-cell office:value-type="float" office:value="-0.109109738330151" calcext:value-type="float">
            <text:p>-0.109109738330151</text:p>
          </table:table-cell>
          <table:table-cell office:value-type="float" office:value="-0.109112562955559" calcext:value-type="float">
            <text:p>-0.109112562955559</text:p>
          </table:table-cell>
          <table:table-cell office:value-type="float" office:value="-0.109143458328963" calcext:value-type="float">
            <text:p>-0.109143458328963</text:p>
          </table:table-cell>
          <table:table-cell office:value-type="float" office:value="-0.109068338930535" calcext:value-type="float">
            <text:p>-0.109068338930535</text:p>
          </table:table-cell>
          <table:table-cell office:value-type="float" office:value="-0.10911430668465" calcext:value-type="float">
            <text:p>-0.10911430668465</text:p>
          </table:table-cell>
          <table:table-cell office:value-type="float" office:value="-0.109138833842025" calcext:value-type="float">
            <text:p>-0.109138833842025</text:p>
          </table:table-cell>
          <table:table-cell office:value-type="float" office:value="-0.109149073950927" calcext:value-type="float">
            <text:p>-0.109149073950927</text:p>
          </table:table-cell>
          <table:table-cell office:value-type="float" office:value="-0.109157461753635" calcext:value-type="float">
            <text:p>-0.109157461753635</text:p>
          </table:table-cell>
          <table:table-cell office:value-type="float" office:value="-0.109114847553255" calcext:value-type="float">
            <text:p>-0.109114847553255</text:p>
          </table:table-cell>
          <table:table-cell office:value-type="float" office:value="-0.109118393961161" calcext:value-type="float">
            <text:p>-0.109118393961161</text:p>
          </table:table-cell>
          <table:table-cell office:value-type="float" office:value="-0.10911040343174" calcext:value-type="float">
            <text:p>-0.10911040343174</text:p>
          </table:table-cell>
          <table:table-cell office:value-type="float" office:value="-0.109114210537842" calcext:value-type="float">
            <text:p>-0.109114210537842</text:p>
          </table:table-cell>
          <table:table-cell office:value-type="float" office:value="-0.109011116149455" calcext:value-type="float">
            <text:p>-0.109011116149455</text:p>
          </table:table-cell>
          <table:table-cell office:value-type="float" office:value="-0.10911994915209" calcext:value-type="float">
            <text:p>-0.10911994915209</text:p>
          </table:table-cell>
          <table:table-cell office:value-type="float" office:value="-0.10908641832312" calcext:value-type="float">
            <text:p>-0.10908641832312</text:p>
          </table:table-cell>
          <table:table-cell office:value-type="float" office:value="-0.10907391367431" calcext:value-type="float">
            <text:p>-0.10907391367431</text:p>
          </table:table-cell>
          <table:table-cell office:value-type="float" office:value="-0.109129222559413" calcext:value-type="float">
            <text:p>-0.109129222559413</text:p>
          </table:table-cell>
          <table:table-cell office:value-type="float" office:value="-0.109107197836315" calcext:value-type="float">
            <text:p>-0.109107197836315</text:p>
          </table:table-cell>
          <table:table-cell office:value-type="float" office:value="-0.109137647995801" calcext:value-type="float">
            <text:p>-0.109137647995801</text:p>
          </table:table-cell>
          <table:table-cell office:value-type="float" office:value="-0.109103931463147" calcext:value-type="float">
            <text:p>-0.109103931463147</text:p>
          </table:table-cell>
          <table:table-cell office:value-type="float" office:value="-0.108999189188618" calcext:value-type="float">
            <text:p>-0.108999189188618</text:p>
          </table:table-cell>
          <table:table-cell office:value-type="float" office:value="-0.109021159048278" calcext:value-type="float">
            <text:p>-0.109021159048278</text:p>
          </table:table-cell>
          <table:table-cell office:value-type="float" office:value="-0.109085968464853" calcext:value-type="float">
            <text:p>-0.109085968464853</text:p>
          </table:table-cell>
          <table:table-cell office:value-type="float" office:value="-0.109130025701827" calcext:value-type="float">
            <text:p>-0.109130025701827</text:p>
          </table:table-cell>
          <table:table-cell office:value-type="float" office:value="-0.109125009313236" calcext:value-type="float">
            <text:p>-0.109125009313236</text:p>
          </table:table-cell>
          <table:table-cell office:value-type="float" office:value="-0.109155105376017" calcext:value-type="float">
            <text:p>-0.109155105376017</text:p>
          </table:table-cell>
          <table:table-cell office:value-type="float" office:value="-0.109112064658239" calcext:value-type="float">
            <text:p>-0.109112064658239</text:p>
          </table:table-cell>
          <table:table-cell office:value-type="float" office:value="-0.109024047331379" calcext:value-type="float">
            <text:p>-0.109024047331379</text:p>
          </table:table-cell>
          <table:table-cell office:value-type="float" office:value="-0.109089051324016" calcext:value-type="float">
            <text:p>-0.109089051324016</text:p>
          </table:table-cell>
          <table:table-cell office:value-type="float" office:value="-0.109127729411261" calcext:value-type="float">
            <text:p>-0.109127729411261</text:p>
          </table:table-cell>
          <table:table-cell office:value-type="float" office:value="-0.109147133240807" calcext:value-type="float">
            <text:p>-0.109147133240807</text:p>
          </table:table-cell>
          <table:table-cell office:value-type="float" office:value="-0.109102839797207" calcext:value-type="float">
            <text:p>-0.109102839797207</text:p>
          </table:table-cell>
          <table:table-cell office:value-type="float" office:value="-0.109097976411536" calcext:value-type="float">
            <text:p>-0.109097976411536</text:p>
          </table:table-cell>
          <table:table-cell office:value-type="float" office:value="-0.109162833210992" calcext:value-type="float">
            <text:p>-0.109162833210992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10147174009024" calcext:value-type="float">
            <text:p>0.310147174009024</text:p>
          </table:table-cell>
          <table:table-cell office:value-type="float" office:value="0.310184558280269" calcext:value-type="float">
            <text:p>0.310184558280269</text:p>
          </table:table-cell>
          <table:table-cell office:value-type="float" office:value="0.310147206224141" calcext:value-type="float">
            <text:p>0.310147206224141</text:p>
          </table:table-cell>
          <table:table-cell office:value-type="float" office:value="0.310158909394887" calcext:value-type="float">
            <text:p>0.310158909394887</text:p>
          </table:table-cell>
          <table:table-cell office:value-type="float" office:value="0.310149288922741" calcext:value-type="float">
            <text:p>0.310149288922741</text:p>
          </table:table-cell>
          <table:table-cell office:value-type="float" office:value="0.310165562115466" calcext:value-type="float">
            <text:p>0.310165562115466</text:p>
          </table:table-cell>
          <table:table-cell office:value-type="float" office:value="0.310152556029765" calcext:value-type="float">
            <text:p>0.310152556029765</text:p>
          </table:table-cell>
          <table:table-cell office:value-type="float" office:value="0.310149121973033" calcext:value-type="float">
            <text:p>0.310149121973033</text:p>
          </table:table-cell>
          <table:table-cell office:value-type="float" office:value="0.310161841556337" calcext:value-type="float">
            <text:p>0.310161841556337</text:p>
          </table:table-cell>
          <table:table-cell office:value-type="float" office:value="0.310154931604302" calcext:value-type="float">
            <text:p>0.310154931604302</text:p>
          </table:table-cell>
          <table:table-cell office:value-type="float" office:value="0.310100530876029" calcext:value-type="float">
            <text:p>0.310100530876029</text:p>
          </table:table-cell>
          <table:table-cell office:value-type="float" office:value="0.310114232126085" calcext:value-type="float">
            <text:p>0.310114232126085</text:p>
          </table:table-cell>
          <table:table-cell office:value-type="float" office:value="0.310165763693511" calcext:value-type="float">
            <text:p>0.310165763693511</text:p>
          </table:table-cell>
          <table:table-cell office:value-type="float" office:value="0.31011990135754" calcext:value-type="float">
            <text:p>0.31011990135754</text:p>
          </table:table-cell>
          <table:table-cell office:value-type="float" office:value="0.310106763207616" calcext:value-type="float">
            <text:p>0.310106763207616</text:p>
          </table:table-cell>
          <table:table-cell office:value-type="float" office:value="0.310144710016205" calcext:value-type="float">
            <text:p>0.310144710016205</text:p>
          </table:table-cell>
          <table:table-cell office:value-type="float" office:value="0.310149087318762" calcext:value-type="float">
            <text:p>0.310149087318762</text:p>
          </table:table-cell>
          <table:table-cell office:value-type="float" office:value="0.310174365604596" calcext:value-type="float">
            <text:p>0.310174365604596</text:p>
          </table:table-cell>
          <table:table-cell office:value-type="float" office:value="0.310199966463997" calcext:value-type="float">
            <text:p>0.310199966463997</text:p>
          </table:table-cell>
          <table:table-cell office:value-type="float" office:value="0.310198481869463" calcext:value-type="float">
            <text:p>0.310198481869463</text:p>
          </table:table-cell>
          <table:table-cell office:value-type="float" office:value="0.310180210851749" calcext:value-type="float">
            <text:p>0.310180210851749</text:p>
          </table:table-cell>
          <table:table-cell office:value-type="float" office:value="0.310198785920281" calcext:value-type="float">
            <text:p>0.310198785920281</text:p>
          </table:table-cell>
          <table:table-cell office:value-type="float" office:value="0.310149563853039" calcext:value-type="float">
            <text:p>0.310149563853039</text:p>
          </table:table-cell>
          <table:table-cell office:value-type="float" office:value="0.310184817789559" calcext:value-type="float">
            <text:p>0.310184817789559</text:p>
          </table:table-cell>
          <table:table-cell office:value-type="float" office:value="0.31013135440906" calcext:value-type="float">
            <text:p>0.31013135440906</text:p>
          </table:table-cell>
          <table:table-cell office:value-type="float" office:value="0.310101589780121" calcext:value-type="float">
            <text:p>0.310101589780121</text:p>
          </table:table-cell>
          <table:table-cell office:value-type="float" office:value="0.310185654042941" calcext:value-type="float">
            <text:p>0.310185654042941</text:p>
          </table:table-cell>
          <table:table-cell office:value-type="float" office:value="0.3101455519158" calcext:value-type="float">
            <text:p>0.3101455519158</text:p>
          </table:table-cell>
          <table:table-cell office:value-type="float" office:value="0.310196445436357" calcext:value-type="float">
            <text:p>0.310196445436357</text:p>
          </table:table-cell>
          <table:table-cell office:value-type="float" office:value="0.310173690628433" calcext:value-type="float">
            <text:p>0.310173690628433</text:p>
          </table:table-cell>
          <table:table-cell office:value-type="float" office:value="0.310189002726439" calcext:value-type="float">
            <text:p>0.310189002726439</text:p>
          </table:table-cell>
          <table:table-cell office:value-type="float" office:value="0.310113004518917" calcext:value-type="float">
            <text:p>0.310113004518917</text:p>
          </table:table-cell>
          <table:table-cell office:value-type="float" office:value="0.310094707258839" calcext:value-type="float">
            <text:p>0.310094707258839</text:p>
          </table:table-cell>
          <table:table-cell office:value-type="float" office:value="0.310177736507959" calcext:value-type="float">
            <text:p>0.310177736507959</text:p>
          </table:table-cell>
          <table:table-cell office:value-type="float" office:value="0.310152877671592" calcext:value-type="float">
            <text:p>0.310152877671592</text:p>
          </table:table-cell>
          <table:table-cell office:value-type="float" office:value="0.310154006094944" calcext:value-type="float">
            <text:p>0.310154006094944</text:p>
          </table:table-cell>
          <table:table-cell office:value-type="float" office:value="0.310184147868905" calcext:value-type="float">
            <text:p>0.310184147868905</text:p>
          </table:table-cell>
          <table:table-cell office:value-type="float" office:value="0.310160583775542" calcext:value-type="float">
            <text:p>0.310160583775542</text:p>
          </table:table-cell>
          <table:table-cell office:value-type="float" office:value="0.310180311125107" calcext:value-type="float">
            <text:p>0.310180311125107</text:p>
          </table:table-cell>
          <table:table-cell office:value-type="float" office:value="0.310167797796655" calcext:value-type="float">
            <text:p>0.310167797796655</text:p>
          </table:table-cell>
          <table:table-cell office:value-type="float" office:value="0.310159560208756" calcext:value-type="float">
            <text:p>0.310159560208756</text:p>
          </table:table-cell>
          <table:table-cell office:value-type="float" office:value="0.310112494837573" calcext:value-type="float">
            <text:p>0.310112494837573</text:p>
          </table:table-cell>
          <table:table-cell office:value-type="float" office:value="0.310123664960517" calcext:value-type="float">
            <text:p>0.310123664960517</text:p>
          </table:table-cell>
          <table:table-cell office:value-type="float" office:value="0.310122710209502" calcext:value-type="float">
            <text:p>0.310122710209502</text:p>
          </table:table-cell>
          <table:table-cell office:value-type="float" office:value="0.310158896038686" calcext:value-type="float">
            <text:p>0.310158896038686</text:p>
          </table:table-cell>
          <table:table-cell office:value-type="float" office:value="0.31017894769509" calcext:value-type="float">
            <text:p>0.31017894769509</text:p>
          </table:table-cell>
          <table:table-cell office:value-type="float" office:value="0.310194294435899" calcext:value-type="float">
            <text:p>0.310194294435899</text:p>
          </table:table-cell>
          <table:table-cell office:value-type="float" office:value="0.310187772435369" calcext:value-type="float">
            <text:p>0.310187772435369</text:p>
          </table:table-cell>
          <table:table-cell office:value-type="float" office:value="0.310125870279444" calcext:value-type="float">
            <text:p>0.310125870279444</text:p>
          </table:table-cell>
          <table:table-cell office:value-type="float" office:value="0.31012913705751" calcext:value-type="float">
            <text:p>0.31012913705751</text:p>
          </table:table-cell>
          <table:table-cell office:value-type="float" office:value="0.310142031078589" calcext:value-type="float">
            <text:p>0.310142031078589</text:p>
          </table:table-cell>
          <table:table-cell office:value-type="float" office:value="0.310171403048636" calcext:value-type="float">
            <text:p>0.310171403048636</text:p>
          </table:table-cell>
          <table:table-cell office:value-type="float" office:value="0.310139156121843" calcext:value-type="float">
            <text:p>0.310139156121843</text:p>
          </table:table-cell>
          <table:table-cell office:value-type="float" office:value="0.31020301007465" calcext:value-type="float">
            <text:p>0.31020301007465</text:p>
          </table:table-cell>
          <table:table-cell office:value-type="float" office:value="0.310150101925242" calcext:value-type="float">
            <text:p>0.310150101925242</text:p>
          </table:table-cell>
          <table:table-cell office:value-type="float" office:value="0.310186115308471" calcext:value-type="float">
            <text:p>0.310186115308471</text:p>
          </table:table-cell>
          <table:table-cell office:value-type="float" office:value="0.310169715228646" calcext:value-type="float">
            <text:p>0.310169715228646</text:p>
          </table:table-cell>
          <table:table-cell office:value-type="float" office:value="0.310121515175572" calcext:value-type="float">
            <text:p>0.310121515175572</text:p>
          </table:table-cell>
          <table:table-cell office:value-type="float" office:value="0.31019855665672" calcext:value-type="float">
            <text:p>0.31019855665672</text:p>
          </table:table-cell>
          <table:table-cell office:value-type="float" office:value="0.310167977612104" calcext:value-type="float">
            <text:p>0.310167977612104</text:p>
          </table:table-cell>
          <table:table-cell office:value-type="float" office:value="0.310167909848548" calcext:value-type="float">
            <text:p>0.310167909848548</text:p>
          </table:table-cell>
          <table:table-cell office:value-type="float" office:value="0.310183936085314" calcext:value-type="float">
            <text:p>0.310183936085314</text:p>
          </table:table-cell>
          <table:table-cell office:value-type="float" office:value="0.310153128465231" calcext:value-type="float">
            <text:p>0.310153128465231</text:p>
          </table:table-cell>
          <table:table-cell office:value-type="float" office:value="0.310165045813535" calcext:value-type="float">
            <text:p>0.310165045813535</text:p>
          </table:table-cell>
          <table:table-cell office:value-type="float" office:value="0.310126290772313" calcext:value-type="float">
            <text:p>0.310126290772313</text:p>
          </table:table-cell>
          <table:table-cell office:value-type="float" office:value="0.310174240550711" calcext:value-type="float">
            <text:p>0.310174240550711</text:p>
          </table:table-cell>
          <table:table-cell office:value-type="float" office:value="0.310147392644147" calcext:value-type="float">
            <text:p>0.310147392644147</text:p>
          </table:table-cell>
          <table:table-cell office:value-type="float" office:value="0.31018035784786" calcext:value-type="float">
            <text:p>0.31018035784786</text:p>
          </table:table-cell>
          <table:table-cell office:value-type="float" office:value="0.310177543434787" calcext:value-type="float">
            <text:p>0.310177543434787</text:p>
          </table:table-cell>
          <table:table-cell office:value-type="float" office:value="0.310173665955115" calcext:value-type="float">
            <text:p>0.310173665955115</text:p>
          </table:table-cell>
          <table:table-cell office:value-type="float" office:value="0.310144617149702" calcext:value-type="float">
            <text:p>0.310144617149702</text:p>
          </table:table-cell>
          <table:table-cell office:value-type="float" office:value="0.310187909188469" calcext:value-type="float">
            <text:p>0.310187909188469</text:p>
          </table:table-cell>
          <table:table-cell office:value-type="float" office:value="0.310178215883336" calcext:value-type="float">
            <text:p>0.310178215883336</text:p>
          </table:table-cell>
          <table:table-cell office:value-type="float" office:value="0.310176193167871" calcext:value-type="float">
            <text:p>0.310176193167871</text:p>
          </table:table-cell>
          <table:table-cell office:value-type="float" office:value="0.310121562932204" calcext:value-type="float">
            <text:p>0.310121562932204</text:p>
          </table:table-cell>
          <table:table-cell office:value-type="float" office:value="0.310192791491099" calcext:value-type="float">
            <text:p>0.310192791491099</text:p>
          </table:table-cell>
          <table:table-cell office:value-type="float" office:value="0.310194699293784" calcext:value-type="float">
            <text:p>0.310194699293784</text:p>
          </table:table-cell>
          <table:table-cell office:value-type="float" office:value="0.310179625878718" calcext:value-type="float">
            <text:p>0.310179625878718</text:p>
          </table:table-cell>
          <table:table-cell office:value-type="float" office:value="0.310182570555518" calcext:value-type="float">
            <text:p>0.310182570555518</text:p>
          </table:table-cell>
          <table:table-cell office:value-type="float" office:value="0.310150551515867" calcext:value-type="float">
            <text:p>0.310150551515867</text:p>
          </table:table-cell>
          <table:table-cell office:value-type="float" office:value="0.310166396774188" calcext:value-type="float">
            <text:p>0.310166396774188</text:p>
          </table:table-cell>
          <table:table-cell office:value-type="float" office:value="0.310135544854724" calcext:value-type="float">
            <text:p>0.310135544854724</text:p>
          </table:table-cell>
          <table:table-cell office:value-type="float" office:value="0.310142596003318" calcext:value-type="float">
            <text:p>0.310142596003318</text:p>
          </table:table-cell>
          <table:table-cell office:value-type="float" office:value="0.310132941003631" calcext:value-type="float">
            <text:p>0.310132941003631</text:p>
          </table:table-cell>
          <table:table-cell office:value-type="float" office:value="0.310124001908316" calcext:value-type="float">
            <text:p>0.310124001908316</text:p>
          </table:table-cell>
          <table:table-cell office:value-type="float" office:value="0.310105374269235" calcext:value-type="float">
            <text:p>0.310105374269235</text:p>
          </table:table-cell>
          <table:table-cell office:value-type="float" office:value="0.31013972615691" calcext:value-type="float">
            <text:p>0.31013972615691</text:p>
          </table:table-cell>
          <table:table-cell office:value-type="float" office:value="0.310141804813956" calcext:value-type="float">
            <text:p>0.310141804813956</text:p>
          </table:table-cell>
          <table:table-cell office:value-type="float" office:value="0.310111924817183" calcext:value-type="float">
            <text:p>0.310111924817183</text:p>
          </table:table-cell>
          <table:table-cell office:value-type="float" office:value="0.310117935876388" calcext:value-type="float">
            <text:p>0.310117935876388</text:p>
          </table:table-cell>
          <table:table-cell office:value-type="float" office:value="0.310099482309128" calcext:value-type="float">
            <text:p>0.310099482309128</text:p>
          </table:table-cell>
          <table:table-cell office:value-type="float" office:value="0.310156479663263" calcext:value-type="float">
            <text:p>0.310156479663263</text:p>
          </table:table-cell>
          <table:table-cell office:value-type="float" office:value="0.310138200128349" calcext:value-type="float">
            <text:p>0.310138200128349</text:p>
          </table:table-cell>
          <table:table-cell office:value-type="float" office:value="0.310302227017097" calcext:value-type="float">
            <text:p>0.310302227017097</text:p>
          </table:table-cell>
          <table:table-cell office:value-type="float" office:value="0.310399115571865" calcext:value-type="float">
            <text:p>0.310399115571865</text:p>
          </table:table-cell>
          <table:table-cell office:value-type="float" office:value="0.310904382612982" calcext:value-type="float">
            <text:p>0.310904382612982</text:p>
          </table:table-cell>
          <table:table-cell office:value-type="float" office:value="0.31217989376517" calcext:value-type="float">
            <text:p>0.31217989376517</text:p>
          </table:table-cell>
          <table:table-cell office:value-type="float" office:value="0.312786681059285" calcext:value-type="float">
            <text:p>0.312786681059285</text:p>
          </table:table-cell>
          <table:table-cell office:value-type="float" office:value="0.312247615729886" calcext:value-type="float">
            <text:p>0.312247615729886</text:p>
          </table:table-cell>
          <table:table-cell office:value-type="float" office:value="0.309259590844465" calcext:value-type="float">
            <text:p>0.309259590844465</text:p>
          </table:table-cell>
          <table:table-cell office:value-type="float" office:value="0.309313545907902" calcext:value-type="float">
            <text:p>0.309313545907902</text:p>
          </table:table-cell>
          <table:table-cell office:value-type="float" office:value="0.310701658836787" calcext:value-type="float">
            <text:p>0.310701658836787</text:p>
          </table:table-cell>
          <table:table-cell office:value-type="float" office:value="0.314060888874926" calcext:value-type="float">
            <text:p>0.314060888874926</text:p>
          </table:table-cell>
          <table:table-cell office:value-type="float" office:value="0.316362314428249" calcext:value-type="float">
            <text:p>0.316362314428249</text:p>
          </table:table-cell>
          <table:table-cell office:value-type="float" office:value="0.318680052615514" calcext:value-type="float">
            <text:p>0.318680052615514</text:p>
          </table:table-cell>
          <table:table-cell office:value-type="float" office:value="0.314745214574199" calcext:value-type="float">
            <text:p>0.314745214574199</text:p>
          </table:table-cell>
          <table:table-cell office:value-type="float" office:value="0.312889914717969" calcext:value-type="float">
            <text:p>0.312889914717969</text:p>
          </table:table-cell>
          <table:table-cell office:value-type="float" office:value="0.317672953724846" calcext:value-type="float">
            <text:p>0.317672953724846</text:p>
          </table:table-cell>
          <table:table-cell office:value-type="float" office:value="0.319820454840393" calcext:value-type="float">
            <text:p>0.319820454840393</text:p>
          </table:table-cell>
          <table:table-cell office:value-type="float" office:value="0.314813508459335" calcext:value-type="float">
            <text:p>0.314813508459335</text:p>
          </table:table-cell>
          <table:table-cell office:value-type="float" office:value="0.314421705279051" calcext:value-type="float">
            <text:p>0.314421705279051</text:p>
          </table:table-cell>
          <table:table-cell office:value-type="float" office:value="0.31167579762643" calcext:value-type="float">
            <text:p>0.31167579762643</text:p>
          </table:table-cell>
          <table:table-cell office:value-type="float" office:value="0.314041573701752" calcext:value-type="float">
            <text:p>0.314041573701752</text:p>
          </table:table-cell>
          <table:table-cell office:value-type="float" office:value="0.317406821999834" calcext:value-type="float">
            <text:p>0.317406821999834</text:p>
          </table:table-cell>
          <table:table-cell office:value-type="float" office:value="0.32036975060283" calcext:value-type="float">
            <text:p>0.32036975060283</text:p>
          </table:table-cell>
          <table:table-cell office:value-type="float" office:value="0.317389019397295" calcext:value-type="float">
            <text:p>0.317389019397295</text:p>
          </table:table-cell>
          <table:table-cell office:value-type="float" office:value="0.313874281960473" calcext:value-type="float">
            <text:p>0.313874281960473</text:p>
          </table:table-cell>
          <table:table-cell office:value-type="float" office:value="0.31932764090998" calcext:value-type="float">
            <text:p>0.31932764090998</text:p>
          </table:table-cell>
          <table:table-cell office:value-type="float" office:value="0.316677724304712" calcext:value-type="float">
            <text:p>0.316677724304712</text:p>
          </table:table-cell>
          <table:table-cell office:value-type="float" office:value="0.314253889900236" calcext:value-type="float">
            <text:p>0.314253889900236</text:p>
          </table:table-cell>
          <table:table-cell office:value-type="float" office:value="0.311835172815961" calcext:value-type="float">
            <text:p>0.311835172815961</text:p>
          </table:table-cell>
          <table:table-cell office:value-type="float" office:value="0.316697153498736" calcext:value-type="float">
            <text:p>0.316697153498736</text:p>
          </table:table-cell>
          <table:table-cell office:value-type="float" office:value="0.318623788099308" calcext:value-type="float">
            <text:p>0.318623788099308</text:p>
          </table:table-cell>
          <table:table-cell office:value-type="float" office:value="0.319788680511177" calcext:value-type="float">
            <text:p>0.319788680511177</text:p>
          </table:table-cell>
          <table:table-cell office:value-type="float" office:value="0.319509648383639" calcext:value-type="float">
            <text:p>0.319509648383639</text:p>
          </table:table-cell>
          <table:table-cell office:value-type="float" office:value="0.312931237405444" calcext:value-type="float">
            <text:p>0.312931237405444</text:p>
          </table:table-cell>
          <table:table-cell office:value-type="float" office:value="0.31167172619616" calcext:value-type="float">
            <text:p>0.31167172619616</text:p>
          </table:table-cell>
          <table:table-cell office:value-type="float" office:value="0.316542947100509" calcext:value-type="float">
            <text:p>0.316542947100509</text:p>
          </table:table-cell>
          <table:table-cell office:value-type="float" office:value="0.318284010992487" calcext:value-type="float">
            <text:p>0.318284010992487</text:p>
          </table:table-cell>
          <table:table-cell office:value-type="float" office:value="0.318209209542081" calcext:value-type="float">
            <text:p>0.318209209542081</text:p>
          </table:table-cell>
          <table:table-cell office:value-type="float" office:value="0.31051583992349" calcext:value-type="float">
            <text:p>0.31051583992349</text:p>
          </table:table-cell>
          <table:table-cell office:value-type="float" office:value="0.317872933097515" calcext:value-type="float">
            <text:p>0.317872933097515</text:p>
          </table:table-cell>
          <table:table-cell office:value-type="float" office:value="0.318907958886193" calcext:value-type="float">
            <text:p>0.318907958886193</text:p>
          </table:table-cell>
          <table:table-cell office:value-type="float" office:value="0.317512355906068" calcext:value-type="float">
            <text:p>0.317512355906068</text:p>
          </table:table-cell>
          <table:table-cell office:value-type="float" office:value="0.313188701970738" calcext:value-type="float">
            <text:p>0.313188701970738</text:p>
          </table:table-cell>
          <table:table-cell office:value-type="float" office:value="0.318036613512071" calcext:value-type="float">
            <text:p>0.318036613512071</text:p>
          </table:table-cell>
          <table:table-cell office:value-type="float" office:value="0.317604821510697" calcext:value-type="float">
            <text:p>0.317604821510697</text:p>
          </table:table-cell>
          <table:table-cell office:value-type="float" office:value="0.315694505925744" calcext:value-type="float">
            <text:p>0.315694505925744</text:p>
          </table:table-cell>
          <table:table-cell office:value-type="float" office:value="0.313126574597833" calcext:value-type="float">
            <text:p>0.313126574597833</text:p>
          </table:table-cell>
          <table:table-cell office:value-type="float" office:value="0.316372410285072" calcext:value-type="float">
            <text:p>0.316372410285072</text:p>
          </table:table-cell>
          <table:table-cell office:value-type="float" office:value="0.318574724485509" calcext:value-type="float">
            <text:p>0.318574724485509</text:p>
          </table:table-cell>
          <table:table-cell office:value-type="float" office:value="0.315813130083728" calcext:value-type="float">
            <text:p>0.315813130083728</text:p>
          </table:table-cell>
          <table:table-cell office:value-type="float" office:value="0.312756587452491" calcext:value-type="float">
            <text:p>0.312756587452491</text:p>
          </table:table-cell>
          <table:table-cell office:value-type="float" office:value="0.315337585281092" calcext:value-type="float">
            <text:p>0.315337585281092</text:p>
          </table:table-cell>
          <table:table-cell office:value-type="float" office:value="0.317493286219865" calcext:value-type="float">
            <text:p>0.317493286219865</text:p>
          </table:table-cell>
          <table:table-cell office:value-type="float" office:value="0.318981380995968" calcext:value-type="float">
            <text:p>0.318981380995968</text:p>
          </table:table-cell>
          <table:table-cell office:value-type="float" office:value="0.317606526044381" calcext:value-type="float">
            <text:p>0.317606526044381</text:p>
          </table:table-cell>
          <table:table-cell office:value-type="float" office:value="0.312858563808107" calcext:value-type="float">
            <text:p>0.312858563808107</text:p>
          </table:table-cell>
          <table:table-cell office:value-type="float" office:value="0.311732543473654" calcext:value-type="float">
            <text:p>0.311732543473654</text:p>
          </table:table-cell>
          <table:table-cell office:value-type="float" office:value="0.318282767027282" calcext:value-type="float">
            <text:p>0.318282767027282</text:p>
          </table:table-cell>
          <table:table-cell office:value-type="float" office:value="0.319365678264438" calcext:value-type="float">
            <text:p>0.319365678264438</text:p>
          </table:table-cell>
          <table:table-cell office:value-type="float" office:value="0.31758116438927" calcext:value-type="float">
            <text:p>0.31758116438927</text:p>
          </table:table-cell>
          <table:table-cell office:value-type="float" office:value="0.312155368647973" calcext:value-type="float">
            <text:p>0.312155368647973</text:p>
          </table:table-cell>
          <table:table-cell office:value-type="float" office:value="0.315273087838231" calcext:value-type="float">
            <text:p>0.315273087838231</text:p>
          </table:table-cell>
          <table:table-cell office:value-type="float" office:value="0.317609302787138" calcext:value-type="float">
            <text:p>0.317609302787138</text:p>
          </table:table-cell>
          <table:table-cell office:value-type="float" office:value="0.318974879561763" calcext:value-type="float">
            <text:p>0.318974879561763</text:p>
          </table:table-cell>
          <table:table-cell office:value-type="float" office:value="0.31762380300282" calcext:value-type="float">
            <text:p>0.31762380300282</text:p>
          </table:table-cell>
          <table:table-cell office:value-type="float" office:value="0.310813487117821" calcext:value-type="float">
            <text:p>0.310813487117821</text:p>
          </table:table-cell>
          <table:table-cell office:value-type="float" office:value="0.31484933168035" calcext:value-type="float">
            <text:p>0.31484933168035</text:p>
          </table:table-cell>
          <table:table-cell office:value-type="float" office:value="0.317686679009845" calcext:value-type="float">
            <text:p>0.317686679009845</text:p>
          </table:table-cell>
          <table:table-cell office:value-type="float" office:value="0.317885246006795" calcext:value-type="float">
            <text:p>0.317885246006795</text:p>
          </table:table-cell>
          <table:table-cell office:value-type="float" office:value="0.310250945232903" calcext:value-type="float">
            <text:p>0.310250945232903</text:p>
          </table:table-cell>
          <table:table-cell office:value-type="float" office:value="0.313338214903613" calcext:value-type="float">
            <text:p>0.313338214903613</text:p>
          </table:table-cell>
          <table:table-cell office:value-type="float" office:value="0.315656829152213" calcext:value-type="float">
            <text:p>0.315656829152213</text:p>
          </table:table-cell>
          <table:table-cell office:value-type="float" office:value="0.317501195471321" calcext:value-type="float">
            <text:p>0.317501195471321</text:p>
          </table:table-cell>
          <table:table-cell office:value-type="float" office:value="0.315282232511669" calcext:value-type="float">
            <text:p>0.315282232511669</text:p>
          </table:table-cell>
          <table:table-cell office:value-type="float" office:value="0.314031392441225" calcext:value-type="float">
            <text:p>0.314031392441225</text:p>
          </table:table-cell>
          <table:table-cell office:value-type="float" office:value="0.317321818893971" calcext:value-type="float">
            <text:p>0.317321818893971</text:p>
          </table:table-cell>
          <table:table-cell office:value-type="float" office:value="0.318271762907518" calcext:value-type="float">
            <text:p>0.318271762907518</text:p>
          </table:table-cell>
          <table:table-cell office:value-type="float" office:value="0.317167027763348" calcext:value-type="float">
            <text:p>0.317167027763348</text:p>
          </table:table-cell>
          <table:table-cell office:value-type="float" office:value="0.310560021951719" calcext:value-type="float">
            <text:p>0.310560021951719</text:p>
          </table:table-cell>
          <table:table-cell office:value-type="float" office:value="0.316020394903035" calcext:value-type="float">
            <text:p>0.316020394903035</text:p>
          </table:table-cell>
          <table:table-cell office:value-type="float" office:value="0.318838588882136" calcext:value-type="float">
            <text:p>0.318838588882136</text:p>
          </table:table-cell>
          <table:table-cell office:value-type="float" office:value="0.318133275501875" calcext:value-type="float">
            <text:p>0.318133275501875</text:p>
          </table:table-cell>
          <table:table-cell office:value-type="float" office:value="0.31717661785969" calcext:value-type="float">
            <text:p>0.31717661785969</text:p>
          </table:table-cell>
          <table:table-cell office:value-type="float" office:value="0.312469645964943" calcext:value-type="float">
            <text:p>0.312469645964943</text:p>
          </table:table-cell>
          <table:table-cell office:value-type="float" office:value="0.316546481413312" calcext:value-type="float">
            <text:p>0.316546481413312</text:p>
          </table:table-cell>
          <table:table-cell office:value-type="float" office:value="0.318980693612682" calcext:value-type="float">
            <text:p>0.318980693612682</text:p>
          </table:table-cell>
          <table:table-cell office:value-type="float" office:value="0.316663963646708" calcext:value-type="float">
            <text:p>0.316663963646708</text:p>
          </table:table-cell>
          <table:table-cell office:value-type="float" office:value="0.311831236832056" calcext:value-type="float">
            <text:p>0.311831236832056</text:p>
          </table:table-cell>
          <table:table-cell office:value-type="float" office:value="0.312709462857888" calcext:value-type="float">
            <text:p>0.312709462857888</text:p>
          </table:table-cell>
          <table:table-cell office:value-type="float" office:value="0.31812019249754" calcext:value-type="float">
            <text:p>0.31812019249754</text:p>
          </table:table-cell>
          <table:table-cell office:value-type="float" office:value="0.318846376132103" calcext:value-type="float">
            <text:p>0.318846376132103</text:p>
          </table:table-cell>
          <table:table-cell office:value-type="float" office:value="0.318614911740715" calcext:value-type="float">
            <text:p>0.318614911740715</text:p>
          </table:table-cell>
          <table:table-cell office:value-type="float" office:value="0.317580961687459" calcext:value-type="float">
            <text:p>0.317580961687459</text:p>
          </table:table-cell>
          <table:table-cell office:value-type="float" office:value="0.312333761496804" calcext:value-type="float">
            <text:p>0.312333761496804</text:p>
          </table:table-cell>
          <table:table-cell office:value-type="float" office:value="0.311437516789445" calcext:value-type="float">
            <text:p>0.311437516789445</text:p>
          </table:table-cell>
          <table:table-cell office:value-type="float" office:value="0.317941031182225" calcext:value-type="float">
            <text:p>0.317941031182225</text:p>
          </table:table-cell>
          <table:table-cell office:value-type="float" office:value="0.318554656191523" calcext:value-type="float">
            <text:p>0.318554656191523</text:p>
          </table:table-cell>
          <table:table-cell office:value-type="float" office:value="0.317379783519614" calcext:value-type="float">
            <text:p>0.317379783519614</text:p>
          </table:table-cell>
          <table:table-cell office:value-type="float" office:value="0.311763745979021" calcext:value-type="float">
            <text:p>0.311763745979021</text:p>
          </table:table-cell>
          <table:table-cell office:value-type="float" office:value="0.317085682421844" calcext:value-type="float">
            <text:p>0.317085682421844</text:p>
          </table:table-cell>
          <table:table-cell office:value-type="float" office:value="0.317601578786756" calcext:value-type="float">
            <text:p>0.317601578786756</text:p>
          </table:table-cell>
          <table:table-cell office:value-type="float" office:value="0.316899415558164" calcext:value-type="float">
            <text:p>0.316899415558164</text:p>
          </table:table-cell>
          <table:table-cell office:value-type="float" office:value="0.311511375664944" calcext:value-type="float">
            <text:p>0.311511375664944</text:p>
          </table:table-cell>
          <table:table-cell office:value-type="float" office:value="0.315091538518623" calcext:value-type="float">
            <text:p>0.315091538518623</text:p>
          </table:table-cell>
          <table:table-cell office:value-type="float" office:value="0.319201051468269" calcext:value-type="float">
            <text:p>0.319201051468269</text:p>
          </table:table-cell>
          <table:table-cell office:value-type="float" office:value="0.3183210406684" calcext:value-type="float">
            <text:p>0.3183210406684</text:p>
          </table:table-cell>
          <table:table-cell office:value-type="float" office:value="0.311930749573983" calcext:value-type="float">
            <text:p>0.311930749573983</text:p>
          </table:table-cell>
          <table:table-cell office:value-type="float" office:value="0.314634236369409" calcext:value-type="float">
            <text:p>0.314634236369409</text:p>
          </table:table-cell>
          <table:table-cell office:value-type="float" office:value="0.318596863111794" calcext:value-type="float">
            <text:p>0.318596863111794</text:p>
          </table:table-cell>
          <table:table-cell office:value-type="float" office:value="0.318437058859776" calcext:value-type="float">
            <text:p>0.318437058859776</text:p>
          </table:table-cell>
          <table:table-cell office:value-type="float" office:value="0.318407352144018" calcext:value-type="float">
            <text:p>0.318407352144018</text:p>
          </table:table-cell>
          <table:table-cell office:value-type="float" office:value="0.315773217259035" calcext:value-type="float">
            <text:p>0.315773217259035</text:p>
          </table:table-cell>
          <table:table-cell office:value-type="float" office:value="0.311125058029885" calcext:value-type="float">
            <text:p>0.311125058029885</text:p>
          </table:table-cell>
          <table:table-cell office:value-type="float" office:value="0.314948218162637" calcext:value-type="float">
            <text:p>0.314948218162637</text:p>
          </table:table-cell>
          <table:table-cell office:value-type="float" office:value="0.319601964437975" calcext:value-type="float">
            <text:p>0.319601964437975</text:p>
          </table:table-cell>
          <table:table-cell office:value-type="float" office:value="0.318618327678429" calcext:value-type="float">
            <text:p>0.318618327678429</text:p>
          </table:table-cell>
          <table:table-cell office:value-type="float" office:value="0.313634220130947" calcext:value-type="float">
            <text:p>0.313634220130947</text:p>
          </table:table-cell>
          <table:table-cell office:value-type="float" office:value="0.318528106827615" calcext:value-type="float">
            <text:p>0.318528106827615</text:p>
          </table:table-cell>
          <table:table-cell office:value-type="float" office:value="0.316976026819695" calcext:value-type="float">
            <text:p>0.316976026819695</text:p>
          </table:table-cell>
          <table:table-cell office:value-type="float" office:value="0.310957692844664" calcext:value-type="float">
            <text:p>0.310957692844664</text:p>
          </table:table-cell>
          <table:table-cell office:value-type="float" office:value="0.31445484390625" calcext:value-type="float">
            <text:p>0.31445484390625</text:p>
          </table:table-cell>
          <table:table-cell office:value-type="float" office:value="0.317819838030747" calcext:value-type="float">
            <text:p>0.317819838030747</text:p>
          </table:table-cell>
          <table:table-cell office:value-type="float" office:value="0.31970307189392" calcext:value-type="float">
            <text:p>0.31970307189392</text:p>
          </table:table-cell>
          <table:table-cell office:value-type="float" office:value="0.319152789143898" calcext:value-type="float">
            <text:p>0.319152789143898</text:p>
          </table:table-cell>
          <table:table-cell office:value-type="float" office:value="0.318170737884182" calcext:value-type="float">
            <text:p>0.318170737884182</text:p>
          </table:table-cell>
          <table:table-cell office:value-type="float" office:value="0.311247965272676" calcext:value-type="float">
            <text:p>0.311247965272676</text:p>
          </table:table-cell>
          <table:table-cell office:value-type="float" office:value="0.312367435529255" calcext:value-type="float">
            <text:p>0.312367435529255</text:p>
          </table:table-cell>
          <table:table-cell office:value-type="float" office:value="0.315770148899906" calcext:value-type="float">
            <text:p>0.315770148899906</text:p>
          </table:table-cell>
          <table:table-cell office:value-type="float" office:value="0.317873419714365" calcext:value-type="float">
            <text:p>0.317873419714365</text:p>
          </table:table-cell>
          <table:table-cell office:value-type="float" office:value="0.318481759679323" calcext:value-type="float">
            <text:p>0.318481759679323</text:p>
          </table:table-cell>
          <table:table-cell office:value-type="float" office:value="0.318064369159284" calcext:value-type="float">
            <text:p>0.318064369159284</text:p>
          </table:table-cell>
          <table:table-cell office:value-type="float" office:value="0.316790875788659" calcext:value-type="float">
            <text:p>0.316790875788659</text:p>
          </table:table-cell>
          <table:table-cell office:value-type="float" office:value="0.31320489923529" calcext:value-type="float">
            <text:p>0.31320489923529</text:p>
          </table:table-cell>
          <table:table-cell office:value-type="float" office:value="0.319329549162753" calcext:value-type="float">
            <text:p>0.319329549162753</text:p>
          </table:table-cell>
          <table:table-cell office:value-type="float" office:value="0.319973525644855" calcext:value-type="float">
            <text:p>0.319973525644855</text:p>
          </table:table-cell>
          <table:table-cell office:value-type="float" office:value="0.318351748078029" calcext:value-type="float">
            <text:p>0.318351748078029</text:p>
          </table:table-cell>
          <table:table-cell office:value-type="float" office:value="0.312091244434342" calcext:value-type="float">
            <text:p>0.312091244434342</text:p>
          </table:table-cell>
          <table:table-cell office:value-type="float" office:value="0.315314744732245" calcext:value-type="float">
            <text:p>0.315314744732245</text:p>
          </table:table-cell>
          <table:table-cell office:value-type="float" office:value="0.318658412489334" calcext:value-type="float">
            <text:p>0.318658412489334</text:p>
          </table:table-cell>
          <table:table-cell office:value-type="float" office:value="0.317553763799082" calcext:value-type="float">
            <text:p>0.317553763799082</text:p>
          </table:table-cell>
          <table:table-cell office:value-type="float" office:value="0.316461946909456" calcext:value-type="float">
            <text:p>0.316461946909456</text:p>
          </table:table-cell>
          <table:table-cell office:value-type="float" office:value="0.319242836948347" calcext:value-type="float">
            <text:p>0.319242836948347</text:p>
          </table:table-cell>
          <table:table-cell office:value-type="float" office:value="0.318983757626384" calcext:value-type="float">
            <text:p>0.318983757626384</text:p>
          </table:table-cell>
          <table:table-cell office:value-type="float" office:value="0.313241063480544" calcext:value-type="float">
            <text:p>0.313241063480544</text:p>
          </table:table-cell>
          <table:table-cell office:value-type="float" office:value="0.314457022542813" calcext:value-type="float">
            <text:p>0.314457022542813</text:p>
          </table:table-cell>
          <table:table-cell office:value-type="float" office:value="0.317052118690856" calcext:value-type="float">
            <text:p>0.317052118690856</text:p>
          </table:table-cell>
          <table:table-cell office:value-type="float" office:value="0.318598402144564" calcext:value-type="float">
            <text:p>0.318598402144564</text:p>
          </table:table-cell>
          <table:table-cell office:value-type="float" office:value="0.318170237022317" calcext:value-type="float">
            <text:p>0.318170237022317</text:p>
          </table:table-cell>
          <table:table-cell office:value-type="float" office:value="0.311808420674246" calcext:value-type="float">
            <text:p>0.311808420674246</text:p>
          </table:table-cell>
          <table:table-cell office:value-type="float" office:value="0.314846356780303" calcext:value-type="float">
            <text:p>0.314846356780303</text:p>
          </table:table-cell>
          <table:table-cell office:value-type="float" office:value="0.317920278752593" calcext:value-type="float">
            <text:p>0.317920278752593</text:p>
          </table:table-cell>
          <table:table-cell office:value-type="float" office:value="0.31951003079959" calcext:value-type="float">
            <text:p>0.31951003079959</text:p>
          </table:table-cell>
          <table:table-cell office:value-type="float" office:value="0.318243757601369" calcext:value-type="float">
            <text:p>0.318243757601369</text:p>
          </table:table-cell>
          <table:table-cell office:value-type="float" office:value="0.313501476528908" calcext:value-type="float">
            <text:p>0.313501476528908</text:p>
          </table:table-cell>
          <table:table-cell office:value-type="float" office:value="0.310249179229257" calcext:value-type="float">
            <text:p>0.310249179229257</text:p>
          </table:table-cell>
          <table:table-cell office:value-type="float" office:value="0.31316825954847" calcext:value-type="float">
            <text:p>0.31316825954847</text:p>
          </table:table-cell>
          <table:table-cell office:value-type="float" office:value="0.315708427763994" calcext:value-type="float">
            <text:p>0.315708427763994</text:p>
          </table:table-cell>
          <table:table-cell office:value-type="float" office:value="0.317529464414537" calcext:value-type="float">
            <text:p>0.317529464414537</text:p>
          </table:table-cell>
          <table:table-cell office:value-type="float" office:value="0.318319866008402" calcext:value-type="float">
            <text:p>0.318319866008402</text:p>
          </table:table-cell>
          <table:table-cell office:value-type="float" office:value="0.318393785947872" calcext:value-type="float">
            <text:p>0.318393785947872</text:p>
          </table:table-cell>
          <table:table-cell office:value-type="float" office:value="0.311946630549008" calcext:value-type="float">
            <text:p>0.311946630549008</text:p>
          </table:table-cell>
          <table:table-cell office:value-type="float" office:value="0.315047131103961" calcext:value-type="float">
            <text:p>0.315047131103961</text:p>
          </table:table-cell>
          <table:table-cell office:value-type="float" office:value="0.317340182924179" calcext:value-type="float">
            <text:p>0.317340182924179</text:p>
          </table:table-cell>
          <table:table-cell office:value-type="float" office:value="0.31445960339075" calcext:value-type="float">
            <text:p>0.31445960339075</text:p>
          </table:table-cell>
          <table:table-cell office:value-type="float" office:value="0.313330528344528" calcext:value-type="float">
            <text:p>0.313330528344528</text:p>
          </table:table-cell>
          <table:table-cell office:value-type="float" office:value="0.312251326892062" calcext:value-type="float">
            <text:p>0.312251326892062</text:p>
          </table:table-cell>
          <table:table-cell office:value-type="float" office:value="0.311560042914033" calcext:value-type="float">
            <text:p>0.311560042914033</text:p>
          </table:table-cell>
          <table:table-cell office:value-type="float" office:value="0.310935794630926" calcext:value-type="float">
            <text:p>0.310935794630926</text:p>
          </table:table-cell>
          <table:table-cell office:value-type="float" office:value="0.310365354704959" calcext:value-type="float">
            <text:p>0.310365354704959</text:p>
          </table:table-cell>
          <table:table-cell office:value-type="float" office:value="0.310680571153445" calcext:value-type="float">
            <text:p>0.310680571153445</text:p>
          </table:table-cell>
          <table:table-cell office:value-type="float" office:value="0.310441388953298" calcext:value-type="float">
            <text:p>0.310441388953298</text:p>
          </table:table-cell>
          <table:table-cell office:value-type="float" office:value="0.310401356830078" calcext:value-type="float">
            <text:p>0.310401356830078</text:p>
          </table:table-cell>
          <table:table-cell office:value-type="float" office:value="0.310537959374553" calcext:value-type="float">
            <text:p>0.310537959374553</text:p>
          </table:table-cell>
          <table:table-cell office:value-type="float" office:value="0.310547753851976" calcext:value-type="float">
            <text:p>0.310547753851976</text:p>
          </table:table-cell>
          <table:table-cell office:value-type="float" office:value="0.31025607646011" calcext:value-type="float">
            <text:p>0.31025607646011</text:p>
          </table:table-cell>
          <table:table-cell office:value-type="float" office:value="0.310052756588377" calcext:value-type="float">
            <text:p>0.310052756588377</text:p>
          </table:table-cell>
          <table:table-cell office:value-type="float" office:value="0.310224245468176" calcext:value-type="float">
            <text:p>0.310224245468176</text:p>
          </table:table-cell>
          <table:table-cell office:value-type="float" office:value="0.310076577611163" calcext:value-type="float">
            <text:p>0.310076577611163</text:p>
          </table:table-cell>
          <table:table-cell office:value-type="float" office:value="0.310153088064815" calcext:value-type="float">
            <text:p>0.310153088064815</text:p>
          </table:table-cell>
          <table:table-cell office:value-type="float" office:value="0.310176076068915" calcext:value-type="float">
            <text:p>0.310176076068915</text:p>
          </table:table-cell>
          <table:table-cell office:value-type="float" office:value="0.310187305761362" calcext:value-type="float">
            <text:p>0.310187305761362</text:p>
          </table:table-cell>
          <table:table-cell office:value-type="float" office:value="0.310276712631033" calcext:value-type="float">
            <text:p>0.310276712631033</text:p>
          </table:table-cell>
          <table:table-cell office:value-type="float" office:value="0.31032743720047" calcext:value-type="float">
            <text:p>0.31032743720047</text:p>
          </table:table-cell>
          <table:table-cell office:value-type="float" office:value="0.310340198994406" calcext:value-type="float">
            <text:p>0.310340198994406</text:p>
          </table:table-cell>
          <table:table-cell office:value-type="float" office:value="0.310504554589753" calcext:value-type="float">
            <text:p>0.310504554589753</text:p>
          </table:table-cell>
          <table:table-cell office:value-type="float" office:value="0.310497346299224" calcext:value-type="float">
            <text:p>0.310497346299224</text:p>
          </table:table-cell>
          <table:table-cell office:value-type="float" office:value="0.310418185920497" calcext:value-type="float">
            <text:p>0.310418185920497</text:p>
          </table:table-cell>
          <table:table-cell office:value-type="float" office:value="0.310455163717207" calcext:value-type="float">
            <text:p>0.310455163717207</text:p>
          </table:table-cell>
          <table:table-cell office:value-type="float" office:value="0.310501475049824" calcext:value-type="float">
            <text:p>0.310501475049824</text:p>
          </table:table-cell>
          <table:table-cell office:value-type="float" office:value="0.310468710524167" calcext:value-type="float">
            <text:p>0.310468710524167</text:p>
          </table:table-cell>
          <table:table-cell office:value-type="float" office:value="0.310398813334451" calcext:value-type="float">
            <text:p>0.310398813334451</text:p>
          </table:table-cell>
          <table:table-cell office:value-type="float" office:value="0.310482294048073" calcext:value-type="float">
            <text:p>0.310482294048073</text:p>
          </table:table-cell>
          <table:table-cell office:value-type="float" office:value="0.310461081116164" calcext:value-type="float">
            <text:p>0.310461081116164</text:p>
          </table:table-cell>
          <table:table-cell office:value-type="float" office:value="0.310478116588729" calcext:value-type="float">
            <text:p>0.310478116588729</text:p>
          </table:table-cell>
          <table:table-cell office:value-type="float" office:value="0.310477339226484" calcext:value-type="float">
            <text:p>0.310477339226484</text:p>
          </table:table-cell>
          <table:table-cell office:value-type="float" office:value="0.310381086761333" calcext:value-type="float">
            <text:p>0.310381086761333</text:p>
          </table:table-cell>
          <table:table-cell office:value-type="float" office:value="0.310489401618638" calcext:value-type="float">
            <text:p>0.310489401618638</text:p>
          </table:table-cell>
          <table:table-cell office:value-type="float" office:value="0.310465547285292" calcext:value-type="float">
            <text:p>0.310465547285292</text:p>
          </table:table-cell>
          <table:table-cell office:value-type="float" office:value="0.310487164534344" calcext:value-type="float">
            <text:p>0.310487164534344</text:p>
          </table:table-cell>
          <table:table-cell office:value-type="float" office:value="0.310395123204196" calcext:value-type="float">
            <text:p>0.310395123204196</text:p>
          </table:table-cell>
          <table:table-cell office:value-type="float" office:value="0.310458633659131" calcext:value-type="float">
            <text:p>0.310458633659131</text:p>
          </table:table-cell>
          <table:table-cell office:value-type="float" office:value="0.310349540049667" calcext:value-type="float">
            <text:p>0.310349540049667</text:p>
          </table:table-cell>
          <table:table-cell office:value-type="float" office:value="0.310473358070649" calcext:value-type="float">
            <text:p>0.310473358070649</text:p>
          </table:table-cell>
          <table:table-cell office:value-type="float" office:value="0.310463066486719" calcext:value-type="float">
            <text:p>0.310463066486719</text:p>
          </table:table-cell>
          <table:table-cell office:value-type="float" office:value="0.310447522807053" calcext:value-type="float">
            <text:p>0.310447522807053</text:p>
          </table:table-cell>
          <table:table-cell office:value-type="float" office:value="0.310441773729884" calcext:value-type="float">
            <text:p>0.310441773729884</text:p>
          </table:table-cell>
          <table:table-cell office:value-type="float" office:value="0.310472090655534" calcext:value-type="float">
            <text:p>0.310472090655534</text:p>
          </table:table-cell>
          <table:table-cell office:value-type="float" office:value="0.310381352310614" calcext:value-type="float">
            <text:p>0.310381352310614</text:p>
          </table:table-cell>
          <table:table-cell office:value-type="float" office:value="0.310480426880314" calcext:value-type="float">
            <text:p>0.310480426880314</text:p>
          </table:table-cell>
          <table:table-cell office:value-type="float" office:value="0.310389218531442" calcext:value-type="float">
            <text:p>0.310389218531442</text:p>
          </table:table-cell>
          <table:table-cell office:value-type="float" office:value="0.310472002003632" calcext:value-type="float">
            <text:p>0.310472002003632</text:p>
          </table:table-cell>
          <table:table-cell office:value-type="float" office:value="0.310375449610214" calcext:value-type="float">
            <text:p>0.310375449610214</text:p>
          </table:table-cell>
          <table:table-cell office:value-type="float" office:value="0.310467092096037" calcext:value-type="float">
            <text:p>0.310467092096037</text:p>
          </table:table-cell>
          <table:table-cell office:value-type="float" office:value="0.31036553271243" calcext:value-type="float">
            <text:p>0.31036553271243</text:p>
          </table:table-cell>
          <table:table-cell office:value-type="float" office:value="0.310470685983379" calcext:value-type="float">
            <text:p>0.310470685983379</text:p>
          </table:table-cell>
          <table:table-cell office:value-type="float" office:value="0.310468606676534" calcext:value-type="float">
            <text:p>0.310468606676534</text:p>
          </table:table-cell>
          <table:table-cell office:value-type="float" office:value="0.310474914241185" calcext:value-type="float">
            <text:p>0.310474914241185</text:p>
          </table:table-cell>
          <table:table-cell office:value-type="float" office:value="0.310458723199889" calcext:value-type="float">
            <text:p>0.310458723199889</text:p>
          </table:table-cell>
          <table:table-cell office:value-type="float" office:value="0.310470114776365" calcext:value-type="float">
            <text:p>0.310470114776365</text:p>
          </table:table-cell>
          <table:table-cell office:value-type="float" office:value="0.31038126282514" calcext:value-type="float">
            <text:p>0.31038126282514</text:p>
          </table:table-cell>
          <table:table-cell office:value-type="float" office:value="0.310430142717722" calcext:value-type="float">
            <text:p>0.310430142717722</text:p>
          </table:table-cell>
          <table:table-cell office:value-type="float" office:value="0.310474916898219" calcext:value-type="float">
            <text:p>0.310474916898219</text:p>
          </table:table-cell>
          <table:table-cell office:value-type="float" office:value="0.310366357568615" calcext:value-type="float">
            <text:p>0.310366357568615</text:p>
          </table:table-cell>
          <table:table-cell office:value-type="float" office:value="0.310470379294103" calcext:value-type="float">
            <text:p>0.310470379294103</text:p>
          </table:table-cell>
          <table:table-cell office:value-type="float" office:value="0.310355433654001" calcext:value-type="float">
            <text:p>0.310355433654001</text:p>
          </table:table-cell>
          <table:table-cell office:value-type="float" office:value="0.310456137667329" calcext:value-type="float">
            <text:p>0.310456137667329</text:p>
          </table:table-cell>
          <table:table-cell office:value-type="float" office:value="0.310459684416014" calcext:value-type="float">
            <text:p>0.310459684416014</text:p>
          </table:table-cell>
          <table:table-cell office:value-type="float" office:value="0.310468355779446" calcext:value-type="float">
            <text:p>0.310468355779446</text:p>
          </table:table-cell>
          <table:table-cell office:value-type="float" office:value="0.310464891187031" calcext:value-type="float">
            <text:p>0.310464891187031</text:p>
          </table:table-cell>
          <table:table-cell office:value-type="float" office:value="0.310447912920851" calcext:value-type="float">
            <text:p>0.310447912920851</text:p>
          </table:table-cell>
          <table:table-cell office:value-type="float" office:value="0.310483499812435" calcext:value-type="float">
            <text:p>0.310483499812435</text:p>
          </table:table-cell>
          <table:table-cell office:value-type="float" office:value="0.310480779780769" calcext:value-type="float">
            <text:p>0.310480779780769</text:p>
          </table:table-cell>
          <table:table-cell office:value-type="float" office:value="0.310449199166462" calcext:value-type="float">
            <text:p>0.310449199166462</text:p>
          </table:table-cell>
          <table:table-cell office:value-type="float" office:value="0.310463817760989" calcext:value-type="float">
            <text:p>0.310463817760989</text:p>
          </table:table-cell>
          <table:table-cell office:value-type="float" office:value="0.310473901321422" calcext:value-type="float">
            <text:p>0.310473901321422</text:p>
          </table:table-cell>
          <table:table-cell office:value-type="float" office:value="0.310441155482683" calcext:value-type="float">
            <text:p>0.310441155482683</text:p>
          </table:table-cell>
          <table:table-cell office:value-type="float" office:value="0.310464951048767" calcext:value-type="float">
            <text:p>0.310464951048767</text:p>
          </table:table-cell>
          <table:table-cell office:value-type="float" office:value="0.310462699361087" calcext:value-type="float">
            <text:p>0.310462699361087</text:p>
          </table:table-cell>
          <table:table-cell office:value-type="float" office:value="0.310478213753583" calcext:value-type="float">
            <text:p>0.310478213753583</text:p>
          </table:table-cell>
          <table:table-cell office:value-type="float" office:value="0.310472348352097" calcext:value-type="float">
            <text:p>0.310472348352097</text:p>
          </table:table-cell>
          <table:table-cell office:value-type="float" office:value="0.310455965120005" calcext:value-type="float">
            <text:p>0.310455965120005</text:p>
          </table:table-cell>
          <table:table-cell office:value-type="float" office:value="0.3104639897145" calcext:value-type="float">
            <text:p>0.3104639897145</text:p>
          </table:table-cell>
          <table:table-cell office:value-type="float" office:value="0.310459393785361" calcext:value-type="float">
            <text:p>0.310459393785361</text:p>
          </table:table-cell>
          <table:table-cell office:value-type="float" office:value="0.310445589379583" calcext:value-type="float">
            <text:p>0.310445589379583</text:p>
          </table:table-cell>
          <table:table-cell office:value-type="float" office:value="0.310371583024368" calcext:value-type="float">
            <text:p>0.310371583024368</text:p>
          </table:table-cell>
          <table:table-cell office:value-type="float" office:value="0.310468628955894" calcext:value-type="float">
            <text:p>0.310468628955894</text:p>
          </table:table-cell>
          <table:table-cell office:value-type="float" office:value="0.310437504555783" calcext:value-type="float">
            <text:p>0.310437504555783</text:p>
          </table:table-cell>
          <table:table-cell office:value-type="float" office:value="0.310389513688232" calcext:value-type="float">
            <text:p>0.310389513688232</text:p>
          </table:table-cell>
          <table:table-cell office:value-type="float" office:value="0.31046813100169" calcext:value-type="float">
            <text:p>0.31046813100169</text:p>
          </table:table-cell>
          <table:table-cell office:value-type="float" office:value="0.310456777347129" calcext:value-type="float">
            <text:p>0.310456777347129</text:p>
          </table:table-cell>
          <table:table-cell office:value-type="float" office:value="0.310475977994284" calcext:value-type="float">
            <text:p>0.310475977994284</text:p>
          </table:table-cell>
          <table:table-cell office:value-type="float" office:value="0.310447307558759" calcext:value-type="float">
            <text:p>0.310447307558759</text:p>
          </table:table-cell>
          <table:table-cell office:value-type="float" office:value="0.310366243674588" calcext:value-type="float">
            <text:p>0.310366243674588</text:p>
          </table:table-cell>
          <table:table-cell office:value-type="float" office:value="0.310372581970545" calcext:value-type="float">
            <text:p>0.310372581970545</text:p>
          </table:table-cell>
          <table:table-cell office:value-type="float" office:value="0.310444283381444" calcext:value-type="float">
            <text:p>0.310444283381444</text:p>
          </table:table-cell>
          <table:table-cell office:value-type="float" office:value="0.310475030667269" calcext:value-type="float">
            <text:p>0.310475030667269</text:p>
          </table:table-cell>
          <table:table-cell office:value-type="float" office:value="0.310464109263163" calcext:value-type="float">
            <text:p>0.310464109263163</text:p>
          </table:table-cell>
          <table:table-cell office:value-type="float" office:value="0.310466725901896" calcext:value-type="float">
            <text:p>0.310466725901896</text:p>
          </table:table-cell>
          <table:table-cell office:value-type="float" office:value="0.310456578269585" calcext:value-type="float">
            <text:p>0.310456578269585</text:p>
          </table:table-cell>
          <table:table-cell office:value-type="float" office:value="0.310374632509459" calcext:value-type="float">
            <text:p>0.310374632509459</text:p>
          </table:table-cell>
          <table:table-cell office:value-type="float" office:value="0.310438852014513" calcext:value-type="float">
            <text:p>0.310438852014513</text:p>
          </table:table-cell>
          <table:table-cell office:value-type="float" office:value="0.310473331205506" calcext:value-type="float">
            <text:p>0.310473331205506</text:p>
          </table:table-cell>
          <table:table-cell office:value-type="float" office:value="0.310474613830263" calcext:value-type="float">
            <text:p>0.310474613830263</text:p>
          </table:table-cell>
          <table:table-cell office:value-type="float" office:value="0.31045654941197" calcext:value-type="float">
            <text:p>0.31045654941197</text:p>
          </table:table-cell>
          <table:table-cell office:value-type="float" office:value="0.310454633184144" calcext:value-type="float">
            <text:p>0.310454633184144</text:p>
          </table:table-cell>
          <table:table-cell office:value-type="float" office:value="0.31047390947324" calcext:value-type="float">
            <text:p>0.31047390947324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01620761211755" calcext:value-type="float">
            <text:p>-0.301620761211755</text:p>
          </table:table-cell>
          <table:table-cell office:value-type="float" office:value="-0.301882279843986" calcext:value-type="float">
            <text:p>-0.301882279843986</text:p>
          </table:table-cell>
          <table:table-cell office:value-type="float" office:value="-0.301681803477167" calcext:value-type="float">
            <text:p>-0.301681803477167</text:p>
          </table:table-cell>
          <table:table-cell office:value-type="float" office:value="-0.301731842385898" calcext:value-type="float">
            <text:p>-0.301731842385898</text:p>
          </table:table-cell>
          <table:table-cell office:value-type="float" office:value="-0.301566644455742" calcext:value-type="float">
            <text:p>-0.301566644455742</text:p>
          </table:table-cell>
          <table:table-cell office:value-type="float" office:value="-0.301650071447406" calcext:value-type="float">
            <text:p>-0.301650071447406</text:p>
          </table:table-cell>
          <table:table-cell office:value-type="float" office:value="-0.30162628062621" calcext:value-type="float">
            <text:p>-0.30162628062621</text:p>
          </table:table-cell>
          <table:table-cell office:value-type="float" office:value="-0.30214028104026" calcext:value-type="float">
            <text:p>-0.30214028104026</text:p>
          </table:table-cell>
          <table:table-cell office:value-type="float" office:value="-0.301978600238848" calcext:value-type="float">
            <text:p>-0.301978600238848</text:p>
          </table:table-cell>
          <table:table-cell office:value-type="float" office:value="-0.301994172939282" calcext:value-type="float">
            <text:p>-0.301994172939282</text:p>
          </table:table-cell>
          <table:table-cell office:value-type="float" office:value="-0.301042497184177" calcext:value-type="float">
            <text:p>-0.301042497184177</text:p>
          </table:table-cell>
          <table:table-cell office:value-type="float" office:value="-0.301391662550642" calcext:value-type="float">
            <text:p>-0.301391662550642</text:p>
          </table:table-cell>
          <table:table-cell office:value-type="float" office:value="-0.301935298115442" calcext:value-type="float">
            <text:p>-0.301935298115442</text:p>
          </table:table-cell>
          <table:table-cell office:value-type="float" office:value="-0.301593124190996" calcext:value-type="float">
            <text:p>-0.301593124190996</text:p>
          </table:table-cell>
          <table:table-cell office:value-type="float" office:value="-0.301175178949689" calcext:value-type="float">
            <text:p>-0.301175178949689</text:p>
          </table:table-cell>
          <table:table-cell office:value-type="float" office:value="-0.301827021403224" calcext:value-type="float">
            <text:p>-0.301827021403224</text:p>
          </table:table-cell>
          <table:table-cell office:value-type="float" office:value="-0.30158190908972" calcext:value-type="float">
            <text:p>-0.30158190908972</text:p>
          </table:table-cell>
          <table:table-cell office:value-type="float" office:value="-0.302421672834924" calcext:value-type="float">
            <text:p>-0.302421672834924</text:p>
          </table:table-cell>
          <table:table-cell office:value-type="float" office:value="-0.30259344102865" calcext:value-type="float">
            <text:p>-0.30259344102865</text:p>
          </table:table-cell>
          <table:table-cell office:value-type="float" office:value="-0.302493065120287" calcext:value-type="float">
            <text:p>-0.302493065120287</text:p>
          </table:table-cell>
          <table:table-cell office:value-type="float" office:value="-0.302332895151834" calcext:value-type="float">
            <text:p>-0.302332895151834</text:p>
          </table:table-cell>
          <table:table-cell office:value-type="float" office:value="-0.302466096085211" calcext:value-type="float">
            <text:p>-0.302466096085211</text:p>
          </table:table-cell>
          <table:table-cell office:value-type="float" office:value="-0.301786337594683" calcext:value-type="float">
            <text:p>-0.301786337594683</text:p>
          </table:table-cell>
          <table:table-cell office:value-type="float" office:value="-0.302309090542852" calcext:value-type="float">
            <text:p>-0.302309090542852</text:p>
          </table:table-cell>
          <table:table-cell office:value-type="float" office:value="-0.301519323225208" calcext:value-type="float">
            <text:p>-0.301519323225208</text:p>
          </table:table-cell>
          <table:table-cell office:value-type="float" office:value="-0.301040221859436" calcext:value-type="float">
            <text:p>-0.301040221859436</text:p>
          </table:table-cell>
          <table:table-cell office:value-type="float" office:value="-0.30234124504177" calcext:value-type="float">
            <text:p>-0.30234124504177</text:p>
          </table:table-cell>
          <table:table-cell office:value-type="float" office:value="-0.301786215792186" calcext:value-type="float">
            <text:p>-0.301786215792186</text:p>
          </table:table-cell>
          <table:table-cell office:value-type="float" office:value="-0.302489755492277" calcext:value-type="float">
            <text:p>-0.302489755492277</text:p>
          </table:table-cell>
          <table:table-cell office:value-type="float" office:value="-0.302279347548129" calcext:value-type="float">
            <text:p>-0.302279347548129</text:p>
          </table:table-cell>
          <table:table-cell office:value-type="float" office:value="-0.302801237885052" calcext:value-type="float">
            <text:p>-0.302801237885052</text:p>
          </table:table-cell>
          <table:table-cell office:value-type="float" office:value="-0.301201179738521" calcext:value-type="float">
            <text:p>-0.301201179738521</text:p>
          </table:table-cell>
          <table:table-cell office:value-type="float" office:value="-0.301031091252241" calcext:value-type="float">
            <text:p>-0.301031091252241</text:p>
          </table:table-cell>
          <table:table-cell office:value-type="float" office:value="-0.302279323541887" calcext:value-type="float">
            <text:p>-0.302279323541887</text:p>
          </table:table-cell>
          <table:table-cell office:value-type="float" office:value="-0.301632780368474" calcext:value-type="float">
            <text:p>-0.301632780368474</text:p>
          </table:table-cell>
          <table:table-cell office:value-type="float" office:value="-0.301570651997369" calcext:value-type="float">
            <text:p>-0.301570651997369</text:p>
          </table:table-cell>
          <table:table-cell office:value-type="float" office:value="-0.302274103648019" calcext:value-type="float">
            <text:p>-0.302274103648019</text:p>
          </table:table-cell>
          <table:table-cell office:value-type="float" office:value="-0.302030092699229" calcext:value-type="float">
            <text:p>-0.302030092699229</text:p>
          </table:table-cell>
          <table:table-cell office:value-type="float" office:value="-0.302255726404912" calcext:value-type="float">
            <text:p>-0.302255726404912</text:p>
          </table:table-cell>
          <table:table-cell office:value-type="float" office:value="-0.301965516756374" calcext:value-type="float">
            <text:p>-0.301965516756374</text:p>
          </table:table-cell>
          <table:table-cell office:value-type="float" office:value="-0.302036117361773" calcext:value-type="float">
            <text:p>-0.302036117361773</text:p>
          </table:table-cell>
          <table:table-cell office:value-type="float" office:value="-0.301263346597576" calcext:value-type="float">
            <text:p>-0.301263346597576</text:p>
          </table:table-cell>
          <table:table-cell office:value-type="float" office:value="-0.301618464540763" calcext:value-type="float">
            <text:p>-0.301618464540763</text:p>
          </table:table-cell>
          <table:table-cell office:value-type="float" office:value="-0.301399060815729" calcext:value-type="float">
            <text:p>-0.301399060815729</text:p>
          </table:table-cell>
          <table:table-cell office:value-type="float" office:value="-0.301999597203885" calcext:value-type="float">
            <text:p>-0.301999597203885</text:p>
          </table:table-cell>
          <table:table-cell office:value-type="float" office:value="-0.302275829419171" calcext:value-type="float">
            <text:p>-0.302275829419171</text:p>
          </table:table-cell>
          <table:table-cell office:value-type="float" office:value="-0.302512946476876" calcext:value-type="float">
            <text:p>-0.302512946476876</text:p>
          </table:table-cell>
          <table:table-cell office:value-type="float" office:value="-0.302330374542458" calcext:value-type="float">
            <text:p>-0.302330374542458</text:p>
          </table:table-cell>
          <table:table-cell office:value-type="float" office:value="-0.301015707573724" calcext:value-type="float">
            <text:p>-0.301015707573724</text:p>
          </table:table-cell>
          <table:table-cell office:value-type="float" office:value="-0.301674066998417" calcext:value-type="float">
            <text:p>-0.301674066998417</text:p>
          </table:table-cell>
          <table:table-cell office:value-type="float" office:value="-0.301659858140872" calcext:value-type="float">
            <text:p>-0.301659858140872</text:p>
          </table:table-cell>
          <table:table-cell office:value-type="float" office:value="-0.302314725216378" calcext:value-type="float">
            <text:p>-0.302314725216378</text:p>
          </table:table-cell>
          <table:table-cell office:value-type="float" office:value="-0.301577592334749" calcext:value-type="float">
            <text:p>-0.301577592334749</text:p>
          </table:table-cell>
          <table:table-cell office:value-type="float" office:value="-0.302664365733835" calcext:value-type="float">
            <text:p>-0.302664365733835</text:p>
          </table:table-cell>
          <table:table-cell office:value-type="float" office:value="-0.301813500561434" calcext:value-type="float">
            <text:p>-0.301813500561434</text:p>
          </table:table-cell>
          <table:table-cell office:value-type="float" office:value="-0.302468158541902" calcext:value-type="float">
            <text:p>-0.302468158541902</text:p>
          </table:table-cell>
          <table:table-cell office:value-type="float" office:value="-0.301918117462521" calcext:value-type="float">
            <text:p>-0.301918117462521</text:p>
          </table:table-cell>
          <table:table-cell office:value-type="float" office:value="-0.301398756095441" calcext:value-type="float">
            <text:p>-0.301398756095441</text:p>
          </table:table-cell>
          <table:table-cell office:value-type="float" office:value="-0.302663631302667" calcext:value-type="float">
            <text:p>-0.302663631302667</text:p>
          </table:table-cell>
          <table:table-cell office:value-type="float" office:value="-0.302181255221032" calcext:value-type="float">
            <text:p>-0.302181255221032</text:p>
          </table:table-cell>
          <table:table-cell office:value-type="float" office:value="-0.301918649733087" calcext:value-type="float">
            <text:p>-0.301918649733087</text:p>
          </table:table-cell>
          <table:table-cell office:value-type="float" office:value="-0.302242938978291" calcext:value-type="float">
            <text:p>-0.302242938978291</text:p>
          </table:table-cell>
          <table:table-cell office:value-type="float" office:value="-0.301715498841177" calcext:value-type="float">
            <text:p>-0.301715498841177</text:p>
          </table:table-cell>
          <table:table-cell office:value-type="float" office:value="-0.302156991870355" calcext:value-type="float">
            <text:p>-0.302156991870355</text:p>
          </table:table-cell>
          <table:table-cell office:value-type="float" office:value="-0.301495752854459" calcext:value-type="float">
            <text:p>-0.301495752854459</text:p>
          </table:table-cell>
          <table:table-cell office:value-type="float" office:value="-0.301952116956873" calcext:value-type="float">
            <text:p>-0.301952116956873</text:p>
          </table:table-cell>
          <table:table-cell office:value-type="float" office:value="-0.301582467859769" calcext:value-type="float">
            <text:p>-0.301582467859769</text:p>
          </table:table-cell>
          <table:table-cell office:value-type="float" office:value="-0.302422927184049" calcext:value-type="float">
            <text:p>-0.302422927184049</text:p>
          </table:table-cell>
          <table:table-cell office:value-type="float" office:value="-0.302329098063125" calcext:value-type="float">
            <text:p>-0.302329098063125</text:p>
          </table:table-cell>
          <table:table-cell office:value-type="float" office:value="-0.302405350849014" calcext:value-type="float">
            <text:p>-0.302405350849014</text:p>
          </table:table-cell>
          <table:table-cell office:value-type="float" office:value="-0.302120618288015" calcext:value-type="float">
            <text:p>-0.302120618288015</text:p>
          </table:table-cell>
          <table:table-cell office:value-type="float" office:value="-0.302095511698825" calcext:value-type="float">
            <text:p>-0.302095511698825</text:p>
          </table:table-cell>
          <table:table-cell office:value-type="float" office:value="-0.302216418704383" calcext:value-type="float">
            <text:p>-0.302216418704383</text:p>
          </table:table-cell>
          <table:table-cell office:value-type="float" office:value="-0.302156245967887" calcext:value-type="float">
            <text:p>-0.302156245967887</text:p>
          </table:table-cell>
          <table:table-cell office:value-type="float" office:value="-0.301550451137145" calcext:value-type="float">
            <text:p>-0.301550451137145</text:p>
          </table:table-cell>
          <table:table-cell office:value-type="float" office:value="-0.302367693438487" calcext:value-type="float">
            <text:p>-0.302367693438487</text:p>
          </table:table-cell>
          <table:table-cell office:value-type="float" office:value="-0.302250935271321" calcext:value-type="float">
            <text:p>-0.302250935271321</text:p>
          </table:table-cell>
          <table:table-cell office:value-type="float" office:value="-0.302255256361676" calcext:value-type="float">
            <text:p>-0.302255256361676</text:p>
          </table:table-cell>
          <table:table-cell office:value-type="float" office:value="-0.302129173520257" calcext:value-type="float">
            <text:p>-0.302129173520257</text:p>
          </table:table-cell>
          <table:table-cell office:value-type="float" office:value="-0.302354531333005" calcext:value-type="float">
            <text:p>-0.302354531333005</text:p>
          </table:table-cell>
          <table:table-cell office:value-type="float" office:value="-0.302619162884798" calcext:value-type="float">
            <text:p>-0.302619162884798</text:p>
          </table:table-cell>
          <table:table-cell office:value-type="float" office:value="-0.30207598553277" calcext:value-type="float">
            <text:p>-0.30207598553277</text:p>
          </table:table-cell>
          <table:table-cell office:value-type="float" office:value="-0.302593584591212" calcext:value-type="float">
            <text:p>-0.302593584591212</text:p>
          </table:table-cell>
          <table:table-cell office:value-type="float" office:value="-0.302560418207222" calcext:value-type="float">
            <text:p>-0.302560418207222</text:p>
          </table:table-cell>
          <table:table-cell office:value-type="float" office:value="-0.302526838494083" calcext:value-type="float">
            <text:p>-0.302526838494083</text:p>
          </table:table-cell>
          <table:table-cell office:value-type="float" office:value="-0.302202490073615" calcext:value-type="float">
            <text:p>-0.302202490073615</text:p>
          </table:table-cell>
          <table:table-cell office:value-type="float" office:value="-0.302577692483453" calcext:value-type="float">
            <text:p>-0.302577692483453</text:p>
          </table:table-cell>
          <table:table-cell office:value-type="float" office:value="-0.302620251452629" calcext:value-type="float">
            <text:p>-0.302620251452629</text:p>
          </table:table-cell>
          <table:table-cell office:value-type="float" office:value="-0.302621494065968" calcext:value-type="float">
            <text:p>-0.302621494065968</text:p>
          </table:table-cell>
          <table:table-cell office:value-type="float" office:value="-0.30276256350112" calcext:value-type="float">
            <text:p>-0.30276256350112</text:p>
          </table:table-cell>
          <table:table-cell office:value-type="float" office:value="-0.302698103060632" calcext:value-type="float">
            <text:p>-0.302698103060632</text:p>
          </table:table-cell>
          <table:table-cell office:value-type="float" office:value="-0.303219914151752" calcext:value-type="float">
            <text:p>-0.303219914151752</text:p>
          </table:table-cell>
          <table:table-cell office:value-type="float" office:value="-0.302293236220548" calcext:value-type="float">
            <text:p>-0.302293236220548</text:p>
          </table:table-cell>
          <table:table-cell office:value-type="float" office:value="-0.303445976773134" calcext:value-type="float">
            <text:p>-0.303445976773134</text:p>
          </table:table-cell>
          <table:table-cell office:value-type="float" office:value="-0.304371032587485" calcext:value-type="float">
            <text:p>-0.304371032587485</text:p>
          </table:table-cell>
          <table:table-cell office:value-type="float" office:value="-0.312864998704029" calcext:value-type="float">
            <text:p>-0.312864998704029</text:p>
          </table:table-cell>
          <table:table-cell office:value-type="float" office:value="-0.30887943829831" calcext:value-type="float">
            <text:p>-0.30887943829831</text:p>
          </table:table-cell>
          <table:table-cell office:value-type="float" office:value="-0.306788067234874" calcext:value-type="float">
            <text:p>-0.306788067234874</text:p>
          </table:table-cell>
          <table:table-cell office:value-type="float" office:value="-0.31195849630721" calcext:value-type="float">
            <text:p>-0.31195849630721</text:p>
          </table:table-cell>
          <table:table-cell office:value-type="float" office:value="-0.317859346058868" calcext:value-type="float">
            <text:p>-0.317859346058868</text:p>
          </table:table-cell>
          <table:table-cell office:value-type="float" office:value="-0.301772100610864" calcext:value-type="float">
            <text:p>-0.301772100610864</text:p>
          </table:table-cell>
          <table:table-cell office:value-type="float" office:value="-0.306238580012115" calcext:value-type="float">
            <text:p>-0.306238580012115</text:p>
          </table:table-cell>
          <table:table-cell office:value-type="float" office:value="-0.321037268548805" calcext:value-type="float">
            <text:p>-0.321037268548805</text:p>
          </table:table-cell>
          <table:table-cell office:value-type="float" office:value="-0.317031355411144" calcext:value-type="float">
            <text:p>-0.317031355411144</text:p>
          </table:table-cell>
          <table:table-cell office:value-type="float" office:value="-0.319680444616457" calcext:value-type="float">
            <text:p>-0.319680444616457</text:p>
          </table:table-cell>
          <table:table-cell office:value-type="float" office:value="-0.305900653343717" calcext:value-type="float">
            <text:p>-0.305900653343717</text:p>
          </table:table-cell>
          <table:table-cell office:value-type="float" office:value="-0.295468834853525" calcext:value-type="float">
            <text:p>-0.295468834853525</text:p>
          </table:table-cell>
          <table:table-cell office:value-type="float" office:value="-0.301731510449313" calcext:value-type="float">
            <text:p>-0.301731510449313</text:p>
          </table:table-cell>
          <table:table-cell office:value-type="float" office:value="-0.299253457007079" calcext:value-type="float">
            <text:p>-0.299253457007079</text:p>
          </table:table-cell>
          <table:table-cell office:value-type="float" office:value="-0.299164168146654" calcext:value-type="float">
            <text:p>-0.299164168146654</text:p>
          </table:table-cell>
          <table:table-cell office:value-type="float" office:value="-0.28586778261495" calcext:value-type="float">
            <text:p>-0.28586778261495</text:p>
          </table:table-cell>
          <table:table-cell office:value-type="float" office:value="-0.278139242799822" calcext:value-type="float">
            <text:p>-0.278139242799822</text:p>
          </table:table-cell>
          <table:table-cell office:value-type="float" office:value="-0.284821944851501" calcext:value-type="float">
            <text:p>-0.284821944851501</text:p>
          </table:table-cell>
          <table:table-cell office:value-type="float" office:value="-0.280172260627573" calcext:value-type="float">
            <text:p>-0.280172260627573</text:p>
          </table:table-cell>
          <table:table-cell office:value-type="float" office:value="-0.275698316267575" calcext:value-type="float">
            <text:p>-0.275698316267575</text:p>
          </table:table-cell>
          <table:table-cell office:value-type="float" office:value="-0.287006643776445" calcext:value-type="float">
            <text:p>-0.287006643776445</text:p>
          </table:table-cell>
          <table:table-cell office:value-type="float" office:value="-0.269471788588628" calcext:value-type="float">
            <text:p>-0.269471788588628</text:p>
          </table:table-cell>
          <table:table-cell office:value-type="float" office:value="-0.266836604453492" calcext:value-type="float">
            <text:p>-0.266836604453492</text:p>
          </table:table-cell>
          <table:table-cell office:value-type="float" office:value="-0.286127499962535" calcext:value-type="float">
            <text:p>-0.286127499962535</text:p>
          </table:table-cell>
          <table:table-cell office:value-type="float" office:value="-0.276355263351929" calcext:value-type="float">
            <text:p>-0.276355263351929</text:p>
          </table:table-cell>
          <table:table-cell office:value-type="float" office:value="-0.269445981810264" calcext:value-type="float">
            <text:p>-0.269445981810264</text:p>
          </table:table-cell>
          <table:table-cell office:value-type="float" office:value="-0.272180027210272" calcext:value-type="float">
            <text:p>-0.272180027210272</text:p>
          </table:table-cell>
          <table:table-cell office:value-type="float" office:value="-0.267350445488156" calcext:value-type="float">
            <text:p>-0.267350445488156</text:p>
          </table:table-cell>
          <table:table-cell office:value-type="float" office:value="-0.265778297681569" calcext:value-type="float">
            <text:p>-0.265778297681569</text:p>
          </table:table-cell>
          <table:table-cell office:value-type="float" office:value="-0.26691513338083" calcext:value-type="float">
            <text:p>-0.26691513338083</text:p>
          </table:table-cell>
          <table:table-cell office:value-type="float" office:value="-0.27520835861783" calcext:value-type="float">
            <text:p>-0.27520835861783</text:p>
          </table:table-cell>
          <table:table-cell office:value-type="float" office:value="-0.271253210762125" calcext:value-type="float">
            <text:p>-0.271253210762125</text:p>
          </table:table-cell>
          <table:table-cell office:value-type="float" office:value="-0.269551929270186" calcext:value-type="float">
            <text:p>-0.269551929270186</text:p>
          </table:table-cell>
          <table:table-cell office:value-type="float" office:value="-0.273113781770116" calcext:value-type="float">
            <text:p>-0.273113781770116</text:p>
          </table:table-cell>
          <table:table-cell office:value-type="float" office:value="-0.276026301227232" calcext:value-type="float">
            <text:p>-0.276026301227232</text:p>
          </table:table-cell>
          <table:table-cell office:value-type="float" office:value="-0.274137724714904" calcext:value-type="float">
            <text:p>-0.274137724714904</text:p>
          </table:table-cell>
          <table:table-cell office:value-type="float" office:value="-0.286685601913318" calcext:value-type="float">
            <text:p>-0.286685601913318</text:p>
          </table:table-cell>
          <table:table-cell office:value-type="float" office:value="-0.269520327090357" calcext:value-type="float">
            <text:p>-0.269520327090357</text:p>
          </table:table-cell>
          <table:table-cell office:value-type="float" office:value="-0.275751752102422" calcext:value-type="float">
            <text:p>-0.275751752102422</text:p>
          </table:table-cell>
          <table:table-cell office:value-type="float" office:value="-0.269810509483358" calcext:value-type="float">
            <text:p>-0.269810509483358</text:p>
          </table:table-cell>
          <table:table-cell office:value-type="float" office:value="-0.270106833108667" calcext:value-type="float">
            <text:p>-0.270106833108667</text:p>
          </table:table-cell>
          <table:table-cell office:value-type="float" office:value="-0.275428492607065" calcext:value-type="float">
            <text:p>-0.275428492607065</text:p>
          </table:table-cell>
          <table:table-cell office:value-type="float" office:value="-0.285686978967186" calcext:value-type="float">
            <text:p>-0.285686978967186</text:p>
          </table:table-cell>
          <table:table-cell office:value-type="float" office:value="-0.288438503774849" calcext:value-type="float">
            <text:p>-0.288438503774849</text:p>
          </table:table-cell>
          <table:table-cell office:value-type="float" office:value="-0.284960979973134" calcext:value-type="float">
            <text:p>-0.284960979973134</text:p>
          </table:table-cell>
          <table:table-cell office:value-type="float" office:value="-0.271059460810582" calcext:value-type="float">
            <text:p>-0.271059460810582</text:p>
          </table:table-cell>
          <table:table-cell office:value-type="float" office:value="-0.28423530169403" calcext:value-type="float">
            <text:p>-0.28423530169403</text:p>
          </table:table-cell>
          <table:table-cell office:value-type="float" office:value="-0.269795037546099" calcext:value-type="float">
            <text:p>-0.269795037546099</text:p>
          </table:table-cell>
          <table:table-cell office:value-type="float" office:value="-0.267002978923603" calcext:value-type="float">
            <text:p>-0.267002978923603</text:p>
          </table:table-cell>
          <table:table-cell office:value-type="float" office:value="-0.27348721241814" calcext:value-type="float">
            <text:p>-0.27348721241814</text:p>
          </table:table-cell>
          <table:table-cell office:value-type="float" office:value="-0.275377994681636" calcext:value-type="float">
            <text:p>-0.275377994681636</text:p>
          </table:table-cell>
          <table:table-cell office:value-type="float" office:value="-0.300760405948884" calcext:value-type="float">
            <text:p>-0.300760405948884</text:p>
          </table:table-cell>
          <table:table-cell office:value-type="float" office:value="-0.305841594507373" calcext:value-type="float">
            <text:p>-0.305841594507373</text:p>
          </table:table-cell>
          <table:table-cell office:value-type="float" office:value="-0.298006736309844" calcext:value-type="float">
            <text:p>-0.298006736309844</text:p>
          </table:table-cell>
          <table:table-cell office:value-type="float" office:value="-0.311128536500446" calcext:value-type="float">
            <text:p>-0.311128536500446</text:p>
          </table:table-cell>
          <table:table-cell office:value-type="float" office:value="-0.287040564936389" calcext:value-type="float">
            <text:p>-0.287040564936389</text:p>
          </table:table-cell>
          <table:table-cell office:value-type="float" office:value="-0.297827449261801" calcext:value-type="float">
            <text:p>-0.297827449261801</text:p>
          </table:table-cell>
          <table:table-cell office:value-type="float" office:value="-0.281289882875501" calcext:value-type="float">
            <text:p>-0.281289882875501</text:p>
          </table:table-cell>
          <table:table-cell office:value-type="float" office:value="-0.280863272371489" calcext:value-type="float">
            <text:p>-0.280863272371489</text:p>
          </table:table-cell>
          <table:table-cell office:value-type="float" office:value="-0.27830729340912" calcext:value-type="float">
            <text:p>-0.27830729340912</text:p>
          </table:table-cell>
          <table:table-cell office:value-type="float" office:value="-0.276450626675857" calcext:value-type="float">
            <text:p>-0.276450626675857</text:p>
          </table:table-cell>
          <table:table-cell office:value-type="float" office:value="-0.283721831079192" calcext:value-type="float">
            <text:p>-0.283721831079192</text:p>
          </table:table-cell>
          <table:table-cell office:value-type="float" office:value="-0.274547850306983" calcext:value-type="float">
            <text:p>-0.274547850306983</text:p>
          </table:table-cell>
          <table:table-cell office:value-type="float" office:value="-0.296899612410661" calcext:value-type="float">
            <text:p>-0.296899612410661</text:p>
          </table:table-cell>
          <table:table-cell office:value-type="float" office:value="-0.294951270376896" calcext:value-type="float">
            <text:p>-0.294951270376896</text:p>
          </table:table-cell>
          <table:table-cell office:value-type="float" office:value="-0.272718425669825" calcext:value-type="float">
            <text:p>-0.272718425669825</text:p>
          </table:table-cell>
          <table:table-cell office:value-type="float" office:value="-0.267565281331792" calcext:value-type="float">
            <text:p>-0.267565281331792</text:p>
          </table:table-cell>
          <table:table-cell office:value-type="float" office:value="-0.266856345388386" calcext:value-type="float">
            <text:p>-0.266856345388386</text:p>
          </table:table-cell>
          <table:table-cell office:value-type="float" office:value="-0.272060131120425" calcext:value-type="float">
            <text:p>-0.272060131120425</text:p>
          </table:table-cell>
          <table:table-cell office:value-type="float" office:value="-0.271120930198654" calcext:value-type="float">
            <text:p>-0.271120930198654</text:p>
          </table:table-cell>
          <table:table-cell office:value-type="float" office:value="-0.293768869568101" calcext:value-type="float">
            <text:p>-0.293768869568101</text:p>
          </table:table-cell>
          <table:table-cell office:value-type="float" office:value="-0.291460695306814" calcext:value-type="float">
            <text:p>-0.291460695306814</text:p>
          </table:table-cell>
          <table:table-cell office:value-type="float" office:value="-0.294739460449969" calcext:value-type="float">
            <text:p>-0.294739460449969</text:p>
          </table:table-cell>
          <table:table-cell office:value-type="float" office:value="-0.283386803182574" calcext:value-type="float">
            <text:p>-0.283386803182574</text:p>
          </table:table-cell>
          <table:table-cell office:value-type="float" office:value="-0.289568900541381" calcext:value-type="float">
            <text:p>-0.289568900541381</text:p>
          </table:table-cell>
          <table:table-cell office:value-type="float" office:value="-0.268235816001088" calcext:value-type="float">
            <text:p>-0.268235816001088</text:p>
          </table:table-cell>
          <table:table-cell office:value-type="float" office:value="-0.269939449166017" calcext:value-type="float">
            <text:p>-0.269939449166017</text:p>
          </table:table-cell>
          <table:table-cell office:value-type="float" office:value="-0.270393757150271" calcext:value-type="float">
            <text:p>-0.270393757150271</text:p>
          </table:table-cell>
          <table:table-cell office:value-type="float" office:value="-0.278451100739738" calcext:value-type="float">
            <text:p>-0.278451100739738</text:p>
          </table:table-cell>
          <table:table-cell office:value-type="float" office:value="-0.298882377755491" calcext:value-type="float">
            <text:p>-0.298882377755491</text:p>
          </table:table-cell>
          <table:table-cell office:value-type="float" office:value="-0.292453054449071" calcext:value-type="float">
            <text:p>-0.292453054449071</text:p>
          </table:table-cell>
          <table:table-cell office:value-type="float" office:value="-0.287371452263502" calcext:value-type="float">
            <text:p>-0.287371452263502</text:p>
          </table:table-cell>
          <table:table-cell office:value-type="float" office:value="-0.272818963523424" calcext:value-type="float">
            <text:p>-0.272818963523424</text:p>
          </table:table-cell>
          <table:table-cell office:value-type="float" office:value="-0.299248231904822" calcext:value-type="float">
            <text:p>-0.299248231904822</text:p>
          </table:table-cell>
          <table:table-cell office:value-type="float" office:value="-0.270949167507253" calcext:value-type="float">
            <text:p>-0.270949167507253</text:p>
          </table:table-cell>
          <table:table-cell office:value-type="float" office:value="-0.25911781768346" calcext:value-type="float">
            <text:p>-0.25911781768346</text:p>
          </table:table-cell>
          <table:table-cell office:value-type="float" office:value="-0.26692420539267" calcext:value-type="float">
            <text:p>-0.26692420539267</text:p>
          </table:table-cell>
          <table:table-cell office:value-type="float" office:value="-0.260077744124605" calcext:value-type="float">
            <text:p>-0.260077744124605</text:p>
          </table:table-cell>
          <table:table-cell office:value-type="float" office:value="-0.267403589533043" calcext:value-type="float">
            <text:p>-0.267403589533043</text:p>
          </table:table-cell>
          <table:table-cell office:value-type="float" office:value="-0.288521328733079" calcext:value-type="float">
            <text:p>-0.288521328733079</text:p>
          </table:table-cell>
          <table:table-cell office:value-type="float" office:value="-0.290294793793547" calcext:value-type="float">
            <text:p>-0.290294793793547</text:p>
          </table:table-cell>
          <table:table-cell office:value-type="float" office:value="-0.267641176051206" calcext:value-type="float">
            <text:p>-0.267641176051206</text:p>
          </table:table-cell>
          <table:table-cell office:value-type="float" office:value="-0.283880840666343" calcext:value-type="float">
            <text:p>-0.283880840666343</text:p>
          </table:table-cell>
          <table:table-cell office:value-type="float" office:value="-0.27613222035774" calcext:value-type="float">
            <text:p>-0.27613222035774</text:p>
          </table:table-cell>
          <table:table-cell office:value-type="float" office:value="-0.308799774587838" calcext:value-type="float">
            <text:p>-0.308799774587838</text:p>
          </table:table-cell>
          <table:table-cell office:value-type="float" office:value="-0.276416801726109" calcext:value-type="float">
            <text:p>-0.276416801726109</text:p>
          </table:table-cell>
          <table:table-cell office:value-type="float" office:value="-0.273628320307472" calcext:value-type="float">
            <text:p>-0.273628320307472</text:p>
          </table:table-cell>
          <table:table-cell office:value-type="float" office:value="-0.268033778415705" calcext:value-type="float">
            <text:p>-0.268033778415705</text:p>
          </table:table-cell>
          <table:table-cell office:value-type="float" office:value="-0.29352775464259" calcext:value-type="float">
            <text:p>-0.29352775464259</text:p>
          </table:table-cell>
          <table:table-cell office:value-type="float" office:value="-0.287724222829574" calcext:value-type="float">
            <text:p>-0.287724222829574</text:p>
          </table:table-cell>
          <table:table-cell office:value-type="float" office:value="-0.287746130194336" calcext:value-type="float">
            <text:p>-0.287746130194336</text:p>
          </table:table-cell>
          <table:table-cell office:value-type="float" office:value="-0.285416509489148" calcext:value-type="float">
            <text:p>-0.285416509489148</text:p>
          </table:table-cell>
          <table:table-cell office:value-type="float" office:value="-0.30416303323386" calcext:value-type="float">
            <text:p>-0.30416303323386</text:p>
          </table:table-cell>
          <table:table-cell office:value-type="float" office:value="-0.296274806690703" calcext:value-type="float">
            <text:p>-0.296274806690703</text:p>
          </table:table-cell>
          <table:table-cell office:value-type="float" office:value="-0.291634049426715" calcext:value-type="float">
            <text:p>-0.291634049426715</text:p>
          </table:table-cell>
          <table:table-cell office:value-type="float" office:value="-0.275748761513996" calcext:value-type="float">
            <text:p>-0.275748761513996</text:p>
          </table:table-cell>
          <table:table-cell office:value-type="float" office:value="-0.27093446894338" calcext:value-type="float">
            <text:p>-0.27093446894338</text:p>
          </table:table-cell>
          <table:table-cell office:value-type="float" office:value="-0.300882708896139" calcext:value-type="float">
            <text:p>-0.300882708896139</text:p>
          </table:table-cell>
          <table:table-cell office:value-type="float" office:value="-0.297384965428491" calcext:value-type="float">
            <text:p>-0.297384965428491</text:p>
          </table:table-cell>
          <table:table-cell office:value-type="float" office:value="-0.288613614410614" calcext:value-type="float">
            <text:p>-0.288613614410614</text:p>
          </table:table-cell>
          <table:table-cell office:value-type="float" office:value="-0.296152977365967" calcext:value-type="float">
            <text:p>-0.296152977365967</text:p>
          </table:table-cell>
          <table:table-cell office:value-type="float" office:value="-0.297586163922597" calcext:value-type="float">
            <text:p>-0.297586163922597</text:p>
          </table:table-cell>
          <table:table-cell office:value-type="float" office:value="-0.303218409363663" calcext:value-type="float">
            <text:p>-0.303218409363663</text:p>
          </table:table-cell>
          <table:table-cell office:value-type="float" office:value="-0.298612235636047" calcext:value-type="float">
            <text:p>-0.298612235636047</text:p>
          </table:table-cell>
          <table:table-cell office:value-type="float" office:value="-0.288954385121271" calcext:value-type="float">
            <text:p>-0.288954385121271</text:p>
          </table:table-cell>
          <table:table-cell office:value-type="float" office:value="-0.280212732789865" calcext:value-type="float">
            <text:p>-0.280212732789865</text:p>
          </table:table-cell>
          <table:table-cell office:value-type="float" office:value="-0.285308373159156" calcext:value-type="float">
            <text:p>-0.285308373159156</text:p>
          </table:table-cell>
          <table:table-cell office:value-type="float" office:value="-0.294262311046136" calcext:value-type="float">
            <text:p>-0.294262311046136</text:p>
          </table:table-cell>
          <table:table-cell office:value-type="float" office:value="-0.299805087333464" calcext:value-type="float">
            <text:p>-0.299805087333464</text:p>
          </table:table-cell>
          <table:table-cell office:value-type="float" office:value="-0.301537546406585" calcext:value-type="float">
            <text:p>-0.301537546406585</text:p>
          </table:table-cell>
          <table:table-cell office:value-type="float" office:value="-0.281105133068184" calcext:value-type="float">
            <text:p>-0.281105133068184</text:p>
          </table:table-cell>
          <table:table-cell office:value-type="float" office:value="-0.285719979339104" calcext:value-type="float">
            <text:p>-0.285719979339104</text:p>
          </table:table-cell>
          <table:table-cell office:value-type="float" office:value="-0.29211852147568" calcext:value-type="float">
            <text:p>-0.29211852147568</text:p>
          </table:table-cell>
          <table:table-cell office:value-type="float" office:value="-0.284568884860478" calcext:value-type="float">
            <text:p>-0.284568884860478</text:p>
          </table:table-cell>
          <table:table-cell office:value-type="float" office:value="-0.289323814957185" calcext:value-type="float">
            <text:p>-0.289323814957185</text:p>
          </table:table-cell>
          <table:table-cell office:value-type="float" office:value="-0.283025762284736" calcext:value-type="float">
            <text:p>-0.283025762284736</text:p>
          </table:table-cell>
          <table:table-cell office:value-type="float" office:value="-0.277261367830598" calcext:value-type="float">
            <text:p>-0.277261367830598</text:p>
          </table:table-cell>
          <table:table-cell office:value-type="float" office:value="-0.285193550187159" calcext:value-type="float">
            <text:p>-0.285193550187159</text:p>
          </table:table-cell>
          <table:table-cell office:value-type="float" office:value="-0.307103483180756" calcext:value-type="float">
            <text:p>-0.307103483180756</text:p>
          </table:table-cell>
          <table:table-cell office:value-type="float" office:value="-0.298998486735365" calcext:value-type="float">
            <text:p>-0.298998486735365</text:p>
          </table:table-cell>
          <table:table-cell office:value-type="float" office:value="-0.307841745845477" calcext:value-type="float">
            <text:p>-0.307841745845477</text:p>
          </table:table-cell>
          <table:table-cell office:value-type="float" office:value="-0.297929571147988" calcext:value-type="float">
            <text:p>-0.297929571147988</text:p>
          </table:table-cell>
          <table:table-cell office:value-type="float" office:value="-0.284353807195265" calcext:value-type="float">
            <text:p>-0.284353807195265</text:p>
          </table:table-cell>
          <table:table-cell office:value-type="float" office:value="-0.299257595813861" calcext:value-type="float">
            <text:p>-0.299257595813861</text:p>
          </table:table-cell>
          <table:table-cell office:value-type="float" office:value="-0.292988935434439" calcext:value-type="float">
            <text:p>-0.292988935434439</text:p>
          </table:table-cell>
          <table:table-cell office:value-type="float" office:value="-0.278983912342998" calcext:value-type="float">
            <text:p>-0.278983912342998</text:p>
          </table:table-cell>
          <table:table-cell office:value-type="float" office:value="-0.303267770064068" calcext:value-type="float">
            <text:p>-0.303267770064068</text:p>
          </table:table-cell>
          <table:table-cell office:value-type="float" office:value="-0.307589739101585" calcext:value-type="float">
            <text:p>-0.307589739101585</text:p>
          </table:table-cell>
          <table:table-cell office:value-type="float" office:value="-0.311141057950403" calcext:value-type="float">
            <text:p>-0.311141057950403</text:p>
          </table:table-cell>
          <table:table-cell office:value-type="float" office:value="-0.283547151123098" calcext:value-type="float">
            <text:p>-0.283547151123098</text:p>
          </table:table-cell>
          <table:table-cell office:value-type="float" office:value="-0.300949240752821" calcext:value-type="float">
            <text:p>-0.300949240752821</text:p>
          </table:table-cell>
          <table:table-cell office:value-type="float" office:value="-0.282293649321307" calcext:value-type="float">
            <text:p>-0.282293649321307</text:p>
          </table:table-cell>
          <table:table-cell office:value-type="float" office:value="-0.279536498636535" calcext:value-type="float">
            <text:p>-0.279536498636535</text:p>
          </table:table-cell>
          <table:table-cell office:value-type="float" office:value="-0.269342206051563" calcext:value-type="float">
            <text:p>-0.269342206051563</text:p>
          </table:table-cell>
          <table:table-cell office:value-type="float" office:value="-0.291156684651565" calcext:value-type="float">
            <text:p>-0.291156684651565</text:p>
          </table:table-cell>
          <table:table-cell office:value-type="float" office:value="-0.291774386166002" calcext:value-type="float">
            <text:p>-0.291774386166002</text:p>
          </table:table-cell>
          <table:table-cell office:value-type="float" office:value="-0.295620282583657" calcext:value-type="float">
            <text:p>-0.295620282583657</text:p>
          </table:table-cell>
          <table:table-cell office:value-type="float" office:value="-0.295392349135183" calcext:value-type="float">
            <text:p>-0.295392349135183</text:p>
          </table:table-cell>
          <table:table-cell office:value-type="float" office:value="-0.293978448248002" calcext:value-type="float">
            <text:p>-0.293978448248002</text:p>
          </table:table-cell>
          <table:table-cell office:value-type="float" office:value="-0.270606461381494" calcext:value-type="float">
            <text:p>-0.270606461381494</text:p>
          </table:table-cell>
          <table:table-cell office:value-type="float" office:value="-0.289783519414065" calcext:value-type="float">
            <text:p>-0.289783519414065</text:p>
          </table:table-cell>
          <table:table-cell office:value-type="float" office:value="-0.254457090162837" calcext:value-type="float">
            <text:p>-0.254457090162837</text:p>
          </table:table-cell>
          <table:table-cell office:value-type="float" office:value="-0.256357327199723" calcext:value-type="float">
            <text:p>-0.256357327199723</text:p>
          </table:table-cell>
          <table:table-cell office:value-type="float" office:value="-0.255989405832577" calcext:value-type="float">
            <text:p>-0.255989405832577</text:p>
          </table:table-cell>
          <table:table-cell office:value-type="float" office:value="-0.253782987693141" calcext:value-type="float">
            <text:p>-0.253782987693141</text:p>
          </table:table-cell>
          <table:table-cell office:value-type="float" office:value="-0.252661063383393" calcext:value-type="float">
            <text:p>-0.252661063383393</text:p>
          </table:table-cell>
          <table:table-cell office:value-type="float" office:value="-0.270233077919979" calcext:value-type="float">
            <text:p>-0.270233077919979</text:p>
          </table:table-cell>
          <table:table-cell office:value-type="float" office:value="-0.250461375393163" calcext:value-type="float">
            <text:p>-0.250461375393163</text:p>
          </table:table-cell>
          <table:table-cell office:value-type="float" office:value="-0.226596617908333" calcext:value-type="float">
            <text:p>-0.226596617908333</text:p>
          </table:table-cell>
          <table:table-cell office:value-type="float" office:value="-0.230011707203217" calcext:value-type="float">
            <text:p>-0.230011707203217</text:p>
          </table:table-cell>
          <table:table-cell office:value-type="float" office:value="-0.222735018063547" calcext:value-type="float">
            <text:p>-0.222735018063547</text:p>
          </table:table-cell>
          <table:table-cell office:value-type="float" office:value="-0.220700546231625" calcext:value-type="float">
            <text:p>-0.220700546231625</text:p>
          </table:table-cell>
          <table:table-cell office:value-type="float" office:value="-0.219251611567319" calcext:value-type="float">
            <text:p>-0.219251611567319</text:p>
          </table:table-cell>
          <table:table-cell office:value-type="float" office:value="-0.216628936071783" calcext:value-type="float">
            <text:p>-0.216628936071783</text:p>
          </table:table-cell>
          <table:table-cell office:value-type="float" office:value="-0.216808139536533" calcext:value-type="float">
            <text:p>-0.216808139536533</text:p>
          </table:table-cell>
          <table:table-cell office:value-type="float" office:value="-0.215736455324913" calcext:value-type="float">
            <text:p>-0.215736455324913</text:p>
          </table:table-cell>
          <table:table-cell office:value-type="float" office:value="-0.220827357164338" calcext:value-type="float">
            <text:p>-0.220827357164338</text:p>
          </table:table-cell>
          <table:table-cell office:value-type="float" office:value="-0.2213579280926" calcext:value-type="float">
            <text:p>-0.2213579280926</text:p>
          </table:table-cell>
          <table:table-cell office:value-type="float" office:value="-0.224991824082797" calcext:value-type="float">
            <text:p>-0.224991824082797</text:p>
          </table:table-cell>
          <table:table-cell office:value-type="float" office:value="-0.226404097735887" calcext:value-type="float">
            <text:p>-0.226404097735887</text:p>
          </table:table-cell>
          <table:table-cell office:value-type="float" office:value="-0.226441915208593" calcext:value-type="float">
            <text:p>-0.226441915208593</text:p>
          </table:table-cell>
          <table:table-cell office:value-type="float" office:value="-0.227469665132978" calcext:value-type="float">
            <text:p>-0.227469665132978</text:p>
          </table:table-cell>
          <table:table-cell office:value-type="float" office:value="-0.228405044019405" calcext:value-type="float">
            <text:p>-0.228405044019405</text:p>
          </table:table-cell>
          <table:table-cell office:value-type="float" office:value="-0.229520948024092" calcext:value-type="float">
            <text:p>-0.229520948024092</text:p>
          </table:table-cell>
          <table:table-cell office:value-type="float" office:value="-0.230499617576941" calcext:value-type="float">
            <text:p>-0.230499617576941</text:p>
          </table:table-cell>
          <table:table-cell office:value-type="float" office:value="-0.231159524631492" calcext:value-type="float">
            <text:p>-0.231159524631492</text:p>
          </table:table-cell>
          <table:table-cell office:value-type="float" office:value="-0.229627358503924" calcext:value-type="float">
            <text:p>-0.229627358503924</text:p>
          </table:table-cell>
          <table:table-cell office:value-type="float" office:value="-0.229154373764495" calcext:value-type="float">
            <text:p>-0.229154373764495</text:p>
          </table:table-cell>
          <table:table-cell office:value-type="float" office:value="-0.229314570589183" calcext:value-type="float">
            <text:p>-0.229314570589183</text:p>
          </table:table-cell>
          <table:table-cell office:value-type="float" office:value="-0.22884953513727" calcext:value-type="float">
            <text:p>-0.22884953513727</text:p>
          </table:table-cell>
          <table:table-cell office:value-type="float" office:value="-0.227356290264074" calcext:value-type="float">
            <text:p>-0.227356290264074</text:p>
          </table:table-cell>
          <table:table-cell office:value-type="float" office:value="-0.227362894878012" calcext:value-type="float">
            <text:p>-0.227362894878012</text:p>
          </table:table-cell>
          <table:table-cell office:value-type="float" office:value="-0.227368997400354" calcext:value-type="float">
            <text:p>-0.227368997400354</text:p>
          </table:table-cell>
          <table:table-cell office:value-type="float" office:value="-0.22706250274935" calcext:value-type="float">
            <text:p>-0.22706250274935</text:p>
          </table:table-cell>
          <table:table-cell office:value-type="float" office:value="-0.227730751613543" calcext:value-type="float">
            <text:p>-0.227730751613543</text:p>
          </table:table-cell>
          <table:table-cell office:value-type="float" office:value="-0.228043545861642" calcext:value-type="float">
            <text:p>-0.228043545861642</text:p>
          </table:table-cell>
          <table:table-cell office:value-type="float" office:value="-0.22759141755422" calcext:value-type="float">
            <text:p>-0.22759141755422</text:p>
          </table:table-cell>
          <table:table-cell office:value-type="float" office:value="-0.226895671190782" calcext:value-type="float">
            <text:p>-0.226895671190782</text:p>
          </table:table-cell>
          <table:table-cell office:value-type="float" office:value="-0.227574085463021" calcext:value-type="float">
            <text:p>-0.227574085463021</text:p>
          </table:table-cell>
          <table:table-cell office:value-type="float" office:value="-0.227432721933888" calcext:value-type="float">
            <text:p>-0.227432721933888</text:p>
          </table:table-cell>
          <table:table-cell office:value-type="float" office:value="-0.227737091098344" calcext:value-type="float">
            <text:p>-0.227737091098344</text:p>
          </table:table-cell>
          <table:table-cell office:value-type="float" office:value="-0.227577678907693" calcext:value-type="float">
            <text:p>-0.227577678907693</text:p>
          </table:table-cell>
          <table:table-cell office:value-type="float" office:value="-0.226522737886461" calcext:value-type="float">
            <text:p>-0.226522737886461</text:p>
          </table:table-cell>
          <table:table-cell office:value-type="float" office:value="-0.227580240163135" calcext:value-type="float">
            <text:p>-0.227580240163135</text:p>
          </table:table-cell>
          <table:table-cell office:value-type="float" office:value="-0.227339149311723" calcext:value-type="float">
            <text:p>-0.227339149311723</text:p>
          </table:table-cell>
          <table:table-cell office:value-type="float" office:value="-0.227596818892523" calcext:value-type="float">
            <text:p>-0.227596818892523</text:p>
          </table:table-cell>
          <table:table-cell office:value-type="float" office:value="-0.226985548859532" calcext:value-type="float">
            <text:p>-0.226985548859532</text:p>
          </table:table-cell>
          <table:table-cell office:value-type="float" office:value="-0.227343231338564" calcext:value-type="float">
            <text:p>-0.227343231338564</text:p>
          </table:table-cell>
          <table:table-cell office:value-type="float" office:value="-0.226045478611793" calcext:value-type="float">
            <text:p>-0.226045478611793</text:p>
          </table:table-cell>
          <table:table-cell office:value-type="float" office:value="-0.227825072994674" calcext:value-type="float">
            <text:p>-0.227825072994674</text:p>
          </table:table-cell>
          <table:table-cell office:value-type="float" office:value="-0.227614138282334" calcext:value-type="float">
            <text:p>-0.227614138282334</text:p>
          </table:table-cell>
          <table:table-cell office:value-type="float" office:value="-0.22727467212902" calcext:value-type="float">
            <text:p>-0.22727467212902</text:p>
          </table:table-cell>
          <table:table-cell office:value-type="float" office:value="-0.227390780352184" calcext:value-type="float">
            <text:p>-0.227390780352184</text:p>
          </table:table-cell>
          <table:table-cell office:value-type="float" office:value="-0.227874064489135" calcext:value-type="float">
            <text:p>-0.227874064489135</text:p>
          </table:table-cell>
          <table:table-cell office:value-type="float" office:value="-0.226977481138003" calcext:value-type="float">
            <text:p>-0.226977481138003</text:p>
          </table:table-cell>
          <table:table-cell office:value-type="float" office:value="-0.227787211833858" calcext:value-type="float">
            <text:p>-0.227787211833858</text:p>
          </table:table-cell>
          <table:table-cell office:value-type="float" office:value="-0.226740887499492" calcext:value-type="float">
            <text:p>-0.226740887499492</text:p>
          </table:table-cell>
          <table:table-cell office:value-type="float" office:value="-0.227735428476211" calcext:value-type="float">
            <text:p>-0.227735428476211</text:p>
          </table:table-cell>
          <table:table-cell office:value-type="float" office:value="-0.22686969748881" calcext:value-type="float">
            <text:p>-0.22686969748881</text:p>
          </table:table-cell>
          <table:table-cell office:value-type="float" office:value="-0.227671251857607" calcext:value-type="float">
            <text:p>-0.227671251857607</text:p>
          </table:table-cell>
          <table:table-cell office:value-type="float" office:value="-0.226295770114852" calcext:value-type="float">
            <text:p>-0.226295770114852</text:p>
          </table:table-cell>
          <table:table-cell office:value-type="float" office:value="-0.227618329467873" calcext:value-type="float">
            <text:p>-0.227618329467873</text:p>
          </table:table-cell>
          <table:table-cell office:value-type="float" office:value="-0.227657767433885" calcext:value-type="float">
            <text:p>-0.227657767433885</text:p>
          </table:table-cell>
          <table:table-cell office:value-type="float" office:value="-0.227600670226584" calcext:value-type="float">
            <text:p>-0.227600670226584</text:p>
          </table:table-cell>
          <table:table-cell office:value-type="float" office:value="-0.227417159339819" calcext:value-type="float">
            <text:p>-0.227417159339819</text:p>
          </table:table-cell>
          <table:table-cell office:value-type="float" office:value="-0.227467379011987" calcext:value-type="float">
            <text:p>-0.227467379011987</text:p>
          </table:table-cell>
          <table:table-cell office:value-type="float" office:value="-0.226757755323532" calcext:value-type="float">
            <text:p>-0.226757755323532</text:p>
          </table:table-cell>
          <table:table-cell office:value-type="float" office:value="-0.227052975339773" calcext:value-type="float">
            <text:p>-0.227052975339773</text:p>
          </table:table-cell>
          <table:table-cell office:value-type="float" office:value="-0.227510468536579" calcext:value-type="float">
            <text:p>-0.227510468536579</text:p>
          </table:table-cell>
          <table:table-cell office:value-type="float" office:value="-0.226559101150414" calcext:value-type="float">
            <text:p>-0.226559101150414</text:p>
          </table:table-cell>
          <table:table-cell office:value-type="float" office:value="-0.227529496168579" calcext:value-type="float">
            <text:p>-0.227529496168579</text:p>
          </table:table-cell>
          <table:table-cell office:value-type="float" office:value="-0.226395700359687" calcext:value-type="float">
            <text:p>-0.226395700359687</text:p>
          </table:table-cell>
          <table:table-cell office:value-type="float" office:value="-0.227422790688914" calcext:value-type="float">
            <text:p>-0.227422790688914</text:p>
          </table:table-cell>
          <table:table-cell office:value-type="float" office:value="-0.227587907394735" calcext:value-type="float">
            <text:p>-0.227587907394735</text:p>
          </table:table-cell>
          <table:table-cell office:value-type="float" office:value="-0.227623789610395" calcext:value-type="float">
            <text:p>-0.227623789610395</text:p>
          </table:table-cell>
          <table:table-cell office:value-type="float" office:value="-0.227589456845754" calcext:value-type="float">
            <text:p>-0.227589456845754</text:p>
          </table:table-cell>
          <table:table-cell office:value-type="float" office:value="-0.227104022549155" calcext:value-type="float">
            <text:p>-0.227104022549155</text:p>
          </table:table-cell>
          <table:table-cell office:value-type="float" office:value="-0.227648369751829" calcext:value-type="float">
            <text:p>-0.227648369751829</text:p>
          </table:table-cell>
          <table:table-cell office:value-type="float" office:value="-0.227808676488615" calcext:value-type="float">
            <text:p>-0.227808676488615</text:p>
          </table:table-cell>
          <table:table-cell office:value-type="float" office:value="-0.227494782236721" calcext:value-type="float">
            <text:p>-0.227494782236721</text:p>
          </table:table-cell>
          <table:table-cell office:value-type="float" office:value="-0.22731742038761" calcext:value-type="float">
            <text:p>-0.22731742038761</text:p>
          </table:table-cell>
          <table:table-cell office:value-type="float" office:value="-0.227480217598519" calcext:value-type="float">
            <text:p>-0.227480217598519</text:p>
          </table:table-cell>
          <table:table-cell office:value-type="float" office:value="-0.227137646437666" calcext:value-type="float">
            <text:p>-0.227137646437666</text:p>
          </table:table-cell>
          <table:table-cell office:value-type="float" office:value="-0.227662476962532" calcext:value-type="float">
            <text:p>-0.227662476962532</text:p>
          </table:table-cell>
          <table:table-cell office:value-type="float" office:value="-0.227446726279406" calcext:value-type="float">
            <text:p>-0.227446726279406</text:p>
          </table:table-cell>
          <table:table-cell office:value-type="float" office:value="-0.227654901282741" calcext:value-type="float">
            <text:p>-0.227654901282741</text:p>
          </table:table-cell>
          <table:table-cell office:value-type="float" office:value="-0.227762362114238" calcext:value-type="float">
            <text:p>-0.227762362114238</text:p>
          </table:table-cell>
          <table:table-cell office:value-type="float" office:value="-0.227480818808725" calcext:value-type="float">
            <text:p>-0.227480818808725</text:p>
          </table:table-cell>
          <table:table-cell office:value-type="float" office:value="-0.22743012918879" calcext:value-type="float">
            <text:p>-0.22743012918879</text:p>
          </table:table-cell>
          <table:table-cell office:value-type="float" office:value="-0.22733105328004" calcext:value-type="float">
            <text:p>-0.22733105328004</text:p>
          </table:table-cell>
          <table:table-cell office:value-type="float" office:value="-0.227480104724184" calcext:value-type="float">
            <text:p>-0.227480104724184</text:p>
          </table:table-cell>
          <table:table-cell office:value-type="float" office:value="-0.226406835834757" calcext:value-type="float">
            <text:p>-0.226406835834757</text:p>
          </table:table-cell>
          <table:table-cell office:value-type="float" office:value="-0.227570982082836" calcext:value-type="float">
            <text:p>-0.227570982082836</text:p>
          </table:table-cell>
          <table:table-cell office:value-type="float" office:value="-0.227255139496617" calcext:value-type="float">
            <text:p>-0.227255139496617</text:p>
          </table:table-cell>
          <table:table-cell office:value-type="float" office:value="-0.227082133530023" calcext:value-type="float">
            <text:p>-0.227082133530023</text:p>
          </table:table-cell>
          <table:table-cell office:value-type="float" office:value="-0.227453544317361" calcext:value-type="float">
            <text:p>-0.227453544317361</text:p>
          </table:table-cell>
          <table:table-cell office:value-type="float" office:value="-0.227366577194823" calcext:value-type="float">
            <text:p>-0.227366577194823</text:p>
          </table:table-cell>
          <table:table-cell office:value-type="float" office:value="-0.227704942046823" calcext:value-type="float">
            <text:p>-0.227704942046823</text:p>
          </table:table-cell>
          <table:table-cell office:value-type="float" office:value="-0.227399998636979" calcext:value-type="float">
            <text:p>-0.227399998636979</text:p>
          </table:table-cell>
          <table:table-cell office:value-type="float" office:value="-0.226529696506291" calcext:value-type="float">
            <text:p>-0.226529696506291</text:p>
          </table:table-cell>
          <table:table-cell office:value-type="float" office:value="-0.226609689531572" calcext:value-type="float">
            <text:p>-0.226609689531572</text:p>
          </table:table-cell>
          <table:table-cell office:value-type="float" office:value="-0.227284771737191" calcext:value-type="float">
            <text:p>-0.227284771737191</text:p>
          </table:table-cell>
          <table:table-cell office:value-type="float" office:value="-0.227461115143351" calcext:value-type="float">
            <text:p>-0.227461115143351</text:p>
          </table:table-cell>
          <table:table-cell office:value-type="float" office:value="-0.227255922807923" calcext:value-type="float">
            <text:p>-0.227255922807923</text:p>
          </table:table-cell>
          <table:table-cell office:value-type="float" office:value="-0.227725239039644" calcext:value-type="float">
            <text:p>-0.227725239039644</text:p>
          </table:table-cell>
          <table:table-cell office:value-type="float" office:value="-0.22724214528147" calcext:value-type="float">
            <text:p>-0.22724214528147</text:p>
          </table:table-cell>
          <table:table-cell office:value-type="float" office:value="-0.226633152203088" calcext:value-type="float">
            <text:p>-0.226633152203088</text:p>
          </table:table-cell>
          <table:table-cell office:value-type="float" office:value="-0.227147223296565" calcext:value-type="float">
            <text:p>-0.227147223296565</text:p>
          </table:table-cell>
          <table:table-cell office:value-type="float" office:value="-0.227487411112188" calcext:value-type="float">
            <text:p>-0.227487411112188</text:p>
          </table:table-cell>
          <table:table-cell office:value-type="float" office:value="-0.227619329533731" calcext:value-type="float">
            <text:p>-0.227619329533731</text:p>
          </table:table-cell>
          <table:table-cell office:value-type="float" office:value="-0.227514869063378" calcext:value-type="float">
            <text:p>-0.227514869063378</text:p>
          </table:table-cell>
          <table:table-cell office:value-type="float" office:value="-0.227210695245664" calcext:value-type="float">
            <text:p>-0.227210695245664</text:p>
          </table:table-cell>
          <table:table-cell office:value-type="float" office:value="-0.227781282497479" calcext:value-type="float">
            <text:p>-0.227781282497479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434792806340845" calcext:value-type="float">
            <text:p>4.34792806340845E-05</text:p>
          </table:table-cell>
          <table:table-cell office:value-type="float" office:value="0.0000373842712457773" calcext:value-type="float">
            <text:p>3.73842712457773E-05</text:p>
          </table:table-cell>
          <table:table-cell office:value-type="float" office:value="-0.0000373520561283702" calcext:value-type="float">
            <text:p>-3.73520561283702E-05</text:p>
          </table:table-cell>
          <table:table-cell office:value-type="float" office:value="0.0000117031707457249" calcext:value-type="float">
            <text:p>1.17031707457249E-05</text:p>
          </table:table-cell>
          <table:table-cell office:value-type="float" office:value="-0.00000962047214597694" calcext:value-type="float">
            <text:p>-9.62047214597694E-06</text:p>
          </table:table-cell>
          <table:table-cell office:value-type="float" office:value="0.0000162731927253468" calcext:value-type="float">
            <text:p>1.62731927253468E-05</text:p>
          </table:table-cell>
          <table:table-cell office:value-type="float" office:value="-0.000013006085701095" calcext:value-type="float">
            <text:p>-1.3006085701095E-05</text:p>
          </table:table-cell>
          <table:table-cell office:value-type="float" office:value="-0.00000343405673225439" calcext:value-type="float">
            <text:p>-3.43405673225439E-06</text:p>
          </table:table-cell>
          <table:table-cell office:value-type="float" office:value="0.000012719583303733" calcext:value-type="float">
            <text:p>1.2719583303733E-05</text:p>
          </table:table-cell>
          <table:table-cell office:value-type="float" office:value="-0.00000690995203422862" calcext:value-type="float">
            <text:p>-6.90995203422862E-06</text:p>
          </table:table-cell>
          <table:table-cell office:value-type="float" office:value="-0.0000544007282736736" calcext:value-type="float">
            <text:p>-5.44007282736736E-05</text:p>
          </table:table-cell>
          <table:table-cell office:value-type="float" office:value="0.0000137012500566192" calcext:value-type="float">
            <text:p>1.37012500566192E-05</text:p>
          </table:table-cell>
          <table:table-cell office:value-type="float" office:value="0.0000515315674256556" calcext:value-type="float">
            <text:p>5.15315674256556E-05</text:p>
          </table:table-cell>
          <table:table-cell office:value-type="float" office:value="-0.0000458623359707033" calcext:value-type="float">
            <text:p>-4.58623359707033E-05</text:p>
          </table:table-cell>
          <table:table-cell office:value-type="float" office:value="-0.0000131381499240413" calcext:value-type="float">
            <text:p>-1.31381499240413E-05</text:p>
          </table:table-cell>
          <table:table-cell office:value-type="float" office:value="0.0000379468085883183" calcext:value-type="float">
            <text:p>3.79468085883183E-05</text:p>
          </table:table-cell>
          <table:table-cell office:value-type="float" office:value="0.00000437730255725688" calcext:value-type="float">
            <text:p>4.37730255725688E-06</text:p>
          </table:table-cell>
          <table:table-cell office:value-type="float" office:value="0.0000252782858343181" calcext:value-type="float">
            <text:p>2.52782858343181E-05</text:p>
          </table:table-cell>
          <table:table-cell office:value-type="float" office:value="0.0000256008594010093" calcext:value-type="float">
            <text:p>2.56008594010093E-05</text:p>
          </table:table-cell>
          <table:table-cell office:value-type="float" office:value="-0.00000148459453380712" calcext:value-type="float">
            <text:p>-1.48459453380712E-06</text:p>
          </table:table-cell>
          <table:table-cell office:value-type="float" office:value="-0.0000182710177146772" calcext:value-type="float">
            <text:p>-1.82710177146772E-05</text:p>
          </table:table-cell>
          <table:table-cell office:value-type="float" office:value="0.0000185750685326447" calcext:value-type="float">
            <text:p>1.85750685326447E-05</text:p>
          </table:table-cell>
          <table:table-cell office:value-type="float" office:value="-0.0000492220672423382" calcext:value-type="float">
            <text:p>-4.92220672423382E-05</text:p>
          </table:table-cell>
          <table:table-cell office:value-type="float" office:value="0.000035253936519597" calcext:value-type="float">
            <text:p>3.5253936519597E-05</text:p>
          </table:table-cell>
          <table:table-cell office:value-type="float" office:value="-0.0000534633804986084" calcext:value-type="float">
            <text:p>-5.34633804986084E-05</text:p>
          </table:table-cell>
          <table:table-cell office:value-type="float" office:value="-0.0000297646289393327" calcext:value-type="float">
            <text:p>-2.97646289393327E-05</text:p>
          </table:table-cell>
          <table:table-cell office:value-type="float" office:value="0.0000840642628202049" calcext:value-type="float">
            <text:p>8.40642628202049E-05</text:p>
          </table:table-cell>
          <table:table-cell office:value-type="float" office:value="-0.0000401021271405622" calcext:value-type="float">
            <text:p>-4.01021271405622E-05</text:p>
          </table:table-cell>
          <table:table-cell office:value-type="float" office:value="0.0000508935205570382" calcext:value-type="float">
            <text:p>5.08935205570382E-05</text:p>
          </table:table-cell>
          <table:table-cell office:value-type="float" office:value="-0.0000227548079237971" calcext:value-type="float">
            <text:p>-2.27548079237971E-05</text:p>
          </table:table-cell>
          <table:table-cell office:value-type="float" office:value="0.0000153120980057042" calcext:value-type="float">
            <text:p>1.53120980057042E-05</text:p>
          </table:table-cell>
          <table:table-cell office:value-type="float" office:value="-0.0000759982075225207" calcext:value-type="float">
            <text:p>-7.59982075225207E-05</text:p>
          </table:table-cell>
          <table:table-cell office:value-type="float" office:value="-0.0000182972600779041" calcext:value-type="float">
            <text:p>-1.82972600779041E-05</text:p>
          </table:table-cell>
          <table:table-cell office:value-type="float" office:value="0.0000830292491206808" calcext:value-type="float">
            <text:p>8.30292491206808E-05</text:p>
          </table:table-cell>
          <table:table-cell office:value-type="float" office:value="-0.0000248588363677693" calcext:value-type="float">
            <text:p>-2.48588363677693E-05</text:p>
          </table:table-cell>
          <table:table-cell office:value-type="float" office:value="0.00000112842335209251" calcext:value-type="float">
            <text:p>1.12842335209251E-06</text:p>
          </table:table-cell>
          <table:table-cell office:value-type="float" office:value="0.000030141773961101" calcext:value-type="float">
            <text:p>3.0141773961101E-05</text:p>
          </table:table-cell>
          <table:table-cell office:value-type="float" office:value="-0.000023564093363293" calcext:value-type="float">
            <text:p>-2.3564093363293E-05</text:p>
          </table:table-cell>
          <table:table-cell office:value-type="float" office:value="0.0000197273495659012" calcext:value-type="float">
            <text:p>1.97273495659012E-05</text:p>
          </table:table-cell>
          <table:table-cell office:value-type="float" office:value="-0.0000125133284524237" calcext:value-type="float">
            <text:p>-1.25133284524237E-05</text:p>
          </table:table-cell>
          <table:table-cell office:value-type="float" office:value="-0.00000823758789914031" calcext:value-type="float">
            <text:p>-8.23758789914031E-06</text:p>
          </table:table-cell>
          <table:table-cell office:value-type="float" office:value="-0.0000470653711831526" calcext:value-type="float">
            <text:p>-4.70653711831526E-05</text:p>
          </table:table-cell>
          <table:table-cell office:value-type="float" office:value="0.0000111701229444372" calcext:value-type="float">
            <text:p>1.11701229444372E-05</text:p>
          </table:table-cell>
          <table:table-cell office:value-type="float" office:value="-0.000000954751014747846" calcext:value-type="float">
            <text:p>-9.54751014747846E-07</text:p>
          </table:table-cell>
          <table:table-cell office:value-type="float" office:value="0.0000361858291834105" calcext:value-type="float">
            <text:p>3.61858291834105E-05</text:p>
          </table:table-cell>
          <table:table-cell office:value-type="float" office:value="0.0000200516564040631" calcext:value-type="float">
            <text:p>2.00516564040631E-05</text:p>
          </table:table-cell>
          <table:table-cell office:value-type="float" office:value="0.0000153467408090524" calcext:value-type="float">
            <text:p>1.53467408090524E-05</text:p>
          </table:table-cell>
          <table:table-cell office:value-type="float" office:value="-0.00000652200053008478" calcext:value-type="float">
            <text:p>-6.52200053008478E-06</text:p>
          </table:table-cell>
          <table:table-cell office:value-type="float" office:value="-0.0000619021559252197" calcext:value-type="float">
            <text:p>-6.19021559252197E-05</text:p>
          </table:table-cell>
          <table:table-cell office:value-type="float" office:value="0.0000032667780660578" calcext:value-type="float">
            <text:p>3.2667780660578E-06</text:p>
          </table:table-cell>
          <table:table-cell office:value-type="float" office:value="0.000012894021079457" calcext:value-type="float">
            <text:p>1.2894021079457E-05</text:p>
          </table:table-cell>
          <table:table-cell office:value-type="float" office:value="0.0000293719700468209" calcext:value-type="float">
            <text:p>2.93719700468209E-05</text:p>
          </table:table-cell>
          <table:table-cell office:value-type="float" office:value="-0.0000322469267929337" calcext:value-type="float">
            <text:p>-3.22469267929337E-05</text:p>
          </table:table-cell>
          <table:table-cell office:value-type="float" office:value="0.0000638539528065585" calcext:value-type="float">
            <text:p>6.38539528065585E-05</text:p>
          </table:table-cell>
          <table:table-cell office:value-type="float" office:value="-0.0000529081494076711" calcext:value-type="float">
            <text:p>-5.29081494076711E-05</text:p>
          </table:table-cell>
          <table:table-cell office:value-type="float" office:value="0.0000360133832288945" calcext:value-type="float">
            <text:p>3.60133832288945E-05</text:p>
          </table:table-cell>
          <table:table-cell office:value-type="float" office:value="-0.0000164000798252295" calcext:value-type="float">
            <text:p>-1.64000798252295E-05</text:p>
          </table:table-cell>
          <table:table-cell office:value-type="float" office:value="-0.0000482000530739324" calcext:value-type="float">
            <text:p>-4.82000530739324E-05</text:p>
          </table:table-cell>
          <table:table-cell office:value-type="float" office:value="0.0000770414811482878" calcext:value-type="float">
            <text:p>7.70414811482878E-05</text:p>
          </table:table-cell>
          <table:table-cell office:value-type="float" office:value="-0.0000305790446157306" calcext:value-type="float">
            <text:p>-3.05790446157306E-05</text:p>
          </table:table-cell>
          <table:table-cell office:value-type="float" office:value="-0.000000067763556377276" calcext:value-type="float">
            <text:p>-6.7763556377276E-08</text:p>
          </table:table-cell>
          <table:table-cell office:value-type="float" office:value="0.0000160262367664421" calcext:value-type="float">
            <text:p>1.60262367664421E-05</text:p>
          </table:table-cell>
          <table:table-cell office:value-type="float" office:value="-0.0000308076200835061" calcext:value-type="float">
            <text:p>-3.08076200835061E-05</text:p>
          </table:table-cell>
          <table:table-cell office:value-type="float" office:value="0.0000119173483038582" calcext:value-type="float">
            <text:p>1.19173483038582E-05</text:p>
          </table:table-cell>
          <table:table-cell office:value-type="float" office:value="-0.0000387550412215831" calcext:value-type="float">
            <text:p>-3.87550412215831E-05</text:p>
          </table:table-cell>
          <table:table-cell office:value-type="float" office:value="0.0000479497783982263" calcext:value-type="float">
            <text:p>4.79497783982263E-05</text:p>
          </table:table-cell>
          <table:table-cell office:value-type="float" office:value="-0.0000268479065647087" calcext:value-type="float">
            <text:p>-2.68479065647087E-05</text:p>
          </table:table-cell>
          <table:table-cell office:value-type="float" office:value="0.0000329652037133754" calcext:value-type="float">
            <text:p>3.29652037133754E-05</text:p>
          </table:table-cell>
          <table:table-cell office:value-type="float" office:value="-0.0000028144130727048" calcext:value-type="float">
            <text:p>-2.8144130727048E-06</text:p>
          </table:table-cell>
          <table:table-cell office:value-type="float" office:value="-0.00000387747967228735" calcext:value-type="float">
            <text:p>-3.87747967228735E-06</text:p>
          </table:table-cell>
          <table:table-cell office:value-type="float" office:value="-0.0000290488054128235" calcext:value-type="float">
            <text:p>-2.90488054128235E-05</text:p>
          </table:table-cell>
          <table:table-cell office:value-type="float" office:value="0.0000432920387667402" calcext:value-type="float">
            <text:p>4.32920387667402E-05</text:p>
          </table:table-cell>
          <table:table-cell office:value-type="float" office:value="-0.00000969330513311828" calcext:value-type="float">
            <text:p>-9.69330513311828E-06</text:p>
          </table:table-cell>
          <table:table-cell office:value-type="float" office:value="-0.0000020227154646224" calcext:value-type="float">
            <text:p>-2.0227154646224E-06</text:p>
          </table:table-cell>
          <table:table-cell office:value-type="float" office:value="-0.000054630235667541" calcext:value-type="float">
            <text:p>-5.4630235667541E-05</text:p>
          </table:table-cell>
          <table:table-cell office:value-type="float" office:value="0.0000712285588954087" calcext:value-type="float">
            <text:p>7.12285588954087E-05</text:p>
          </table:table-cell>
          <table:table-cell office:value-type="float" office:value="0.00000190780268471968" calcext:value-type="float">
            <text:p>1.90780268471968E-06</text:p>
          </table:table-cell>
          <table:table-cell office:value-type="float" office:value="-0.0000150734150654586" calcext:value-type="float">
            <text:p>-1.50734150654586E-05</text:p>
          </table:table-cell>
          <table:table-cell office:value-type="float" office:value="0.00000294467680000965" calcext:value-type="float">
            <text:p>2.94467680000965E-06</text:p>
          </table:table-cell>
          <table:table-cell office:value-type="float" office:value="-0.0000320190396516096" calcext:value-type="float">
            <text:p>-3.20190396516096E-05</text:p>
          </table:table-cell>
          <table:table-cell office:value-type="float" office:value="0.0000158452583213231" calcext:value-type="float">
            <text:p>1.58452583213231E-05</text:p>
          </table:table-cell>
          <table:table-cell office:value-type="float" office:value="-0.0000308519194635037" calcext:value-type="float">
            <text:p>-3.08519194635037E-05</text:p>
          </table:table-cell>
          <table:table-cell office:value-type="float" office:value="0.00000705114859378408" calcext:value-type="float">
            <text:p>7.05114859378408E-06</text:p>
          </table:table-cell>
          <table:table-cell office:value-type="float" office:value="-0.00000965499968763606" calcext:value-type="float">
            <text:p>-9.65499968763606E-06</text:p>
          </table:table-cell>
          <table:table-cell office:value-type="float" office:value="-0.00000893909531451964" calcext:value-type="float">
            <text:p>-8.93909531451964E-06</text:p>
          </table:table-cell>
          <table:table-cell office:value-type="float" office:value="-0.0000186276390810591" calcext:value-type="float">
            <text:p>-1.86276390810591E-05</text:p>
          </table:table-cell>
          <table:table-cell office:value-type="float" office:value="0.0000343518876745885" calcext:value-type="float">
            <text:p>3.43518876745885E-05</text:p>
          </table:table-cell>
          <table:table-cell office:value-type="float" office:value="0.00000207865704610066" calcext:value-type="float">
            <text:p>2.07865704610066E-06</text:p>
          </table:table-cell>
          <table:table-cell office:value-type="float" office:value="-0.0000298799967730079" calcext:value-type="float">
            <text:p>-2.98799967730079E-05</text:p>
          </table:table-cell>
          <table:table-cell office:value-type="float" office:value="0.00000601105920483569" calcext:value-type="float">
            <text:p>6.01105920483569E-06</text:p>
          </table:table-cell>
          <table:table-cell office:value-type="float" office:value="-0.0000184535672599351" calcext:value-type="float">
            <text:p>-1.84535672599351E-05</text:p>
          </table:table-cell>
          <table:table-cell office:value-type="float" office:value="0.0000569973541356128" calcext:value-type="float">
            <text:p>5.69973541356128E-05</text:p>
          </table:table-cell>
          <table:table-cell office:value-type="float" office:value="-0.0000182795349140674" calcext:value-type="float">
            <text:p>-1.82795349140674E-05</text:p>
          </table:table-cell>
          <table:table-cell office:value-type="float" office:value="0.000164026888748281" calcext:value-type="float">
            <text:p>0.000164026888748</text:p>
          </table:table-cell>
          <table:table-cell office:value-type="float" office:value="0.0000968885547675269" calcext:value-type="float">
            <text:p>9.68885547675269E-05</text:p>
          </table:table-cell>
          <table:table-cell office:value-type="float" office:value="0.000505267041117252" calcext:value-type="float">
            <text:p>0.000505267041117</text:p>
          </table:table-cell>
          <table:table-cell office:value-type="float" office:value="0.00127551115218794" calcext:value-type="float">
            <text:p>0.001275511152188</text:p>
          </table:table-cell>
          <table:table-cell office:value-type="float" office:value="0.000606787294114952" calcext:value-type="float">
            <text:p>0.000606787294115</text:p>
          </table:table-cell>
          <table:table-cell office:value-type="float" office:value="-0.000539065329399013" calcext:value-type="float">
            <text:p>-0.000539065329399</text:p>
          </table:table-cell>
          <table:table-cell office:value-type="float" office:value="-0.00298802488542132" calcext:value-type="float">
            <text:p>-0.002988024885421</text:p>
          </table:table-cell>
          <table:table-cell office:value-type="float" office:value="0.0000539550634374164" calcext:value-type="float">
            <text:p>5.39550634374164E-05</text:p>
          </table:table-cell>
          <table:table-cell office:value-type="float" office:value="0.00138811292888497" calcext:value-type="float">
            <text:p>0.001388112928885</text:p>
          </table:table-cell>
          <table:table-cell office:value-type="float" office:value="0.00335923003813904" calcext:value-type="float">
            <text:p>0.003359230038139</text:p>
          </table:table-cell>
          <table:table-cell office:value-type="float" office:value="0.00230142555332286" calcext:value-type="float">
            <text:p>0.002301425553323</text:p>
          </table:table-cell>
          <table:table-cell office:value-type="float" office:value="0.002317738187265" calcext:value-type="float">
            <text:p>0.002317738187265</text:p>
          </table:table-cell>
          <table:table-cell office:value-type="float" office:value="-0.00393483804131473" calcext:value-type="float">
            <text:p>-0.003934838041315</text:p>
          </table:table-cell>
          <table:table-cell office:value-type="float" office:value="-0.00185529985623034" calcext:value-type="float">
            <text:p>-0.00185529985623</text:p>
          </table:table-cell>
          <table:table-cell office:value-type="float" office:value="0.00478303900687721" calcext:value-type="float">
            <text:p>0.004783039006877</text:p>
          </table:table-cell>
          <table:table-cell office:value-type="float" office:value="0.00214750111554723" calcext:value-type="float">
            <text:p>0.002147501115547</text:p>
          </table:table-cell>
          <table:table-cell office:value-type="float" office:value="-0.00500694638105848" calcext:value-type="float">
            <text:p>-0.005006946381058</text:p>
          </table:table-cell>
          <table:table-cell office:value-type="float" office:value="-0.0003918031802842" calcext:value-type="float">
            <text:p>-0.000391803180284</text:p>
          </table:table-cell>
          <table:table-cell office:value-type="float" office:value="-0.00274590765262117" calcext:value-type="float">
            <text:p>-0.002745907652621</text:p>
          </table:table-cell>
          <table:table-cell office:value-type="float" office:value="0.00236577607532251" calcext:value-type="float">
            <text:p>0.002365776075323</text:p>
          </table:table-cell>
          <table:table-cell office:value-type="float" office:value="0.0033652482980816" calcext:value-type="float">
            <text:p>0.003365248298082</text:p>
          </table:table-cell>
          <table:table-cell office:value-type="float" office:value="0.00296292860299607" calcext:value-type="float">
            <text:p>0.002962928602996</text:p>
          </table:table-cell>
          <table:table-cell office:value-type="float" office:value="-0.0029807312055351" calcext:value-type="float">
            <text:p>-0.002980731205535</text:p>
          </table:table-cell>
          <table:table-cell office:value-type="float" office:value="-0.00351473743682174" calcext:value-type="float">
            <text:p>-0.003514737436822</text:p>
          </table:table-cell>
          <table:table-cell office:value-type="float" office:value="0.00545335894950666" calcext:value-type="float">
            <text:p>0.005453358949507</text:p>
          </table:table-cell>
          <table:table-cell office:value-type="float" office:value="-0.00264991660526748" calcext:value-type="float">
            <text:p>-0.002649916605267</text:p>
          </table:table-cell>
          <table:table-cell office:value-type="float" office:value="-0.0024238344044763" calcext:value-type="float">
            <text:p>-0.002423834404476</text:p>
          </table:table-cell>
          <table:table-cell office:value-type="float" office:value="-0.00241871708427466" calcext:value-type="float">
            <text:p>-0.002418717084275</text:p>
          </table:table-cell>
          <table:table-cell office:value-type="float" office:value="0.00486198068277516" calcext:value-type="float">
            <text:p>0.004861980682775</text:p>
          </table:table-cell>
          <table:table-cell office:value-type="float" office:value="0.00192663460057124" calcext:value-type="float">
            <text:p>0.001926634600571</text:p>
          </table:table-cell>
          <table:table-cell office:value-type="float" office:value="0.00116489241186901" calcext:value-type="float">
            <text:p>0.001164892411869</text:p>
          </table:table-cell>
          <table:table-cell office:value-type="float" office:value="-0.000279032127537104" calcext:value-type="float">
            <text:p>-0.000279032127537</text:p>
          </table:table-cell>
          <table:table-cell office:value-type="float" office:value="-0.00657841097819562" calcext:value-type="float">
            <text:p>-0.006578410978196</text:p>
          </table:table-cell>
          <table:table-cell office:value-type="float" office:value="-0.00125951120928425" calcext:value-type="float">
            <text:p>-0.001259511209284</text:p>
          </table:table-cell>
          <table:table-cell office:value-type="float" office:value="0.00487122090434894" calcext:value-type="float">
            <text:p>0.004871220904349</text:p>
          </table:table-cell>
          <table:table-cell office:value-type="float" office:value="0.00174106389197859" calcext:value-type="float">
            <text:p>0.001741063891979</text:p>
          </table:table-cell>
          <table:table-cell office:value-type="float" office:value="-0.0000748014504066141" calcext:value-type="float">
            <text:p>-7.48014504066141E-05</text:p>
          </table:table-cell>
          <table:table-cell office:value-type="float" office:value="-0.00769336961859074" calcext:value-type="float">
            <text:p>-0.007693369618591</text:p>
          </table:table-cell>
          <table:table-cell office:value-type="float" office:value="0.00735709317402483" calcext:value-type="float">
            <text:p>0.007357093174025</text:p>
          </table:table-cell>
          <table:table-cell office:value-type="float" office:value="0.0010350257886782" calcext:value-type="float">
            <text:p>0.001035025788678</text:p>
          </table:table-cell>
          <table:table-cell office:value-type="float" office:value="-0.00139560298012442" calcext:value-type="float">
            <text:p>-0.001395602980124</text:p>
          </table:table-cell>
          <table:table-cell office:value-type="float" office:value="-0.00432365393533035" calcext:value-type="float">
            <text:p>-0.00432365393533</text:p>
          </table:table-cell>
          <table:table-cell office:value-type="float" office:value="0.00484791154133313" calcext:value-type="float">
            <text:p>0.004847911541333</text:p>
          </table:table-cell>
          <table:table-cell office:value-type="float" office:value="-0.000431792001374609" calcext:value-type="float">
            <text:p>-0.000431792001375</text:p>
          </table:table-cell>
          <table:table-cell office:value-type="float" office:value="-0.00191031558495258" calcext:value-type="float">
            <text:p>-0.001910315584953</text:p>
          </table:table-cell>
          <table:table-cell office:value-type="float" office:value="-0.002567931327911" calcext:value-type="float">
            <text:p>-0.002567931327911</text:p>
          </table:table-cell>
          <table:table-cell office:value-type="float" office:value="0.0032458356872388" calcext:value-type="float">
            <text:p>0.003245835687239</text:p>
          </table:table-cell>
          <table:table-cell office:value-type="float" office:value="0.00220231420043676" calcext:value-type="float">
            <text:p>0.002202314200437</text:p>
          </table:table-cell>
          <table:table-cell office:value-type="float" office:value="-0.00276159440178075" calcext:value-type="float">
            <text:p>-0.002761594401781</text:p>
          </table:table-cell>
          <table:table-cell office:value-type="float" office:value="-0.00305654263123711" calcext:value-type="float">
            <text:p>-0.003056542631237</text:p>
          </table:table-cell>
          <table:table-cell office:value-type="float" office:value="0.00258099782860177" calcext:value-type="float">
            <text:p>0.002580997828602</text:p>
          </table:table-cell>
          <table:table-cell office:value-type="float" office:value="0.00215570093877276" calcext:value-type="float">
            <text:p>0.002155700938773</text:p>
          </table:table-cell>
          <table:table-cell office:value-type="float" office:value="0.00148809477610307" calcext:value-type="float">
            <text:p>0.001488094776103</text:p>
          </table:table-cell>
          <table:table-cell office:value-type="float" office:value="-0.00137485495158735" calcext:value-type="float">
            <text:p>-0.001374854951587</text:p>
          </table:table-cell>
          <table:table-cell office:value-type="float" office:value="-0.00474796223627383" calcext:value-type="float">
            <text:p>-0.004747962236274</text:p>
          </table:table-cell>
          <table:table-cell office:value-type="float" office:value="-0.00112602033445314" calcext:value-type="float">
            <text:p>-0.001126020334453</text:p>
          </table:table-cell>
          <table:table-cell office:value-type="float" office:value="0.0065502235536285" calcext:value-type="float">
            <text:p>0.006550223553629</text:p>
          </table:table-cell>
          <table:table-cell office:value-type="float" office:value="0.00108291123715537" calcext:value-type="float">
            <text:p>0.001082911237155</text:p>
          </table:table-cell>
          <table:table-cell office:value-type="float" office:value="-0.00178451387516809" calcext:value-type="float">
            <text:p>-0.001784513875168</text:p>
          </table:table-cell>
          <table:table-cell office:value-type="float" office:value="-0.00542579574129665" calcext:value-type="float">
            <text:p>-0.005425795741297</text:p>
          </table:table-cell>
          <table:table-cell office:value-type="float" office:value="0.003117719190258" calcext:value-type="float">
            <text:p>0.003117719190258</text:p>
          </table:table-cell>
          <table:table-cell office:value-type="float" office:value="0.0023362149489069" calcext:value-type="float">
            <text:p>0.002336214948907</text:p>
          </table:table-cell>
          <table:table-cell office:value-type="float" office:value="0.0013655767746254" calcext:value-type="float">
            <text:p>0.001365576774625</text:p>
          </table:table-cell>
          <table:table-cell office:value-type="float" office:value="-0.00135107655894351" calcext:value-type="float">
            <text:p>-0.001351076558944</text:p>
          </table:table-cell>
          <table:table-cell office:value-type="float" office:value="-0.0068103158849987" calcext:value-type="float">
            <text:p>-0.006810315884999</text:p>
          </table:table-cell>
          <table:table-cell office:value-type="float" office:value="0.00403584456252859" calcext:value-type="float">
            <text:p>0.004035844562529</text:p>
          </table:table-cell>
          <table:table-cell office:value-type="float" office:value="0.00283734732949514" calcext:value-type="float">
            <text:p>0.002837347329495</text:p>
          </table:table-cell>
          <table:table-cell office:value-type="float" office:value="0.000198566996950422" calcext:value-type="float">
            <text:p>0.00019856699695</text:p>
          </table:table-cell>
          <table:table-cell office:value-type="float" office:value="-0.00763430077389266" calcext:value-type="float">
            <text:p>-0.007634300773893</text:p>
          </table:table-cell>
          <table:table-cell office:value-type="float" office:value="0.00308726967070999" calcext:value-type="float">
            <text:p>0.00308726967071</text:p>
          </table:table-cell>
          <table:table-cell office:value-type="float" office:value="0.00231861424860014" calcext:value-type="float">
            <text:p>0.0023186142486</text:p>
          </table:table-cell>
          <table:table-cell office:value-type="float" office:value="0.00184436631910812" calcext:value-type="float">
            <text:p>0.001844366319108</text:p>
          </table:table-cell>
          <table:table-cell office:value-type="float" office:value="-0.00221896295965179" calcext:value-type="float">
            <text:p>-0.002218962959652</text:p>
          </table:table-cell>
          <table:table-cell office:value-type="float" office:value="-0.00125084007044435" calcext:value-type="float">
            <text:p>-0.001250840070444</text:p>
          </table:table-cell>
          <table:table-cell office:value-type="float" office:value="0.00329042645274597" calcext:value-type="float">
            <text:p>0.003290426452746</text:p>
          </table:table-cell>
          <table:table-cell office:value-type="float" office:value="0.000949944013546811" calcext:value-type="float">
            <text:p>0.000949944013547</text:p>
          </table:table-cell>
          <table:table-cell office:value-type="float" office:value="-0.00110473514416964" calcext:value-type="float">
            <text:p>-0.00110473514417</text:p>
          </table:table-cell>
          <table:table-cell office:value-type="float" office:value="-0.00660700581162921" calcext:value-type="float">
            <text:p>-0.006607005811629</text:p>
          </table:table-cell>
          <table:table-cell office:value-type="float" office:value="0.00546037295131646" calcext:value-type="float">
            <text:p>0.005460372951316</text:p>
          </table:table-cell>
          <table:table-cell office:value-type="float" office:value="0.00281819397910044" calcext:value-type="float">
            <text:p>0.0028181939791</text:p>
          </table:table-cell>
          <table:table-cell office:value-type="float" office:value="-0.000705313380260419" calcext:value-type="float">
            <text:p>-0.00070531338026</text:p>
          </table:table-cell>
          <table:table-cell office:value-type="float" office:value="-0.000956657642185443" calcext:value-type="float">
            <text:p>-0.000956657642185</text:p>
          </table:table-cell>
          <table:table-cell office:value-type="float" office:value="-0.00470697189474634" calcext:value-type="float">
            <text:p>-0.004706971894746</text:p>
          </table:table-cell>
          <table:table-cell office:value-type="float" office:value="0.0040768354483684" calcext:value-type="float">
            <text:p>0.004076835448368</text:p>
          </table:table-cell>
          <table:table-cell office:value-type="float" office:value="0.00243421219937007" calcext:value-type="float">
            <text:p>0.00243421219937</text:p>
          </table:table-cell>
          <table:table-cell office:value-type="float" office:value="-0.00231672996597404" calcext:value-type="float">
            <text:p>-0.002316729965974</text:p>
          </table:table-cell>
          <table:table-cell office:value-type="float" office:value="-0.00483272681465191" calcext:value-type="float">
            <text:p>-0.004832726814652</text:p>
          </table:table-cell>
          <table:table-cell office:value-type="float" office:value="0.000878226025832041" calcext:value-type="float">
            <text:p>0.000878226025832</text:p>
          </table:table-cell>
          <table:table-cell office:value-type="float" office:value="0.00541072963965245" calcext:value-type="float">
            <text:p>0.005410729639652</text:p>
          </table:table-cell>
          <table:table-cell office:value-type="float" office:value="0.000726183634562783" calcext:value-type="float">
            <text:p>0.000726183634563</text:p>
          </table:table-cell>
          <table:table-cell office:value-type="float" office:value="-0.000231464391387881" calcext:value-type="float">
            <text:p>-0.000231464391388</text:p>
          </table:table-cell>
          <table:table-cell office:value-type="float" office:value="-0.00103395005325624" calcext:value-type="float">
            <text:p>-0.001033950053256</text:p>
          </table:table-cell>
          <table:table-cell office:value-type="float" office:value="-0.00524720019065506" calcext:value-type="float">
            <text:p>-0.005247200190655</text:p>
          </table:table-cell>
          <table:table-cell office:value-type="float" office:value="-0.000896244707359439" calcext:value-type="float">
            <text:p>-0.000896244707359</text:p>
          </table:table-cell>
          <table:table-cell office:value-type="float" office:value="0.00650351439278074" calcext:value-type="float">
            <text:p>0.006503514392781</text:p>
          </table:table-cell>
          <table:table-cell office:value-type="float" office:value="0.000613625009297736" calcext:value-type="float">
            <text:p>0.000613625009298</text:p>
          </table:table-cell>
          <table:table-cell office:value-type="float" office:value="-0.0011748726719093" calcext:value-type="float">
            <text:p>-0.001174872671909</text:p>
          </table:table-cell>
          <table:table-cell office:value-type="float" office:value="-0.00561603754059298" calcext:value-type="float">
            <text:p>-0.005616037540593</text:p>
          </table:table-cell>
          <table:table-cell office:value-type="float" office:value="0.00532193644282303" calcext:value-type="float">
            <text:p>0.005321936442823</text:p>
          </table:table-cell>
          <table:table-cell office:value-type="float" office:value="0.000515896364911839" calcext:value-type="float">
            <text:p>0.000515896364912</text:p>
          </table:table-cell>
          <table:table-cell office:value-type="float" office:value="-0.000702163228591568" calcext:value-type="float">
            <text:p>-0.000702163228592</text:p>
          </table:table-cell>
          <table:table-cell office:value-type="float" office:value="-0.00538803989321957" calcext:value-type="float">
            <text:p>-0.00538803989322</text:p>
          </table:table-cell>
          <table:table-cell office:value-type="float" office:value="0.00358016285367807" calcext:value-type="float">
            <text:p>0.003580162853678</text:p>
          </table:table-cell>
          <table:table-cell office:value-type="float" office:value="0.00410951294964679" calcext:value-type="float">
            <text:p>0.004109512949647</text:p>
          </table:table-cell>
          <table:table-cell office:value-type="float" office:value="-0.000880010799869213" calcext:value-type="float">
            <text:p>-0.000880010799869</text:p>
          </table:table-cell>
          <table:table-cell office:value-type="float" office:value="-0.00639029109441758" calcext:value-type="float">
            <text:p>-0.006390291094418</text:p>
          </table:table-cell>
          <table:table-cell office:value-type="float" office:value="0.00270348679542676" calcext:value-type="float">
            <text:p>0.002703486795427</text:p>
          </table:table-cell>
          <table:table-cell office:value-type="float" office:value="0.00396262674238412" calcext:value-type="float">
            <text:p>0.003962626742384</text:p>
          </table:table-cell>
          <table:table-cell office:value-type="float" office:value="-0.000159804252017559" calcext:value-type="float">
            <text:p>-0.000159804252018</text:p>
          </table:table-cell>
          <table:table-cell office:value-type="float" office:value="-0.0000297067157579711" calcext:value-type="float">
            <text:p>-2.97067157579711E-05</text:p>
          </table:table-cell>
          <table:table-cell office:value-type="float" office:value="-0.00263413488498254" calcext:value-type="float">
            <text:p>-0.002634134884983</text:p>
          </table:table-cell>
          <table:table-cell office:value-type="float" office:value="-0.0046481592291503" calcext:value-type="float">
            <text:p>-0.00464815922915</text:p>
          </table:table-cell>
          <table:table-cell office:value-type="float" office:value="0.00382316013275186" calcext:value-type="float">
            <text:p>0.003823160132752</text:p>
          </table:table-cell>
          <table:table-cell office:value-type="float" office:value="0.0046537462753381" calcext:value-type="float">
            <text:p>0.004653746275338</text:p>
          </table:table-cell>
          <table:table-cell office:value-type="float" office:value="-0.000983636759546047" calcext:value-type="float">
            <text:p>-0.000983636759546</text:p>
          </table:table-cell>
          <table:table-cell office:value-type="float" office:value="-0.00498410754748163" calcext:value-type="float">
            <text:p>-0.004984107547482</text:p>
          </table:table-cell>
          <table:table-cell office:value-type="float" office:value="0.00489388669666779" calcext:value-type="float">
            <text:p>0.004893886696668</text:p>
          </table:table-cell>
          <table:table-cell office:value-type="float" office:value="-0.00155208000792029" calcext:value-type="float">
            <text:p>-0.00155208000792</text:p>
          </table:table-cell>
          <table:table-cell office:value-type="float" office:value="-0.00601833397503071" calcext:value-type="float">
            <text:p>-0.006018333975031</text:p>
          </table:table-cell>
          <table:table-cell office:value-type="float" office:value="0.00349715106158632" calcext:value-type="float">
            <text:p>0.003497151061586</text:p>
          </table:table-cell>
          <table:table-cell office:value-type="float" office:value="0.00336499412449615" calcext:value-type="float">
            <text:p>0.003364994124496</text:p>
          </table:table-cell>
          <table:table-cell office:value-type="float" office:value="0.00188323386317291" calcext:value-type="float">
            <text:p>0.001883233863173</text:p>
          </table:table-cell>
          <table:table-cell office:value-type="float" office:value="-0.000550282750021114" calcext:value-type="float">
            <text:p>-0.000550282750021</text:p>
          </table:table-cell>
          <table:table-cell office:value-type="float" office:value="-0.000982051259716454" calcext:value-type="float">
            <text:p>-0.000982051259716</text:p>
          </table:table-cell>
          <table:table-cell office:value-type="float" office:value="-0.00692277261150565" calcext:value-type="float">
            <text:p>-0.006922772611506</text:p>
          </table:table-cell>
          <table:table-cell office:value-type="float" office:value="0.00111947025657849" calcext:value-type="float">
            <text:p>0.001119470256579</text:p>
          </table:table-cell>
          <table:table-cell office:value-type="float" office:value="0.00340271337065079" calcext:value-type="float">
            <text:p>0.003402713370651</text:p>
          </table:table-cell>
          <table:table-cell office:value-type="float" office:value="0.00210327081445988" calcext:value-type="float">
            <text:p>0.00210327081446</text:p>
          </table:table-cell>
          <table:table-cell office:value-type="float" office:value="0.000608339964957516" calcext:value-type="float">
            <text:p>0.000608339964958</text:p>
          </table:table-cell>
          <table:table-cell office:value-type="float" office:value="-0.000417390520039362" calcext:value-type="float">
            <text:p>-0.000417390520039</text:p>
          </table:table-cell>
          <table:table-cell office:value-type="float" office:value="-0.00127349337062488" calcext:value-type="float">
            <text:p>-0.001273493370625</text:p>
          </table:table-cell>
          <table:table-cell office:value-type="float" office:value="-0.0035859765533684" calcext:value-type="float">
            <text:p>-0.003585976553368</text:p>
          </table:table-cell>
          <table:table-cell office:value-type="float" office:value="0.00612464992746226" calcext:value-type="float">
            <text:p>0.006124649927462</text:p>
          </table:table-cell>
          <table:table-cell office:value-type="float" office:value="0.00064397648210246" calcext:value-type="float">
            <text:p>0.000643976482102</text:p>
          </table:table-cell>
          <table:table-cell office:value-type="float" office:value="-0.00162177756682652" calcext:value-type="float">
            <text:p>-0.001621777566827</text:p>
          </table:table-cell>
          <table:table-cell office:value-type="float" office:value="-0.00626050364368696" calcext:value-type="float">
            <text:p>-0.006260503643687</text:p>
          </table:table-cell>
          <table:table-cell office:value-type="float" office:value="0.00322350029790303" calcext:value-type="float">
            <text:p>0.003223500297903</text:p>
          </table:table-cell>
          <table:table-cell office:value-type="float" office:value="0.00334366775708911" calcext:value-type="float">
            <text:p>0.003343667757089</text:p>
          </table:table-cell>
          <table:table-cell office:value-type="float" office:value="-0.00110464869025212" calcext:value-type="float">
            <text:p>-0.001104648690252</text:p>
          </table:table-cell>
          <table:table-cell office:value-type="float" office:value="-0.00109181688962562" calcext:value-type="float">
            <text:p>-0.001091816889626</text:p>
          </table:table-cell>
          <table:table-cell office:value-type="float" office:value="0.00278089003889109" calcext:value-type="float">
            <text:p>0.002780890038891</text:p>
          </table:table-cell>
          <table:table-cell office:value-type="float" office:value="-0.000259079321963118" calcext:value-type="float">
            <text:p>-0.000259079321963</text:p>
          </table:table-cell>
          <table:table-cell office:value-type="float" office:value="-0.00574269414584022" calcext:value-type="float">
            <text:p>-0.00574269414584</text:p>
          </table:table-cell>
          <table:table-cell office:value-type="float" office:value="0.00121595906226973" calcext:value-type="float">
            <text:p>0.00121595906227</text:p>
          </table:table-cell>
          <table:table-cell office:value-type="float" office:value="0.00259509614804265" calcext:value-type="float">
            <text:p>0.002595096148043</text:p>
          </table:table-cell>
          <table:table-cell office:value-type="float" office:value="0.00154628345370805" calcext:value-type="float">
            <text:p>0.001546283453708</text:p>
          </table:table-cell>
          <table:table-cell office:value-type="float" office:value="-0.000428165122247359" calcext:value-type="float">
            <text:p>-0.000428165122247</text:p>
          </table:table-cell>
          <table:table-cell office:value-type="float" office:value="-0.00636181634807098" calcext:value-type="float">
            <text:p>-0.006361816348071</text:p>
          </table:table-cell>
          <table:table-cell office:value-type="float" office:value="0.00303793610605735" calcext:value-type="float">
            <text:p>0.003037936106057</text:p>
          </table:table-cell>
          <table:table-cell office:value-type="float" office:value="0.00307392197228962" calcext:value-type="float">
            <text:p>0.00307392197229</text:p>
          </table:table-cell>
          <table:table-cell office:value-type="float" office:value="0.00158975204699691" calcext:value-type="float">
            <text:p>0.001589752046997</text:p>
          </table:table-cell>
          <table:table-cell office:value-type="float" office:value="-0.00126627319822065" calcext:value-type="float">
            <text:p>-0.001266273198221</text:p>
          </table:table-cell>
          <table:table-cell office:value-type="float" office:value="-0.00474228107246072" calcext:value-type="float">
            <text:p>-0.004742281072461</text:p>
          </table:table-cell>
          <table:table-cell office:value-type="float" office:value="-0.00325229729965154" calcext:value-type="float">
            <text:p>-0.003252297299652</text:p>
          </table:table-cell>
          <table:table-cell office:value-type="float" office:value="0.00291908031921367" calcext:value-type="float">
            <text:p>0.002919080319214</text:p>
          </table:table-cell>
          <table:table-cell office:value-type="float" office:value="0.00254016821552328" calcext:value-type="float">
            <text:p>0.002540168215523</text:p>
          </table:table-cell>
          <table:table-cell office:value-type="float" office:value="0.00182103665054356" calcext:value-type="float">
            <text:p>0.001821036650544</text:p>
          </table:table-cell>
          <table:table-cell office:value-type="float" office:value="0.000790401593865064" calcext:value-type="float">
            <text:p>0.000790401593865</text:p>
          </table:table-cell>
          <table:table-cell office:value-type="float" office:value="0.0000739199394696466" calcext:value-type="float">
            <text:p>7.39199394696466E-05</text:p>
          </table:table-cell>
          <table:table-cell office:value-type="float" office:value="-0.00644715539886448" calcext:value-type="float">
            <text:p>-0.006447155398864</text:p>
          </table:table-cell>
          <table:table-cell office:value-type="float" office:value="0.00310050055495348" calcext:value-type="float">
            <text:p>0.003100500554953</text:p>
          </table:table-cell>
          <table:table-cell office:value-type="float" office:value="0.00229305182021816" calcext:value-type="float">
            <text:p>0.002293051820218</text:p>
          </table:table-cell>
          <table:table-cell office:value-type="float" office:value="-0.00288057953342924" calcext:value-type="float">
            <text:p>-0.002880579533429</text:p>
          </table:table-cell>
          <table:table-cell office:value-type="float" office:value="-0.00112907504622156" calcext:value-type="float">
            <text:p>-0.001129075046222</text:p>
          </table:table-cell>
          <table:table-cell office:value-type="float" office:value="-0.00107920145246632" calcext:value-type="float">
            <text:p>-0.001079201452466</text:p>
          </table:table-cell>
          <table:table-cell office:value-type="float" office:value="-0.000691283978028701" calcext:value-type="float">
            <text:p>-0.000691283978029</text:p>
          </table:table-cell>
          <table:table-cell office:value-type="float" office:value="-0.000624248283107587" calcext:value-type="float">
            <text:p>-0.000624248283108</text:p>
          </table:table-cell>
          <table:table-cell office:value-type="float" office:value="-0.000570439925967226" calcext:value-type="float">
            <text:p>-0.000570439925967</text:p>
          </table:table-cell>
          <table:table-cell office:value-type="float" office:value="0.000315216448486588" calcext:value-type="float">
            <text:p>0.000315216448487</text:p>
          </table:table-cell>
          <table:table-cell office:value-type="float" office:value="-0.000239182200147348" calcext:value-type="float">
            <text:p>-0.000239182200147</text:p>
          </table:table-cell>
          <table:table-cell office:value-type="float" office:value="-0.0000400321232195688" calcext:value-type="float">
            <text:p>-4.00321232195688E-05</text:p>
          </table:table-cell>
          <table:table-cell office:value-type="float" office:value="0.000136602544474895" calcext:value-type="float">
            <text:p>0.000136602544475</text:p>
          </table:table-cell>
          <table:table-cell office:value-type="float" office:value="0.00000979447742266437" calcext:value-type="float">
            <text:p>9.79447742266437E-06</text:p>
          </table:table-cell>
          <table:table-cell office:value-type="float" office:value="-0.000291677391865364" calcext:value-type="float">
            <text:p>-0.000291677391865</text:p>
          </table:table-cell>
          <table:table-cell office:value-type="float" office:value="-0.000203319871732999" calcext:value-type="float">
            <text:p>-0.000203319871733</text:p>
          </table:table-cell>
          <table:table-cell office:value-type="float" office:value="0.000171488879798343" calcext:value-type="float">
            <text:p>0.000171488879798</text:p>
          </table:table-cell>
          <table:table-cell office:value-type="float" office:value="-0.000147667857012423" calcext:value-type="float">
            <text:p>-0.000147667857012</text:p>
          </table:table-cell>
          <table:table-cell office:value-type="float" office:value="0.00007651045365209" calcext:value-type="float">
            <text:p>7.651045365209E-05</text:p>
          </table:table-cell>
          <table:table-cell office:value-type="float" office:value="0.000022988004099278" calcext:value-type="float">
            <text:p>2.2988004099278E-05</text:p>
          </table:table-cell>
          <table:table-cell office:value-type="float" office:value="0.0000112296924469901" calcext:value-type="float">
            <text:p>1.12296924469901E-05</text:p>
          </table:table-cell>
          <table:table-cell office:value-type="float" office:value="0.0000894068696716821" calcext:value-type="float">
            <text:p>8.94068696716821E-05</text:p>
          </table:table-cell>
          <table:table-cell office:value-type="float" office:value="0.0000507245694363889" calcext:value-type="float">
            <text:p>5.07245694363889E-05</text:p>
          </table:table-cell>
          <table:table-cell office:value-type="float" office:value="0.0000127617939357783" calcext:value-type="float">
            <text:p>1.27617939357783E-05</text:p>
          </table:table-cell>
          <table:table-cell office:value-type="float" office:value="0.000164355595347665" calcext:value-type="float">
            <text:p>0.000164355595348</text:p>
          </table:table-cell>
          <table:table-cell office:value-type="float" office:value="-0.00000720829052947014" calcext:value-type="float">
            <text:p>-7.20829052947014E-06</text:p>
          </table:table-cell>
          <table:table-cell office:value-type="float" office:value="-0.0000791603787271278" calcext:value-type="float">
            <text:p>-7.91603787271278E-05</text:p>
          </table:table-cell>
          <table:table-cell office:value-type="float" office:value="0.0000369777967099139" calcext:value-type="float">
            <text:p>3.69777967099139E-05</text:p>
          </table:table-cell>
          <table:table-cell office:value-type="float" office:value="0.0000463113326177322" calcext:value-type="float">
            <text:p>4.63113326177322E-05</text:p>
          </table:table-cell>
          <table:table-cell office:value-type="float" office:value="-0.0000327645256570919" calcext:value-type="float">
            <text:p>-3.27645256570919E-05</text:p>
          </table:table-cell>
          <table:table-cell office:value-type="float" office:value="-0.0000698971897166167" calcext:value-type="float">
            <text:p>-6.98971897166167E-05</text:p>
          </table:table-cell>
          <table:table-cell office:value-type="float" office:value="0.000083480713622075" calcext:value-type="float">
            <text:p>8.3480713622075E-05</text:p>
          </table:table-cell>
          <table:table-cell office:value-type="float" office:value="-0.0000212129319088761" calcext:value-type="float">
            <text:p>-2.12129319088761E-05</text:p>
          </table:table-cell>
          <table:table-cell office:value-type="float" office:value="0.0000170354725653188" calcext:value-type="float">
            <text:p>1.70354725653188E-05</text:p>
          </table:table-cell>
          <table:table-cell office:value-type="float" office:value="-0.000000777362244630542" calcext:value-type="float">
            <text:p>-7.77362244630542E-07</text:p>
          </table:table-cell>
          <table:table-cell office:value-type="float" office:value="-0.0000962524651511587" calcext:value-type="float">
            <text:p>-9.62524651511587E-05</text:p>
          </table:table-cell>
          <table:table-cell office:value-type="float" office:value="0.00010831485730517" calcext:value-type="float">
            <text:p>0.000108314857305</text:p>
          </table:table-cell>
          <table:table-cell office:value-type="float" office:value="-0.0000238543333466179" calcext:value-type="float">
            <text:p>-2.38543333466179E-05</text:p>
          </table:table-cell>
          <table:table-cell office:value-type="float" office:value="0.0000216172490523636" calcext:value-type="float">
            <text:p>2.16172490523636E-05</text:p>
          </table:table-cell>
          <table:table-cell office:value-type="float" office:value="-0.0000920413301482848" calcext:value-type="float">
            <text:p>-9.20413301482848E-05</text:p>
          </table:table-cell>
          <table:table-cell office:value-type="float" office:value="0.0000635104549348009" calcext:value-type="float">
            <text:p>6.35104549348009E-05</text:p>
          </table:table-cell>
          <table:table-cell office:value-type="float" office:value="-0.000109093609464039" calcext:value-type="float">
            <text:p>-0.000109093609464</text:p>
          </table:table-cell>
          <table:table-cell office:value-type="float" office:value="0.000123818020981881" calcext:value-type="float">
            <text:p>0.000123818020982</text:p>
          </table:table-cell>
          <table:table-cell office:value-type="float" office:value="-0.0000102915839295115" calcext:value-type="float">
            <text:p>-1.02915839295115E-05</text:p>
          </table:table-cell>
          <table:table-cell office:value-type="float" office:value="-0.0000155436796655528" calcext:value-type="float">
            <text:p>-1.55436796655528E-05</text:p>
          </table:table-cell>
          <table:table-cell office:value-type="float" office:value="-0.0000057490771692148" calcext:value-type="float">
            <text:p>-5.7490771692148E-06</text:p>
          </table:table-cell>
          <table:table-cell office:value-type="float" office:value="0.0000303169256499758" calcext:value-type="float">
            <text:p>3.03169256499758E-05</text:p>
          </table:table-cell>
          <table:table-cell office:value-type="float" office:value="-0.0000907383449200716" calcext:value-type="float">
            <text:p>-9.07383449200716E-05</text:p>
          </table:table-cell>
          <table:table-cell office:value-type="float" office:value="0.0000990745697001527" calcext:value-type="float">
            <text:p>9.90745697001527E-05</text:p>
          </table:table-cell>
          <table:table-cell office:value-type="float" office:value="-0.0000912083488719961" calcext:value-type="float">
            <text:p>-9.12083488719961E-05</text:p>
          </table:table-cell>
          <table:table-cell office:value-type="float" office:value="0.0000827834721896514" calcext:value-type="float">
            <text:p>8.27834721896514E-05</text:p>
          </table:table-cell>
          <table:table-cell office:value-type="float" office:value="-0.0000965523934182144" calcext:value-type="float">
            <text:p>-9.65523934182144E-05</text:p>
          </table:table-cell>
          <table:table-cell office:value-type="float" office:value="0.0000916424858229403" calcext:value-type="float">
            <text:p>9.16424858229403E-05</text:p>
          </table:table-cell>
          <table:table-cell office:value-type="float" office:value="-0.000101559383606231" calcext:value-type="float">
            <text:p>-0.000101559383606</text:p>
          </table:table-cell>
          <table:table-cell office:value-type="float" office:value="0.000105153270948233" calcext:value-type="float">
            <text:p>0.000105153270948</text:p>
          </table:table-cell>
          <table:table-cell office:value-type="float" office:value="-0.00000207930684453794" calcext:value-type="float">
            <text:p>-2.07930684453794E-06</text:p>
          </table:table-cell>
          <table:table-cell office:value-type="float" office:value="0.00000630756465080928" calcext:value-type="float">
            <text:p>6.30756465080928E-06</text:p>
          </table:table-cell>
          <table:table-cell office:value-type="float" office:value="-0.0000161910412962429" calcext:value-type="float">
            <text:p>-1.61910412962429E-05</text:p>
          </table:table-cell>
          <table:table-cell office:value-type="float" office:value="0.0000113915764764494" calcext:value-type="float">
            <text:p>1.13915764764494E-05</text:p>
          </table:table-cell>
          <table:table-cell office:value-type="float" office:value="-0.0000888519512252106" calcext:value-type="float">
            <text:p>-8.88519512252106E-05</text:p>
          </table:table-cell>
          <table:table-cell office:value-type="float" office:value="0.00004887989258201" calcext:value-type="float">
            <text:p>4.887989258201E-05</text:p>
          </table:table-cell>
          <table:table-cell office:value-type="float" office:value="0.0000447741804974755" calcext:value-type="float">
            <text:p>4.47741804974755E-05</text:p>
          </table:table-cell>
          <table:table-cell office:value-type="float" office:value="-0.000108559329604907" calcext:value-type="float">
            <text:p>-0.000108559329605</text:p>
          </table:table-cell>
          <table:table-cell office:value-type="float" office:value="0.000104021725488457" calcext:value-type="float">
            <text:p>0.000104021725488</text:p>
          </table:table-cell>
          <table:table-cell office:value-type="float" office:value="-0.000114945640102226" calcext:value-type="float">
            <text:p>-0.000114945640102</text:p>
          </table:table-cell>
          <table:table-cell office:value-type="float" office:value="0.000100704013328123" calcext:value-type="float">
            <text:p>0.000100704013328</text:p>
          </table:table-cell>
          <table:table-cell office:value-type="float" office:value="0.00000354674868535687" calcext:value-type="float">
            <text:p>3.54674868535687E-06</text:p>
          </table:table-cell>
          <table:table-cell office:value-type="float" office:value="0.00000867136343130071" calcext:value-type="float">
            <text:p>8.67136343130071E-06</text:p>
          </table:table-cell>
          <table:table-cell office:value-type="float" office:value="-0.00000346459241468144" calcext:value-type="float">
            <text:p>-3.46459241468144E-06</text:p>
          </table:table-cell>
          <table:table-cell office:value-type="float" office:value="-0.0000169782661794127" calcext:value-type="float">
            <text:p>-1.69782661794127E-05</text:p>
          </table:table-cell>
          <table:table-cell office:value-type="float" office:value="0.0000355868915834501" calcext:value-type="float">
            <text:p>3.55868915834501E-05</text:p>
          </table:table-cell>
          <table:table-cell office:value-type="float" office:value="-0.00000272003166634782" calcext:value-type="float">
            <text:p>-2.72003166634782E-06</text:p>
          </table:table-cell>
          <table:table-cell office:value-type="float" office:value="-0.0000315806143070252" calcext:value-type="float">
            <text:p>-3.15806143070252E-05</text:p>
          </table:table-cell>
          <table:table-cell office:value-type="float" office:value="0.0000146185945278376" calcext:value-type="float">
            <text:p>1.46185945278376E-05</text:p>
          </table:table-cell>
          <table:table-cell office:value-type="float" office:value="0.0000100835604323057" calcext:value-type="float">
            <text:p>1.00835604323057E-05</text:p>
          </table:table-cell>
          <table:table-cell office:value-type="float" office:value="-0.0000327458387384683" calcext:value-type="float">
            <text:p>-3.27458387384683E-05</text:p>
          </table:table-cell>
          <table:table-cell office:value-type="float" office:value="0.00002379556608334" calcext:value-type="float">
            <text:p>2.379556608334E-05</text:p>
          </table:table-cell>
          <table:table-cell office:value-type="float" office:value="-0.00000225168767958861" calcext:value-type="float">
            <text:p>-2.25168767958861E-06</text:p>
          </table:table-cell>
          <table:table-cell office:value-type="float" office:value="0.0000155143924958079" calcext:value-type="float">
            <text:p>1.55143924958079E-05</text:p>
          </table:table-cell>
          <table:table-cell office:value-type="float" office:value="-0.00000586540148622694" calcext:value-type="float">
            <text:p>-5.86540148622694E-06</text:p>
          </table:table-cell>
          <table:table-cell office:value-type="float" office:value="-0.000016383232092021" calcext:value-type="float">
            <text:p>-1.6383232092021E-05</text:p>
          </table:table-cell>
          <table:table-cell office:value-type="float" office:value="0.00000802459449594783" calcext:value-type="float">
            <text:p>8.02459449594783E-06</text:p>
          </table:table-cell>
          <table:table-cell office:value-type="float" office:value="-0.00000459592913942819" calcext:value-type="float">
            <text:p>-4.59592913942819E-06</text:p>
          </table:table-cell>
          <table:table-cell office:value-type="float" office:value="-0.0000138044057780284" calcext:value-type="float">
            <text:p>-1.38044057780284E-05</text:p>
          </table:table-cell>
          <table:table-cell office:value-type="float" office:value="-0.0000740063552150949" calcext:value-type="float">
            <text:p>-7.40063552150949E-05</text:p>
          </table:table-cell>
          <table:table-cell office:value-type="float" office:value="0.0000970459315263184" calcext:value-type="float">
            <text:p>9.70459315263184E-05</text:p>
          </table:table-cell>
          <table:table-cell office:value-type="float" office:value="-0.0000311244001109934" calcext:value-type="float">
            <text:p>-3.11244001109934E-05</text:p>
          </table:table-cell>
          <table:table-cell office:value-type="float" office:value="-0.0000479908675513063" calcext:value-type="float">
            <text:p>-4.79908675513063E-05</text:p>
          </table:table-cell>
          <table:table-cell office:value-type="float" office:value="0.0000786173134582069" calcext:value-type="float">
            <text:p>7.86173134582069E-05</text:p>
          </table:table-cell>
          <table:table-cell office:value-type="float" office:value="-0.0000113536545611748" calcext:value-type="float">
            <text:p>-1.13536545611748E-05</text:p>
          </table:table-cell>
          <table:table-cell office:value-type="float" office:value="0.0000192006471553263" calcext:value-type="float">
            <text:p>1.92006471553263E-05</text:p>
          </table:table-cell>
          <table:table-cell office:value-type="float" office:value="-0.0000286704355249578" calcext:value-type="float">
            <text:p>-2.86704355249578E-05</text:p>
          </table:table-cell>
          <table:table-cell office:value-type="float" office:value="-0.0000810638841717282" calcext:value-type="float">
            <text:p>-8.10638841717282E-05</text:p>
          </table:table-cell>
          <table:table-cell office:value-type="float" office:value="0.00000633829595719782" calcext:value-type="float">
            <text:p>6.33829595719782E-06</text:p>
          </table:table-cell>
          <table:table-cell office:value-type="float" office:value="0.0000717014108995717" calcext:value-type="float">
            <text:p>7.17014108995717E-05</text:p>
          </table:table-cell>
          <table:table-cell office:value-type="float" office:value="0.0000307472858242508" calcext:value-type="float">
            <text:p>3.07472858242508E-05</text:p>
          </table:table-cell>
          <table:table-cell office:value-type="float" office:value="-0.000010921404105968" calcext:value-type="float">
            <text:p>-1.0921404105968E-05</text:p>
          </table:table-cell>
          <table:table-cell office:value-type="float" office:value="0.00000261663873302176" calcext:value-type="float">
            <text:p>2.61663873302176E-06</text:p>
          </table:table-cell>
          <table:table-cell office:value-type="float" office:value="-0.0000101476323107752" calcext:value-type="float">
            <text:p>-1.01476323107752E-05</text:p>
          </table:table-cell>
          <table:table-cell office:value-type="float" office:value="-0.0000819457601259344" calcext:value-type="float">
            <text:p>-8.19457601259344E-05</text:p>
          </table:table-cell>
          <table:table-cell office:value-type="float" office:value="0.0000642195050541416" calcext:value-type="float">
            <text:p>6.42195050541416E-05</text:p>
          </table:table-cell>
          <table:table-cell office:value-type="float" office:value="0.0000344791909926423" calcext:value-type="float">
            <text:p>3.44791909926423E-05</text:p>
          </table:table-cell>
          <table:table-cell office:value-type="float" office:value="0.00000128262475729279" calcext:value-type="float">
            <text:p>1.28262475729279E-06</text:p>
          </table:table-cell>
          <table:table-cell office:value-type="float" office:value="-0.0000180644182932177" calcext:value-type="float">
            <text:p>-1.80644182932177E-05</text:p>
          </table:table-cell>
          <table:table-cell office:value-type="float" office:value="-0.00000191622782630407" calcext:value-type="float">
            <text:p>-1.91622782630407E-06</text:p>
          </table:table-cell>
          <table:table-cell office:value-type="float" office:value="0.000019276289096426" calcext:value-type="float">
            <text:p>1.9276289096426E-05</text:p>
          </table:table-cell>
          <table:table-cell table:number-columns-repeated="485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461482398856708" calcext:value-type="float">
            <text:p>0.461482398856708</text:p>
          </table:table-cell>
          <table:table-cell table:formula="of:=[.B9]*9.8" office:value-type="float" office:value="4.52252750879574" calcext:value-type="float">
            <text:p>4.52252750879574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330848851782355" calcext:value-type="float">
            <text:p>3.30848851782355E-06</text:p>
          </table:table-cell>
          <table:table-cell table:formula="of:=0.5*[.D12]*(([.D5]-[.C5])/([.D1]-[.C1]))^2" office:value-type="float" office:value="0.00000115115171161651" calcext:value-type="float">
            <text:p>1.15115171161651E-06</text:p>
          </table:table-cell>
          <table:table-cell table:formula="of:=0.5*[.E12]*(([.E5]-[.D5])/([.E1]-[.D1]))^2" office:value-type="float" office:value="0.000000347226313528935" calcext:value-type="float">
            <text:p>3.47226313528935E-07</text:p>
          </table:table-cell>
          <table:table-cell table:formula="of:=0.5*[.F12]*(([.F5]-[.E5])/([.F1]-[.E1]))^2" office:value-type="float" office:value="0.00000406765739574377" calcext:value-type="float">
            <text:p>4.06765739574377E-06</text:p>
          </table:table-cell>
          <table:table-cell table:formula="of:=0.5*[.G12]*(([.G5]-[.F5])/([.G1]-[.F1]))^2" office:value-type="float" office:value="0.00000116534015630904" calcext:value-type="float">
            <text:p>1.16534015630904E-06</text:p>
          </table:table-cell>
          <table:table-cell table:formula="of:=0.5*[.H12]*(([.H5]-[.G5])/([.H1]-[.G1]))^2" office:value-type="float" office:value="0.0000029679239293394" calcext:value-type="float">
            <text:p>2.9679239293394E-06</text:p>
          </table:table-cell>
          <table:table-cell table:formula="of:=0.5*[.I12]*(([.I5]-[.H5])/([.I1]-[.H1]))^2" office:value-type="float" office:value="0.00000801680795598119" calcext:value-type="float">
            <text:p>8.01680795598119E-06</text:p>
          </table:table-cell>
          <table:table-cell table:formula="of:=0.5*[.J12]*(([.J5]-[.I5])/([.J1]-[.I1]))^2" office:value-type="float" office:value="0.00000000768797465515964" calcext:value-type="float">
            <text:p>7.68797465515964E-09</text:p>
          </table:table-cell>
          <table:table-cell table:formula="of:=0.5*[.K12]*(([.K5]-[.J5])/([.K1]-[.J1]))^2" office:value-type="float" office:value="0.000000940640015625402" calcext:value-type="float">
            <text:p>9.40640015625402E-07</text:p>
          </table:table-cell>
          <table:table-cell table:formula="of:=0.5*[.L12]*(([.L5]-[.K5])/([.L1]-[.K1]))^2" office:value-type="float" office:value="0.0000637527813965995" calcext:value-type="float">
            <text:p>6.37527813965995E-05</text:p>
          </table:table-cell>
          <table:table-cell table:formula="of:=0.5*[.M12]*(([.M5]-[.L5])/([.M1]-[.L1]))^2" office:value-type="float" office:value="0.0000025259814447795" calcext:value-type="float">
            <text:p>2.5259814447795E-06</text:p>
          </table:table-cell>
          <table:table-cell table:formula="of:=0.5*[.N12]*(([.N5]-[.M5])/([.N1]-[.M1]))^2" office:value-type="float" office:value="0.0000233160032438764" calcext:value-type="float">
            <text:p>2.33160032438764E-05</text:p>
          </table:table-cell>
          <table:table-cell table:formula="of:=0.5*[.O12]*(([.O5]-[.N5])/([.O1]-[.N1]))^2" office:value-type="float" office:value="0.000010316380068501" calcext:value-type="float">
            <text:p>1.0316380068501E-05</text:p>
          </table:table-cell>
          <table:table-cell table:formula="of:=0.5*[.P12]*(([.P5]-[.O5])/([.P1]-[.O1]))^2" office:value-type="float" office:value="0.00000288448831022951" calcext:value-type="float">
            <text:p>2.88448831022951E-06</text:p>
          </table:table-cell>
          <table:table-cell table:formula="of:=0.5*[.Q12]*(([.Q5]-[.P5])/([.Q1]-[.P1]))^2" office:value-type="float" office:value="0.0000359166956436405" calcext:value-type="float">
            <text:p>3.59166956436405E-05</text:p>
          </table:table-cell>
          <table:table-cell table:formula="of:=0.5*[.R12]*(([.R5]-[.Q5])/([.R1]-[.Q1]))^2" office:value-type="float" office:value="0.00000276342228066734" calcext:value-type="float">
            <text:p>2.76342228066734E-06</text:p>
          </table:table-cell>
          <table:table-cell table:formula="of:=0.5*[.S12]*(([.S5]-[.R5])/([.S1]-[.R1]))^2" office:value-type="float" office:value="0.00000933359677976007" calcext:value-type="float">
            <text:p>9.33359677976007E-06</text:p>
          </table:table-cell>
          <table:table-cell table:formula="of:=0.5*[.T12]*(([.T5]-[.S5])/([.T1]-[.S1]))^2" office:value-type="float" office:value="0.00000464727328064106" calcext:value-type="float">
            <text:p>4.64727328064106E-06</text:p>
          </table:table-cell>
          <table:table-cell table:formula="of:=0.5*[.U12]*(([.U5]-[.T5])/([.U1]-[.T1]))^2" office:value-type="float" office:value="0.000000222281788164987" calcext:value-type="float">
            <text:p>2.22281788164987E-07</text:p>
          </table:table-cell>
          <table:table-cell table:formula="of:=0.5*[.V12]*(([.V5]-[.U5])/([.V1]-[.U1]))^2" office:value-type="float" office:value="0.0000104540073017677" calcext:value-type="float">
            <text:p>1.04540073017677E-05</text:p>
          </table:table-cell>
          <table:table-cell table:formula="of:=0.5*[.W12]*(([.W5]-[.V5])/([.W1]-[.V1]))^2" office:value-type="float" office:value="0.00000344845033072068" calcext:value-type="float">
            <text:p>3.44845033072068E-06</text:p>
          </table:table-cell>
          <table:table-cell table:formula="of:=0.5*[.X12]*(([.X5]-[.W5])/([.X1]-[.W1]))^2" office:value-type="float" office:value="0.00000977724185640569" calcext:value-type="float">
            <text:p>9.77724185640569E-06</text:p>
          </table:table-cell>
          <table:table-cell table:formula="of:=0.5*[.Y12]*(([.Y5]-[.X5])/([.Y1]-[.X1]))^2" office:value-type="float" office:value="0.00000258649111369051" calcext:value-type="float">
            <text:p>2.58649111369051E-06</text:p>
          </table:table-cell>
          <table:table-cell table:formula="of:=0.5*[.Z12]*(([.Z5]-[.Y5])/([.Z1]-[.Y1]))^2" office:value-type="float" office:value="0.00000952037175692274" calcext:value-type="float">
            <text:p>9.52037175692274E-06</text:p>
          </table:table-cell>
          <table:table-cell table:formula="of:=0.5*[.AA12]*(([.AA5]-[.Z5])/([.AA1]-[.Z1]))^2" office:value-type="float" office:value="0.00000582075902962578" calcext:value-type="float">
            <text:p>5.82075902962578E-06</text:p>
          </table:table-cell>
          <table:table-cell table:formula="of:=0.5*[.AB12]*(([.AB5]-[.AA5])/([.AB1]-[.AA1]))^2" office:value-type="float" office:value="0.000149038742337005" calcext:value-type="float">
            <text:p>0.000149038742337</text:p>
          </table:table-cell>
          <table:table-cell table:formula="of:=0.5*[.AC12]*(([.AC5]-[.AB5])/([.AC1]-[.AB1]))^2" office:value-type="float" office:value="0.0000240010562393958" calcext:value-type="float">
            <text:p>2.40010562393958E-05</text:p>
          </table:table-cell>
          <table:table-cell table:formula="of:=0.5*[.AD12]*(([.AD5]-[.AC5])/([.AD1]-[.AC1]))^2" office:value-type="float" office:value="0.0000397949089594199" calcext:value-type="float">
            <text:p>3.97949089594199E-05</text:p>
          </table:table-cell>
          <table:table-cell table:formula="of:=0.5*[.AE12]*(([.AE5]-[.AD5])/([.AE1]-[.AD1]))^2" office:value-type="float" office:value="0.0000057096993918415" calcext:value-type="float">
            <text:p>5.7096993918415E-06</text:p>
          </table:table-cell>
          <table:table-cell table:formula="of:=0.5*[.AF12]*(([.AF5]-[.AE5])/([.AF1]-[.AE1]))^2" office:value-type="float" office:value="0.0000236346240528982" calcext:value-type="float">
            <text:p>2.36346240528982E-05</text:p>
          </table:table-cell>
          <table:table-cell table:formula="of:=0.5*[.AG12]*(([.AG5]-[.AF5])/([.AG1]-[.AF1]))^2" office:value-type="float" office:value="0.000186968379775829" calcext:value-type="float">
            <text:p>0.000186968379776</text:p>
          </table:table-cell>
          <table:table-cell table:formula="of:=0.5*[.AH12]*(([.AH5]-[.AG5])/([.AH1]-[.AG1]))^2" office:value-type="float" office:value="0.000000727665968049858" calcext:value-type="float">
            <text:p>7.27665968049858E-07</text:p>
          </table:table-cell>
          <table:table-cell table:formula="of:=0.5*[.AI12]*(([.AI5]-[.AH5])/([.AI1]-[.AH1]))^2" office:value-type="float" office:value="0.0001150920699029" calcext:value-type="float">
            <text:p>0.000115092069903</text:p>
          </table:table-cell>
          <table:table-cell table:formula="of:=0.5*[.AJ12]*(([.AJ5]-[.AI5])/([.AJ1]-[.AI1]))^2" office:value-type="float" office:value="0.0000342745352399427" calcext:value-type="float">
            <text:p>3.42745352399427E-05</text:p>
          </table:table-cell>
          <table:table-cell table:formula="of:=0.5*[.AK12]*(([.AK5]-[.AJ5])/([.AK1]-[.AJ1]))^2" office:value-type="float" office:value="0.00000084289925683625" calcext:value-type="float">
            <text:p>8.4289925683625E-07</text:p>
          </table:table-cell>
          <table:table-cell table:formula="of:=0.5*[.AL12]*(([.AL5]-[.AK5])/([.AL1]-[.AK1]))^2" office:value-type="float" office:value="0.0000467580829170187" calcext:value-type="float">
            <text:p>4.67580829170187E-05</text:p>
          </table:table-cell>
          <table:table-cell table:formula="of:=0.5*[.AM12]*(([.AM5]-[.AL5])/([.AM1]-[.AL1]))^2" office:value-type="float" office:value="0.00000150195474329067" calcext:value-type="float">
            <text:p>1.50195474329067E-06</text:p>
          </table:table-cell>
          <table:table-cell table:formula="of:=0.5*[.AN12]*(([.AN5]-[.AM5])/([.AN1]-[.AM1]))^2" office:value-type="float" office:value="0.00000632428947906295" calcext:value-type="float">
            <text:p>6.32428947906295E-06</text:p>
          </table:table-cell>
          <table:table-cell table:formula="of:=0.5*[.AO12]*(([.AO5]-[.AN5])/([.AO1]-[.AN1]))^2" office:value-type="float" office:value="0.00000216293459406874" calcext:value-type="float">
            <text:p>2.16293459406874E-06</text:p>
          </table:table-cell>
          <table:table-cell table:formula="of:=0.5*[.AP12]*(([.AP5]-[.AO5])/([.AP1]-[.AO1]))^2" office:value-type="float" office:value="0.000000424352328234574" calcext:value-type="float">
            <text:p>4.24352328234574E-07</text:p>
          </table:table-cell>
          <table:table-cell table:formula="of:=0.5*[.AQ12]*(([.AQ5]-[.AP5])/([.AQ1]-[.AP1]))^2" office:value-type="float" office:value="0.000046228110187105" calcext:value-type="float">
            <text:p>4.6228110187105E-05</text:p>
          </table:table-cell>
          <table:table-cell table:formula="of:=0.5*[.AR12]*(([.AR5]-[.AQ5])/([.AR1]-[.AQ1]))^2" office:value-type="float" office:value="0.0000176086301290272" calcext:value-type="float">
            <text:p>1.76086301290272E-05</text:p>
          </table:table-cell>
          <table:table-cell table:formula="of:=0.5*[.AS12]*(([.AS5]-[.AR5])/([.AS1]-[.AR1]))^2" office:value-type="float" office:value="0.0000060206816481943" calcext:value-type="float">
            <text:p>6.0206816481943E-06</text:p>
          </table:table-cell>
          <table:table-cell table:formula="of:=0.5*[.AT12]*(([.AT5]-[.AS5])/([.AT1]-[.AS1]))^2" office:value-type="float" office:value="0.00000437020735040096" calcext:value-type="float">
            <text:p>4.37020735040096E-06</text:p>
          </table:table-cell>
          <table:table-cell table:formula="of:=0.5*[.AU12]*(([.AU5]-[.AT5])/([.AU1]-[.AT1]))^2" office:value-type="float" office:value="0.00000713205342030825" calcext:value-type="float">
            <text:p>7.13205342030825E-06</text:p>
          </table:table-cell>
          <table:table-cell table:formula="of:=0.5*[.AV12]*(([.AV5]-[.AU5])/([.AV1]-[.AU1]))^2" office:value-type="float" office:value="0.00000214909716454439" calcext:value-type="float">
            <text:p>2.14909716454439E-06</text:p>
          </table:table-cell>
          <table:table-cell table:formula="of:=0.5*[.AW12]*(([.AW5]-[.AV5])/([.AW1]-[.AV1]))^2" office:value-type="float" office:value="0.000000954306594132782" calcext:value-type="float">
            <text:p>9.54306594132782E-07</text:p>
          </table:table-cell>
          <table:table-cell table:formula="of:=0.5*[.AX12]*(([.AX5]-[.AW5])/([.AX1]-[.AW1]))^2" office:value-type="float" office:value="0.000132831521601255" calcext:value-type="float">
            <text:p>0.000132831521601</text:p>
          </table:table-cell>
          <table:table-cell table:formula="of:=0.5*[.AY12]*(([.AY5]-[.AX5])/([.AY1]-[.AX1]))^2" office:value-type="float" office:value="0.0000389619336363923" calcext:value-type="float">
            <text:p>3.89619336363923E-05</text:p>
          </table:table-cell>
          <table:table-cell table:formula="of:=0.5*[.AZ12]*(([.AZ5]-[.AY5])/([.AZ1]-[.AY1]))^2" office:value-type="float" office:value="0.0000000366996097037588" calcext:value-type="float">
            <text:p>3.66996097037588E-08</text:p>
          </table:table-cell>
          <table:table-cell table:formula="of:=0.5*[.BA12]*(([.BA5]-[.AZ5])/([.BA1]-[.AZ1]))^2" office:value-type="float" office:value="0.0000240205526478572" calcext:value-type="float">
            <text:p>2.40205526478572E-05</text:p>
          </table:table-cell>
          <table:table-cell table:formula="of:=0.5*[.BB12]*(([.BB5]-[.BA5])/([.BB1]-[.BA1]))^2" office:value-type="float" office:value="0.00000321074713556104" calcext:value-type="float">
            <text:p>3.21074713556104E-06</text:p>
          </table:table-cell>
          <table:table-cell table:formula="of:=0.5*[.BC12]*(([.BC5]-[.BB5])/([.BC1]-[.BB1]))^2" office:value-type="float" office:value="0.000020804994344117" calcext:value-type="float">
            <text:p>2.0804994344117E-05</text:p>
          </table:table-cell>
          <table:table-cell table:formula="of:=0.5*[.BD12]*(([.BD5]-[.BC5])/([.BD1]-[.BC1]))^2" office:value-type="float" office:value="0.0000530297078540375" calcext:value-type="float">
            <text:p>5.30297078540375E-05</text:p>
          </table:table-cell>
          <table:table-cell table:formula="of:=0.5*[.BE12]*(([.BE5]-[.BD5])/([.BE1]-[.BD1]))^2" office:value-type="float" office:value="0.00000578441365095734" calcext:value-type="float">
            <text:p>5.78441365095734E-06</text:p>
          </table:table-cell>
          <table:table-cell table:formula="of:=0.5*[.BF12]*(([.BF5]-[.BE5])/([.BF1]-[.BE1]))^2" office:value-type="float" office:value="0.0000090450265622884" calcext:value-type="float">
            <text:p>9.0450265622884E-06</text:p>
          </table:table-cell>
          <table:table-cell table:formula="of:=0.5*[.BG12]*(([.BG5]-[.BF5])/([.BG1]-[.BF1]))^2" office:value-type="float" office:value="0.0000380858448749797" calcext:value-type="float">
            <text:p>3.80858448749797E-05</text:p>
          </table:table-cell>
          <table:table-cell table:formula="of:=0.5*[.BH12]*(([.BH5]-[.BG5])/([.BH1]-[.BG1]))^2" office:value-type="float" office:value="0.000114931720804116" calcext:value-type="float">
            <text:p>0.000114931720804</text:p>
          </table:table-cell>
          <table:table-cell table:formula="of:=0.5*[.BI12]*(([.BI5]-[.BH5])/([.BI1]-[.BH1]))^2" office:value-type="float" office:value="0.0000108336661725564" calcext:value-type="float">
            <text:p>1.08336661725564E-05</text:p>
          </table:table-cell>
          <table:table-cell table:formula="of:=0.5*[.BJ12]*(([.BJ5]-[.BI5])/([.BJ1]-[.BI1]))^2" office:value-type="float" office:value="0.00000772491844263553" calcext:value-type="float">
            <text:p>7.72491844263553E-06</text:p>
          </table:table-cell>
          <table:table-cell table:formula="of:=0.5*[.BK12]*(([.BK5]-[.BJ5])/([.BK1]-[.BJ1]))^2" office:value-type="float" office:value="0.000000770245249513391" calcext:value-type="float">
            <text:p>7.70245249513391E-07</text:p>
          </table:table-cell>
          <table:table-cell table:formula="of:=0.5*[.BL12]*(([.BL5]-[.BK5])/([.BL1]-[.BK1]))^2" office:value-type="float" office:value="0.0000133792147313807" calcext:value-type="float">
            <text:p>1.33792147313807E-05</text:p>
          </table:table-cell>
          <table:table-cell table:formula="of:=0.5*[.BM12]*(([.BM5]-[.BL5])/([.BM1]-[.BL1]))^2" office:value-type="float" office:value="0.00000362630701529622" calcext:value-type="float">
            <text:p>3.62630701529622E-06</text:p>
          </table:table-cell>
          <table:table-cell table:formula="of:=0.5*[.BN12]*(([.BN5]-[.BM5])/([.BN1]-[.BM1]))^2" office:value-type="float" office:value="0.0000332846424781806" calcext:value-type="float">
            <text:p>3.32846424781806E-05</text:p>
          </table:table-cell>
          <table:table-cell table:formula="of:=0.5*[.BO12]*(([.BO5]-[.BN5])/([.BO1]-[.BN1]))^2" office:value-type="float" office:value="0.00000457541813899823" calcext:value-type="float">
            <text:p>4.57541813899823E-06</text:p>
          </table:table-cell>
          <table:table-cell table:formula="of:=0.5*[.BP12]*(([.BP5]-[.BO5])/([.BP1]-[.BO1]))^2" office:value-type="float" office:value="0.00000349342173561684" calcext:value-type="float">
            <text:p>3.49342173561684E-06</text:p>
          </table:table-cell>
          <table:table-cell table:formula="of:=0.5*[.BQ12]*(([.BQ5]-[.BP5])/([.BQ1]-[.BP1]))^2" office:value-type="float" office:value="0.00000711125352878363" calcext:value-type="float">
            <text:p>7.11125352878363E-06</text:p>
          </table:table-cell>
          <table:table-cell table:formula="of:=0.5*[.BR12]*(([.BR5]-[.BQ5])/([.BR1]-[.BQ1]))^2" office:value-type="float" office:value="0.00000000373991318009116" calcext:value-type="float">
            <text:p>3.73991318009116E-09</text:p>
          </table:table-cell>
          <table:table-cell table:formula="of:=0.5*[.BS12]*(([.BS5]-[.BR5])/([.BS1]-[.BR1]))^2" office:value-type="float" office:value="0.00000107234664614383" calcext:value-type="float">
            <text:p>1.07234664614383E-06</text:p>
          </table:table-cell>
          <table:table-cell table:formula="of:=0.5*[.BT12]*(([.BT5]-[.BS5])/([.BT1]-[.BS1]))^2" office:value-type="float" office:value="0.00000600592568155182" calcext:value-type="float">
            <text:p>6.00592568155182E-06</text:p>
          </table:table-cell>
          <table:table-cell table:formula="of:=0.5*[.BU12]*(([.BU5]-[.BT5])/([.BU1]-[.BT1]))^2" office:value-type="float" office:value="0.00000195360671546276" calcext:value-type="float">
            <text:p>1.95360671546276E-06</text:p>
          </table:table-cell>
          <table:table-cell table:formula="of:=0.5*[.BV12]*(([.BV5]-[.BU5])/([.BV1]-[.BU1]))^2" office:value-type="float" office:value="0.00000312015472326558" calcext:value-type="float">
            <text:p>3.12015472326558E-06</text:p>
          </table:table-cell>
          <table:table-cell table:formula="of:=0.5*[.BW12]*(([.BW5]-[.BV5])/([.BW1]-[.BV1]))^2" office:value-type="float" office:value="0.000000288519532294112" calcext:value-type="float">
            <text:p>2.88519532294112E-07</text:p>
          </table:table-cell>
          <table:table-cell table:formula="of:=0.5*[.BX12]*(([.BX5]-[.BW5])/([.BX1]-[.BW1]))^2" office:value-type="float" office:value="0.0000155126266489964" calcext:value-type="float">
            <text:p>1.55126266489964E-05</text:p>
          </table:table-cell>
          <table:table-cell table:formula="of:=0.5*[.BY12]*(([.BY5]-[.BX5])/([.BY1]-[.BX1]))^2" office:value-type="float" office:value="0.00000674654074319443" calcext:value-type="float">
            <text:p>6.74654074319443E-06</text:p>
          </table:table-cell>
          <table:table-cell table:formula="of:=0.5*[.BZ12]*(([.BZ5]-[.BY5])/([.BZ1]-[.BY1]))^2" office:value-type="float" office:value="0.000000872141133026113" calcext:value-type="float">
            <text:p>8.72141133026113E-07</text:p>
          </table:table-cell>
          <table:table-cell table:formula="of:=0.5*[.CA12]*(([.CA5]-[.BZ5])/([.CA1]-[.BZ1]))^2" office:value-type="float" office:value="0.00000000880030062172438" calcext:value-type="float">
            <text:p>8.80030062172438E-09</text:p>
          </table:table-cell>
          <table:table-cell table:formula="of:=0.5*[.CB12]*(([.CB5]-[.CA5])/([.CB1]-[.CA1]))^2" office:value-type="float" office:value="0.00000176990589816912" calcext:value-type="float">
            <text:p>1.76990589816912E-06</text:p>
          </table:table-cell>
          <table:table-cell table:formula="of:=0.5*[.CC12]*(([.CC5]-[.CB5])/([.CC1]-[.CB1]))^2" office:value-type="float" office:value="0.00000663336511265908" calcext:value-type="float">
            <text:p>6.63336511265908E-06</text:p>
          </table:table-cell>
          <table:table-cell table:formula="of:=0.5*[.CD12]*(([.CD5]-[.CC5])/([.CD1]-[.CC1]))^2" office:value-type="float" office:value="0.00000188965854230411" calcext:value-type="float">
            <text:p>1.88965854230411E-06</text:p>
          </table:table-cell>
          <table:table-cell table:formula="of:=0.5*[.CE12]*(([.CE5]-[.CD5])/([.CE1]-[.CD1]))^2" office:value-type="float" office:value="0.0000133804469818926" calcext:value-type="float">
            <text:p>1.33804469818926E-05</text:p>
          </table:table-cell>
          <table:table-cell table:formula="of:=0.5*[.CF12]*(([.CF5]-[.CE5])/([.CF1]-[.CE1]))^2" office:value-type="float" office:value="0.00000281444455219702" calcext:value-type="float">
            <text:p>2.81444455219702E-06</text:p>
          </table:table-cell>
          <table:table-cell table:formula="of:=0.5*[.CG12]*(([.CG5]-[.CF5])/([.CG1]-[.CF1]))^2" office:value-type="float" office:value="0.00000208581786289853" calcext:value-type="float">
            <text:p>2.08581786289853E-06</text:p>
          </table:table-cell>
          <table:table-cell table:formula="of:=0.5*[.CH12]*(([.CH5]-[.CG5])/([.CH1]-[.CG1]))^2" office:value-type="float" office:value="0.000000291170173165869" calcext:value-type="float">
            <text:p>2.91170173165869E-07</text:p>
          </table:table-cell>
          <table:table-cell table:formula="of:=0.5*[.CI12]*(([.CI5]-[.CH5])/([.CI1]-[.CH1]))^2" office:value-type="float" office:value="0.0000032912402451167" calcext:value-type="float">
            <text:p>3.2912402451167E-06</text:p>
          </table:table-cell>
          <table:table-cell table:formula="of:=0.5*[.CJ12]*(([.CJ5]-[.CI5])/([.CJ1]-[.CI1]))^2" office:value-type="float" office:value="0.0000132353637310254" calcext:value-type="float">
            <text:p>1.32353637310254E-05</text:p>
          </table:table-cell>
          <table:table-cell table:formula="of:=0.5*[.CK12]*(([.CK5]-[.CJ5])/([.CK1]-[.CJ1]))^2" office:value-type="float" office:value="0.00000000280265660520423" calcext:value-type="float">
            <text:p>2.80265660520423E-09</text:p>
          </table:table-cell>
          <table:table-cell table:formula="of:=0.5*[.CL12]*(([.CL5]-[.CK5])/([.CL1]-[.CK1]))^2" office:value-type="float" office:value="0.0000000824511432993797" calcext:value-type="float">
            <text:p>8.24511432993797E-08</text:p>
          </table:table-cell>
          <table:table-cell table:formula="of:=0.5*[.CM12]*(([.CM5]-[.CL5])/([.CM1]-[.CL1]))^2" office:value-type="float" office:value="0.000000776362186677333" calcext:value-type="float">
            <text:p>7.76362186677333E-07</text:p>
          </table:table-cell>
          <table:table-cell table:formula="of:=0.5*[.CN12]*(([.CN5]-[.CM5])/([.CN1]-[.CM1]))^2" office:value-type="float" office:value="0.00000221552614572742" calcext:value-type="float">
            <text:p>2.21552614572742E-06</text:p>
          </table:table-cell>
          <table:table-cell table:formula="of:=0.5*[.CO12]*(([.CO5]-[.CN5])/([.CO1]-[.CN1]))^2" office:value-type="float" office:value="0.0000237533037827226" calcext:value-type="float">
            <text:p>2.37533037827226E-05</text:p>
          </table:table-cell>
          <table:table-cell table:formula="of:=0.5*[.CP12]*(([.CP5]-[.CO5])/([.CP1]-[.CO1]))^2" office:value-type="float" office:value="0.0000534307821836258" calcext:value-type="float">
            <text:p>5.34307821836258E-05</text:p>
          </table:table-cell>
          <table:table-cell table:formula="of:=0.5*[.CQ12]*(([.CQ5]-[.CP5])/([.CQ1]-[.CP1]))^2" office:value-type="float" office:value="0.000944618306993649" calcext:value-type="float">
            <text:p>0.000944618306994</text:p>
          </table:table-cell>
          <table:table-cell table:formula="of:=0.5*[.CR12]*(([.CR5]-[.CQ5])/([.CR1]-[.CQ1]))^2" office:value-type="float" office:value="0.00671868981234253" calcext:value-type="float">
            <text:p>0.006718689812343</text:p>
          </table:table-cell>
          <table:table-cell table:formula="of:=0.5*[.CS12]*(([.CS5]-[.CR5])/([.CS1]-[.CR1]))^2" office:value-type="float" office:value="0.000148553445664075" calcext:value-type="float">
            <text:p>0.000148553445664</text:p>
          </table:table-cell>
          <table:table-cell table:formula="of:=0.5*[.CT12]*(([.CT5]-[.CS5])/([.CT1]-[.CS1]))^2" office:value-type="float" office:value="0.0190554735285497" calcext:value-type="float">
            <text:p>0.01905547352855</text:p>
          </table:table-cell>
          <table:table-cell table:formula="of:=0.5*[.CU12]*(([.CU5]-[.CT5])/([.CU1]-[.CT1]))^2" office:value-type="float" office:value="0.00870687008692617" calcext:value-type="float">
            <text:p>0.008706870086926</text:p>
          </table:table-cell>
          <table:table-cell table:formula="of:=0.5*[.CV12]*(([.CV5]-[.CU5])/([.CV1]-[.CU1]))^2" office:value-type="float" office:value="0.000630120658576858" calcext:value-type="float">
            <text:p>0.000630120658577</text:p>
          </table:table-cell>
          <table:table-cell table:formula="of:=0.5*[.CW12]*(([.CW5]-[.CV5])/([.CW1]-[.CV1]))^2" office:value-type="float" office:value="0.00277148830863638" calcext:value-type="float">
            <text:p>0.002771488308636</text:p>
          </table:table-cell>
          <table:table-cell table:formula="of:=0.5*[.CX12]*(([.CX5]-[.CW5])/([.CX1]-[.CW1]))^2" office:value-type="float" office:value="0.0215577000271361" calcext:value-type="float">
            <text:p>0.021557700027136</text:p>
          </table:table-cell>
          <table:table-cell table:formula="of:=0.5*[.CY12]*(([.CY5]-[.CX5])/([.CY1]-[.CX1]))^2" office:value-type="float" office:value="0.00183800324647918" calcext:value-type="float">
            <text:p>0.001838003246479</text:p>
          </table:table-cell>
          <table:table-cell table:formula="of:=0.5*[.CZ12]*(([.CZ5]-[.CY5])/([.CZ1]-[.CY1]))^2" office:value-type="float" office:value="0.074643452802035" calcext:value-type="float">
            <text:p>0.074643452802035</text:p>
          </table:table-cell>
          <table:table-cell table:formula="of:=0.5*[.DA12]*(([.DA5]-[.CZ5])/([.DA1]-[.CZ1]))^2" office:value-type="float" office:value="0.0219098898029101" calcext:value-type="float">
            <text:p>0.02190988980291</text:p>
          </table:table-cell>
          <table:table-cell table:formula="of:=0.5*[.DB12]*(([.DB5]-[.DA5])/([.DB1]-[.DA1]))^2" office:value-type="float" office:value="0.0422767595548042" calcext:value-type="float">
            <text:p>0.042276759554804</text:p>
          </table:table-cell>
          <table:table-cell table:formula="of:=0.5*[.DC12]*(([.DC5]-[.DB5])/([.DC1]-[.DB1]))^2" office:value-type="float" office:value="0.061679191395493" calcext:value-type="float">
            <text:p>0.061679191395493</text:p>
          </table:table-cell>
          <table:table-cell table:formula="of:=0.5*[.DD12]*(([.DD5]-[.DC5])/([.DD1]-[.DC1]))^2" office:value-type="float" office:value="0.000102407313182293" calcext:value-type="float">
            <text:p>0.000102407313182</text:p>
          </table:table-cell>
          <table:table-cell table:formula="of:=0.5*[.DE12]*(([.DE5]-[.DD5])/([.DE1]-[.DD1]))^2" office:value-type="float" office:value="0.0028866990826028" calcext:value-type="float">
            <text:p>0.002886699082603</text:p>
          </table:table-cell>
          <table:table-cell table:formula="of:=0.5*[.DF12]*(([.DF5]-[.DE5])/([.DF1]-[.DE1]))^2" office:value-type="float" office:value="0.0228182141666424" calcext:value-type="float">
            <text:p>0.022818214166643</text:p>
          </table:table-cell>
          <table:table-cell table:formula="of:=0.5*[.DG12]*(([.DG5]-[.DF5])/([.DG1]-[.DF1]))^2" office:value-type="float" office:value="0.0225483467418372" calcext:value-type="float">
            <text:p>0.022548346741837</text:p>
          </table:table-cell>
          <table:table-cell table:formula="of:=0.5*[.DH12]*(([.DH5]-[.DG5])/([.DH1]-[.DG1]))^2" office:value-type="float" office:value="0.0650267492669328" calcext:value-type="float">
            <text:p>0.065026749266933</text:p>
          </table:table-cell>
          <table:table-cell table:formula="of:=0.5*[.DI12]*(([.DI5]-[.DH5])/([.DI1]-[.DH1]))^2" office:value-type="float" office:value="0.0317585394728275" calcext:value-type="float">
            <text:p>0.031758539472828</text:p>
          </table:table-cell>
          <table:table-cell table:formula="of:=0.5*[.DJ12]*(([.DJ5]-[.DI5])/([.DJ1]-[.DI1]))^2" office:value-type="float" office:value="0.00542508104878874" calcext:value-type="float">
            <text:p>0.005425081048789</text:p>
          </table:table-cell>
          <table:table-cell table:formula="of:=0.5*[.DK12]*(([.DK5]-[.DJ5])/([.DK1]-[.DJ1]))^2" office:value-type="float" office:value="0.00136397589231435" calcext:value-type="float">
            <text:p>0.001363975892314</text:p>
          </table:table-cell>
          <table:table-cell table:formula="of:=0.5*[.DL12]*(([.DL5]-[.DK5])/([.DL1]-[.DK1]))^2" office:value-type="float" office:value="0.000230891039225073" calcext:value-type="float">
            <text:p>0.000230891039225</text:p>
          </table:table-cell>
          <table:table-cell table:formula="of:=0.5*[.DM12]*(([.DM5]-[.DL5])/([.DM1]-[.DL1]))^2" office:value-type="float" office:value="0.0441294634401656" calcext:value-type="float">
            <text:p>0.044129463440166</text:p>
          </table:table-cell>
          <table:table-cell table:formula="of:=0.5*[.DN12]*(([.DN5]-[.DM5])/([.DN1]-[.DM1]))^2" office:value-type="float" office:value="0.0441719759751819" calcext:value-type="float">
            <text:p>0.044171975975182</text:p>
          </table:table-cell>
          <table:table-cell table:formula="of:=0.5*[.DO12]*(([.DO5]-[.DN5])/([.DO1]-[.DN1]))^2" office:value-type="float" office:value="0.001742583998937" calcext:value-type="float">
            <text:p>0.001742583998937</text:p>
          </table:table-cell>
          <table:table-cell table:formula="of:=0.5*[.DP12]*(([.DP5]-[.DO5])/([.DP1]-[.DO1]))^2" office:value-type="float" office:value="0.0000356310828240996" calcext:value-type="float">
            <text:p>3.56310828240996E-05</text:p>
          </table:table-cell>
          <table:table-cell table:formula="of:=0.5*[.DQ12]*(([.DQ5]-[.DP5])/([.DQ1]-[.DP1]))^2" office:value-type="float" office:value="0.117263505682523" calcext:value-type="float">
            <text:p>0.117263505682523</text:p>
          </table:table-cell>
          <table:table-cell table:formula="of:=0.5*[.DR12]*(([.DR5]-[.DQ5])/([.DR1]-[.DQ1]))^2" office:value-type="float" office:value="0.0705370731988364" calcext:value-type="float">
            <text:p>0.070537073198836</text:p>
          </table:table-cell>
          <table:table-cell table:formula="of:=0.5*[.DS12]*(([.DS5]-[.DR5])/([.DS1]-[.DR1]))^2" office:value-type="float" office:value="0.00452677661529118" calcext:value-type="float">
            <text:p>0.004526776615291</text:p>
          </table:table-cell>
          <table:table-cell table:formula="of:=0.5*[.DT12]*(([.DT5]-[.DS5])/([.DT1]-[.DS1]))^2" office:value-type="float" office:value="0.0222485829446611" calcext:value-type="float">
            <text:p>0.022248582944661</text:p>
          </table:table-cell>
          <table:table-cell table:formula="of:=0.5*[.DU12]*(([.DU5]-[.DT5])/([.DU1]-[.DT1]))^2" office:value-type="float" office:value="0.007336937325545" calcext:value-type="float">
            <text:p>0.007336937325545</text:p>
          </table:table-cell>
          <table:table-cell table:formula="of:=0.5*[.DV12]*(([.DV5]-[.DU5])/([.DV1]-[.DU1]))^2" office:value-type="float" office:value="0.00019404845509832" calcext:value-type="float">
            <text:p>0.000194048455098</text:p>
          </table:table-cell>
          <table:table-cell table:formula="of:=0.5*[.DW12]*(([.DW5]-[.DV5])/([.DW1]-[.DV1]))^2" office:value-type="float" office:value="0.0842860867273567" calcext:value-type="float">
            <text:p>0.084286086727357</text:p>
          </table:table-cell>
          <table:table-cell table:formula="of:=0.5*[.DX12]*(([.DX5]-[.DW5])/([.DX1]-[.DW1]))^2" office:value-type="float" office:value="0.0150428098044476" calcext:value-type="float">
            <text:p>0.015042809804448</text:p>
          </table:table-cell>
          <table:table-cell table:formula="of:=0.5*[.DY12]*(([.DY5]-[.DX5])/([.DY1]-[.DX1]))^2" office:value-type="float" office:value="0.00072128466895689" calcext:value-type="float">
            <text:p>0.000721284668957</text:p>
          </table:table-cell>
          <table:table-cell table:formula="of:=0.5*[.DZ12]*(([.DZ5]-[.DY5])/([.DZ1]-[.DY1]))^2" office:value-type="float" office:value="0.00308391485043825" calcext:value-type="float">
            <text:p>0.003083914850438</text:p>
          </table:table-cell>
          <table:table-cell table:formula="of:=0.5*[.EA12]*(([.EA5]-[.DZ5])/([.EA1]-[.DZ1]))^2" office:value-type="float" office:value="0.000269972886240159" calcext:value-type="float">
            <text:p>0.00026997288624</text:p>
          </table:table-cell>
          <table:table-cell table:formula="of:=0.5*[.EB12]*(([.EB5]-[.EA5])/([.EB1]-[.EA1]))^2" office:value-type="float" office:value="0.0418030345159009" calcext:value-type="float">
            <text:p>0.041803034515901</text:p>
          </table:table-cell>
          <table:table-cell table:formula="of:=0.5*[.EC12]*(([.EC5]-[.EB5])/([.EC1]-[.EB1]))^2" office:value-type="float" office:value="0.0101564775618984" calcext:value-type="float">
            <text:p>0.010156477561898</text:p>
          </table:table-cell>
          <table:table-cell table:formula="of:=0.5*[.ED12]*(([.ED5]-[.EC5])/([.ED1]-[.EC1]))^2" office:value-type="float" office:value="0.0408120273918025" calcext:value-type="float">
            <text:p>0.040812027391803</text:p>
          </table:table-cell>
          <table:table-cell table:formula="of:=0.5*[.EE12]*(([.EE5]-[.ED5])/([.EE1]-[.ED1]))^2" office:value-type="float" office:value="0.0102994380001735" calcext:value-type="float">
            <text:p>0.010299438000174</text:p>
          </table:table-cell>
          <table:table-cell table:formula="of:=0.5*[.EF12]*(([.EF5]-[.EE5])/([.EF1]-[.EE1]))^2" office:value-type="float" office:value="0.0642754337803736" calcext:value-type="float">
            <text:p>0.064275433780374</text:p>
          </table:table-cell>
          <table:table-cell table:formula="of:=0.5*[.EG12]*(([.EG5]-[.EF5])/([.EG1]-[.EF1]))^2" office:value-type="float" office:value="0.00715376069607015" calcext:value-type="float">
            <text:p>0.00715376069607</text:p>
          </table:table-cell>
          <table:table-cell table:formula="of:=0.5*[.EH12]*(([.EH5]-[.EG5])/([.EH1]-[.EG1]))^2" office:value-type="float" office:value="0.000851825572241209" calcext:value-type="float">
            <text:p>0.000851825572241</text:p>
          </table:table-cell>
          <table:table-cell table:formula="of:=0.5*[.EI12]*(([.EI5]-[.EH5])/([.EI1]-[.EH1]))^2" office:value-type="float" office:value="0.000375196799764462" calcext:value-type="float">
            <text:p>0.000375196799764</text:p>
          </table:table-cell>
          <table:table-cell table:formula="of:=0.5*[.EJ12]*(([.EJ5]-[.EI5])/([.EJ1]-[.EI1]))^2" office:value-type="float" office:value="0.0574335597190924" calcext:value-type="float">
            <text:p>0.057433559719093</text:p>
          </table:table-cell>
          <table:table-cell table:formula="of:=0.5*[.EK12]*(([.EK5]-[.EJ5])/([.EK1]-[.EJ1]))^2" office:value-type="float" office:value="0.0656421784280226" calcext:value-type="float">
            <text:p>0.065642178428023</text:p>
          </table:table-cell>
          <table:table-cell table:formula="of:=0.5*[.EL12]*(([.EL5]-[.EK5])/([.EL1]-[.EK1]))^2" office:value-type="float" office:value="0.0506674173307995" calcext:value-type="float">
            <text:p>0.0506674173308</text:p>
          </table:table-cell>
          <table:table-cell table:formula="of:=0.5*[.EM12]*(([.EM5]-[.EL5])/([.EM1]-[.EL1]))^2" office:value-type="float" office:value="0.0129881246357932" calcext:value-type="float">
            <text:p>0.012988124635793</text:p>
          </table:table-cell>
          <table:table-cell table:formula="of:=0.5*[.EN12]*(([.EN5]-[.EM5])/([.EN1]-[.EM1]))^2" office:value-type="float" office:value="0.050768441284989" calcext:value-type="float">
            <text:p>0.050768441284989</text:p>
          </table:table-cell>
          <table:table-cell table:formula="of:=0.5*[.EO12]*(([.EO5]-[.EN5])/([.EO1]-[.EN1]))^2" office:value-type="float" office:value="0.000888153039283479" calcext:value-type="float">
            <text:p>0.000888153039283</text:p>
          </table:table-cell>
          <table:table-cell table:formula="of:=0.5*[.EP12]*(([.EP5]-[.EO5])/([.EP1]-[.EO1]))^2" office:value-type="float" office:value="0.014493880217095" calcext:value-type="float">
            <text:p>0.014493880217095</text:p>
          </table:table-cell>
          <table:table-cell table:formula="of:=0.5*[.EQ12]*(([.EQ5]-[.EP5])/([.EQ1]-[.EP1]))^2" office:value-type="float" office:value="0.000816993781124667" calcext:value-type="float">
            <text:p>0.000816993781125</text:p>
          </table:table-cell>
          <table:table-cell table:formula="of:=0.5*[.ER12]*(([.ER5]-[.EQ5])/([.ER1]-[.EQ1]))^2" office:value-type="float" office:value="0.00140906127101999" calcext:value-type="float">
            <text:p>0.00140906127102</text:p>
          </table:table-cell>
          <table:table-cell table:formula="of:=0.5*[.ES12]*(([.ES5]-[.ER5])/([.ES1]-[.ER1]))^2" office:value-type="float" office:value="0.0841996675096635" calcext:value-type="float">
            <text:p>0.084199667509664</text:p>
          </table:table-cell>
          <table:table-cell table:formula="of:=0.5*[.ET12]*(([.ET5]-[.ES5])/([.ET1]-[.ES1]))^2" office:value-type="float" office:value="0.0762234143299548" calcext:value-type="float">
            <text:p>0.076223414329955</text:p>
          </table:table-cell>
          <table:table-cell table:formula="of:=0.5*[.EU12]*(([.EU5]-[.ET5])/([.EU1]-[.ET1]))^2" office:value-type="float" office:value="0.0223189885293331" calcext:value-type="float">
            <text:p>0.022318988529333</text:p>
          </table:table-cell>
          <table:table-cell table:formula="of:=0.5*[.EV12]*(([.EV5]-[.EU5])/([.EV1]-[.EU1]))^2" office:value-type="float" office:value="0.0524185943930095" calcext:value-type="float">
            <text:p>0.05241859439301</text:p>
          </table:table-cell>
          <table:table-cell table:formula="of:=0.5*[.EW12]*(([.EW5]-[.EV5])/([.EW1]-[.EV1]))^2" office:value-type="float" office:value="0.0209095454899886" calcext:value-type="float">
            <text:p>0.020909545489989</text:p>
          </table:table-cell>
          <table:table-cell table:formula="of:=0.5*[.EX12]*(([.EX5]-[.EW5])/([.EX1]-[.EW1]))^2" office:value-type="float" office:value="0.0574333747891149" calcext:value-type="float">
            <text:p>0.057433374789115</text:p>
          </table:table-cell>
          <table:table-cell table:formula="of:=0.5*[.EY12]*(([.EY5]-[.EX5])/([.EY1]-[.EX1]))^2" office:value-type="float" office:value="0.00604845699651555" calcext:value-type="float">
            <text:p>0.006048456996516</text:p>
          </table:table-cell>
          <table:table-cell table:formula="of:=0.5*[.EZ12]*(([.EZ5]-[.EY5])/([.EZ1]-[.EY1]))^2" office:value-type="float" office:value="0.00554236475663715" calcext:value-type="float">
            <text:p>0.005542364756637</text:p>
          </table:table-cell>
          <table:table-cell table:formula="of:=0.5*[.FA12]*(([.FA5]-[.EZ5])/([.FA1]-[.EZ1]))^2" office:value-type="float" office:value="0.00217114184037595" calcext:value-type="float">
            <text:p>0.002171141840376</text:p>
          </table:table-cell>
          <table:table-cell table:formula="of:=0.5*[.FB12]*(([.FB5]-[.FA5])/([.FB1]-[.FA1]))^2" office:value-type="float" office:value="0.000633124433643971" calcext:value-type="float">
            <text:p>0.000633124433644</text:p>
          </table:table-cell>
          <table:table-cell table:formula="of:=0.5*[.FC12]*(([.FC5]-[.FB5])/([.FC1]-[.FB1]))^2" office:value-type="float" office:value="0.060229983671148" calcext:value-type="float">
            <text:p>0.060229983671148</text:p>
          </table:table-cell>
          <table:table-cell table:formula="of:=0.5*[.FD12]*(([.FD5]-[.FC5])/([.FD1]-[.FC1]))^2" office:value-type="float" office:value="0.000958953832869766" calcext:value-type="float">
            <text:p>0.00095895383287</text:p>
          </table:table-cell>
          <table:table-cell table:formula="of:=0.5*[.FE12]*(([.FE5]-[.FD5])/([.FE1]-[.FD1]))^2" office:value-type="float" office:value="0.0364487102585267" calcext:value-type="float">
            <text:p>0.036448710258527</text:p>
          </table:table-cell>
          <table:table-cell table:formula="of:=0.5*[.FF12]*(([.FF5]-[.FE5])/([.FF1]-[.FE1]))^2" office:value-type="float" office:value="0.0467227413371607" calcext:value-type="float">
            <text:p>0.046722741337161</text:p>
          </table:table-cell>
          <table:table-cell table:formula="of:=0.5*[.FG12]*(([.FG5]-[.FF5])/([.FG1]-[.FF1]))^2" office:value-type="float" office:value="0.0394679185006642" calcext:value-type="float">
            <text:p>0.039467918500664</text:p>
          </table:table-cell>
          <table:table-cell table:formula="of:=0.5*[.FH12]*(([.FH5]-[.FG5])/([.FH1]-[.FG1]))^2" office:value-type="float" office:value="0.000317764618335005" calcext:value-type="float">
            <text:p>0.000317764618335</text:p>
          </table:table-cell>
          <table:table-cell table:formula="of:=0.5*[.FI12]*(([.FI5]-[.FH5])/([.FI1]-[.FH1]))^2" office:value-type="float" office:value="0.011169977721978" calcext:value-type="float">
            <text:p>0.011169977721978</text:p>
          </table:table-cell>
          <table:table-cell table:formula="of:=0.5*[.FJ12]*(([.FJ5]-[.FI5])/([.FJ1]-[.FI1]))^2" office:value-type="float" office:value="0.000510856325483409" calcext:value-type="float">
            <text:p>0.000510856325483</text:p>
          </table:table-cell>
          <table:table-cell table:formula="of:=0.5*[.FK12]*(([.FK5]-[.FJ5])/([.FK1]-[.FJ1]))^2" office:value-type="float" office:value="0.00142540413158655" calcext:value-type="float">
            <text:p>0.001425404131587</text:p>
          </table:table-cell>
          <table:table-cell table:formula="of:=0.5*[.FL12]*(([.FL5]-[.FK5])/([.FL1]-[.FK1]))^2" office:value-type="float" office:value="0.0652497533968473" calcext:value-type="float">
            <text:p>0.065249753396847</text:p>
          </table:table-cell>
          <table:table-cell table:formula="of:=0.5*[.FM12]*(([.FM5]-[.FL5])/([.FM1]-[.FL1]))^2" office:value-type="float" office:value="0.0215771797193509" calcext:value-type="float">
            <text:p>0.021577179719351</text:p>
          </table:table-cell>
          <table:table-cell table:formula="of:=0.5*[.FN12]*(([.FN5]-[.FM5])/([.FN1]-[.FM1]))^2" office:value-type="float" office:value="0.0517144269218259" calcext:value-type="float">
            <text:p>0.051714426921826</text:p>
          </table:table-cell>
          <table:table-cell table:formula="of:=0.5*[.FO12]*(([.FO5]-[.FN5])/([.FO1]-[.FN1]))^2" office:value-type="float" office:value="0.000369689292443811" calcext:value-type="float">
            <text:p>0.000369689292444</text:p>
          </table:table-cell>
          <table:table-cell table:formula="of:=0.5*[.FP12]*(([.FP5]-[.FO5])/([.FP1]-[.FO1]))^2" office:value-type="float" office:value="0.0463502763164497" calcext:value-type="float">
            <text:p>0.04635027631645</text:p>
          </table:table-cell>
          <table:table-cell table:formula="of:=0.5*[.FQ12]*(([.FQ5]-[.FP5])/([.FQ1]-[.FP1]))^2" office:value-type="float" office:value="0.00270791861829271" calcext:value-type="float">
            <text:p>0.002707918618293</text:p>
          </table:table-cell>
          <table:table-cell table:formula="of:=0.5*[.FR12]*(([.FR5]-[.FQ5])/([.FR1]-[.FQ1]))^2" office:value-type="float" office:value="0.00176053269664369" calcext:value-type="float">
            <text:p>0.001760532696644</text:p>
          </table:table-cell>
          <table:table-cell table:formula="of:=0.5*[.FS12]*(([.FS5]-[.FR5])/([.FS1]-[.FR1]))^2" office:value-type="float" office:value="0.000345269952817817" calcext:value-type="float">
            <text:p>0.000345269952818</text:p>
          </table:table-cell>
          <table:table-cell table:formula="of:=0.5*[.FT12]*(([.FT5]-[.FS5])/([.FT1]-[.FS1]))^2" office:value-type="float" office:value="0.000100835796966768" calcext:value-type="float">
            <text:p>0.000100835796967</text:p>
          </table:table-cell>
          <table:table-cell table:formula="of:=0.5*[.FU12]*(([.FU5]-[.FT5])/([.FU1]-[.FT1]))^2" office:value-type="float" office:value="0.101701502354716" calcext:value-type="float">
            <text:p>0.101701502354716</text:p>
          </table:table-cell>
          <table:table-cell table:formula="of:=0.5*[.FV12]*(([.FV5]-[.FU5])/([.FV1]-[.FU1]))^2" office:value-type="float" office:value="0.0219405720934719" calcext:value-type="float">
            <text:p>0.021940572093472</text:p>
          </table:table-cell>
          <table:table-cell table:formula="of:=0.5*[.FW12]*(([.FW5]-[.FV5])/([.FW1]-[.FV1]))^2" office:value-type="float" office:value="0.0262855484348014" calcext:value-type="float">
            <text:p>0.026285548434801</text:p>
          </table:table-cell>
          <table:table-cell table:formula="of:=0.5*[.FX12]*(([.FX5]-[.FW5])/([.FX1]-[.FW1]))^2" office:value-type="float" office:value="0.0230034923021365" calcext:value-type="float">
            <text:p>0.023003492302137</text:p>
          </table:table-cell>
          <table:table-cell table:formula="of:=0.5*[.FY12]*(([.FY5]-[.FX5])/([.FY1]-[.FX1]))^2" office:value-type="float" office:value="0.063567957231768" calcext:value-type="float">
            <text:p>0.063567957231768</text:p>
          </table:table-cell>
          <table:table-cell table:formula="of:=0.5*[.FZ12]*(([.FZ5]-[.FY5])/([.FZ1]-[.FY1]))^2" office:value-type="float" office:value="0.000431516389778136" calcext:value-type="float">
            <text:p>0.000431516389778</text:p>
          </table:table-cell>
          <table:table-cell table:formula="of:=0.5*[.GA12]*(([.GA5]-[.FZ5])/([.GA1]-[.FZ1]))^2" office:value-type="float" office:value="0.0102656833730758" calcext:value-type="float">
            <text:p>0.010265683373076</text:p>
          </table:table-cell>
          <table:table-cell table:formula="of:=0.5*[.GB12]*(([.GB5]-[.GA5])/([.GB1]-[.GA1]))^2" office:value-type="float" office:value="0.0000137825301584998" calcext:value-type="float">
            <text:p>1.37825301584998E-05</text:p>
          </table:table-cell>
          <table:table-cell table:formula="of:=0.5*[.GC12]*(([.GC5]-[.GB5])/([.GC1]-[.GB1]))^2" office:value-type="float" office:value="0.000603398749176582" calcext:value-type="float">
            <text:p>0.000603398749177</text:p>
          </table:table-cell>
          <table:table-cell table:formula="of:=0.5*[.GD12]*(([.GD5]-[.GC5])/([.GD1]-[.GC1]))^2" office:value-type="float" office:value="0.00110475369912227" calcext:value-type="float">
            <text:p>0.001104753699122</text:p>
          </table:table-cell>
          <table:table-cell table:formula="of:=0.5*[.GE12]*(([.GE5]-[.GD5])/([.GE1]-[.GD1]))^2" office:value-type="float" office:value="0.0855959800892366" calcext:value-type="float">
            <text:p>0.085595980089237</text:p>
          </table:table-cell>
          <table:table-cell table:formula="of:=0.5*[.GF12]*(([.GF5]-[.GE5])/([.GF1]-[.GE1]))^2" office:value-type="float" office:value="0.0561265344664813" calcext:value-type="float">
            <text:p>0.056126534466481</text:p>
          </table:table-cell>
          <table:table-cell table:formula="of:=0.5*[.GG12]*(([.GG5]-[.GF5])/([.GG1]-[.GF1]))^2" office:value-type="float" office:value="0.00305284840773909" calcext:value-type="float">
            <text:p>0.003052848407739</text:p>
          </table:table-cell>
          <table:table-cell table:formula="of:=0.5*[.GH12]*(([.GH5]-[.GG5])/([.GH1]-[.GG1]))^2" office:value-type="float" office:value="0.0138202884824772" calcext:value-type="float">
            <text:p>0.013820288482477</text:p>
          </table:table-cell>
          <table:table-cell table:formula="of:=0.5*[.GI12]*(([.GI5]-[.GH5])/([.GI1]-[.GH1]))^2" office:value-type="float" office:value="0.0267911881921812" calcext:value-type="float">
            <text:p>0.026791188192181</text:p>
          </table:table-cell>
          <table:table-cell table:formula="of:=0.5*[.GJ12]*(([.GJ5]-[.GI5])/([.GJ1]-[.GI1]))^2" office:value-type="float" office:value="0.0638874192745454" calcext:value-type="float">
            <text:p>0.063887419274545</text:p>
          </table:table-cell>
          <table:table-cell table:formula="of:=0.5*[.GK12]*(([.GK5]-[.GJ5])/([.GK1]-[.GJ1]))^2" office:value-type="float" office:value="0.00989563850470103" calcext:value-type="float">
            <text:p>0.009895638504701</text:p>
          </table:table-cell>
          <table:table-cell table:formula="of:=0.5*[.GL12]*(([.GL5]-[.GK5])/([.GL1]-[.GK1]))^2" office:value-type="float" office:value="0.000630335698834245" calcext:value-type="float">
            <text:p>0.000630335698834</text:p>
          </table:table-cell>
          <table:table-cell table:formula="of:=0.5*[.GM12]*(([.GM5]-[.GL5])/([.GM1]-[.GL1]))^2" office:value-type="float" office:value="0.0148613731729832" calcext:value-type="float">
            <text:p>0.014861373172983</text:p>
          </table:table-cell>
          <table:table-cell table:formula="of:=0.5*[.GN12]*(([.GN5]-[.GM5])/([.GN1]-[.GM1]))^2" office:value-type="float" office:value="0.0743747280636228" calcext:value-type="float">
            <text:p>0.074374728063623</text:p>
          </table:table-cell>
          <table:table-cell table:formula="of:=0.5*[.GO12]*(([.GO5]-[.GN5])/([.GO1]-[.GN1]))^2" office:value-type="float" office:value="0.0164926524585051" calcext:value-type="float">
            <text:p>0.016492652458505</text:p>
          </table:table-cell>
          <table:table-cell table:formula="of:=0.5*[.GP12]*(([.GP5]-[.GO5])/([.GP1]-[.GO1]))^2" office:value-type="float" office:value="0.0212814337656906" calcext:value-type="float">
            <text:p>0.021281433765691</text:p>
          </table:table-cell>
          <table:table-cell table:formula="of:=0.5*[.GQ12]*(([.GQ5]-[.GP5])/([.GQ1]-[.GP1]))^2" office:value-type="float" office:value="0.00610852041344501" calcext:value-type="float">
            <text:p>0.006108520413445</text:p>
          </table:table-cell>
          <table:table-cell table:formula="of:=0.5*[.GR12]*(([.GR5]-[.GQ5])/([.GR1]-[.GQ1]))^2" office:value-type="float" office:value="0.0942926826236089" calcext:value-type="float">
            <text:p>0.094292682623609</text:p>
          </table:table-cell>
          <table:table-cell table:formula="of:=0.5*[.GS12]*(([.GS5]-[.GR5])/([.GS1]-[.GR1]))^2" office:value-type="float" office:value="0.00726939161598217" calcext:value-type="float">
            <text:p>0.007269391615982</text:p>
          </table:table-cell>
          <table:table-cell table:formula="of:=0.5*[.GT12]*(([.GT5]-[.GS5])/([.GT1]-[.GS1]))^2" office:value-type="float" office:value="0.00509671147708357" calcext:value-type="float">
            <text:p>0.005096711477084</text:p>
          </table:table-cell>
          <table:table-cell table:formula="of:=0.5*[.GU12]*(([.GU5]-[.GT5])/([.GU1]-[.GT1]))^2" office:value-type="float" office:value="0.00176179672293554" calcext:value-type="float">
            <text:p>0.001761796722936</text:p>
          </table:table-cell>
          <table:table-cell table:formula="of:=0.5*[.GV12]*(([.GV5]-[.GU5])/([.GV1]-[.GU1]))^2" office:value-type="float" office:value="0.0433112848466933" calcext:value-type="float">
            <text:p>0.043311284846693</text:p>
          </table:table-cell>
          <table:table-cell table:formula="of:=0.5*[.GW12]*(([.GW5]-[.GV5])/([.GW1]-[.GV1]))^2" office:value-type="float" office:value="0.0407149951432494" calcext:value-type="float">
            <text:p>0.040714995143249</text:p>
          </table:table-cell>
          <table:table-cell table:formula="of:=0.5*[.GX12]*(([.GX5]-[.GW5])/([.GX1]-[.GW1]))^2" office:value-type="float" office:value="0.0822738718472584" calcext:value-type="float">
            <text:p>0.082273871847258</text:p>
          </table:table-cell>
          <table:table-cell table:formula="of:=0.5*[.GY12]*(([.GY5]-[.GX5])/([.GY1]-[.GX1]))^2" office:value-type="float" office:value="0.00414578809097551" calcext:value-type="float">
            <text:p>0.004145788090976</text:p>
          </table:table-cell>
          <table:table-cell table:formula="of:=0.5*[.GZ12]*(([.GZ5]-[.GY5])/([.GZ1]-[.GY1]))^2" office:value-type="float" office:value="0.0171403768333988" calcext:value-type="float">
            <text:p>0.017140376833399</text:p>
          </table:table-cell>
          <table:table-cell table:formula="of:=0.5*[.HA12]*(([.HA5]-[.GZ5])/([.HA1]-[.GZ1]))^2" office:value-type="float" office:value="0.000585492663704552" calcext:value-type="float">
            <text:p>0.000585492663705</text:p>
          </table:table-cell>
          <table:table-cell table:formula="of:=0.5*[.HB12]*(([.HB5]-[.HA5])/([.HB1]-[.HA1]))^2" office:value-type="float" office:value="0.0804433219264637" calcext:value-type="float">
            <text:p>0.080443321926464</text:p>
          </table:table-cell>
          <table:table-cell table:formula="of:=0.5*[.HC12]*(([.HC5]-[.HB5])/([.HC1]-[.HB1]))^2" office:value-type="float" office:value="0.00975001388582938" calcext:value-type="float">
            <text:p>0.009750013885829</text:p>
          </table:table-cell>
          <table:table-cell table:formula="of:=0.5*[.HD12]*(([.HD5]-[.HC5])/([.HD1]-[.HC1]))^2" office:value-type="float" office:value="0.000299996320707018" calcext:value-type="float">
            <text:p>0.000299996320707</text:p>
          </table:table-cell>
          <table:table-cell table:formula="of:=0.5*[.HE12]*(([.HE5]-[.HD5])/([.HE1]-[.HD1]))^2" office:value-type="float" office:value="0.0462946958062517" calcext:value-type="float">
            <text:p>0.046294695806252</text:p>
          </table:table-cell>
          <table:table-cell table:formula="of:=0.5*[.HF12]*(([.HF5]-[.HE5])/([.HF1]-[.HE1]))^2" office:value-type="float" office:value="0.00187039885637415" calcext:value-type="float">
            <text:p>0.001870398856374</text:p>
          </table:table-cell>
          <table:table-cell table:formula="of:=0.5*[.HG12]*(([.HG5]-[.HF5])/([.HG1]-[.HF1]))^2" office:value-type="float" office:value="0.00988333324281595" calcext:value-type="float">
            <text:p>0.009883333242816</text:p>
          </table:table-cell>
          <table:table-cell table:formula="of:=0.5*[.HH12]*(([.HH5]-[.HG5])/([.HH1]-[.HG1]))^2" office:value-type="float" office:value="0.0238129904632097" calcext:value-type="float">
            <text:p>0.02381299046321</text:p>
          </table:table-cell>
          <table:table-cell table:formula="of:=0.5*[.HI12]*(([.HI5]-[.HH5])/([.HI1]-[.HH1]))^2" office:value-type="float" office:value="0.0516103790428937" calcext:value-type="float">
            <text:p>0.051610379042894</text:p>
          </table:table-cell>
          <table:table-cell table:formula="of:=0.5*[.HJ12]*(([.HJ5]-[.HI5])/([.HJ1]-[.HI1]))^2" office:value-type="float" office:value="0.00215920444819714" calcext:value-type="float">
            <text:p>0.002159204448197</text:p>
          </table:table-cell>
          <table:table-cell table:formula="of:=0.5*[.HK12]*(([.HK5]-[.HJ5])/([.HK1]-[.HJ1]))^2" office:value-type="float" office:value="0.0997526840987557" calcext:value-type="float">
            <text:p>0.099752684098756</text:p>
          </table:table-cell>
          <table:table-cell table:formula="of:=0.5*[.HL12]*(([.HL5]-[.HK5])/([.HL1]-[.HK1]))^2" office:value-type="float" office:value="0.00550733861092578" calcext:value-type="float">
            <text:p>0.005507338610926</text:p>
          </table:table-cell>
          <table:table-cell table:formula="of:=0.5*[.HM12]*(([.HM5]-[.HL5])/([.HM1]-[.HL1]))^2" office:value-type="float" office:value="0.0264434771649691" calcext:value-type="float">
            <text:p>0.026443477164969</text:p>
          </table:table-cell>
          <table:table-cell table:formula="of:=0.5*[.HN12]*(([.HN5]-[.HM5])/([.HN1]-[.HM1]))^2" office:value-type="float" office:value="0.00180788085419993" calcext:value-type="float">
            <text:p>0.0018078808542</text:p>
          </table:table-cell>
          <table:table-cell table:formula="of:=0.5*[.HO12]*(([.HO5]-[.HN5])/([.HO1]-[.HN1]))^2" office:value-type="float" office:value="0.0000000546427206706322" calcext:value-type="float">
            <text:p>5.46427206706322E-08</text:p>
          </table:table-cell>
          <table:table-cell table:formula="of:=0.5*[.HP12]*(([.HP5]-[.HO5])/([.HP1]-[.HO1]))^2" office:value-type="float" office:value="0.00595336155120864" calcext:value-type="float">
            <text:p>0.005953361551209</text:p>
          </table:table-cell>
          <table:table-cell table:formula="of:=0.5*[.HQ12]*(([.HQ5]-[.HP5])/([.HQ1]-[.HP1]))^2" office:value-type="float" office:value="0.00763530130272583" calcext:value-type="float">
            <text:p>0.007635301302726</text:p>
          </table:table-cell>
          <table:table-cell table:formula="of:=0.5*[.HR12]*(([.HR5]-[.HQ5])/([.HR1]-[.HQ1]))^2" office:value-type="float" office:value="0.0737508342022244" calcext:value-type="float">
            <text:p>0.073750834202224</text:p>
          </table:table-cell>
          <table:table-cell table:formula="of:=0.5*[.HS12]*(([.HS5]-[.HR5])/([.HS1]-[.HR1]))^2" office:value-type="float" office:value="0.0219157843583475" calcext:value-type="float">
            <text:p>0.021915784358348</text:p>
          </table:table-cell>
          <table:table-cell table:formula="of:=0.5*[.HT12]*(([.HT5]-[.HS5])/([.HT1]-[.HS1]))^2" office:value-type="float" office:value="0.0436760586306461" calcext:value-type="float">
            <text:p>0.043676058630646</text:p>
          </table:table-cell>
          <table:table-cell table:formula="of:=0.5*[.HU12]*(([.HU5]-[.HT5])/([.HU1]-[.HT1]))^2" office:value-type="float" office:value="0.0170928193897862" calcext:value-type="float">
            <text:p>0.017092819389786</text:p>
          </table:table-cell>
          <table:table-cell table:formula="of:=0.5*[.HV12]*(([.HV5]-[.HU5])/([.HV1]-[.HU1]))^2" office:value-type="float" office:value="0.0851249030123054" calcext:value-type="float">
            <text:p>0.085124903012305</text:p>
          </table:table-cell>
          <table:table-cell table:formula="of:=0.5*[.HW12]*(([.HW5]-[.HV5])/([.HW1]-[.HV1]))^2" office:value-type="float" office:value="0.010581018379121" calcext:value-type="float">
            <text:p>0.010581018379121</text:p>
          </table:table-cell>
          <table:table-cell table:formula="of:=0.5*[.HX12]*(([.HX5]-[.HW5])/([.HX1]-[.HW1]))^2" office:value-type="float" office:value="0.000561447237919361" calcext:value-type="float">
            <text:p>0.000561447237919</text:p>
          </table:table-cell>
          <table:table-cell table:formula="of:=0.5*[.HY12]*(([.HY5]-[.HX5])/([.HY1]-[.HX1]))^2" office:value-type="float" office:value="0.00597122478943961" calcext:value-type="float">
            <text:p>0.00597122478944</text:p>
          </table:table-cell>
          <table:table-cell table:formula="of:=0.5*[.HZ12]*(([.HZ5]-[.HY5])/([.HZ1]-[.HY1]))^2" office:value-type="float" office:value="0.0598515175511905" calcext:value-type="float">
            <text:p>0.059851517551191</text:p>
          </table:table-cell>
          <table:table-cell table:formula="of:=0.5*[.IA12]*(([.IA5]-[.HZ5])/([.IA1]-[.HZ1]))^2" office:value-type="float" office:value="0.0445146492593397" calcext:value-type="float">
            <text:p>0.04451464925934</text:p>
          </table:table-cell>
          <table:table-cell table:formula="of:=0.5*[.IB12]*(([.IB5]-[.IA5])/([.IB1]-[.IA1]))^2" office:value-type="float" office:value="0.0556963374455087" calcext:value-type="float">
            <text:p>0.055696337445509</text:p>
          </table:table-cell>
          <table:table-cell table:formula="of:=0.5*[.IC12]*(([.IC5]-[.IB5])/([.IC1]-[.IB1]))^2" office:value-type="float" office:value="0.0585974338348634" calcext:value-type="float">
            <text:p>0.058597433834864</text:p>
          </table:table-cell>
          <table:table-cell table:formula="of:=0.5*[.ID12]*(([.ID5]-[.IC5])/([.ID1]-[.IC1]))^2" office:value-type="float" office:value="0.00127550344772282" calcext:value-type="float">
            <text:p>0.001275503447723</text:p>
          </table:table-cell>
          <table:table-cell table:formula="of:=0.5*[.IE12]*(([.IE5]-[.ID5])/([.IE1]-[.ID1]))^2" office:value-type="float" office:value="0.00561743994442957" calcext:value-type="float">
            <text:p>0.00561743994443</text:p>
          </table:table-cell>
          <table:table-cell table:formula="of:=0.5*[.IF12]*(([.IF5]-[.IE5])/([.IF1]-[.IE1]))^2" office:value-type="float" office:value="0.000104231009010911" calcext:value-type="float">
            <text:p>0.000104231009011</text:p>
          </table:table-cell>
          <table:table-cell table:formula="of:=0.5*[.IG12]*(([.IG5]-[.IF5])/([.IG1]-[.IF1]))^2" office:value-type="float" office:value="0.01451645658221" calcext:value-type="float">
            <text:p>0.01451645658221</text:p>
          </table:table-cell>
          <table:table-cell table:formula="of:=0.5*[.IH12]*(([.IH5]-[.IG5])/([.IH1]-[.IG1]))^2" office:value-type="float" office:value="0.0814598210537068" calcext:value-type="float">
            <text:p>0.081459821053707</text:p>
          </table:table-cell>
          <table:table-cell table:formula="of:=0.5*[.II12]*(([.II5]-[.IH5])/([.II1]-[.IH1]))^2" office:value-type="float" office:value="0.021134680512322" calcext:value-type="float">
            <text:p>0.021134680512322</text:p>
          </table:table-cell>
          <table:table-cell table:formula="of:=0.5*[.IJ12]*(([.IJ5]-[.II5])/([.IJ1]-[.II1]))^2" office:value-type="float" office:value="0.0426485335976133" calcext:value-type="float">
            <text:p>0.042648533597613</text:p>
          </table:table-cell>
          <table:table-cell table:formula="of:=0.5*[.IK12]*(([.IK5]-[.IJ5])/([.IK1]-[.IJ1]))^2" office:value-type="float" office:value="0.0340387169597416" calcext:value-type="float">
            <text:p>0.034038716959742</text:p>
          </table:table-cell>
          <table:table-cell table:formula="of:=0.5*[.IL12]*(([.IL5]-[.IK5])/([.IL1]-[.IK1]))^2" office:value-type="float" office:value="0.0515736698996562" calcext:value-type="float">
            <text:p>0.051573669899656</text:p>
          </table:table-cell>
          <table:table-cell table:formula="of:=0.5*[.IM12]*(([.IM5]-[.IL5])/([.IM1]-[.IL1]))^2" office:value-type="float" office:value="0.0481519923478773" calcext:value-type="float">
            <text:p>0.048151992347877</text:p>
          </table:table-cell>
          <table:table-cell table:formula="of:=0.5*[.IN12]*(([.IN5]-[.IM5])/([.IN1]-[.IM1]))^2" office:value-type="float" office:value="0.0182697593744383" calcext:value-type="float">
            <text:p>0.018269759374438</text:p>
          </table:table-cell>
          <table:table-cell table:formula="of:=0.5*[.IO12]*(([.IO5]-[.IN5])/([.IO1]-[.IN1]))^2" office:value-type="float" office:value="0.000980031890691364" calcext:value-type="float">
            <text:p>0.000980031890691</text:p>
          </table:table-cell>
          <table:table-cell table:formula="of:=0.5*[.IP12]*(([.IP5]-[.IO5])/([.IP1]-[.IO1]))^2" office:value-type="float" office:value="0.00279763383053853" calcext:value-type="float">
            <text:p>0.002797633830539</text:p>
          </table:table-cell>
          <table:table-cell table:formula="of:=0.5*[.IQ12]*(([.IQ5]-[.IP5])/([.IQ1]-[.IP1]))^2" office:value-type="float" office:value="0.00108063784588884" calcext:value-type="float">
            <text:p>0.001080637845889</text:p>
          </table:table-cell>
          <table:table-cell table:formula="of:=0.5*[.IR12]*(([.IR5]-[.IQ5])/([.IR1]-[.IQ1]))^2" office:value-type="float" office:value="0.000161777644567145" calcext:value-type="float">
            <text:p>0.000161777644567</text:p>
          </table:table-cell>
          <table:table-cell table:formula="of:=0.5*[.IS12]*(([.IS5]-[.IR5])/([.IS1]-[.IR1]))^2" office:value-type="float" office:value="0.00210247055146722" calcext:value-type="float">
            <text:p>0.002102470551467</text:p>
          </table:table-cell>
          <table:table-cell table:formula="of:=0.5*[.IT12]*(([.IT5]-[.IS5])/([.IT1]-[.IS1]))^2" office:value-type="float" office:value="0.0898380886215005" calcext:value-type="float">
            <text:p>0.089838088621501</text:p>
          </table:table-cell>
          <table:table-cell table:formula="of:=0.5*[.IU12]*(([.IU5]-[.IT5])/([.IU1]-[.IT1]))^2" office:value-type="float" office:value="0.00344053853459312" calcext:value-type="float">
            <text:p>0.003440538534593</text:p>
          </table:table-cell>
          <table:table-cell table:formula="of:=0.5*[.IV12]*(([.IV5]-[.IU5])/([.IV1]-[.IU1]))^2" office:value-type="float" office:value="0.00115475603691777" calcext:value-type="float">
            <text:p>0.001154756036918</text:p>
          </table:table-cell>
          <table:table-cell table:formula="of:=0.5*[.IW12]*(([.IW5]-[.IV5])/([.IW1]-[.IV1]))^2" office:value-type="float" office:value="0.0000703318052314917" calcext:value-type="float">
            <text:p>7.03318052314917E-05</text:p>
          </table:table-cell>
          <table:table-cell table:formula="of:=0.5*[.IX12]*(([.IX5]-[.IW5])/([.IX1]-[.IW1]))^2" office:value-type="float" office:value="0.000119895570556928" calcext:value-type="float">
            <text:p>0.000119895570557</text:p>
          </table:table-cell>
          <table:table-cell table:formula="of:=0.5*[.IY12]*(([.IY5]-[.IX5])/([.IY1]-[.IX1]))^2" office:value-type="float" office:value="0.00263092255051903" calcext:value-type="float">
            <text:p>0.002630922550519</text:p>
          </table:table-cell>
          <table:table-cell table:formula="of:=0.5*[.IZ12]*(([.IZ5]-[.IY5])/([.IZ1]-[.IY1]))^2" office:value-type="float" office:value="0.00267855820566176" calcext:value-type="float">
            <text:p>0.002678558205662</text:p>
          </table:table-cell>
          <table:table-cell table:formula="of:=0.5*[.JA12]*(([.JA5]-[.IZ5])/([.JA1]-[.IZ1]))^2" office:value-type="float" office:value="0.00263887445261635" calcext:value-type="float">
            <text:p>0.002638874452616</text:p>
          </table:table-cell>
          <table:table-cell table:formula="of:=0.5*[.JB12]*(([.JB5]-[.JA5])/([.JB1]-[.JA1]))^2" office:value-type="float" office:value="0.00328646561817455" calcext:value-type="float">
            <text:p>0.003286465618175</text:p>
          </table:table-cell>
          <table:table-cell table:formula="of:=0.5*[.JC12]*(([.JC5]-[.JB5])/([.JC1]-[.JB1]))^2" office:value-type="float" office:value="0.0000195354956864212" calcext:value-type="float">
            <text:p>1.95354956864212E-05</text:p>
          </table:table-cell>
          <table:table-cell table:formula="of:=0.5*[.JD12]*(([.JD5]-[.JC5])/([.JD1]-[.JC1]))^2" office:value-type="float" office:value="0.0013357458557568" calcext:value-type="float">
            <text:p>0.001335745855757</text:p>
          </table:table-cell>
          <table:table-cell table:formula="of:=0.5*[.JE12]*(([.JE5]-[.JD5])/([.JE1]-[.JD1]))^2" office:value-type="float" office:value="0.000491056044022709" calcext:value-type="float">
            <text:p>0.000491056044023</text:p>
          </table:table-cell>
          <table:table-cell table:formula="of:=0.5*[.JF12]*(([.JF5]-[.JE5])/([.JF1]-[.JE1]))^2" office:value-type="float" office:value="0.00072471252288571" calcext:value-type="float">
            <text:p>0.000724712522886</text:p>
          </table:table-cell>
          <table:table-cell table:formula="of:=0.5*[.JG12]*(([.JG5]-[.JF5])/([.JG1]-[.JF1]))^2" office:value-type="float" office:value="0.000207277560233238" calcext:value-type="float">
            <text:p>0.000207277560233</text:p>
          </table:table-cell>
          <table:table-cell table:formula="of:=0.5*[.JH12]*(([.JH5]-[.JG5])/([.JH1]-[.JG1]))^2" office:value-type="float" office:value="0.000194594652084878" calcext:value-type="float">
            <text:p>0.000194594652085</text:p>
          </table:table-cell>
          <table:table-cell table:formula="of:=0.5*[.JI12]*(([.JI5]-[.JH5])/([.JI1]-[.JH1]))^2" office:value-type="float" office:value="0.000091800795551087" calcext:value-type="float">
            <text:p>9.1800795551087E-05</text:p>
          </table:table-cell>
          <table:table-cell table:formula="of:=0.5*[.JJ12]*(([.JJ5]-[.JI5])/([.JJ1]-[.JI1]))^2" office:value-type="float" office:value="0.0000104456080317652" calcext:value-type="float">
            <text:p>1.04456080317652E-05</text:p>
          </table:table-cell>
          <table:table-cell table:formula="of:=0.5*[.JK12]*(([.JK5]-[.JJ5])/([.JK1]-[.JJ1]))^2" office:value-type="float" office:value="0.0000281128179055277" calcext:value-type="float">
            <text:p>2.81128179055277E-05</text:p>
          </table:table-cell>
          <table:table-cell table:formula="of:=0.5*[.JL12]*(([.JL5]-[.JK5])/([.JL1]-[.JK1]))^2" office:value-type="float" office:value="0.0000516309262147947" calcext:value-type="float">
            <text:p>5.16309262147947E-05</text:p>
          </table:table-cell>
          <table:table-cell table:formula="of:=0.5*[.JM12]*(([.JM5]-[.JL5])/([.JM1]-[.JL1]))^2" office:value-type="float" office:value="0.000185146603192671" calcext:value-type="float">
            <text:p>0.000185146603193</text:p>
          </table:table-cell>
          <table:table-cell table:formula="of:=0.5*[.JN12]*(([.JN5]-[.JM5])/([.JN1]-[.JM1]))^2" office:value-type="float" office:value="0.0000571003493461174" calcext:value-type="float">
            <text:p>5.71003493461174E-05</text:p>
          </table:table-cell>
          <table:table-cell table:formula="of:=0.5*[.JO12]*(([.JO5]-[.JN5])/([.JO1]-[.JN1]))^2" office:value-type="float" office:value="0.0000352093193619925" calcext:value-type="float">
            <text:p>3.52093193619925E-05</text:p>
          </table:table-cell>
          <table:table-cell table:formula="of:=0.5*[.JP12]*(([.JP5]-[.JO5])/([.JP1]-[.JO1]))^2" office:value-type="float" office:value="0.0000767415229526126" calcext:value-type="float">
            <text:p>7.67415229526126E-05</text:p>
          </table:table-cell>
          <table:table-cell table:formula="of:=0.5*[.JQ12]*(([.JQ5]-[.JP5])/([.JQ1]-[.JP1]))^2" office:value-type="float" office:value="0.0000537433969346049" calcext:value-type="float">
            <text:p>5.37433969346049E-05</text:p>
          </table:table-cell>
          <table:table-cell table:formula="of:=0.5*[.JR12]*(([.JR5]-[.JQ5])/([.JR1]-[.JQ1]))^2" office:value-type="float" office:value="0.0000301565517362321" calcext:value-type="float">
            <text:p>3.01565517362321E-05</text:p>
          </table:table-cell>
          <table:table-cell table:formula="of:=0.5*[.JS12]*(([.JS5]-[.JR5])/([.JS1]-[.JR1]))^2" office:value-type="float" office:value="0.00000098824203120421" calcext:value-type="float">
            <text:p>9.8824203120421E-07</text:p>
          </table:table-cell>
          <table:table-cell table:formula="of:=0.5*[.JT12]*(([.JT5]-[.JS5])/([.JT1]-[.JS1]))^2" office:value-type="float" office:value="0.0000000511249413763944" calcext:value-type="float">
            <text:p>5.11249413763944E-08</text:p>
          </table:table-cell>
          <table:table-cell table:formula="of:=0.5*[.JU12]*(([.JU5]-[.JT5])/([.JU1]-[.JT1]))^2" office:value-type="float" office:value="0.00000000117364910980164" calcext:value-type="float">
            <text:p>1.17364910980164E-09</text:p>
          </table:table-cell>
          <table:table-cell table:formula="of:=0.5*[.JV12]*(([.JV5]-[.JU5])/([.JV1]-[.JU1]))^2" office:value-type="float" office:value="0.000000343979575887951" calcext:value-type="float">
            <text:p>3.43979575887951E-07</text:p>
          </table:table-cell>
          <table:table-cell table:formula="of:=0.5*[.JW12]*(([.JW5]-[.JV5])/([.JW1]-[.JV1]))^2" office:value-type="float" office:value="0.0000000529350471301599" calcext:value-type="float">
            <text:p>5.29350471301599E-08</text:p>
          </table:table-cell>
          <table:table-cell table:formula="of:=0.5*[.JX12]*(([.JX5]-[.JW5])/([.JX1]-[.JW1]))^2" office:value-type="float" office:value="0.00000352441722513683" calcext:value-type="float">
            <text:p>3.52441722513683E-06</text:p>
          </table:table-cell>
          <table:table-cell table:formula="of:=0.5*[.JY12]*(([.JY5]-[.JX5])/([.JY1]-[.JX1]))^2" office:value-type="float" office:value="0.0000010901937486183" calcext:value-type="float">
            <text:p>1.0901937486183E-06</text:p>
          </table:table-cell>
          <table:table-cell table:formula="of:=0.5*[.JZ12]*(([.JZ5]-[.JY5])/([.JZ1]-[.JY1]))^2" office:value-type="float" office:value="0.0000000981632485071163" calcext:value-type="float">
            <text:p>9.81632485071163E-08</text:p>
          </table:table-cell>
          <table:table-cell table:formula="of:=0.5*[.KA12]*(([.KA5]-[.JZ5])/([.KA1]-[.JZ1]))^2" office:value-type="float" office:value="0.00000000709309405741832" calcext:value-type="float">
            <text:p>7.09309405741832E-09</text:p>
          </table:table-cell>
          <table:table-cell table:formula="of:=0.5*[.KB12]*(([.KB5]-[.KA5])/([.KB1]-[.KA1]))^2" office:value-type="float" office:value="0.00000043926521209924" calcext:value-type="float">
            <text:p>4.3926521209924E-07</text:p>
          </table:table-cell>
          <table:table-cell table:formula="of:=0.5*[.KC12]*(([.KC5]-[.KB5])/([.KC1]-[.KB1]))^2" office:value-type="float" office:value="0.00000386952209277764" calcext:value-type="float">
            <text:p>3.86952209277764E-06</text:p>
          </table:table-cell>
          <table:table-cell table:formula="of:=0.5*[.KD12]*(([.KD5]-[.KC5])/([.KD1]-[.KC1]))^2" office:value-type="float" office:value="0.00000553764304890261" calcext:value-type="float">
            <text:p>5.53764304890261E-06</text:p>
          </table:table-cell>
          <table:table-cell table:formula="of:=0.5*[.KE12]*(([.KE5]-[.KD5])/([.KE1]-[.KD1]))^2" office:value-type="float" office:value="0.00000437197541409278" calcext:value-type="float">
            <text:p>4.37197541409278E-06</text:p>
          </table:table-cell>
          <table:table-cell table:formula="of:=0.5*[.KF12]*(([.KF5]-[.KE5])/([.KF1]-[.KE1]))^2" office:value-type="float" office:value="0.00000304419476078963" calcext:value-type="float">
            <text:p>3.04419476078963E-06</text:p>
          </table:table-cell>
          <table:table-cell table:formula="of:=0.5*[.KG12]*(([.KG5]-[.KF5])/([.KG1]-[.KF1]))^2" office:value-type="float" office:value="0.00000791520436900522" calcext:value-type="float">
            <text:p>7.91520436900522E-06</text:p>
          </table:table-cell>
          <table:table-cell table:formula="of:=0.5*[.KH12]*(([.KH5]-[.KG5])/([.KH1]-[.KG1]))^2" office:value-type="float" office:value="0.000000481153373137149" calcext:value-type="float">
            <text:p>4.81153373137149E-07</text:p>
          </table:table-cell>
          <table:table-cell table:formula="of:=0.5*[.KI12]*(([.KI5]-[.KH5])/([.KI1]-[.KH1]))^2" office:value-type="float" office:value="0.00000920824976175844" calcext:value-type="float">
            <text:p>9.20824976175844E-06</text:p>
          </table:table-cell>
          <table:table-cell table:formula="of:=0.5*[.KJ12]*(([.KJ5]-[.KI5])/([.KJ1]-[.KI1]))^2" office:value-type="float" office:value="0.0000441734350962805" calcext:value-type="float">
            <text:p>4.41734350962805E-05</text:p>
          </table:table-cell>
          <table:table-cell table:formula="of:=0.5*[.KK12]*(([.KK5]-[.KJ5])/([.KK1]-[.KJ1]))^2" office:value-type="float" office:value="0.0000000281167620092159" calcext:value-type="float">
            <text:p>2.81167620092159E-08</text:p>
          </table:table-cell>
          <table:table-cell table:formula="of:=0.5*[.KL12]*(([.KL5]-[.KK5])/([.KL1]-[.KK1]))^2" office:value-type="float" office:value="0.00000386174197911423" calcext:value-type="float">
            <text:p>3.86174197911423E-06</text:p>
          </table:table-cell>
          <table:table-cell table:formula="of:=0.5*[.KM12]*(([.KM5]-[.KL5])/([.KM1]-[.KL1]))^2" office:value-type="float" office:value="0.000000050427421145001" calcext:value-type="float">
            <text:p>5.0427421145001E-08</text:p>
          </table:table-cell>
          <table:table-cell table:formula="of:=0.5*[.KN12]*(([.KN5]-[.KM5])/([.KN1]-[.KM1]))^2" office:value-type="float" office:value="0.000000353446671623714" calcext:value-type="float">
            <text:p>3.53446671623714E-07</text:p>
          </table:table-cell>
          <table:table-cell table:formula="of:=0.5*[.KO12]*(([.KO5]-[.KN5])/([.KO1]-[.KN1]))^2" office:value-type="float" office:value="0.0000053276511760907" calcext:value-type="float">
            <text:p>5.3276511760907E-06</text:p>
          </table:table-cell>
          <table:table-cell table:formula="of:=0.5*[.KP12]*(([.KP5]-[.KO5])/([.KP1]-[.KO1]))^2" office:value-type="float" office:value="0.0000167510244732123" calcext:value-type="float">
            <text:p>1.67510244732123E-05</text:p>
          </table:table-cell>
          <table:table-cell table:formula="of:=0.5*[.KQ12]*(([.KQ5]-[.KP5])/([.KQ1]-[.KP1]))^2" office:value-type="float" office:value="0.0000076604077673241" calcext:value-type="float">
            <text:p>7.6604077673241E-06</text:p>
          </table:table-cell>
          <table:table-cell table:formula="of:=0.5*[.KR12]*(([.KR5]-[.KQ5])/([.KR1]-[.KQ1]))^2" office:value-type="float" office:value="0.00000493365227730751" calcext:value-type="float">
            <text:p>4.93365227730751E-06</text:p>
          </table:table-cell>
          <table:table-cell table:formula="of:=0.5*[.KS12]*(([.KS5]-[.KR5])/([.KS1]-[.KR1]))^2" office:value-type="float" office:value="0.0000145089808106872" calcext:value-type="float">
            <text:p>1.45089808106872E-05</text:p>
          </table:table-cell>
          <table:table-cell table:formula="of:=0.5*[.KT12]*(([.KT5]-[.KS5])/([.KT1]-[.KS1]))^2" office:value-type="float" office:value="0.00000374372638824943" calcext:value-type="float">
            <text:p>3.74372638824943E-06</text:p>
          </table:table-cell>
          <table:table-cell table:formula="of:=0.5*[.KU12]*(([.KU5]-[.KT5])/([.KU1]-[.KT1]))^2" office:value-type="float" office:value="0.0000253079337508841" calcext:value-type="float">
            <text:p>2.53079337508841E-05</text:p>
          </table:table-cell>
          <table:table-cell table:formula="of:=0.5*[.KV12]*(([.KV5]-[.KU5])/([.KV1]-[.KU1]))^2" office:value-type="float" office:value="0.0000297057908036915" calcext:value-type="float">
            <text:p>2.97057908036915E-05</text:p>
          </table:table-cell>
          <table:table-cell table:formula="of:=0.5*[.KW12]*(([.KW5]-[.KV5])/([.KW1]-[.KV1]))^2" office:value-type="float" office:value="0.000000185944703001297" calcext:value-type="float">
            <text:p>1.85944703001297E-07</text:p>
          </table:table-cell>
          <table:table-cell table:formula="of:=0.5*[.KX12]*(([.KX5]-[.KW5])/([.KX1]-[.KW1]))^2" office:value-type="float" office:value="0.0000000311528146298741" calcext:value-type="float">
            <text:p>3.11528146298741E-08</text:p>
          </table:table-cell>
          <table:table-cell table:formula="of:=0.5*[.KY12]*(([.KY5]-[.KX5])/([.KY1]-[.KX1]))^2" office:value-type="float" office:value="0.000000555390764927922" calcext:value-type="float">
            <text:p>5.55390764927922E-07</text:p>
          </table:table-cell>
          <table:table-cell table:formula="of:=0.5*[.KZ12]*(([.KZ5]-[.KY5])/([.KZ1]-[.KY1]))^2" office:value-type="float" office:value="0.000000587397164461925" calcext:value-type="float">
            <text:p>5.87397164461925E-07</text:p>
          </table:table-cell>
          <table:table-cell table:formula="of:=0.5*[.LA12]*(([.LA5]-[.KZ5])/([.LA1]-[.KZ1]))^2" office:value-type="float" office:value="0.00000340058724534492" calcext:value-type="float">
            <text:p>3.40058724534492E-06</text:p>
          </table:table-cell>
          <table:table-cell table:formula="of:=0.5*[.LB12]*(([.LB5]-[.LA5])/([.LB1]-[.LA1]))^2" office:value-type="float" office:value="0.000000242270282938012" calcext:value-type="float">
            <text:p>2.42270282938012E-07</text:p>
          </table:table-cell>
          <table:table-cell table:formula="of:=0.5*[.LC12]*(([.LC5]-[.LB5])/([.LC1]-[.LB1]))^2" office:value-type="float" office:value="0.00000130534027377658" calcext:value-type="float">
            <text:p>1.30534027377658E-06</text:p>
          </table:table-cell>
          <table:table-cell table:formula="of:=0.5*[.LD12]*(([.LD5]-[.LC5])/([.LD1]-[.LC1]))^2" office:value-type="float" office:value="0.0000160886743578165" calcext:value-type="float">
            <text:p>1.60886743578165E-05</text:p>
          </table:table-cell>
          <table:table-cell table:formula="of:=0.5*[.LE12]*(([.LE5]-[.LD5])/([.LE1]-[.LD1]))^2" office:value-type="float" office:value="0.00000363432484645666" calcext:value-type="float">
            <text:p>3.63432484645666E-06</text:p>
          </table:table-cell>
          <table:table-cell table:formula="of:=0.5*[.LF12]*(([.LF5]-[.LE5])/([.LF1]-[.LE1]))^2" office:value-type="float" office:value="0.00000579366565299033" calcext:value-type="float">
            <text:p>5.79366565299033E-06</text:p>
          </table:table-cell>
          <table:table-cell table:formula="of:=0.5*[.LG12]*(([.LG5]-[.LF5])/([.LG1]-[.LF1]))^2" office:value-type="float" office:value="0.00000622170499869029" calcext:value-type="float">
            <text:p>6.22170499869029E-06</text:p>
          </table:table-cell>
          <table:table-cell table:formula="of:=0.5*[.LH12]*(([.LH5]-[.LG5])/([.LH1]-[.LG1]))^2" office:value-type="float" office:value="0.0000000155667505474604" calcext:value-type="float">
            <text:p>1.55667505474604E-08</text:p>
          </table:table-cell>
          <table:table-cell table:formula="of:=0.5*[.LI12]*(([.LI5]-[.LH5])/([.LI1]-[.LH1]))^2" office:value-type="float" office:value="0.00000000557096141161648" calcext:value-type="float">
            <text:p>5.57096141161648E-09</text:p>
          </table:table-cell>
          <table:table-cell table:formula="of:=0.5*[.LJ12]*(([.LJ5]-[.LI5])/([.LJ1]-[.LI1]))^2" office:value-type="float" office:value="0.000000437318625694568" calcext:value-type="float">
            <text:p>4.37318625694568E-07</text:p>
          </table:table-cell>
          <table:table-cell table:formula="of:=0.5*[.LK12]*(([.LK5]-[.LJ5])/([.LK1]-[.LJ1]))^2" office:value-type="float" office:value="0.00000396042692047065" calcext:value-type="float">
            <text:p>3.96042692047065E-06</text:p>
          </table:table-cell>
          <table:table-cell table:formula="of:=0.5*[.LL12]*(([.LL5]-[.LK5])/([.LL1]-[.LK1]))^2" office:value-type="float" office:value="0.00000106644548739362" calcext:value-type="float">
            <text:p>1.06644548739362E-06</text:p>
          </table:table-cell>
          <table:table-cell table:formula="of:=0.5*[.LM12]*(([.LM5]-[.LL5])/([.LM1]-[.LL1]))^2" office:value-type="float" office:value="0.000000505833523670877" calcext:value-type="float">
            <text:p>5.05833523670877E-07</text:p>
          </table:table-cell>
          <table:table-cell table:formula="of:=0.5*[.LN12]*(([.LN5]-[.LM5])/([.LN1]-[.LM1]))^2" office:value-type="float" office:value="0.00000047819387424049" calcext:value-type="float">
            <text:p>4.7819387424049E-07</text:p>
          </table:table-cell>
          <table:table-cell table:formula="of:=0.5*[.LO12]*(([.LO5]-[.LN5])/([.LO1]-[.LN1]))^2" office:value-type="float" office:value="0.00000000313745822342235" calcext:value-type="float">
            <text:p>3.13745822342235E-09</text:p>
          </table:table-cell>
          <table:table-cell table:formula="of:=0.5*[.LP12]*(([.LP5]-[.LO5])/([.LP1]-[.LO1]))^2" office:value-type="float" office:value="0.000000375353112676257" calcext:value-type="float">
            <text:p>3.75353112676257E-07</text:p>
          </table:table-cell>
          <table:table-cell table:formula="of:=0.5*[.LQ12]*(([.LQ5]-[.LP5])/([.LQ1]-[.LP1]))^2" office:value-type="float" office:value="0.00000221901598974841" calcext:value-type="float">
            <text:p>2.21901598974841E-06</text:p>
          </table:table-cell>
          <table:table-cell table:formula="of:=0.5*[.LR12]*(([.LR5]-[.LQ5])/([.LR1]-[.LQ1]))^2" office:value-type="float" office:value="0.0000033235649162186" calcext:value-type="float">
            <text:p>3.3235649162186E-06</text:p>
          </table:table-cell>
          <table:table-cell table:formula="of:=0.5*[.LS12]*(([.LS5]-[.LR5])/([.LS1]-[.LR1]))^2" office:value-type="float" office:value="0.000000236554949165609" calcext:value-type="float">
            <text:p>2.36554949165609E-07</text:p>
          </table:table-cell>
          <table:table-cell table:formula="of:=0.5*[.LT12]*(([.LT5]-[.LS5])/([.LT1]-[.LS1]))^2" office:value-type="float" office:value="0.0000001649350489967" calcext:value-type="float">
            <text:p>1.649350489967E-07</text:p>
          </table:table-cell>
          <table:table-cell table:formula="of:=0.5*[.LU12]*(([.LU5]-[.LT5])/([.LU1]-[.LT1]))^2" office:value-type="float" office:value="0.0000000122957087736446" calcext:value-type="float">
            <text:p>1.22957087736446E-08</text:p>
          </table:table-cell>
          <table:table-cell table:formula="of:=0.5*[.LV12]*(([.LV5]-[.LU5])/([.LV1]-[.LU1]))^2" office:value-type="float" office:value="0.000000714079048377301" calcext:value-type="float">
            <text:p>7.14079048377301E-07</text:p>
          </table:table-cell>
          <table:table-cell table:formula="of:=0.5*[.LW12]*(([.LW5]-[.LV5])/([.LW1]-[.LV1]))^2" office:value-type="float" office:value="0.0000000197825000716859" calcext:value-type="float">
            <text:p>1.97825000716859E-08</text:p>
          </table:table-cell>
          <table:table-cell table:formula="of:=0.5*[.LX12]*(([.LX5]-[.LW5])/([.LX1]-[.LW1]))^2" office:value-type="float" office:value="0.000000100428022916991" calcext:value-type="float">
            <text:p>1.00428022916991E-07</text:p>
          </table:table-cell>
          <table:table-cell table:formula="of:=0.5*[.LY12]*(([.LY5]-[.LX5])/([.LY1]-[.LX1]))^2" office:value-type="float" office:value="0.00000000569942008679819" calcext:value-type="float">
            <text:p>5.69942008679819E-09</text:p>
          </table:table-cell>
          <table:table-cell table:formula="of:=0.5*[.LZ12]*(([.LZ5]-[.LY5])/([.LZ1]-[.LY1]))^2" office:value-type="float" office:value="0.00000417939929245099" calcext:value-type="float">
            <text:p>4.17939929245099E-06</text:p>
          </table:table-cell>
          <table:table-cell table:formula="of:=0.5*[.MA12]*(([.MA5]-[.LZ5])/([.MA1]-[.LZ1]))^2" office:value-type="float" office:value="0.0000186305221003304" calcext:value-type="float">
            <text:p>1.86305221003304E-05</text:p>
          </table:table-cell>
          <table:table-cell table:formula="of:=0.5*[.MB12]*(([.MB5]-[.MA5])/([.MB1]-[.MA1]))^2" office:value-type="float" office:value="0.00000176844836618565" calcext:value-type="float">
            <text:p>1.76844836618565E-06</text:p>
          </table:table-cell>
          <table:table-cell table:formula="of:=0.5*[.MC12]*(([.MC5]-[.MB5])/([.MC1]-[.MB1]))^2" office:value-type="float" office:value="0.000000245949985630776" calcext:value-type="float">
            <text:p>2.45949985630776E-07</text:p>
          </table:table-cell>
          <table:table-cell table:formula="of:=0.5*[.MD12]*(([.MD5]-[.MC5])/([.MD1]-[.MC1]))^2" office:value-type="float" office:value="0.000000534627263707485" calcext:value-type="float">
            <text:p>5.34627263707485E-07</text:p>
          </table:table-cell>
          <table:table-cell table:formula="of:=0.5*[.ME12]*(([.ME5]-[.MD5])/([.ME1]-[.MD1]))^2" office:value-type="float" office:value="0.000000190752805661417" calcext:value-type="float">
            <text:p>1.90752805661417E-07</text:p>
          </table:table-cell>
          <table:table-cell table:formula="of:=0.5*[.MF12]*(([.MF5]-[.ME5])/([.MF1]-[.ME1]))^2" office:value-type="float" office:value="0.000000364607887463974" calcext:value-type="float">
            <text:p>3.64607887463974E-07</text:p>
          </table:table-cell>
          <table:table-cell table:formula="of:=0.5*[.MG12]*(([.MG5]-[.MF5])/([.MG1]-[.MF1]))^2" office:value-type="float" office:value="0.000000447025943540325" calcext:value-type="float">
            <text:p>4.47025943540325E-07</text:p>
          </table:table-cell>
          <table:table-cell table:formula="of:=0.5*[.MH12]*(([.MH5]-[.MG5])/([.MH1]-[.MG1]))^2" office:value-type="float" office:value="0.0000172565515400216" calcext:value-type="float">
            <text:p>1.72565515400216E-05</text:p>
          </table:table-cell>
          <table:table-cell table:formula="of:=0.5*[.MI12]*(([.MI5]-[.MH5])/([.MI1]-[.MH1]))^2" office:value-type="float" office:value="0.000000189802304681146" calcext:value-type="float">
            <text:p>1.89802304681146E-07</text:p>
          </table:table-cell>
          <table:table-cell table:formula="of:=0.5*[.MJ12]*(([.MJ5]-[.MI5])/([.MJ1]-[.MI1]))^2" office:value-type="float" office:value="0.00000165171668940111" calcext:value-type="float">
            <text:p>1.65171668940111E-06</text:p>
          </table:table-cell>
          <table:table-cell table:formula="of:=0.5*[.MK12]*(([.MK5]-[.MJ5])/([.MK1]-[.MJ1]))^2" office:value-type="float" office:value="0.00000076329751329389" calcext:value-type="float">
            <text:p>7.6329751329389E-07</text:p>
          </table:table-cell>
          <table:table-cell table:formula="of:=0.5*[.ML12]*(([.ML5]-[.MK5])/([.ML1]-[.MK1]))^2" office:value-type="float" office:value="0.00000000989566034748667" calcext:value-type="float">
            <text:p>9.89566034748667E-09</text:p>
          </table:table-cell>
          <table:table-cell table:formula="of:=0.5*[.MM12]*(([.MM5]-[.ML5])/([.MM1]-[.ML1]))^2" office:value-type="float" office:value="0.00000035619261440973" calcext:value-type="float">
            <text:p>3.5619261440973E-07</text:p>
          </table:table-cell>
          <table:table-cell table:formula="of:=0.5*[.MN12]*(([.MN5]-[.MM5])/([.MN1]-[.MM1]))^2" office:value-type="float" office:value="0.000000728486399714514" calcext:value-type="float">
            <text:p>7.28486399714514E-07</text:p>
          </table:table-cell>
          <table:table-cell table:formula="of:=0.5*[.MO12]*(([.MO5]-[.MN5])/([.MO1]-[.MN1]))^2" office:value-type="float" office:value="0.0000121861069924125" calcext:value-type="float">
            <text:p>1.21861069924125E-05</text:p>
          </table:table-cell>
          <table:table-cell table:formula="of:=0.5*[.MP12]*(([.MP5]-[.MO5])/([.MP1]-[.MO1]))^2" office:value-type="float" office:value="0.0000066466451568579" calcext:value-type="float">
            <text:p>6.6466451568579E-06</text:p>
          </table:table-cell>
          <table:table-cell table:formula="of:=0.5*[.MQ12]*(([.MQ5]-[.MP5])/([.MQ1]-[.MP1]))^2" office:value-type="float" office:value="0.00000058829549040628" calcext:value-type="float">
            <text:p>5.8829549040628E-07</text:p>
          </table:table-cell>
          <table:table-cell table:formula="of:=0.5*[.MR12]*(([.MR5]-[.MQ5])/([.MR1]-[.MQ1]))^2" office:value-type="float" office:value="0.000000592247913456163" calcext:value-type="float">
            <text:p>5.92247913456163E-07</text:p>
          </table:table-cell>
          <table:table-cell table:formula="of:=0.5*[.MS12]*(([.MS5]-[.MR5])/([.MS1]-[.MR1]))^2" office:value-type="float" office:value="0.00000308608248224007" calcext:value-type="float">
            <text:p>3.08608248224007E-06</text:p>
          </table:table-cell>
          <table:table-cell table:formula="of:=0.5*[.MT12]*(([.MT5]-[.MS5])/([.MT1]-[.MS1]))^2" office:value-type="float" office:value="0.0000000372059388619822" calcext:value-type="float">
            <text:p>3.72059388619822E-08</text:p>
          </table:table-cell>
          <table:table-cell table:formula="of:=0.5*[.MU12]*(([.MU5]-[.MT5])/([.MU1]-[.MT1]))^2" office:value-type="float" office:value="0.0000066165782905874" calcext:value-type="float">
            <text:p>6.6165782905874E-06</text:p>
          </table:table-cell>
          <table:table-cell table:formula="of:=0.5*[.MV12]*(([.MV5]-[.MU5])/([.MV1]-[.MU1]))^2" office:value-type="float" office:value="0.0000524096525578439" calcext:value-type="float">
            <text:p>5.24096525578439E-05</text:p>
          </table:table-cell>
          <table:table-cell table:formula="of:=0.5*[.MW12]*(([.MW5]-[.MV5])/([.MW1]-[.MV1]))^2" office:value-type="string" office:string-value="" calcext:value-type="error">
            <text:p>#DIV/0!</text:p>
          </table:table-cell>
          <table:table-cell table:formula="of:=0.5*[.MX12]*(([.MX5]-[.MW5])/([.MX1]-[.MW1]))^2" office:value-type="string" office:string-value="" calcext:value-type="error">
            <text:p>#DIV/0!</text:p>
          </table:table-cell>
          <table:table-cell table:formula="of:=0.5*[.MY12]*(([.MY5]-[.MX5])/([.MY1]-[.MX1]))^2" office:value-type="string" office:string-value="" calcext:value-type="error">
            <text:p>#DIV/0!</text:p>
          </table:table-cell>
          <table:table-cell table:formula="of:=0.5*[.MZ12]*(([.MZ5]-[.MY5])/([.MZ1]-[.MY1]))^2" office:value-type="string" office:string-value="" calcext:value-type="error">
            <text:p>#DIV/0!</text:p>
          </table:table-cell>
          <table:table-cell table:formula="of:=0.5*[.NA12]*(([.NA5]-[.MZ5])/([.NA1]-[.MZ1]))^2" office:value-type="string" office:string-value="" calcext:value-type="error">
            <text:p>#DIV/0!</text:p>
          </table:table-cell>
          <table:table-cell table:formula="of:=0.5*[.NB12]*(([.NB5]-[.NA5])/([.NB1]-[.NA1]))^2" office:value-type="string" office:string-value="" calcext:value-type="error">
            <text:p>#DIV/0!</text:p>
          </table:table-cell>
          <table:table-cell table:formula="of:=0.5*[.NC12]*(([.NC5]-[.NB5])/([.NC1]-[.NB1]))^2" office:value-type="string" office:string-value="" calcext:value-type="error">
            <text:p>#DIV/0!</text:p>
          </table:table-cell>
          <table:table-cell table:formula="of:=0.5*[.ND12]*(([.ND5]-[.NC5])/([.ND1]-[.NC1]))^2" office:value-type="string" office:string-value="" calcext:value-type="error">
            <text:p>#DIV/0!</text:p>
          </table:table-cell>
          <table:table-cell table:formula="of:=0.5*[.NE12]*(([.NE5]-[.ND5])/([.NE1]-[.ND1]))^2" office:value-type="string" office:string-value="" calcext:value-type="error">
            <text:p>#DIV/0!</text:p>
          </table:table-cell>
          <table:table-cell table:formula="of:=0.5*[.NF12]*(([.NF5]-[.NE5])/([.NF1]-[.NE1]))^2" office:value-type="string" office:string-value="" calcext:value-type="error">
            <text:p>#DIV/0!</text:p>
          </table:table-cell>
          <table:table-cell table:formula="of:=0.5*[.NG12]*(([.NG5]-[.NF5])/([.NG1]-[.NF1]))^2" office:value-type="string" office:string-value="" calcext:value-type="error">
            <text:p>#DIV/0!</text:p>
          </table:table-cell>
          <table:table-cell table:formula="of:=0.5*[.NH12]*(([.NH5]-[.NG5])/([.NH1]-[.NG1]))^2" office:value-type="string" office:string-value="" calcext:value-type="error">
            <text:p>#DIV/0!</text:p>
          </table:table-cell>
          <table:table-cell table:formula="of:=0.5*[.NI12]*(([.NI5]-[.NH5])/([.NI1]-[.NH1]))^2" office:value-type="string" office:string-value="" calcext:value-type="error">
            <text:p>#DIV/0!</text:p>
          </table:table-cell>
          <table:table-cell table:formula="of:=0.5*[.NJ12]*(([.NJ5]-[.NI5])/([.NJ1]-[.NI1]))^2" office:value-type="string" office:string-value="" calcext:value-type="error">
            <text:p>#DIV/0!</text:p>
          </table:table-cell>
          <table:table-cell table:formula="of:=0.5*[.NK12]*(([.NK5]-[.NJ5])/([.NK1]-[.NJ1]))^2" office:value-type="string" office:string-value="" calcext:value-type="error">
            <text:p>#DIV/0!</text:p>
          </table:table-cell>
          <table:table-cell table:formula="of:=0.5*[.NL12]*(([.NL5]-[.NK5])/([.NL1]-[.NK1]))^2" office:value-type="string" office:string-value="" calcext:value-type="error">
            <text:p>#DIV/0!</text:p>
          </table:table-cell>
          <table:table-cell table:formula="of:=0.5*[.NM12]*(([.NM5]-[.NL5])/([.NM1]-[.NL1]))^2" office:value-type="string" office:string-value="" calcext:value-type="error">
            <text:p>#DIV/0!</text:p>
          </table:table-cell>
          <table:table-cell table:formula="of:=0.5*[.NN12]*(([.NN5]-[.NM5])/([.NN1]-[.NM1]))^2" office:value-type="string" office:string-value="" calcext:value-type="error">
            <text:p>#DIV/0!</text:p>
          </table:table-cell>
          <table:table-cell table:formula="of:=0.5*[.NO12]*(([.NO5]-[.NN5])/([.NO1]-[.NN1]))^2" office:value-type="string" office:string-value="" calcext:value-type="error">
            <text:p>#DIV/0!</text:p>
          </table:table-cell>
          <table:table-cell table:formula="of:=0.5*[.NP12]*(([.NP5]-[.NO5])/([.NP1]-[.NO1]))^2" office:value-type="string" office:string-value="" calcext:value-type="error">
            <text:p>#DIV/0!</text:p>
          </table:table-cell>
          <table:table-cell table:formula="of:=0.5*[.NQ12]*(([.NQ5]-[.NP5])/([.NQ1]-[.NP1]))^2" office:value-type="string" office:string-value="" calcext:value-type="error">
            <text:p>#DIV/0!</text:p>
          </table:table-cell>
          <table:table-cell table:formula="of:=0.5*[.NR12]*(([.NR5]-[.NQ5])/([.NR1]-[.NQ1]))^2" office:value-type="string" office:string-value="" calcext:value-type="error">
            <text:p>#DIV/0!</text:p>
          </table:table-cell>
          <table:table-cell table:formula="of:=0.5*[.NS12]*(([.NS5]-[.NR5])/([.NS1]-[.NR1]))^2" office:value-type="string" office:string-value="" calcext:value-type="error">
            <text:p>#DIV/0!</text:p>
          </table:table-cell>
          <table:table-cell table:formula="of:=0.5*[.NT12]*(([.NT5]-[.NS5])/([.NT1]-[.NS1]))^2" office:value-type="string" office:string-value="" calcext:value-type="error">
            <text:p>#DIV/0!</text:p>
          </table:table-cell>
          <table:table-cell table:formula="of:=0.5*[.NU12]*(([.NU5]-[.NT5])/([.NU1]-[.NT1]))^2" office:value-type="string" office:string-value="" calcext:value-type="error">
            <text:p>#DIV/0!</text:p>
          </table:table-cell>
          <table:table-cell table:formula="of:=0.5*[.NV12]*(([.NV5]-[.NU5])/([.NV1]-[.NU1]))^2" office:value-type="string" office:string-value="" calcext:value-type="error">
            <text:p>#DIV/0!</text:p>
          </table:table-cell>
          <table:table-cell table:formula="of:=0.5*[.NW12]*(([.NW5]-[.NV5])/([.NW1]-[.NV1]))^2" office:value-type="string" office:string-value="" calcext:value-type="error">
            <text:p>#DIV/0!</text:p>
          </table:table-cell>
          <table:table-cell table:formula="of:=0.5*[.NX12]*(([.NX5]-[.NW5])/([.NX1]-[.NW1]))^2" office:value-type="string" office:string-value="" calcext:value-type="error">
            <text:p>#DIV/0!</text:p>
          </table:table-cell>
          <table:table-cell table:formula="of:=0.5*[.NY12]*(([.NY5]-[.NX5])/([.NY1]-[.NX1]))^2" office:value-type="string" office:string-value="" calcext:value-type="error">
            <text:p>#DIV/0!</text:p>
          </table:table-cell>
          <table:table-cell table:formula="of:=0.5*[.NZ12]*(([.NZ5]-[.NY5])/([.NZ1]-[.NY1]))^2" office:value-type="string" office:string-value="" calcext:value-type="error">
            <text:p>#DIV/0!</text:p>
          </table:table-cell>
          <table:table-cell table:formula="of:=0.5*[.OA12]*(([.OA5]-[.NZ5])/([.OA1]-[.NZ1]))^2" office:value-type="string" office:string-value="" calcext:value-type="error">
            <text:p>#DIV/0!</text:p>
          </table:table-cell>
          <table:table-cell table:formula="of:=0.5*[.OB12]*(([.OB5]-[.OA5])/([.OB1]-[.OA1]))^2" office:value-type="string" office:string-value="" calcext:value-type="error">
            <text:p>#DIV/0!</text:p>
          </table:table-cell>
          <table:table-cell table:formula="of:=0.5*[.OC12]*(([.OC5]-[.OB5])/([.OC1]-[.OB1]))^2" office:value-type="string" office:string-value="" calcext:value-type="error">
            <text:p>#DIV/0!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549532917588282" calcext:value-type="float">
            <text:p>5.49532917588282E-07</text:p>
          </table:table-cell>
          <table:table-cell table:formula="of:=0.5*[.D12]*(([.D6]-[.C6])/([.D1]-[.C1]))^2" office:value-type="float" office:value="0.000000548582307515185" calcext:value-type="float">
            <text:p>5.48582307515185E-07</text:p>
          </table:table-cell>
          <table:table-cell table:formula="of:=0.5*[.E12]*(([.E6]-[.D6])/([.E1]-[.D1]))^2" office:value-type="float" office:value="0.000000215416935721615" calcext:value-type="float">
            <text:p>2.15416935721615E-07</text:p>
          </table:table-cell>
          <table:table-cell table:formula="of:=0.5*[.F12]*(([.F6]-[.E6])/([.F1]-[.E1]))^2" office:value-type="float" office:value="0.000000145569953262697" calcext:value-type="float">
            <text:p>1.45569953262697E-07</text:p>
          </table:table-cell>
          <table:table-cell table:formula="of:=0.5*[.G12]*(([.G6]-[.F6])/([.G1]-[.F1]))^2" office:value-type="float" office:value="0.000000104125789090899" calcext:value-type="float">
            <text:p>1.04125789090899E-07</text:p>
          </table:table-cell>
          <table:table-cell table:formula="of:=0.5*[.H12]*(([.H6]-[.G6])/([.H1]-[.G1]))^2" office:value-type="float" office:value="0.000000266055469995566" calcext:value-type="float">
            <text:p>2.66055469995566E-07</text:p>
          </table:table-cell>
          <table:table-cell table:formula="of:=0.5*[.I12]*(([.I6]-[.H6])/([.I1]-[.H1]))^2" office:value-type="float" office:value="0.0000000185473336331323" calcext:value-type="float">
            <text:p>1.85473336331323E-08</text:p>
          </table:table-cell>
          <table:table-cell table:formula="of:=0.5*[.J12]*(([.J6]-[.I6])/([.J1]-[.I1]))^2" office:value-type="float" office:value="0.0000000636180373966477" calcext:value-type="float">
            <text:p>6.36180373966477E-08</text:p>
          </table:table-cell>
          <table:table-cell table:formula="of:=0.5*[.K12]*(([.K6]-[.J6])/([.K1]-[.J1]))^2" office:value-type="float" office:value="0.000000075101335524302" calcext:value-type="float">
            <text:p>7.5101335524302E-08</text:p>
          </table:table-cell>
          <table:table-cell table:formula="of:=0.5*[.L12]*(([.L6]-[.K6])/([.L1]-[.K1]))^2" office:value-type="float" office:value="0.0000046547977285179" calcext:value-type="float">
            <text:p>4.6547977285179E-06</text:p>
          </table:table-cell>
          <table:table-cell table:formula="of:=0.5*[.M12]*(([.M6]-[.L6])/([.M1]-[.L1]))^2" office:value-type="float" office:value="0.0000000738172715183339" calcext:value-type="float">
            <text:p>7.38172715183339E-08</text:p>
          </table:table-cell>
          <table:table-cell table:formula="of:=0.5*[.N12]*(([.N6]-[.M6])/([.N1]-[.M1]))^2" office:value-type="float" office:value="0.00000417680595828624" calcext:value-type="float">
            <text:p>4.17680595828624E-06</text:p>
          </table:table-cell>
          <table:table-cell table:formula="of:=0.5*[.O12]*(([.O6]-[.N6])/([.O1]-[.N1]))^2" office:value-type="float" office:value="0.00000330829119637034" calcext:value-type="float">
            <text:p>3.30829119637034E-06</text:p>
          </table:table-cell>
          <table:table-cell table:formula="of:=0.5*[.P12]*(([.P6]-[.O6])/([.P1]-[.O1]))^2" office:value-type="float" office:value="0.0000000678744041821213" calcext:value-type="float">
            <text:p>6.78744041821213E-08</text:p>
          </table:table-cell>
          <table:table-cell table:formula="of:=0.5*[.Q12]*(([.Q6]-[.P6])/([.Q1]-[.P1]))^2" office:value-type="float" office:value="0.00000226489518219678" calcext:value-type="float">
            <text:p>2.26489518219678E-06</text:p>
          </table:table-cell>
          <table:table-cell table:formula="of:=0.5*[.R12]*(([.R6]-[.Q6])/([.R1]-[.Q1]))^2" office:value-type="float" office:value="0.0000000301377430966947" calcext:value-type="float">
            <text:p>3.01377430966947E-08</text:p>
          </table:table-cell>
          <table:table-cell table:formula="of:=0.5*[.S12]*(([.S6]-[.R6])/([.S1]-[.R1]))^2" office:value-type="float" office:value="0.000000251265489660845" calcext:value-type="float">
            <text:p>2.51265489660845E-07</text:p>
          </table:table-cell>
          <table:table-cell table:formula="of:=0.5*[.T12]*(([.T6]-[.S6])/([.T1]-[.S1]))^2" office:value-type="float" office:value="0.00000103089134193218" calcext:value-type="float">
            <text:p>1.03089134193218E-06</text:p>
          </table:table-cell>
          <table:table-cell table:formula="of:=0.5*[.U12]*(([.U6]-[.T6])/([.U1]-[.T1]))^2" office:value-type="float" office:value="0.00000000346667644077011" calcext:value-type="float">
            <text:p>3.46667644077011E-09</text:p>
          </table:table-cell>
          <table:table-cell table:formula="of:=0.5*[.V12]*(([.V6]-[.U6])/([.V1]-[.U1]))^2" office:value-type="float" office:value="0.000000525077092859883" calcext:value-type="float">
            <text:p>5.25077092859883E-07</text:p>
          </table:table-cell>
          <table:table-cell table:formula="of:=0.5*[.W12]*(([.W6]-[.V6])/([.W1]-[.V1]))^2" office:value-type="float" office:value="0.000000135675539486676" calcext:value-type="float">
            <text:p>1.35675539486676E-07</text:p>
          </table:table-cell>
          <table:table-cell table:formula="of:=0.5*[.X12]*(([.X6]-[.W6])/([.X1]-[.W1]))^2" office:value-type="float" office:value="0.000000952709303726885" calcext:value-type="float">
            <text:p>9.52709303726885E-07</text:p>
          </table:table-cell>
          <table:table-cell table:formula="of:=0.5*[.Y12]*(([.Y6]-[.X6])/([.Y1]-[.X1]))^2" office:value-type="float" office:value="0.000000488715309475787" calcext:value-type="float">
            <text:p>4.88715309475787E-07</text:p>
          </table:table-cell>
          <table:table-cell table:formula="of:=0.5*[.Z12]*(([.Z6]-[.Y6])/([.Z1]-[.Y1]))^2" office:value-type="float" office:value="0.00000112398301308954" calcext:value-type="float">
            <text:p>1.12398301308954E-06</text:p>
          </table:table-cell>
          <table:table-cell table:formula="of:=0.5*[.AA12]*(([.AA6]-[.Z6])/([.AA1]-[.Z1]))^2" office:value-type="float" office:value="0.000000348370725679405" calcext:value-type="float">
            <text:p>3.48370725679405E-07</text:p>
          </table:table-cell>
          <table:table-cell table:formula="of:=0.5*[.AB12]*(([.AB6]-[.AA6])/([.AB1]-[.AA1]))^2" office:value-type="float" office:value="0.0000111154390336601" calcext:value-type="float">
            <text:p>1.11154390336601E-05</text:p>
          </table:table-cell>
          <table:table-cell table:formula="of:=0.5*[.AC12]*(([.AC6]-[.AB6])/([.AC1]-[.AB1]))^2" office:value-type="float" office:value="0.00000252952293973914" calcext:value-type="float">
            <text:p>2.52952293973914E-06</text:p>
          </table:table-cell>
          <table:table-cell table:formula="of:=0.5*[.AD12]*(([.AD6]-[.AC6])/([.AD1]-[.AC1]))^2" office:value-type="float" office:value="0.00000407407286038707" calcext:value-type="float">
            <text:p>4.07407286038707E-06</text:p>
          </table:table-cell>
          <table:table-cell table:formula="of:=0.5*[.AE12]*(([.AE6]-[.AD6])/([.AE1]-[.AD1]))^2" office:value-type="float" office:value="0.000000814399942094235" calcext:value-type="float">
            <text:p>8.14399942094235E-07</text:p>
          </table:table-cell>
          <table:table-cell table:formula="of:=0.5*[.AF12]*(([.AF6]-[.AE6])/([.AF1]-[.AE1]))^2" office:value-type="float" office:value="0.000000368779690101321" calcext:value-type="float">
            <text:p>3.68779690101321E-07</text:p>
          </table:table-cell>
          <table:table-cell table:formula="of:=0.5*[.AG12]*(([.AG6]-[.AF6])/([.AG1]-[.AF1]))^2" office:value-type="float" office:value="0.00000908456827402125" calcext:value-type="float">
            <text:p>9.08456827402125E-06</text:p>
          </table:table-cell>
          <table:table-cell table:formula="of:=0.5*[.AH12]*(([.AH6]-[.AG6])/([.AH1]-[.AG1]))^2" office:value-type="float" office:value="0.000000131646623822191" calcext:value-type="float">
            <text:p>1.31646623822191E-07</text:p>
          </table:table-cell>
          <table:table-cell table:formula="of:=0.5*[.AI12]*(([.AI6]-[.AH6])/([.AI1]-[.AH1]))^2" office:value-type="float" office:value="0.0000108432586026956" calcext:value-type="float">
            <text:p>1.08432586026956E-05</text:p>
          </table:table-cell>
          <table:table-cell table:formula="of:=0.5*[.AJ12]*(([.AJ6]-[.AI6])/([.AJ1]-[.AI1]))^2" office:value-type="float" office:value="0.000000971984156617382" calcext:value-type="float">
            <text:p>9.71984156617382E-07</text:p>
          </table:table-cell>
          <table:table-cell table:formula="of:=0.5*[.AK12]*(([.AK6]-[.AJ6])/([.AK1]-[.AJ1]))^2" office:value-type="float" office:value="0.00000000200284773330084" calcext:value-type="float">
            <text:p>2.00284773330084E-09</text:p>
          </table:table-cell>
          <table:table-cell table:formula="of:=0.5*[.AL12]*(([.AL6]-[.AK6])/([.AL1]-[.AK1]))^2" office:value-type="float" office:value="0.00000142900981603904" calcext:value-type="float">
            <text:p>1.42900981603904E-06</text:p>
          </table:table-cell>
          <table:table-cell table:formula="of:=0.5*[.AM12]*(([.AM6]-[.AL6])/([.AM1]-[.AL1]))^2" office:value-type="float" office:value="0.000000218344460018273" calcext:value-type="float">
            <text:p>2.18344460018273E-07</text:p>
          </table:table-cell>
          <table:table-cell table:formula="of:=0.5*[.AN12]*(([.AN6]-[.AM6])/([.AN1]-[.AM1]))^2" office:value-type="float" office:value="0.000000612117893843226" calcext:value-type="float">
            <text:p>6.12117893843226E-07</text:p>
          </table:table-cell>
          <table:table-cell table:formula="of:=0.5*[.AO12]*(([.AO6]-[.AN6])/([.AO1]-[.AN1]))^2" office:value-type="float" office:value="0.0000000615724445008255" calcext:value-type="float">
            <text:p>6.15724445008255E-08</text:p>
          </table:table-cell>
          <table:table-cell table:formula="of:=0.5*[.AP12]*(([.AP6]-[.AO6])/([.AP1]-[.AO1]))^2" office:value-type="float" office:value="0.000000106734280471327" calcext:value-type="float">
            <text:p>1.06734280471327E-07</text:p>
          </table:table-cell>
          <table:table-cell table:formula="of:=0.5*[.AQ12]*(([.AQ6]-[.AP6])/([.AQ1]-[.AP1]))^2" office:value-type="float" office:value="0.00000348417989949937" calcext:value-type="float">
            <text:p>3.48417989949937E-06</text:p>
          </table:table-cell>
          <table:table-cell table:formula="of:=0.5*[.AR12]*(([.AR6]-[.AQ6])/([.AR1]-[.AQ1]))^2" office:value-type="float" office:value="0.000000196254538856401" calcext:value-type="float">
            <text:p>1.96254538856401E-07</text:p>
          </table:table-cell>
          <table:table-cell table:formula="of:=0.5*[.AS12]*(([.AS6]-[.AR6])/([.AS1]-[.AR1]))^2" office:value-type="float" office:value="0.0000000014337850920827" calcext:value-type="float">
            <text:p>1.4337850920827E-09</text:p>
          </table:table-cell>
          <table:table-cell table:formula="of:=0.5*[.AT12]*(([.AT6]-[.AS6])/([.AT1]-[.AS1]))^2" office:value-type="float" office:value="0.000000514893921815144" calcext:value-type="float">
            <text:p>5.14893921815144E-07</text:p>
          </table:table-cell>
          <table:table-cell table:formula="of:=0.5*[.AU12]*(([.AU6]-[.AT6])/([.AU1]-[.AT1]))^2" office:value-type="float" office:value="0.000000632418129681569" calcext:value-type="float">
            <text:p>6.32418129681569E-07</text:p>
          </table:table-cell>
          <table:table-cell table:formula="of:=0.5*[.AV12]*(([.AV6]-[.AU6])/([.AV1]-[.AU1]))^2" office:value-type="float" office:value="0.0000000926138905682017" calcext:value-type="float">
            <text:p>9.26138905682017E-08</text:p>
          </table:table-cell>
          <table:table-cell table:formula="of:=0.5*[.AW12]*(([.AW6]-[.AV6])/([.AW1]-[.AV1]))^2" office:value-type="float" office:value="0.000000016726634830597" calcext:value-type="float">
            <text:p>1.6726634830597E-08</text:p>
          </table:table-cell>
          <table:table-cell table:formula="of:=0.5*[.AX12]*(([.AX6]-[.AW6])/([.AX1]-[.AW1]))^2" office:value-type="float" office:value="0.00000602719653148026" calcext:value-type="float">
            <text:p>6.02719653148026E-06</text:p>
          </table:table-cell>
          <table:table-cell table:formula="of:=0.5*[.AY12]*(([.AY6]-[.AX6])/([.AY1]-[.AX1]))^2" office:value-type="float" office:value="0.0000000167858394566897" calcext:value-type="float">
            <text:p>1.67858394566897E-08</text:p>
          </table:table-cell>
          <table:table-cell table:formula="of:=0.5*[.AZ12]*(([.AZ6]-[.AY6])/([.AZ1]-[.AY1]))^2" office:value-type="float" office:value="0.000000261509074353785" calcext:value-type="float">
            <text:p>2.61509074353785E-07</text:p>
          </table:table-cell>
          <table:table-cell table:formula="of:=0.5*[.BA12]*(([.BA6]-[.AZ6])/([.BA1]-[.AZ1]))^2" office:value-type="float" office:value="0.00000135696909432345" calcext:value-type="float">
            <text:p>1.35696909432345E-06</text:p>
          </table:table-cell>
          <table:table-cell table:formula="of:=0.5*[.BB12]*(([.BB6]-[.BA6])/([.BB1]-[.BA1]))^2" office:value-type="float" office:value="0.000000181730411358708" calcext:value-type="float">
            <text:p>1.81730411358708E-07</text:p>
          </table:table-cell>
          <table:table-cell table:formula="of:=0.5*[.BC12]*(([.BC6]-[.BB6])/([.BC1]-[.BB1]))^2" office:value-type="float" office:value="0.00000160327111703517" calcext:value-type="float">
            <text:p>1.60327111703517E-06</text:p>
          </table:table-cell>
          <table:table-cell table:formula="of:=0.5*[.BD12]*(([.BD6]-[.BC6])/([.BD1]-[.BC1]))^2" office:value-type="float" office:value="0.00000440281381409933" calcext:value-type="float">
            <text:p>4.40281381409933E-06</text:p>
          </table:table-cell>
          <table:table-cell table:formula="of:=0.5*[.BE12]*(([.BE6]-[.BD6])/([.BE1]-[.BD1]))^2" office:value-type="float" office:value="0.000000509987157622919" calcext:value-type="float">
            <text:p>5.09987157622919E-07</text:p>
          </table:table-cell>
          <table:table-cell table:formula="of:=0.5*[.BF12]*(([.BF6]-[.BE6])/([.BF1]-[.BE1]))^2" office:value-type="float" office:value="0.000000423035780521307" calcext:value-type="float">
            <text:p>4.23035780521307E-07</text:p>
          </table:table-cell>
          <table:table-cell table:formula="of:=0.5*[.BG12]*(([.BG6]-[.BF6])/([.BG1]-[.BF1]))^2" office:value-type="float" office:value="0.00000365415040664838" calcext:value-type="float">
            <text:p>3.65415040664838E-06</text:p>
          </table:table-cell>
          <table:table-cell table:formula="of:=0.5*[.BH12]*(([.BH6]-[.BG6])/([.BH1]-[.BG1]))^2" office:value-type="float" office:value="0.00000933556556856486" calcext:value-type="float">
            <text:p>9.33556556856486E-06</text:p>
          </table:table-cell>
          <table:table-cell table:formula="of:=0.5*[.BI12]*(([.BI6]-[.BH6])/([.BI1]-[.BH1]))^2" office:value-type="float" office:value="0.00000147075120007639" calcext:value-type="float">
            <text:p>1.47075120007639E-06</text:p>
          </table:table-cell>
          <table:table-cell table:formula="of:=0.5*[.BJ12]*(([.BJ6]-[.BI6])/([.BJ1]-[.BI1]))^2" office:value-type="float" office:value="0.00000000000722243708752286" calcext:value-type="float">
            <text:p>7.22243708752286E-12</text:p>
          </table:table-cell>
          <table:table-cell table:formula="of:=0.5*[.BK12]*(([.BK6]-[.BJ6])/([.BK1]-[.BJ1]))^2" office:value-type="float" office:value="0.000000100993751349076" calcext:value-type="float">
            <text:p>1.00993751349076E-07</text:p>
          </table:table-cell>
          <table:table-cell table:formula="of:=0.5*[.BL12]*(([.BL6]-[.BK6])/([.BL1]-[.BK1]))^2" office:value-type="float" office:value="0.00000149282082950721" calcext:value-type="float">
            <text:p>1.49282082950721E-06</text:p>
          </table:table-cell>
          <table:table-cell table:formula="of:=0.5*[.BM12]*(([.BM6]-[.BL6])/([.BM1]-[.BL1]))^2" office:value-type="float" office:value="0.00000005584581842227" calcext:value-type="float">
            <text:p>5.584581842227E-08</text:p>
          </table:table-cell>
          <table:table-cell table:formula="of:=0.5*[.BN12]*(([.BN6]-[.BM6])/([.BN1]-[.BM1]))^2" office:value-type="float" office:value="0.00000236236931323736" calcext:value-type="float">
            <text:p>2.36236931323736E-06</text:p>
          </table:table-cell>
          <table:table-cell table:formula="of:=0.5*[.BO12]*(([.BO6]-[.BN6])/([.BO1]-[.BN1]))^2" office:value-type="float" office:value="0.000000904081761224802" calcext:value-type="float">
            <text:p>9.04081761224802E-07</text:p>
          </table:table-cell>
          <table:table-cell table:formula="of:=0.5*[.BP12]*(([.BP6]-[.BO6])/([.BP1]-[.BO1]))^2" office:value-type="float" office:value="0.00000113373679500061" calcext:value-type="float">
            <text:p>1.13373679500061E-06</text:p>
          </table:table-cell>
          <table:table-cell table:formula="of:=0.5*[.BQ12]*(([.BQ6]-[.BP6])/([.BQ1]-[.BP1]))^2" office:value-type="float" office:value="0.00000042730986845028" calcext:value-type="float">
            <text:p>4.2730986845028E-07</text:p>
          </table:table-cell>
          <table:table-cell table:formula="of:=0.5*[.BR12]*(([.BR6]-[.BQ6])/([.BR1]-[.BQ1]))^2" office:value-type="float" office:value="0.000000001384288544798" calcext:value-type="float">
            <text:p>1.384288544798E-09</text:p>
          </table:table-cell>
          <table:table-cell table:formula="of:=0.5*[.BS12]*(([.BS6]-[.BR6])/([.BS1]-[.BR1]))^2" office:value-type="float" office:value="0.00000000591198819988768" calcext:value-type="float">
            <text:p>5.91198819988768E-09</text:p>
          </table:table-cell>
          <table:table-cell table:formula="of:=0.5*[.BT12]*(([.BT6]-[.BS6])/([.BT1]-[.BS1]))^2" office:value-type="float" office:value="0.00000132725432593961" calcext:value-type="float">
            <text:p>1.32725432593961E-06</text:p>
          </table:table-cell>
          <table:table-cell table:formula="of:=0.5*[.BU12]*(([.BU6]-[.BT6])/([.BU1]-[.BT1]))^2" office:value-type="float" office:value="0.000000736976569592382" calcext:value-type="float">
            <text:p>7.36976569592382E-07</text:p>
          </table:table-cell>
          <table:table-cell table:formula="of:=0.5*[.BV12]*(([.BV6]-[.BU6])/([.BV1]-[.BU1]))^2" office:value-type="float" office:value="0.000000147790858255936" calcext:value-type="float">
            <text:p>1.47790858255936E-07</text:p>
          </table:table-cell>
          <table:table-cell table:formula="of:=0.5*[.BW12]*(([.BW6]-[.BV6])/([.BW1]-[.BV1]))^2" office:value-type="float" office:value="0.00000000160884202317649" calcext:value-type="float">
            <text:p>1.60884202317649E-09</text:p>
          </table:table-cell>
          <table:table-cell table:formula="of:=0.5*[.BX12]*(([.BX6]-[.BW6])/([.BX1]-[.BW1]))^2" office:value-type="float" office:value="0.00000469435749360654" calcext:value-type="float">
            <text:p>4.69435749360654E-06</text:p>
          </table:table-cell>
          <table:table-cell table:formula="of:=0.5*[.BY12]*(([.BY6]-[.BX6])/([.BY1]-[.BX1]))^2" office:value-type="float" office:value="0.00000199504238757105" calcext:value-type="float">
            <text:p>1.99504238757105E-06</text:p>
          </table:table-cell>
          <table:table-cell table:formula="of:=0.5*[.BZ12]*(([.BZ6]-[.BY6])/([.BZ1]-[.BY1]))^2" office:value-type="float" office:value="0.00000000572493703364086" calcext:value-type="float">
            <text:p>5.72493703364086E-09</text:p>
          </table:table-cell>
          <table:table-cell table:formula="of:=0.5*[.CA12]*(([.CA6]-[.BZ6])/([.CA1]-[.BZ1]))^2" office:value-type="float" office:value="0.000000357377428463148" calcext:value-type="float">
            <text:p>3.57377428463148E-07</text:p>
          </table:table-cell>
          <table:table-cell table:formula="of:=0.5*[.CB12]*(([.CB6]-[.CA6])/([.CB1]-[.CA1]))^2" office:value-type="float" office:value="0.00000000340974723248015" calcext:value-type="float">
            <text:p>3.40974723248015E-09</text:p>
          </table:table-cell>
          <table:table-cell table:formula="of:=0.5*[.CC12]*(([.CC6]-[.CB6])/([.CC1]-[.CB1]))^2" office:value-type="float" office:value="0.00000161257679915698" calcext:value-type="float">
            <text:p>1.61257679915698E-06</text:p>
          </table:table-cell>
          <table:table-cell table:formula="of:=0.5*[.CD12]*(([.CD6]-[.CC6])/([.CD1]-[.CC1]))^2" office:value-type="float" office:value="0.0000000987298933667095" calcext:value-type="float">
            <text:p>9.87298933667095E-08</text:p>
          </table:table-cell>
          <table:table-cell table:formula="of:=0.5*[.CE12]*(([.CE6]-[.CD6])/([.CE1]-[.CD1]))^2" office:value-type="float" office:value="0.00000149715988193277" calcext:value-type="float">
            <text:p>1.49715988193277E-06</text:p>
          </table:table-cell>
          <table:table-cell table:formula="of:=0.5*[.CF12]*(([.CF6]-[.CE6])/([.CF1]-[.CE1]))^2" office:value-type="float" office:value="0.0000000195510350513524" calcext:value-type="float">
            <text:p>1.95510350513524E-08</text:p>
          </table:table-cell>
          <table:table-cell table:formula="of:=0.5*[.CG12]*(([.CG6]-[.CF6])/([.CG1]-[.CF1]))^2" office:value-type="float" office:value="0.000000146627199496918" calcext:value-type="float">
            <text:p>1.46627199496918E-07</text:p>
          </table:table-cell>
          <table:table-cell table:formula="of:=0.5*[.CH12]*(([.CH6]-[.CG6])/([.CH1]-[.CG1]))^2" office:value-type="float" office:value="0.0000000314220164902051" calcext:value-type="float">
            <text:p>3.14220164902051E-08</text:p>
          </table:table-cell>
          <table:table-cell table:formula="of:=0.5*[.CI12]*(([.CI6]-[.CH6])/([.CI1]-[.CH1]))^2" office:value-type="float" office:value="0.000000136448496320308" calcext:value-type="float">
            <text:p>1.36448496320308E-07</text:p>
          </table:table-cell>
          <table:table-cell table:formula="of:=0.5*[.CJ12]*(([.CJ6]-[.CI6])/([.CJ1]-[.CI1]))^2" office:value-type="float" office:value="0.00000185614211913915" calcext:value-type="float">
            <text:p>1.85614211913915E-06</text:p>
          </table:table-cell>
          <table:table-cell table:formula="of:=0.5*[.CK12]*(([.CK6]-[.CJ6])/([.CK1]-[.CJ1]))^2" office:value-type="float" office:value="0.00000000169908733989922" calcext:value-type="float">
            <text:p>1.69908733989922E-09</text:p>
          </table:table-cell>
          <table:table-cell table:formula="of:=0.5*[.CL12]*(([.CL6]-[.CK6])/([.CL1]-[.CK1]))^2" office:value-type="float" office:value="0.000000351086570241096" calcext:value-type="float">
            <text:p>3.51086570241096E-07</text:p>
          </table:table-cell>
          <table:table-cell table:formula="of:=0.5*[.CM12]*(([.CM6]-[.CL6])/([.CM1]-[.CL1]))^2" office:value-type="float" office:value="0.0000000568353097572645" calcext:value-type="float">
            <text:p>5.68353097572645E-08</text:p>
          </table:table-cell>
          <table:table-cell table:formula="of:=0.5*[.CN12]*(([.CN6]-[.CM6])/([.CN1]-[.CM1]))^2" office:value-type="float" office:value="0.000000535644789296693" calcext:value-type="float">
            <text:p>5.35644789296693E-07</text:p>
          </table:table-cell>
          <table:table-cell table:formula="of:=0.5*[.CO12]*(([.CO6]-[.CN6])/([.CO1]-[.CN1]))^2" office:value-type="float" office:value="0.00000511005544063656" calcext:value-type="float">
            <text:p>5.11005544063656E-06</text:p>
          </table:table-cell>
          <table:table-cell table:formula="of:=0.5*[.CP12]*(([.CP6]-[.CO6])/([.CP1]-[.CO1]))^2" office:value-type="float" office:value="0.00000052555923262753" calcext:value-type="float">
            <text:p>5.2555923262753E-07</text:p>
          </table:table-cell>
          <table:table-cell table:formula="of:=0.5*[.CQ12]*(([.CQ6]-[.CP6])/([.CQ1]-[.CP1]))^2" office:value-type="float" office:value="0.0000423182489700767" calcext:value-type="float">
            <text:p>4.23182489700767E-05</text:p>
          </table:table-cell>
          <table:table-cell table:formula="of:=0.5*[.CR12]*(([.CR6]-[.CQ6])/([.CR1]-[.CQ1]))^2" office:value-type="float" office:value="0.0000147653093499763" calcext:value-type="float">
            <text:p>1.47653093499763E-05</text:p>
          </table:table-cell>
          <table:table-cell table:formula="of:=0.5*[.CS12]*(([.CS6]-[.CR6])/([.CS1]-[.CR1]))^2" office:value-type="float" office:value="0.000100387477853615" calcext:value-type="float">
            <text:p>0.000100387477854</text:p>
          </table:table-cell>
          <table:table-cell table:formula="of:=0.5*[.CT12]*(([.CT6]-[.CS6])/([.CT1]-[.CS1]))^2" office:value-type="float" office:value="0.00255897542377503" calcext:value-type="float">
            <text:p>0.002558975423775</text:p>
          </table:table-cell>
          <table:table-cell table:formula="of:=0.5*[.CU12]*(([.CU6]-[.CT6])/([.CU1]-[.CT1]))^2" office:value-type="float" office:value="0.000579130929360561" calcext:value-type="float">
            <text:p>0.000579130929361</text:p>
          </table:table-cell>
          <table:table-cell table:formula="of:=0.5*[.CV12]*(([.CV6]-[.CU6])/([.CV1]-[.CU1]))^2" office:value-type="float" office:value="0.000457067557039634" calcext:value-type="float">
            <text:p>0.00045706755704</text:p>
          </table:table-cell>
          <table:table-cell table:formula="of:=0.5*[.CW12]*(([.CW6]-[.CV6])/([.CW1]-[.CV1]))^2" office:value-type="float" office:value="0.0140431978643545" calcext:value-type="float">
            <text:p>0.014043197864355</text:p>
          </table:table-cell>
          <table:table-cell table:formula="of:=0.5*[.CX12]*(([.CX6]-[.CW6])/([.CX1]-[.CW1]))^2" office:value-type="float" office:value="0.00000114473542471937" calcext:value-type="float">
            <text:p>1.14473542471937E-06</text:p>
          </table:table-cell>
          <table:table-cell table:formula="of:=0.5*[.CY12]*(([.CY6]-[.CX6])/([.CY1]-[.CX1]))^2" office:value-type="float" office:value="0.000757687820359059" calcext:value-type="float">
            <text:p>0.000757687820359</text:p>
          </table:table-cell>
          <table:table-cell table:formula="of:=0.5*[.CZ12]*(([.CZ6]-[.CY6])/([.CZ1]-[.CY1]))^2" office:value-type="float" office:value="0.0177493843314023" calcext:value-type="float">
            <text:p>0.017749384331402</text:p>
          </table:table-cell>
          <table:table-cell table:formula="of:=0.5*[.DA12]*(([.DA6]-[.CZ6])/([.DA1]-[.CZ1]))^2" office:value-type="float" office:value="0.00833089108005655" calcext:value-type="float">
            <text:p>0.008330891080057</text:p>
          </table:table-cell>
          <table:table-cell table:formula="of:=0.5*[.DB12]*(([.DB6]-[.DA6])/([.DB1]-[.DA1]))^2" office:value-type="float" office:value="0.00211238251722049" calcext:value-type="float">
            <text:p>0.00211238251722</text:p>
          </table:table-cell>
          <table:table-cell table:formula="of:=0.5*[.DC12]*(([.DC6]-[.DB6])/([.DC1]-[.DB1]))^2" office:value-type="float" office:value="0.00152207478444974" calcext:value-type="float">
            <text:p>0.00152207478445</text:p>
          </table:table-cell>
          <table:table-cell table:formula="of:=0.5*[.DD12]*(([.DD6]-[.DC6])/([.DD1]-[.DC1]))^2" office:value-type="float" office:value="0.005414249106921" calcext:value-type="float">
            <text:p>0.005414249106921</text:p>
          </table:table-cell>
          <table:table-cell table:formula="of:=0.5*[.DE12]*(([.DE6]-[.DD6])/([.DE1]-[.DD1]))^2" office:value-type="float" office:value="0.00899604578716354" calcext:value-type="float">
            <text:p>0.008996045787164</text:p>
          </table:table-cell>
          <table:table-cell table:formula="of:=0.5*[.DF12]*(([.DF6]-[.DE6])/([.DF1]-[.DE1]))^2" office:value-type="float" office:value="0.00181347097114714" calcext:value-type="float">
            <text:p>0.001813470971147</text:p>
          </table:table-cell>
          <table:table-cell table:formula="of:=0.5*[.DG12]*(([.DG6]-[.DF6])/([.DG1]-[.DF1]))^2" office:value-type="float" office:value="0.00985809042168514" calcext:value-type="float">
            <text:p>0.009858090421685</text:p>
          </table:table-cell>
          <table:table-cell table:formula="of:=0.5*[.DH12]*(([.DH6]-[.DG6])/([.DH1]-[.DG1]))^2" office:value-type="float" office:value="0.0000603646698695695" calcext:value-type="float">
            <text:p>6.03646698695695E-05</text:p>
          </table:table-cell>
          <table:table-cell table:formula="of:=0.5*[.DI12]*(([.DI6]-[.DH6])/([.DI1]-[.DH1]))^2" office:value-type="float" office:value="0.0118592447673626" calcext:value-type="float">
            <text:p>0.011859244767363</text:p>
          </table:table-cell>
          <table:table-cell table:formula="of:=0.5*[.DJ12]*(([.DJ6]-[.DI6])/([.DJ1]-[.DI1]))^2" office:value-type="float" office:value="0.0088031612563" calcext:value-type="float">
            <text:p>0.0088031612563</text:p>
          </table:table-cell>
          <table:table-cell table:formula="of:=0.5*[.DK12]*(([.DK6]-[.DJ6])/([.DK1]-[.DJ1]))^2" office:value-type="float" office:value="0.0178122755311002" calcext:value-type="float">
            <text:p>0.0178122755311</text:p>
          </table:table-cell>
          <table:table-cell table:formula="of:=0.5*[.DL12]*(([.DL6]-[.DK6])/([.DL1]-[.DK1]))^2" office:value-type="float" office:value="0.00345199902006044" calcext:value-type="float">
            <text:p>0.00345199902006</text:p>
          </table:table-cell>
          <table:table-cell table:formula="of:=0.5*[.DM12]*(([.DM6]-[.DL6])/([.DM1]-[.DL1]))^2" office:value-type="float" office:value="0.00349363092699" calcext:value-type="float">
            <text:p>0.00349363092699</text:p>
          </table:table-cell>
          <table:table-cell table:formula="of:=0.5*[.DN12]*(([.DN6]-[.DM6])/([.DN1]-[.DM1]))^2" office:value-type="float" office:value="0.00121437851192898" calcext:value-type="float">
            <text:p>0.001214378511929</text:p>
          </table:table-cell>
          <table:table-cell table:formula="of:=0.5*[.DO12]*(([.DO6]-[.DN6])/([.DO1]-[.DN1]))^2" office:value-type="float" office:value="0.00519729114537194" calcext:value-type="float">
            <text:p>0.005197291145372</text:p>
          </table:table-cell>
          <table:table-cell table:formula="of:=0.5*[.DP12]*(([.DP6]-[.DO6])/([.DP1]-[.DO1]))^2" office:value-type="float" office:value="0.00276116718845825" calcext:value-type="float">
            <text:p>0.002761167188458</text:p>
          </table:table-cell>
          <table:table-cell table:formula="of:=0.5*[.DQ12]*(([.DQ6]-[.DP6])/([.DQ1]-[.DP1]))^2" office:value-type="float" office:value="0.00924053843100519" calcext:value-type="float">
            <text:p>0.009240538431005</text:p>
          </table:table-cell>
          <table:table-cell table:formula="of:=0.5*[.DR12]*(([.DR6]-[.DQ6])/([.DR1]-[.DQ1]))^2" office:value-type="float" office:value="0.00230037391943245" calcext:value-type="float">
            <text:p>0.002300373919432</text:p>
          </table:table-cell>
          <table:table-cell table:formula="of:=0.5*[.DS12]*(([.DS6]-[.DR6])/([.DS1]-[.DR1]))^2" office:value-type="float" office:value="0.00929518104239597" calcext:value-type="float">
            <text:p>0.009295181042396</text:p>
          </table:table-cell>
          <table:table-cell table:formula="of:=0.5*[.DT12]*(([.DT6]-[.DS6])/([.DT1]-[.DS1]))^2" office:value-type="float" office:value="0.00583834960538907" calcext:value-type="float">
            <text:p>0.005838349605389</text:p>
          </table:table-cell>
          <table:table-cell table:formula="of:=0.5*[.DU12]*(([.DU6]-[.DT6])/([.DU1]-[.DT1]))^2" office:value-type="float" office:value="0.00213433712586848" calcext:value-type="float">
            <text:p>0.002134337125868</text:p>
          </table:table-cell>
          <table:table-cell table:formula="of:=0.5*[.DV12]*(([.DV6]-[.DU6])/([.DV1]-[.DU1]))^2" office:value-type="float" office:value="0.000122463316221995" calcext:value-type="float">
            <text:p>0.000122463316222</text:p>
          </table:table-cell>
          <table:table-cell table:formula="of:=0.5*[.DW12]*(([.DW6]-[.DV6])/([.DW1]-[.DV1]))^2" office:value-type="float" office:value="0.00425415596262567" calcext:value-type="float">
            <text:p>0.004254155962626</text:p>
          </table:table-cell>
          <table:table-cell table:formula="of:=0.5*[.DX12]*(([.DX6]-[.DW6])/([.DX1]-[.DW1]))^2" office:value-type="float" office:value="0.00249517878142606" calcext:value-type="float">
            <text:p>0.002495178781426</text:p>
          </table:table-cell>
          <table:table-cell table:formula="of:=0.5*[.DY12]*(([.DY6]-[.DX6])/([.DY1]-[.DX1]))^2" office:value-type="float" office:value="0.00932941204247492" calcext:value-type="float">
            <text:p>0.009329412042475</text:p>
          </table:table-cell>
          <table:table-cell table:formula="of:=0.5*[.DZ12]*(([.DZ6]-[.DY6])/([.DZ1]-[.DY1]))^2" office:value-type="float" office:value="0.00476660384966102" calcext:value-type="float">
            <text:p>0.004766603849661</text:p>
          </table:table-cell>
          <table:table-cell table:formula="of:=0.5*[.EA12]*(([.EA6]-[.DZ6])/([.EA1]-[.DZ1]))^2" office:value-type="float" office:value="0.00000879831850763704" calcext:value-type="float">
            <text:p>8.79831850763704E-06</text:p>
          </table:table-cell>
          <table:table-cell table:formula="of:=0.5*[.EB12]*(([.EB6]-[.EA6])/([.EB1]-[.EA1]))^2" office:value-type="float" office:value="0.00372282678062354" calcext:value-type="float">
            <text:p>0.003722826780624</text:p>
          </table:table-cell>
          <table:table-cell table:formula="of:=0.5*[.EC12]*(([.EC6]-[.EB6])/([.EC1]-[.EB1]))^2" office:value-type="float" office:value="0.0212780665555118" calcext:value-type="float">
            <text:p>0.021278066555512</text:p>
          </table:table-cell>
          <table:table-cell table:formula="of:=0.5*[.ED12]*(([.ED6]-[.EC6])/([.ED1]-[.EC1]))^2" office:value-type="float" office:value="0.000421132625963864" calcext:value-type="float">
            <text:p>0.000421132625964</text:p>
          </table:table-cell>
          <table:table-cell table:formula="of:=0.5*[.EE12]*(([.EE6]-[.ED6])/([.EE1]-[.ED1]))^2" office:value-type="float" office:value="0.00306264888712655" calcext:value-type="float">
            <text:p>0.003062648887127</text:p>
          </table:table-cell>
          <table:table-cell table:formula="of:=0.5*[.EF12]*(([.EF6]-[.EE6])/([.EF1]-[.EE1]))^2" office:value-type="float" office:value="0.0011758082924414" calcext:value-type="float">
            <text:p>0.001175808292441</text:p>
          </table:table-cell>
          <table:table-cell table:formula="of:=0.5*[.EG12]*(([.EG6]-[.EF6])/([.EG1]-[.EF1]))^2" office:value-type="float" office:value="0.00923895424893158" calcext:value-type="float">
            <text:p>0.009238954248932</text:p>
          </table:table-cell>
          <table:table-cell table:formula="of:=0.5*[.EH12]*(([.EH6]-[.EG6])/([.EH1]-[.EG1]))^2" office:value-type="float" office:value="0.0000732930220617007" calcext:value-type="float">
            <text:p>7.32930220617007E-05</text:p>
          </table:table-cell>
          <table:table-cell table:formula="of:=0.5*[.EI12]*(([.EI6]-[.EH6])/([.EI1]-[.EH1]))^2" office:value-type="float" office:value="0.00573830558075155" calcext:value-type="float">
            <text:p>0.005738305580752</text:p>
          </table:table-cell>
          <table:table-cell table:formula="of:=0.5*[.EJ12]*(([.EJ6]-[.EI6])/([.EJ1]-[.EI1]))^2" office:value-type="float" office:value="0.000648062898687565" calcext:value-type="float">
            <text:p>0.000648062898688</text:p>
          </table:table-cell>
          <table:table-cell table:formula="of:=0.5*[.EK12]*(([.EK6]-[.EJ6])/([.EK1]-[.EJ1]))^2" office:value-type="float" office:value="0.016565863596929" calcext:value-type="float">
            <text:p>0.016565863596929</text:p>
          </table:table-cell>
          <table:table-cell table:formula="of:=0.5*[.EL12]*(([.EL6]-[.EK6])/([.EL1]-[.EK1]))^2" office:value-type="float" office:value="0.00190664086677432" calcext:value-type="float">
            <text:p>0.001906640866774</text:p>
          </table:table-cell>
          <table:table-cell table:formula="of:=0.5*[.EM12]*(([.EM6]-[.EL6])/([.EM1]-[.EL1]))^2" office:value-type="float" office:value="0.0029975825831791" calcext:value-type="float">
            <text:p>0.002997582583179</text:p>
          </table:table-cell>
          <table:table-cell table:formula="of:=0.5*[.EN12]*(([.EN6]-[.EM6])/([.EN1]-[.EM1]))^2" office:value-type="float" office:value="0.000918007196987922" calcext:value-type="float">
            <text:p>0.000918007196988</text:p>
          </table:table-cell>
          <table:table-cell table:formula="of:=0.5*[.EO12]*(([.EO6]-[.EN6])/([.EO1]-[.EN1]))^2" office:value-type="float" office:value="0.0104732249576756" calcext:value-type="float">
            <text:p>0.010473224957676</text:p>
          </table:table-cell>
          <table:table-cell table:formula="of:=0.5*[.EP12]*(([.EP6]-[.EO6])/([.EP1]-[.EO1]))^2" office:value-type="float" office:value="0.00730604218243474" calcext:value-type="float">
            <text:p>0.007306042182435</text:p>
          </table:table-cell>
          <table:table-cell table:formula="of:=0.5*[.EQ12]*(([.EQ6]-[.EP6])/([.EQ1]-[.EP1]))^2" office:value-type="float" office:value="0.00348149950585175" calcext:value-type="float">
            <text:p>0.003481499505852</text:p>
          </table:table-cell>
          <table:table-cell table:formula="of:=0.5*[.ER12]*(([.ER6]-[.EQ6])/([.ER1]-[.EQ1]))^2" office:value-type="float" office:value="0.00074293825176834" calcext:value-type="float">
            <text:p>0.000742938251768</text:p>
          </table:table-cell>
          <table:table-cell table:formula="of:=0.5*[.ES12]*(([.ES6]-[.ER6])/([.ES1]-[.ER1]))^2" office:value-type="float" office:value="0.00393795681545916" calcext:value-type="float">
            <text:p>0.003937956815459</text:p>
          </table:table-cell>
          <table:table-cell table:formula="of:=0.5*[.ET12]*(([.ET6]-[.ES6])/([.ET1]-[.ES1]))^2" office:value-type="float" office:value="0.00199335755410924" calcext:value-type="float">
            <text:p>0.001993357554109</text:p>
          </table:table-cell>
          <table:table-cell table:formula="of:=0.5*[.EU12]*(([.EU6]-[.ET6])/([.EU1]-[.ET1]))^2" office:value-type="float" office:value="0.0168636352434854" calcext:value-type="float">
            <text:p>0.016863635243485</text:p>
          </table:table-cell>
          <table:table-cell table:formula="of:=0.5*[.EV12]*(([.EV6]-[.EU6])/([.EV1]-[.EU1]))^2" office:value-type="float" office:value="0.00046091248139649" calcext:value-type="float">
            <text:p>0.000460912481396</text:p>
          </table:table-cell>
          <table:table-cell table:formula="of:=0.5*[.EW12]*(([.EW6]-[.EV6])/([.EW1]-[.EV1]))^2" office:value-type="float" office:value="0.00500655284688204" calcext:value-type="float">
            <text:p>0.005006552846882</text:p>
          </table:table-cell>
          <table:table-cell table:formula="of:=0.5*[.EX12]*(([.EX6]-[.EW6])/([.EX1]-[.EW1]))^2" office:value-type="float" office:value="0.00289265429807717" calcext:value-type="float">
            <text:p>0.002892654298077</text:p>
          </table:table-cell>
          <table:table-cell table:formula="of:=0.5*[.EY12]*(([.EY6]-[.EX6])/([.EY1]-[.EX1]))^2" office:value-type="float" office:value="0.0152815262530506" calcext:value-type="float">
            <text:p>0.015281526253051</text:p>
          </table:table-cell>
          <table:table-cell table:formula="of:=0.5*[.EZ12]*(([.EZ6]-[.EY6])/([.EZ1]-[.EY1]))^2" office:value-type="float" office:value="0.00858049079379607" calcext:value-type="float">
            <text:p>0.008580490793796</text:p>
          </table:table-cell>
          <table:table-cell table:formula="of:=0.5*[.FA12]*(([.FA6]-[.EZ6])/([.FA1]-[.EZ1]))^2" office:value-type="float" office:value="0.000732918495405432" calcext:value-type="float">
            <text:p>0.000732918495405</text:p>
          </table:table-cell>
          <table:table-cell table:formula="of:=0.5*[.FB12]*(([.FB6]-[.FA6])/([.FB1]-[.FA1]))^2" office:value-type="float" office:value="0.00286976576748147" calcext:value-type="float">
            <text:p>0.002869765767481</text:p>
          </table:table-cell>
          <table:table-cell table:formula="of:=0.5*[.FC12]*(([.FC6]-[.FB6])/([.FC1]-[.FB1]))^2" office:value-type="float" office:value="0.00455863187125672" calcext:value-type="float">
            <text:p>0.004558631871257</text:p>
          </table:table-cell>
          <table:table-cell table:formula="of:=0.5*[.FD12]*(([.FD6]-[.FC6])/([.FD1]-[.FC1]))^2" office:value-type="float" office:value="0.0256174215950135" calcext:value-type="float">
            <text:p>0.025617421595014</text:p>
          </table:table-cell>
          <table:table-cell table:formula="of:=0.5*[.FE12]*(([.FE6]-[.FD6])/([.FE1]-[.FD1]))^2" office:value-type="float" office:value="0.0126616865500278" calcext:value-type="float">
            <text:p>0.012661686550028</text:p>
          </table:table-cell>
          <table:table-cell table:formula="of:=0.5*[.FF12]*(([.FF6]-[.FE6])/([.FF1]-[.FE1]))^2" office:value-type="float" office:value="0.0000155031767044176" calcext:value-type="float">
            <text:p>1.55031767044176E-05</text:p>
          </table:table-cell>
          <table:table-cell table:formula="of:=0.5*[.FG12]*(([.FG6]-[.FF6])/([.FG1]-[.FF1]))^2" office:value-type="float" office:value="0.00366659205698156" calcext:value-type="float">
            <text:p>0.003666592056982</text:p>
          </table:table-cell>
          <table:table-cell table:formula="of:=0.5*[.FH12]*(([.FH6]-[.FG6])/([.FH1]-[.FG1]))^2" office:value-type="float" office:value="0.0149904850566633" calcext:value-type="float">
            <text:p>0.014990485056663</text:p>
          </table:table-cell>
          <table:table-cell table:formula="of:=0.5*[.FI12]*(([.FI6]-[.FH6])/([.FI1]-[.FH1]))^2" office:value-type="float" office:value="0.00845519355326302" calcext:value-type="float">
            <text:p>0.008455193553263</text:p>
          </table:table-cell>
          <table:table-cell table:formula="of:=0.5*[.FJ12]*(([.FJ6]-[.FI6])/([.FJ1]-[.FI1]))^2" office:value-type="float" office:value="0.00133752197827694" calcext:value-type="float">
            <text:p>0.001337521978277</text:p>
          </table:table-cell>
          <table:table-cell table:formula="of:=0.5*[.FK12]*(([.FK6]-[.FJ6])/([.FK1]-[.FJ1]))^2" office:value-type="float" office:value="0.00193599202084595" calcext:value-type="float">
            <text:p>0.001935992020846</text:p>
          </table:table-cell>
          <table:table-cell table:formula="of:=0.5*[.FL12]*(([.FL6]-[.FK6])/([.FL1]-[.FK1]))^2" office:value-type="float" office:value="0.000153797806311486" calcext:value-type="float">
            <text:p>0.000153797806311</text:p>
          </table:table-cell>
          <table:table-cell table:formula="of:=0.5*[.FM12]*(([.FM6]-[.FL6])/([.FM1]-[.FL1]))^2" office:value-type="float" office:value="0.0170282857266281" calcext:value-type="float">
            <text:p>0.017028285726628</text:p>
          </table:table-cell>
          <table:table-cell table:formula="of:=0.5*[.FN12]*(([.FN6]-[.FM6])/([.FN1]-[.FM1]))^2" office:value-type="float" office:value="0.00141926199492263" calcext:value-type="float">
            <text:p>0.001419261994923</text:p>
          </table:table-cell>
          <table:table-cell table:formula="of:=0.5*[.FO12]*(([.FO6]-[.FN6])/([.FO1]-[.FN1]))^2" office:value-type="float" office:value="0.000479869228598952" calcext:value-type="float">
            <text:p>0.000479869228599</text:p>
          </table:table-cell>
          <table:table-cell table:formula="of:=0.5*[.FP12]*(([.FP6]-[.FO6])/([.FP1]-[.FO1]))^2" office:value-type="float" office:value="0.00429097464099725" calcext:value-type="float">
            <text:p>0.004290974640997</text:p>
          </table:table-cell>
          <table:table-cell table:formula="of:=0.5*[.FQ12]*(([.FQ6]-[.FP6])/([.FQ1]-[.FP1]))^2" office:value-type="float" office:value="0.0117210729166925" calcext:value-type="float">
            <text:p>0.011721072916693</text:p>
          </table:table-cell>
          <table:table-cell table:formula="of:=0.5*[.FR12]*(([.FR6]-[.FQ6])/([.FR1]-[.FQ1]))^2" office:value-type="float" office:value="0.0031222050081468" calcext:value-type="float">
            <text:p>0.003122205008147</text:p>
          </table:table-cell>
          <table:table-cell table:formula="of:=0.5*[.FS12]*(([.FS6]-[.FR6])/([.FS1]-[.FR1]))^2" office:value-type="float" office:value="0.000782246966124543" calcext:value-type="float">
            <text:p>0.000782246966125</text:p>
          </table:table-cell>
          <table:table-cell table:formula="of:=0.5*[.FT12]*(([.FT6]-[.FS6])/([.FT1]-[.FS1]))^2" office:value-type="float" office:value="0.00143908525924018" calcext:value-type="float">
            <text:p>0.00143908525924</text:p>
          </table:table-cell>
          <table:table-cell table:formula="of:=0.5*[.FU12]*(([.FU6]-[.FT6])/([.FU1]-[.FT1]))^2" office:value-type="float" office:value="0.0038709379017813" calcext:value-type="float">
            <text:p>0.003870937901781</text:p>
          </table:table-cell>
          <table:table-cell table:formula="of:=0.5*[.FV12]*(([.FV6]-[.FU6])/([.FV1]-[.FU1]))^2" office:value-type="float" office:value="0.00653366260992509" calcext:value-type="float">
            <text:p>0.006533662609925</text:p>
          </table:table-cell>
          <table:table-cell table:formula="of:=0.5*[.FW12]*(([.FW6]-[.FV6])/([.FW1]-[.FV1]))^2" office:value-type="float" office:value="0.0023293095561971" calcext:value-type="float">
            <text:p>0.002329309556197</text:p>
          </table:table-cell>
          <table:table-cell table:formula="of:=0.5*[.FX12]*(([.FX6]-[.FW6])/([.FX1]-[.FW1]))^2" office:value-type="float" office:value="0.00210988151715992" calcext:value-type="float">
            <text:p>0.00210988151716</text:p>
          </table:table-cell>
          <table:table-cell table:formula="of:=0.5*[.FY12]*(([.FY6]-[.FX6])/([.FY1]-[.FX1]))^2" office:value-type="float" office:value="0.00408046079200839" calcext:value-type="float">
            <text:p>0.004080460792008</text:p>
          </table:table-cell>
          <table:table-cell table:formula="of:=0.5*[.FZ12]*(([.FZ6]-[.FY6])/([.FZ1]-[.FY1]))^2" office:value-type="float" office:value="0.00121275654022682" calcext:value-type="float">
            <text:p>0.001212756540227</text:p>
          </table:table-cell>
          <table:table-cell table:formula="of:=0.5*[.GA12]*(([.GA6]-[.FZ6])/([.GA1]-[.FZ1]))^2" office:value-type="float" office:value="0.0115083403065531" calcext:value-type="float">
            <text:p>0.011508340306553</text:p>
          </table:table-cell>
          <table:table-cell table:formula="of:=0.5*[.GB12]*(([.GB6]-[.GA6])/([.GB1]-[.GA1]))^2" office:value-type="float" office:value="0.000829189767094724" calcext:value-type="float">
            <text:p>0.000829189767095</text:p>
          </table:table-cell>
          <table:table-cell table:formula="of:=0.5*[.GC12]*(([.GC6]-[.GB6])/([.GC1]-[.GB1]))^2" office:value-type="float" office:value="0.0000842409369493033" calcext:value-type="float">
            <text:p>8.42409369493033E-05</text:p>
          </table:table-cell>
          <table:table-cell table:formula="of:=0.5*[.GD12]*(([.GD6]-[.GC6])/([.GD1]-[.GC1]))^2" office:value-type="float" office:value="0.00168094665625624" calcext:value-type="float">
            <text:p>0.001680946656256</text:p>
          </table:table-cell>
          <table:table-cell table:formula="of:=0.5*[.GE12]*(([.GE6]-[.GD6])/([.GE1]-[.GD1]))^2" office:value-type="float" office:value="0.00481024912954667" calcext:value-type="float">
            <text:p>0.004810249129547</text:p>
          </table:table-cell>
          <table:table-cell table:formula="of:=0.5*[.GF12]*(([.GF6]-[.GE6])/([.GF1]-[.GE1]))^2" office:value-type="float" office:value="0.00126301357903941" calcext:value-type="float">
            <text:p>0.001263013579039</text:p>
          </table:table-cell>
          <table:table-cell table:formula="of:=0.5*[.GG12]*(([.GG6]-[.GF6])/([.GG1]-[.GF1]))^2" office:value-type="float" office:value="0.0166260058180467" calcext:value-type="float">
            <text:p>0.016626005818047</text:p>
          </table:table-cell>
          <table:table-cell table:formula="of:=0.5*[.GH12]*(([.GH6]-[.GG6])/([.GH1]-[.GG1]))^2" office:value-type="float" office:value="0.00059223119731388" calcext:value-type="float">
            <text:p>0.000592231197314</text:p>
          </table:table-cell>
          <table:table-cell table:formula="of:=0.5*[.GI12]*(([.GI6]-[.GH6])/([.GI1]-[.GH1]))^2" office:value-type="float" office:value="0.000542762575731369" calcext:value-type="float">
            <text:p>0.000542762575731</text:p>
          </table:table-cell>
          <table:table-cell table:formula="of:=0.5*[.GJ12]*(([.GJ6]-[.GI6])/([.GJ1]-[.GI1]))^2" office:value-type="float" office:value="0.00310047549917048" calcext:value-type="float">
            <text:p>0.00310047549917</text:p>
          </table:table-cell>
          <table:table-cell table:formula="of:=0.5*[.GK12]*(([.GK6]-[.GJ6])/([.GK1]-[.GJ1]))^2" office:value-type="float" office:value="0.0111369855996379" calcext:value-type="float">
            <text:p>0.011136985599638</text:p>
          </table:table-cell>
          <table:table-cell table:formula="of:=0.5*[.GL12]*(([.GL6]-[.GK6])/([.GL1]-[.GK1]))^2" office:value-type="float" office:value="0.000104654120064786" calcext:value-type="float">
            <text:p>0.000104654120065</text:p>
          </table:table-cell>
          <table:table-cell table:formula="of:=0.5*[.GM12]*(([.GM6]-[.GL6])/([.GM1]-[.GL1]))^2" office:value-type="float" office:value="0.000775463466813338" calcext:value-type="float">
            <text:p>0.000775463466813</text:p>
          </table:table-cell>
          <table:table-cell table:formula="of:=0.5*[.GN12]*(([.GN6]-[.GM6])/([.GN1]-[.GM1]))^2" office:value-type="float" office:value="0.00285385206389825" calcext:value-type="float">
            <text:p>0.002853852063898</text:p>
          </table:table-cell>
          <table:table-cell table:formula="of:=0.5*[.GO12]*(([.GO6]-[.GN6])/([.GO1]-[.GN1]))^2" office:value-type="float" office:value="0.0201602981523551" calcext:value-type="float">
            <text:p>0.020160298152355</text:p>
          </table:table-cell>
          <table:table-cell table:formula="of:=0.5*[.GP12]*(([.GP6]-[.GO6])/([.GP1]-[.GO1]))^2" office:value-type="float" office:value="0.00664067309655418" calcext:value-type="float">
            <text:p>0.006640673096554</text:p>
          </table:table-cell>
          <table:table-cell table:formula="of:=0.5*[.GQ12]*(([.GQ6]-[.GP6])/([.GQ1]-[.GP1]))^2" office:value-type="float" office:value="0.000304511918039649" calcext:value-type="float">
            <text:p>0.00030451191804</text:p>
          </table:table-cell>
          <table:table-cell table:formula="of:=0.5*[.GR12]*(([.GR6]-[.GQ6])/([.GR1]-[.GQ1]))^2" office:value-type="float" office:value="0.00401431210679836" calcext:value-type="float">
            <text:p>0.004014312106798</text:p>
          </table:table-cell>
          <table:table-cell table:formula="of:=0.5*[.GS12]*(([.GS6]-[.GR6])/([.GS1]-[.GR1]))^2" office:value-type="float" office:value="0.0114958183222097" calcext:value-type="float">
            <text:p>0.01149581832221</text:p>
          </table:table-cell>
          <table:table-cell table:formula="of:=0.5*[.GT12]*(([.GT6]-[.GS6])/([.GT1]-[.GS1]))^2" office:value-type="float" office:value="0.0061744421670655" calcext:value-type="float">
            <text:p>0.006174442167066</text:p>
          </table:table-cell>
          <table:table-cell table:formula="of:=0.5*[.GU12]*(([.GU6]-[.GT6])/([.GU1]-[.GT1]))^2" office:value-type="float" office:value="0.0000401674494764884" calcext:value-type="float">
            <text:p>4.01674494764884E-05</text:p>
          </table:table-cell>
          <table:table-cell table:formula="of:=0.5*[.GV12]*(([.GV6]-[.GU6])/([.GV1]-[.GU1]))^2" office:value-type="float" office:value="0.00000138803580107785" calcext:value-type="float">
            <text:p>1.38803580107785E-06</text:p>
          </table:table-cell>
          <table:table-cell table:formula="of:=0.5*[.GW12]*(([.GW6]-[.GV6])/([.GW1]-[.GV1]))^2" office:value-type="float" office:value="0.0109096849567859" calcext:value-type="float">
            <text:p>0.010909684956786</text:p>
          </table:table-cell>
          <table:table-cell table:formula="of:=0.5*[.GX12]*(([.GX6]-[.GW6])/([.GX1]-[.GW1]))^2" office:value-type="float" office:value="0.00377446736056069" calcext:value-type="float">
            <text:p>0.003774467360561</text:p>
          </table:table-cell>
          <table:table-cell table:formula="of:=0.5*[.GY12]*(([.GY6]-[.GX6])/([.GY1]-[.GX1]))^2" office:value-type="float" office:value="0.0229816479340049" calcext:value-type="float">
            <text:p>0.022981647934005</text:p>
          </table:table-cell>
          <table:table-cell table:formula="of:=0.5*[.GZ12]*(([.GZ6]-[.GY6])/([.GZ1]-[.GY1]))^2" office:value-type="float" office:value="0.00851291893744343" calcext:value-type="float">
            <text:p>0.008512918937443</text:p>
          </table:table-cell>
          <table:table-cell table:formula="of:=0.5*[.HA12]*(([.HA6]-[.GZ6])/([.HA1]-[.GZ1]))^2" office:value-type="float" office:value="0.000380314247534591" calcext:value-type="float">
            <text:p>0.000380314247535</text:p>
          </table:table-cell>
          <table:table-cell table:formula="of:=0.5*[.HB12]*(([.HB6]-[.HA6])/([.HB1]-[.HA1]))^2" office:value-type="float" office:value="0.00156230126230427" calcext:value-type="float">
            <text:p>0.001562301262304</text:p>
          </table:table-cell>
          <table:table-cell table:formula="of:=0.5*[.HC12]*(([.HC6]-[.HB6])/([.HC1]-[.HB1]))^2" office:value-type="float" office:value="0.00941401114397761" calcext:value-type="float">
            <text:p>0.009414011143978</text:p>
          </table:table-cell>
          <table:table-cell table:formula="of:=0.5*[.HD12]*(([.HD6]-[.HC6])/([.HD1]-[.HC1]))^2" office:value-type="float" office:value="0.000946873568319809" calcext:value-type="float">
            <text:p>0.00094687356832</text:p>
          </table:table-cell>
          <table:table-cell table:formula="of:=0.5*[.HE12]*(([.HE6]-[.HD6])/([.HE1]-[.HD1]))^2" office:value-type="float" office:value="0.0035592325226763" calcext:value-type="float">
            <text:p>0.003559232522676</text:p>
          </table:table-cell>
          <table:table-cell table:formula="of:=0.5*[.HF12]*(([.HF6]-[.HE6])/([.HF1]-[.HE1]))^2" office:value-type="float" office:value="0.0192288167112294" calcext:value-type="float">
            <text:p>0.019228816711229</text:p>
          </table:table-cell>
          <table:table-cell table:formula="of:=0.5*[.HG12]*(([.HG6]-[.HF6])/([.HG1]-[.HF1]))^2" office:value-type="float" office:value="0.0178027129113033" calcext:value-type="float">
            <text:p>0.017802712911303</text:p>
          </table:table-cell>
          <table:table-cell table:formula="of:=0.5*[.HH12]*(([.HH6]-[.HG6])/([.HH1]-[.HG1]))^2" office:value-type="float" office:value="0.0055761222254648" calcext:value-type="float">
            <text:p>0.005576122225465</text:p>
          </table:table-cell>
          <table:table-cell table:formula="of:=0.5*[.HI12]*(([.HI6]-[.HH6])/([.HI1]-[.HH1]))^2" office:value-type="float" office:value="0.000476090335903904" calcext:value-type="float">
            <text:p>0.000476090335904</text:p>
          </table:table-cell>
          <table:table-cell table:formula="of:=0.5*[.HJ12]*(([.HJ6]-[.HI6])/([.HJ1]-[.HI1]))^2" office:value-type="float" office:value="0.00151630260829877" calcext:value-type="float">
            <text:p>0.001516302608299</text:p>
          </table:table-cell>
          <table:table-cell table:formula="of:=0.5*[.HK12]*(([.HK6]-[.HJ6])/([.HK1]-[.HJ1]))^2" office:value-type="float" office:value="0.00470983644355665" calcext:value-type="float">
            <text:p>0.004709836443557</text:p>
          </table:table-cell>
          <table:table-cell table:formula="of:=0.5*[.HL12]*(([.HL6]-[.HK6])/([.HL1]-[.HK1]))^2" office:value-type="float" office:value="0.00197119197140235" calcext:value-type="float">
            <text:p>0.001971191971402</text:p>
          </table:table-cell>
          <table:table-cell table:formula="of:=0.5*[.HM12]*(([.HM6]-[.HL6])/([.HM1]-[.HL1]))^2" office:value-type="float" office:value="0.0182118698679951" calcext:value-type="float">
            <text:p>0.018211869867995</text:p>
          </table:table-cell>
          <table:table-cell table:formula="of:=0.5*[.HN12]*(([.HN6]-[.HM6])/([.HN1]-[.HM1]))^2" office:value-type="float" office:value="0.00695815652684217" calcext:value-type="float">
            <text:p>0.006958156526842</text:p>
          </table:table-cell>
          <table:table-cell table:formula="of:=0.5*[.HO12]*(([.HO6]-[.HN6])/([.HO1]-[.HN1]))^2" office:value-type="float" office:value="0.000582098526639787" calcext:value-type="float">
            <text:p>0.00058209852664</text:p>
          </table:table-cell>
          <table:table-cell table:formula="of:=0.5*[.HP12]*(([.HP6]-[.HO6])/([.HP1]-[.HO1]))^2" office:value-type="float" office:value="0.000274024229384607" calcext:value-type="float">
            <text:p>0.000274024229385</text:p>
          </table:table-cell>
          <table:table-cell table:formula="of:=0.5*[.HQ12]*(([.HQ6]-[.HP6])/([.HQ1]-[.HP1]))^2" office:value-type="float" office:value="0.00255095847275314" calcext:value-type="float">
            <text:p>0.002550958472753</text:p>
          </table:table-cell>
          <table:table-cell table:formula="of:=0.5*[.HR12]*(([.HR6]-[.HQ6])/([.HR1]-[.HQ1]))^2" office:value-type="float" office:value="0.00126415481721391" calcext:value-type="float">
            <text:p>0.001264154817214</text:p>
          </table:table-cell>
          <table:table-cell table:formula="of:=0.5*[.HS12]*(([.HS6]-[.HR6])/([.HS1]-[.HR1]))^2" office:value-type="float" office:value="0.0147506976461537" calcext:value-type="float">
            <text:p>0.014750697646154</text:p>
          </table:table-cell>
          <table:table-cell table:formula="of:=0.5*[.HT12]*(([.HT6]-[.HS6])/([.HT1]-[.HS1]))^2" office:value-type="float" office:value="0.000652294651884945" calcext:value-type="float">
            <text:p>0.000652294651885</text:p>
          </table:table-cell>
          <table:table-cell table:formula="of:=0.5*[.HU12]*(([.HU6]-[.HT6])/([.HU1]-[.HT1]))^2" office:value-type="float" office:value="0.00413712647522624" calcext:value-type="float">
            <text:p>0.004137126475226</text:p>
          </table:table-cell>
          <table:table-cell table:formula="of:=0.5*[.HV12]*(([.HV6]-[.HU6])/([.HV1]-[.HU1]))^2" office:value-type="float" office:value="0.0038530710927577" calcext:value-type="float">
            <text:p>0.003853071092758</text:p>
          </table:table-cell>
          <table:table-cell table:formula="of:=0.5*[.HW12]*(([.HW6]-[.HV6])/([.HW1]-[.HV1]))^2" office:value-type="float" office:value="0.00408606668198268" calcext:value-type="float">
            <text:p>0.004086066681983</text:p>
          </table:table-cell>
          <table:table-cell table:formula="of:=0.5*[.HX12]*(([.HX6]-[.HW6])/([.HX1]-[.HW1]))^2" office:value-type="float" office:value="0.00439642186720101" calcext:value-type="float">
            <text:p>0.004396421867201</text:p>
          </table:table-cell>
          <table:table-cell table:formula="of:=0.5*[.HY12]*(([.HY6]-[.HX6])/([.HY1]-[.HX1]))^2" office:value-type="float" office:value="0.000479842138935388" calcext:value-type="float">
            <text:p>0.000479842138935</text:p>
          </table:table-cell>
          <table:table-cell table:formula="of:=0.5*[.HZ12]*(([.HZ6]-[.HY6])/([.HZ1]-[.HY1]))^2" office:value-type="float" office:value="0.000075001871952072" calcext:value-type="float">
            <text:p>7.5001871952072E-05</text:p>
          </table:table-cell>
          <table:table-cell table:formula="of:=0.5*[.IA12]*(([.IA6]-[.HZ6])/([.IA1]-[.HZ1]))^2" office:value-type="float" office:value="0.0121616003940031" calcext:value-type="float">
            <text:p>0.012161600394003</text:p>
          </table:table-cell>
          <table:table-cell table:formula="of:=0.5*[.IB12]*(([.IB6]-[.IA6])/([.IB1]-[.IA1]))^2" office:value-type="float" office:value="0.0000263889676467676" calcext:value-type="float">
            <text:p>2.63889676467676E-05</text:p>
          </table:table-cell>
          <table:table-cell table:formula="of:=0.5*[.IC12]*(([.IC6]-[.IB6])/([.IC1]-[.IB1]))^2" office:value-type="float" office:value="0.00324139070737729" calcext:value-type="float">
            <text:p>0.003241390707377</text:p>
          </table:table-cell>
          <table:table-cell table:formula="of:=0.5*[.ID12]*(([.ID6]-[.IC6])/([.ID1]-[.IC1]))^2" office:value-type="float" office:value="0.000581300923028596" calcext:value-type="float">
            <text:p>0.000581300923029</text:p>
          </table:table-cell>
          <table:table-cell table:formula="of:=0.5*[.IE12]*(([.IE6]-[.ID6])/([.IE1]-[.ID1]))^2" office:value-type="float" office:value="0.0105905273629578" calcext:value-type="float">
            <text:p>0.010590527362958</text:p>
          </table:table-cell>
          <table:table-cell table:formula="of:=0.5*[.IF12]*(([.IF6]-[.IE6])/([.IF1]-[.IE1]))^2" office:value-type="float" office:value="0.000940022434082922" calcext:value-type="float">
            <text:p>0.000940022434083</text:p>
          </table:table-cell>
          <table:table-cell table:formula="of:=0.5*[.IG12]*(([.IG6]-[.IF6])/([.IG1]-[.IF1]))^2" office:value-type="float" office:value="0.000288296561850709" calcext:value-type="float">
            <text:p>0.000288296561851</text:p>
          </table:table-cell>
          <table:table-cell table:formula="of:=0.5*[.IH12]*(([.IH6]-[.IG6])/([.IH1]-[.IG1]))^2" office:value-type="float" office:value="0.00397796276206891" calcext:value-type="float">
            <text:p>0.003977962762069</text:p>
          </table:table-cell>
          <table:table-cell table:formula="of:=0.5*[.II12]*(([.II6]-[.IH6])/([.II1]-[.IH1]))^2" office:value-type="float" office:value="0.0145137743734847" calcext:value-type="float">
            <text:p>0.014513774373485</text:p>
          </table:table-cell>
          <table:table-cell table:formula="of:=0.5*[.IJ12]*(([.IJ6]-[.II6])/([.IJ1]-[.II1]))^2" office:value-type="float" office:value="0.0148594442519122" calcext:value-type="float">
            <text:p>0.014859444251912</text:p>
          </table:table-cell>
          <table:table-cell table:formula="of:=0.5*[.IK12]*(([.IK6]-[.IJ6])/([.IK1]-[.IJ1]))^2" office:value-type="float" office:value="0.00397438071002082" calcext:value-type="float">
            <text:p>0.003974380710021</text:p>
          </table:table-cell>
          <table:table-cell table:formula="of:=0.5*[.IL12]*(([.IL6]-[.IK6])/([.IL1]-[.IK1]))^2" office:value-type="float" office:value="0.00252161004486117" calcext:value-type="float">
            <text:p>0.002521610044861</text:p>
          </table:table-cell>
          <table:table-cell table:formula="of:=0.5*[.IM12]*(([.IM6]-[.IL6])/([.IM1]-[.IL1]))^2" office:value-type="float" office:value="0.00221040313252426" calcext:value-type="float">
            <text:p>0.002210403132524</text:p>
          </table:table-cell>
          <table:table-cell table:formula="of:=0.5*[.IN12]*(([.IN6]-[.IM6])/([.IN1]-[.IM1]))^2" office:value-type="float" office:value="0.016634025599644" calcext:value-type="float">
            <text:p>0.016634025599644</text:p>
          </table:table-cell>
          <table:table-cell table:formula="of:=0.5*[.IO12]*(([.IO6]-[.IN6])/([.IO1]-[.IN1]))^2" office:value-type="float" office:value="0.0134001289668962" calcext:value-type="float">
            <text:p>0.013400128966896</text:p>
          </table:table-cell>
          <table:table-cell table:formula="of:=0.5*[.IP12]*(([.IP6]-[.IO6])/([.IP1]-[.IO1]))^2" office:value-type="float" office:value="0.0101470977349378" calcext:value-type="float">
            <text:p>0.010147097734938</text:p>
          </table:table-cell>
          <table:table-cell table:formula="of:=0.5*[.IQ12]*(([.IQ6]-[.IP6])/([.IQ1]-[.IP1]))^2" office:value-type="float" office:value="0.00521499938541679" calcext:value-type="float">
            <text:p>0.005214999385417</text:p>
          </table:table-cell>
          <table:table-cell table:formula="of:=0.5*[.IR12]*(([.IR6]-[.IQ6])/([.IR1]-[.IQ1]))^2" office:value-type="float" office:value="0.000982440585474284" calcext:value-type="float">
            <text:p>0.000982440585474</text:p>
          </table:table-cell>
          <table:table-cell table:formula="of:=0.5*[.IS12]*(([.IS6]-[.IR6])/([.IS1]-[.IR1]))^2" office:value-type="float" office:value="0.0000085941350636162" calcext:value-type="float">
            <text:p>8.5941350636162E-06</text:p>
          </table:table-cell>
          <table:table-cell table:formula="of:=0.5*[.IT12]*(([.IT6]-[.IS6])/([.IT1]-[.IS1]))^2" office:value-type="float" office:value="0.0040859854484353" calcext:value-type="float">
            <text:p>0.004085985448435</text:p>
          </table:table-cell>
          <table:table-cell table:formula="of:=0.5*[.IU12]*(([.IU6]-[.IT6])/([.IU1]-[.IT1]))^2" office:value-type="float" office:value="0.00377994698876896" calcext:value-type="float">
            <text:p>0.003779946988769</text:p>
          </table:table-cell>
          <table:table-cell table:formula="of:=0.5*[.IV12]*(([.IV6]-[.IU6])/([.IV1]-[.IU1]))^2" office:value-type="float" office:value="0.00206750570658306" calcext:value-type="float">
            <text:p>0.002067505706583</text:p>
          </table:table-cell>
          <table:table-cell table:formula="of:=0.5*[.IW12]*(([.IW6]-[.IV6])/([.IW1]-[.IV1]))^2" office:value-type="float" office:value="0.0130510339452101" calcext:value-type="float">
            <text:p>0.01305103394521</text:p>
          </table:table-cell>
          <table:table-cell table:formula="of:=0.5*[.IX12]*(([.IX6]-[.IW6])/([.IX1]-[.IW1]))^2" office:value-type="float" office:value="0.00200504714068135" calcext:value-type="float">
            <text:p>0.002005047140681</text:p>
          </table:table-cell>
          <table:table-cell table:formula="of:=0.5*[.IY12]*(([.IY6]-[.IX6])/([.IY1]-[.IX1]))^2" office:value-type="float" office:value="0.00183185131337444" calcext:value-type="float">
            <text:p>0.001831851313374</text:p>
          </table:table-cell>
          <table:table-cell table:formula="of:=0.5*[.IZ12]*(([.IZ6]-[.IY6])/([.IZ1]-[.IY1]))^2" office:value-type="float" office:value="0.000751598221586969" calcext:value-type="float">
            <text:p>0.000751598221587</text:p>
          </table:table-cell>
          <table:table-cell table:formula="of:=0.5*[.JA12]*(([.JA6]-[.IZ6])/([.JA1]-[.IZ1]))^2" office:value-type="float" office:value="0.000153228623316253" calcext:value-type="float">
            <text:p>0.000153228623316</text:p>
          </table:table-cell>
          <table:table-cell table:formula="of:=0.5*[.JB12]*(([.JB6]-[.JA6])/([.JB1]-[.JA1]))^2" office:value-type="float" office:value="0.00051179825311347" calcext:value-type="float">
            <text:p>0.000511798253113</text:p>
          </table:table-cell>
          <table:table-cell table:formula="of:=0.5*[.JC12]*(([.JC6]-[.JB6])/([.JC1]-[.JB1]))^2" office:value-type="float" office:value="0.000039069956679774" calcext:value-type="float">
            <text:p>3.9069956679774E-05</text:p>
          </table:table-cell>
          <table:table-cell table:formula="of:=0.5*[.JD12]*(([.JD6]-[.JC6])/([.JD1]-[.JC1]))^2" office:value-type="float" office:value="0.0000899793581380721" calcext:value-type="float">
            <text:p>8.99793581380721E-05</text:p>
          </table:table-cell>
          <table:table-cell table:formula="of:=0.5*[.JE12]*(([.JE6]-[.JD6])/([.JE1]-[.JD1]))^2" office:value-type="float" office:value="0.00000063014331296894" calcext:value-type="float">
            <text:p>6.3014331296894E-07</text:p>
          </table:table-cell>
          <table:table-cell table:formula="of:=0.5*[.JF12]*(([.JF6]-[.JE6])/([.JF1]-[.JE1]))^2" office:value-type="float" office:value="0.000029349638458094" calcext:value-type="float">
            <text:p>2.9349638458094E-05</text:p>
          </table:table-cell>
          <table:table-cell table:formula="of:=0.5*[.JG12]*(([.JG6]-[.JF6])/([.JG1]-[.JF1]))^2" office:value-type="float" office:value="0.000000150885573118716" calcext:value-type="float">
            <text:p>1.50885573118716E-07</text:p>
          </table:table-cell>
          <table:table-cell table:formula="of:=0.5*[.JH12]*(([.JH6]-[.JG6])/([.JH1]-[.JG1]))^2" office:value-type="float" office:value="0.0000334529041817551" calcext:value-type="float">
            <text:p>3.34529041817551E-05</text:p>
          </table:table-cell>
          <table:table-cell table:formula="of:=0.5*[.JI12]*(([.JI6]-[.JH6])/([.JI1]-[.JH1]))^2" office:value-type="float" office:value="0.0000650196806318301" calcext:value-type="float">
            <text:p>6.50196806318301E-05</text:p>
          </table:table-cell>
          <table:table-cell table:formula="of:=0.5*[.JJ12]*(([.JJ6]-[.JI6])/([.JJ1]-[.JI1]))^2" office:value-type="float" office:value="0.0000462548316653707" calcext:value-type="float">
            <text:p>4.62548316653707E-05</text:p>
          </table:table-cell>
          <table:table-cell table:formula="of:=0.5*[.JK12]*(([.JK6]-[.JJ6])/([.JK1]-[.JJ1]))^2" office:value-type="float" office:value="0.00000857426952831007" calcext:value-type="float">
            <text:p>8.57426952831007E-06</text:p>
          </table:table-cell>
          <table:table-cell table:formula="of:=0.5*[.JL12]*(([.JL6]-[.JK6])/([.JL1]-[.JK1]))^2" office:value-type="float" office:value="0.00000920718208282805" calcext:value-type="float">
            <text:p>9.20718208282805E-06</text:p>
          </table:table-cell>
          <table:table-cell table:formula="of:=0.5*[.JM12]*(([.JM6]-[.JL6])/([.JM1]-[.JL1]))^2" office:value-type="float" office:value="0.000000831213414672648" calcext:value-type="float">
            <text:p>8.31213414672648E-07</text:p>
          </table:table-cell>
          <table:table-cell table:formula="of:=0.5*[.JN12]*(([.JN6]-[.JM6])/([.JN1]-[.JM1]))^2" office:value-type="float" office:value="0.000000198353344463346" calcext:value-type="float">
            <text:p>1.98353344463346E-07</text:p>
          </table:table-cell>
          <table:table-cell table:formula="of:=0.5*[.JO12]*(([.JO6]-[.JN6])/([.JO1]-[.JN1]))^2" office:value-type="float" office:value="0.00000314334318751741" calcext:value-type="float">
            <text:p>3.14334318751741E-06</text:p>
          </table:table-cell>
          <table:table-cell table:formula="of:=0.5*[.JP12]*(([.JP6]-[.JO6])/([.JP1]-[.JO1]))^2" office:value-type="float" office:value="0.00000404706837486758" calcext:value-type="float">
            <text:p>4.04706837486758E-06</text:p>
          </table:table-cell>
          <table:table-cell table:formula="of:=0.5*[.JQ12]*(([.JQ6]-[.JP6])/([.JQ1]-[.JP1]))^2" office:value-type="float" office:value="0.0000000640432666755289" calcext:value-type="float">
            <text:p>6.40432666755289E-08</text:p>
          </table:table-cell>
          <table:table-cell table:formula="of:=0.5*[.JR12]*(([.JR6]-[.JQ6])/([.JR1]-[.JQ1]))^2" office:value-type="float" office:value="0.0000106223108916643" calcext:value-type="float">
            <text:p>1.06223108916643E-05</text:p>
          </table:table-cell>
          <table:table-cell table:formula="of:=0.5*[.JS12]*(([.JS6]-[.JR6])/([.JS1]-[.JR1]))^2" office:value-type="float" office:value="0.0000000817286973299834" calcext:value-type="float">
            <text:p>8.17286973299834E-08</text:p>
          </table:table-cell>
          <table:table-cell table:formula="of:=0.5*[.JT12]*(([.JT6]-[.JS6])/([.JT1]-[.JS1]))^2" office:value-type="float" office:value="0.00000246414209055411" calcext:value-type="float">
            <text:p>2.46414209055411E-06</text:p>
          </table:table-cell>
          <table:table-cell table:formula="of:=0.5*[.JU12]*(([.JU6]-[.JT6])/([.JU1]-[.JT1]))^2" office:value-type="float" office:value="0.00000215076060393433" calcext:value-type="float">
            <text:p>2.15076060393433E-06</text:p>
          </table:table-cell>
          <table:table-cell table:formula="of:=0.5*[.JV12]*(([.JV6]-[.JU6])/([.JV1]-[.JU1]))^2" office:value-type="float" office:value="0.000000843388511524452" calcext:value-type="float">
            <text:p>8.43388511524452E-07</text:p>
          </table:table-cell>
          <table:table-cell table:formula="of:=0.5*[.JW12]*(([.JW6]-[.JV6])/([.JW1]-[.JV1]))^2" office:value-type="float" office:value="0.00000168856499387867" calcext:value-type="float">
            <text:p>1.68856499387867E-06</text:p>
          </table:table-cell>
          <table:table-cell table:formula="of:=0.5*[.JX12]*(([.JX6]-[.JW6])/([.JX1]-[.JW1]))^2" office:value-type="float" office:value="0.00000192119989583685" calcext:value-type="float">
            <text:p>1.92119989583685E-06</text:p>
          </table:table-cell>
          <table:table-cell table:formula="of:=0.5*[.JY12]*(([.JY6]-[.JX6])/([.JY1]-[.JX1]))^2" office:value-type="float" office:value="0.00000274049197579319" calcext:value-type="float">
            <text:p>2.74049197579319E-06</text:p>
          </table:table-cell>
          <table:table-cell table:formula="of:=0.5*[.JZ12]*(([.JZ6]-[.JY6])/([.JZ1]-[.JY1]))^2" office:value-type="float" office:value="0.000000176952875693314" calcext:value-type="float">
            <text:p>1.76952875693314E-07</text:p>
          </table:table-cell>
          <table:table-cell table:formula="of:=0.5*[.KA12]*(([.KA6]-[.JZ6])/([.KA1]-[.JZ1]))^2" office:value-type="float" office:value="0.000000114119929724261" calcext:value-type="float">
            <text:p>1.14119929724261E-07</text:p>
          </table:table-cell>
          <table:table-cell table:formula="of:=0.5*[.KB12]*(([.KB6]-[.KA6])/([.KB1]-[.KA1]))^2" office:value-type="float" office:value="0.000000000950524045500777" calcext:value-type="float">
            <text:p>9.50524045500777E-10</text:p>
          </table:table-cell>
          <table:table-cell table:formula="of:=0.5*[.KC12]*(([.KC6]-[.KB6])/([.KC1]-[.KB1]))^2" office:value-type="float" office:value="0.0000036431743140039" calcext:value-type="float">
            <text:p>3.6431743140039E-06</text:p>
          </table:table-cell>
          <table:table-cell table:formula="of:=0.5*[.KD12]*(([.KD6]-[.KC6])/([.KD1]-[.KC1]))^2" office:value-type="float" office:value="0.0000046135187797535" calcext:value-type="float">
            <text:p>4.6135187797535E-06</text:p>
          </table:table-cell>
          <table:table-cell table:formula="of:=0.5*[.KE12]*(([.KE6]-[.KD6])/([.KE1]-[.KD1]))^2" office:value-type="float" office:value="0.00000089505719515922" calcext:value-type="float">
            <text:p>8.9505719515922E-07</text:p>
          </table:table-cell>
          <table:table-cell table:formula="of:=0.5*[.KF12]*(([.KF6]-[.KE6])/([.KF1]-[.KE1]))^2" office:value-type="float" office:value="0.000000735060830792931" calcext:value-type="float">
            <text:p>7.35060830792931E-07</text:p>
          </table:table-cell>
          <table:table-cell table:formula="of:=0.5*[.KG12]*(([.KG6]-[.KF6])/([.KG1]-[.KF1]))^2" office:value-type="float" office:value="0.0000133254533401965" calcext:value-type="float">
            <text:p>1.33254533401965E-05</text:p>
          </table:table-cell>
          <table:table-cell table:formula="of:=0.5*[.KH12]*(([.KH6]-[.KG6])/([.KH1]-[.KG1]))^2" office:value-type="float" office:value="0.00000158619285492697" calcext:value-type="float">
            <text:p>1.58619285492697E-06</text:p>
          </table:table-cell>
          <table:table-cell table:formula="of:=0.5*[.KI12]*(([.KI6]-[.KH6])/([.KI1]-[.KH1]))^2" office:value-type="float" office:value="0.00000468016387043224" calcext:value-type="float">
            <text:p>4.68016387043224E-06</text:p>
          </table:table-cell>
          <table:table-cell table:formula="of:=0.5*[.KJ12]*(([.KJ6]-[.KI6])/([.KJ1]-[.KI1]))^2" office:value-type="float" office:value="0.0000241151598747316" calcext:value-type="float">
            <text:p>2.41151598747316E-05</text:p>
          </table:table-cell>
          <table:table-cell table:formula="of:=0.5*[.KK12]*(([.KK6]-[.KJ6])/([.KK1]-[.KJ1]))^2" office:value-type="float" office:value="0.000000166604554334965" calcext:value-type="float">
            <text:p>1.66604554334965E-07</text:p>
          </table:table-cell>
          <table:table-cell table:formula="of:=0.5*[.KL12]*(([.KL6]-[.KK6])/([.KL1]-[.KK1]))^2" office:value-type="float" office:value="0.000000380040695168021" calcext:value-type="float">
            <text:p>3.80040695168021E-07</text:p>
          </table:table-cell>
          <table:table-cell table:formula="of:=0.5*[.KM12]*(([.KM6]-[.KL6])/([.KM1]-[.KL1]))^2" office:value-type="float" office:value="0.0000000519898668602871" calcext:value-type="float">
            <text:p>5.19898668602871E-08</text:p>
          </table:table-cell>
          <table:table-cell table:formula="of:=0.5*[.KN12]*(([.KN6]-[.KM6])/([.KN1]-[.KM1]))^2" office:value-type="float" office:value="0.000000361439705120215" calcext:value-type="float">
            <text:p>3.61439705120215E-07</text:p>
          </table:table-cell>
          <table:table-cell table:formula="of:=0.5*[.KO12]*(([.KO6]-[.KN6])/([.KO1]-[.KN1]))^2" office:value-type="float" office:value="0.0000129513951234953" calcext:value-type="float">
            <text:p>1.29513951234953E-05</text:p>
          </table:table-cell>
          <table:table-cell table:formula="of:=0.5*[.KP12]*(([.KP6]-[.KO6])/([.KP1]-[.KO1]))^2" office:value-type="float" office:value="0.0000154399830236456" calcext:value-type="float">
            <text:p>1.54399830236456E-05</text:p>
          </table:table-cell>
          <table:table-cell table:formula="of:=0.5*[.KQ12]*(([.KQ6]-[.KP6])/([.KQ1]-[.KP1]))^2" office:value-type="float" office:value="0.00000327143152138304" calcext:value-type="float">
            <text:p>3.27143152138304E-06</text:p>
          </table:table-cell>
          <table:table-cell table:formula="of:=0.5*[.KR12]*(([.KR6]-[.KQ6])/([.KR1]-[.KQ1]))^2" office:value-type="float" office:value="0.00000269498233232905" calcext:value-type="float">
            <text:p>2.69498233232905E-06</text:p>
          </table:table-cell>
          <table:table-cell table:formula="of:=0.5*[.KS12]*(([.KS6]-[.KR6])/([.KS1]-[.KR1]))^2" office:value-type="float" office:value="0.0000146640767619818" calcext:value-type="float">
            <text:p>1.46640767619818E-05</text:p>
          </table:table-cell>
          <table:table-cell table:formula="of:=0.5*[.KT12]*(([.KT6]-[.KS6])/([.KT1]-[.KS1]))^2" office:value-type="float" office:value="0.00000330264860626407" calcext:value-type="float">
            <text:p>3.30264860626407E-06</text:p>
          </table:table-cell>
          <table:table-cell table:formula="of:=0.5*[.KU12]*(([.KU6]-[.KT6])/([.KU1]-[.KT1]))^2" office:value-type="float" office:value="0.0000162248678328393" calcext:value-type="float">
            <text:p>1.62248678328393E-05</text:p>
          </table:table-cell>
          <table:table-cell table:formula="of:=0.5*[.KV12]*(([.KV6]-[.KU6])/([.KV1]-[.KU1]))^2" office:value-type="float" office:value="0.0000173929885394185" calcext:value-type="float">
            <text:p>1.73929885394185E-05</text:p>
          </table:table-cell>
          <table:table-cell table:formula="of:=0.5*[.KW12]*(([.KW6]-[.KV6])/([.KW1]-[.KV1]))^2" office:value-type="float" office:value="0.00000000170023486250046" calcext:value-type="float">
            <text:p>1.70023486250046E-09</text:p>
          </table:table-cell>
          <table:table-cell table:formula="of:=0.5*[.KX12]*(([.KX6]-[.KW6])/([.KX1]-[.KW1]))^2" office:value-type="float" office:value="0.0000000625832723137663" calcext:value-type="float">
            <text:p>6.25832723137663E-08</text:p>
          </table:table-cell>
          <table:table-cell table:formula="of:=0.5*[.KY12]*(([.KY6]-[.KX6])/([.KY1]-[.KX1]))^2" office:value-type="float" office:value="0.000000103091132737539" calcext:value-type="float">
            <text:p>1.03091132737539E-07</text:p>
          </table:table-cell>
          <table:table-cell table:formula="of:=0.5*[.KZ12]*(([.KZ6]-[.KY6])/([.KZ1]-[.KY1]))^2" office:value-type="float" office:value="0.0000000510323560897321" calcext:value-type="float">
            <text:p>5.10323560897321E-08</text:p>
          </table:table-cell>
          <table:table-cell table:formula="of:=0.5*[.LA12]*(([.LA6]-[.KZ6])/([.LA1]-[.KZ1]))^2" office:value-type="float" office:value="0.00000310440054441488" calcext:value-type="float">
            <text:p>3.10440054441488E-06</text:p>
          </table:table-cell>
          <table:table-cell table:formula="of:=0.5*[.LB12]*(([.LB6]-[.LA6])/([.LB1]-[.LA1]))^2" office:value-type="float" office:value="0.000000939516253061781" calcext:value-type="float">
            <text:p>9.39516253061781E-07</text:p>
          </table:table-cell>
          <table:table-cell table:formula="of:=0.5*[.LC12]*(([.LC6]-[.LB6])/([.LC1]-[.LB1]))^2" office:value-type="float" office:value="0.000000788319387531331" calcext:value-type="float">
            <text:p>7.88319387531331E-07</text:p>
          </table:table-cell>
          <table:table-cell table:formula="of:=0.5*[.LD12]*(([.LD6]-[.LC6])/([.LD1]-[.LC1]))^2" office:value-type="float" office:value="0.0000185372077497613" calcext:value-type="float">
            <text:p>1.85372077497613E-05</text:p>
          </table:table-cell>
          <table:table-cell table:formula="of:=0.5*[.LE12]*(([.LE6]-[.LD6])/([.LE1]-[.LD1]))^2" office:value-type="float" office:value="0.00000425495550640628" calcext:value-type="float">
            <text:p>4.25495550640628E-06</text:p>
          </table:table-cell>
          <table:table-cell table:formula="of:=0.5*[.LF12]*(([.LF6]-[.LE6])/([.LF1]-[.LE1]))^2" office:value-type="float" office:value="0.00000519555470924358" calcext:value-type="float">
            <text:p>5.19555470924358E-06</text:p>
          </table:table-cell>
          <table:table-cell table:formula="of:=0.5*[.LG12]*(([.LG6]-[.LF6])/([.LG1]-[.LF1]))^2" office:value-type="float" office:value="0.00000398789374074938" calcext:value-type="float">
            <text:p>3.98789374074938E-06</text:p>
          </table:table-cell>
          <table:table-cell table:formula="of:=0.5*[.LH12]*(([.LH6]-[.LG6])/([.LH1]-[.LG1]))^2" office:value-type="float" office:value="0.0000000197863021179585" calcext:value-type="float">
            <text:p>1.97863021179585E-08</text:p>
          </table:table-cell>
          <table:table-cell table:formula="of:=0.5*[.LI12]*(([.LI6]-[.LH6])/([.LI1]-[.LH1]))^2" office:value-type="float" office:value="0.0000000295681939057838" calcext:value-type="float">
            <text:p>2.95681939057838E-08</text:p>
          </table:table-cell>
          <table:table-cell table:formula="of:=0.5*[.LJ12]*(([.LJ6]-[.LI6])/([.LJ1]-[.LI1]))^2" office:value-type="float" office:value="0.0000000188808056014252" calcext:value-type="float">
            <text:p>1.88808056014252E-08</text:p>
          </table:table-cell>
          <table:table-cell table:formula="of:=0.5*[.LK12]*(([.LK6]-[.LJ6])/([.LK1]-[.LJ1]))^2" office:value-type="float" office:value="0.000000453415839693338" calcext:value-type="float">
            <text:p>4.53415839693338E-07</text:p>
          </table:table-cell>
          <table:table-cell table:formula="of:=0.5*[.LL12]*(([.LL6]-[.LK6])/([.LL1]-[.LK1]))^2" office:value-type="float" office:value="0.000000498004463380241" calcext:value-type="float">
            <text:p>4.98004463380241E-07</text:p>
          </table:table-cell>
          <table:table-cell table:formula="of:=0.5*[.LM12]*(([.LM6]-[.LL6])/([.LM1]-[.LL1]))^2" office:value-type="float" office:value="0.0000000116376191495889" calcext:value-type="float">
            <text:p>1.16376191495889E-08</text:p>
          </table:table-cell>
          <table:table-cell table:formula="of:=0.5*[.LN12]*(([.LN6]-[.LM6])/([.LN1]-[.LM1]))^2" office:value-type="float" office:value="0.000000174305350763062" calcext:value-type="float">
            <text:p>1.74305350763062E-07</text:p>
          </table:table-cell>
          <table:table-cell table:formula="of:=0.5*[.LO12]*(([.LO6]-[.LN6])/([.LO1]-[.LN1]))^2" office:value-type="float" office:value="0.0000000840364058255503" calcext:value-type="float">
            <text:p>8.40364058255503E-08</text:p>
          </table:table-cell>
          <table:table-cell table:formula="of:=0.5*[.LP12]*(([.LP6]-[.LO6])/([.LP1]-[.LO1]))^2" office:value-type="float" office:value="0.000000039983511751649" calcext:value-type="float">
            <text:p>3.9983511751649E-08</text:p>
          </table:table-cell>
          <table:table-cell table:formula="of:=0.5*[.LQ12]*(([.LQ6]-[.LP6])/([.LQ1]-[.LP1]))^2" office:value-type="float" office:value="0.00000042166588572836" calcext:value-type="float">
            <text:p>4.2166588572836E-07</text:p>
          </table:table-cell>
          <table:table-cell table:formula="of:=0.5*[.LR12]*(([.LR6]-[.LQ6])/([.LR1]-[.LQ1]))^2" office:value-type="float" office:value="0.000000890614325519106" calcext:value-type="float">
            <text:p>8.90614325519106E-07</text:p>
          </table:table-cell>
          <table:table-cell table:formula="of:=0.5*[.LS12]*(([.LS6]-[.LR6])/([.LS1]-[.LR1]))^2" office:value-type="float" office:value="0.00000000199367290408746" calcext:value-type="float">
            <text:p>1.99367290408746E-09</text:p>
          </table:table-cell>
          <table:table-cell table:formula="of:=0.5*[.LT12]*(([.LT6]-[.LS6])/([.LT1]-[.LS1]))^2" office:value-type="float" office:value="0.000000378593673119397" calcext:value-type="float">
            <text:p>3.78593673119397E-07</text:p>
          </table:table-cell>
          <table:table-cell table:formula="of:=0.5*[.LU12]*(([.LU6]-[.LT6])/([.LU1]-[.LT1]))^2" office:value-type="float" office:value="0.0000000060124661529238" calcext:value-type="float">
            <text:p>6.0124661529238E-09</text:p>
          </table:table-cell>
          <table:table-cell table:formula="of:=0.5*[.LV12]*(([.LV6]-[.LU6])/([.LV1]-[.LU1]))^2" office:value-type="float" office:value="0.000000105544782869995" calcext:value-type="float">
            <text:p>1.05544782869995E-07</text:p>
          </table:table-cell>
          <table:table-cell table:formula="of:=0.5*[.LW12]*(([.LW6]-[.LV6])/([.LW1]-[.LV1]))^2" office:value-type="float" office:value="0.000000101286133889864" calcext:value-type="float">
            <text:p>1.01286133889864E-07</text:p>
          </table:table-cell>
          <table:table-cell table:formula="of:=0.5*[.LX12]*(([.LX6]-[.LW6])/([.LX1]-[.LW1]))^2" office:value-type="float" office:value="0.0000000332238877899658" calcext:value-type="float">
            <text:p>3.32238877899658E-08</text:p>
          </table:table-cell>
          <table:table-cell table:formula="of:=0.5*[.LY12]*(([.LY6]-[.LX6])/([.LY1]-[.LX1]))^2" office:value-type="float" office:value="0.0000000749335212420046" calcext:value-type="float">
            <text:p>7.49335212420046E-08</text:p>
          </table:table-cell>
          <table:table-cell table:formula="of:=0.5*[.LZ12]*(([.LZ6]-[.LY6])/([.LZ1]-[.LY1]))^2" office:value-type="float" office:value="0.00000215368331577704" calcext:value-type="float">
            <text:p>2.15368331577704E-06</text:p>
          </table:table-cell>
          <table:table-cell table:formula="of:=0.5*[.MA12]*(([.MA6]-[.LZ6])/([.MA1]-[.LZ1]))^2" office:value-type="float" office:value="0.0000148135268636165" calcext:value-type="float">
            <text:p>1.48135268636165E-05</text:p>
          </table:table-cell>
          <table:table-cell table:formula="of:=0.5*[.MB12]*(([.MB6]-[.MA6])/([.MB1]-[.MA1]))^2" office:value-type="float" office:value="0.00000152372215568058" calcext:value-type="float">
            <text:p>1.52372215568058E-06</text:p>
          </table:table-cell>
          <table:table-cell table:formula="of:=0.5*[.MC12]*(([.MC6]-[.MB6])/([.MC1]-[.MB1]))^2" office:value-type="float" office:value="0.00000362260519054635" calcext:value-type="float">
            <text:p>3.62260519054635E-06</text:p>
          </table:table-cell>
          <table:table-cell table:formula="of:=0.5*[.MD12]*(([.MD6]-[.MC6])/([.MD1]-[.MC1]))^2" office:value-type="float" office:value="0.00000108018387904025" calcext:value-type="float">
            <text:p>1.08018387904025E-06</text:p>
          </table:table-cell>
          <table:table-cell table:formula="of:=0.5*[.ME12]*(([.ME6]-[.MD6])/([.ME1]-[.MD1]))^2" office:value-type="float" office:value="0.0000000506898928805346" calcext:value-type="float">
            <text:p>5.06898928805346E-08</text:p>
          </table:table-cell>
          <table:table-cell table:formula="of:=0.5*[.MF12]*(([.MF6]-[.ME6])/([.MF1]-[.ME1]))^2" office:value-type="float" office:value="0.000000144970170507516" calcext:value-type="float">
            <text:p>1.44970170507516E-07</text:p>
          </table:table-cell>
          <table:table-cell table:formula="of:=0.5*[.MG12]*(([.MG6]-[.MF6])/([.MG1]-[.MF1]))^2" office:value-type="float" office:value="0.000000323232853823403" calcext:value-type="float">
            <text:p>3.23232853823403E-07</text:p>
          </table:table-cell>
          <table:table-cell table:formula="of:=0.5*[.MH12]*(([.MH6]-[.MG6])/([.MH1]-[.MG1]))^2" office:value-type="float" office:value="0.000010336293434988" calcext:value-type="float">
            <text:p>1.0336293434988E-05</text:p>
          </table:table-cell>
          <table:table-cell table:formula="of:=0.5*[.MI12]*(([.MI6]-[.MH6])/([.MI1]-[.MH1]))^2" office:value-type="float" office:value="0.000000015797630230603" calcext:value-type="float">
            <text:p>1.5797630230603E-08</text:p>
          </table:table-cell>
          <table:table-cell table:formula="of:=0.5*[.MJ12]*(([.MJ6]-[.MI6])/([.MJ1]-[.MI1]))^2" office:value-type="float" office:value="0.00000202169080746024" calcext:value-type="float">
            <text:p>2.02169080746024E-06</text:p>
          </table:table-cell>
          <table:table-cell table:formula="of:=0.5*[.MK12]*(([.MK6]-[.MJ6])/([.MK1]-[.MJ1]))^2" office:value-type="float" office:value="0.000000371768768954632" calcext:value-type="float">
            <text:p>3.71768768954632E-07</text:p>
          </table:table-cell>
          <table:table-cell table:formula="of:=0.5*[.ML12]*(([.ML6]-[.MK6])/([.ML1]-[.MK1]))^2" office:value-type="float" office:value="0.000000046905027109368" calcext:value-type="float">
            <text:p>4.6905027109368E-08</text:p>
          </table:table-cell>
          <table:table-cell table:formula="of:=0.5*[.MM12]*(([.MM6]-[.ML6])/([.MM1]-[.ML1]))^2" office:value-type="float" office:value="0.00000000269248364211717" calcext:value-type="float">
            <text:p>2.69248364211717E-09</text:p>
          </table:table-cell>
          <table:table-cell table:formula="of:=0.5*[.MN12]*(([.MN6]-[.MM6])/([.MN1]-[.MM1]))^2" office:value-type="float" office:value="0.0000000404941122886872" calcext:value-type="float">
            <text:p>4.04941122886872E-08</text:p>
          </table:table-cell>
          <table:table-cell table:formula="of:=0.5*[.MO12]*(([.MO6]-[.MN6])/([.MO1]-[.MN1]))^2" office:value-type="float" office:value="0.0000105628621905429" calcext:value-type="float">
            <text:p>1.05628621905429E-05</text:p>
          </table:table-cell>
          <table:table-cell table:formula="of:=0.5*[.MP12]*(([.MP6]-[.MO6])/([.MP1]-[.MO1]))^2" office:value-type="float" office:value="0.00000648718580502454" calcext:value-type="float">
            <text:p>6.48718580502454E-06</text:p>
          </table:table-cell>
          <table:table-cell table:formula="of:=0.5*[.MQ12]*(([.MQ6]-[.MP6])/([.MQ1]-[.MP1]))^2" office:value-type="float" office:value="0.000000467497912742031" calcext:value-type="float">
            <text:p>4.67497912742031E-07</text:p>
          </table:table-cell>
          <table:table-cell table:formula="of:=0.5*[.MR12]*(([.MR6]-[.MQ6])/([.MR1]-[.MQ1]))^2" office:value-type="float" office:value="0.0000000025877831128676" calcext:value-type="float">
            <text:p>2.5877831128676E-09</text:p>
          </table:table-cell>
          <table:table-cell table:formula="of:=0.5*[.MS12]*(([.MS6]-[.MR6])/([.MS1]-[.MR1]))^2" office:value-type="float" office:value="0.000000513306306098969" calcext:value-type="float">
            <text:p>5.13306306098969E-07</text:p>
          </table:table-cell>
          <table:table-cell table:formula="of:=0.5*[.MT12]*(([.MT6]-[.MS6])/([.MT1]-[.MS1]))^2" office:value-type="float" office:value="0.00000000577602588903808" calcext:value-type="float">
            <text:p>5.77602588903808E-09</text:p>
          </table:table-cell>
          <table:table-cell table:formula="of:=0.5*[.MU12]*(([.MU6]-[.MT6])/([.MU1]-[.MT1]))^2" office:value-type="float" office:value="0.000000584479510230034" calcext:value-type="float">
            <text:p>5.84479510230034E-07</text:p>
          </table:table-cell>
          <table:table-cell table:formula="of:=0.5*[.MV12]*(([.MV6]-[.MU6])/([.MV1]-[.MU1]))^2" office:value-type="float" office:value="0.000423947329192412" calcext:value-type="float">
            <text:p>0.000423947329192</text:p>
          </table:table-cell>
          <table:table-cell table:formula="of:=0.5*[.MW12]*(([.MW6]-[.MV6])/([.MW1]-[.MV1]))^2" office:value-type="string" office:string-value="" calcext:value-type="error">
            <text:p>#DIV/0!</text:p>
          </table:table-cell>
          <table:table-cell table:formula="of:=0.5*[.MX12]*(([.MX6]-[.MW6])/([.MX1]-[.MW1]))^2" office:value-type="string" office:string-value="" calcext:value-type="error">
            <text:p>#DIV/0!</text:p>
          </table:table-cell>
          <table:table-cell table:formula="of:=0.5*[.MY12]*(([.MY6]-[.MX6])/([.MY1]-[.MX1]))^2" office:value-type="string" office:string-value="" calcext:value-type="error">
            <text:p>#DIV/0!</text:p>
          </table:table-cell>
          <table:table-cell table:formula="of:=0.5*[.MZ12]*(([.MZ6]-[.MY6])/([.MZ1]-[.MY1]))^2" office:value-type="string" office:string-value="" calcext:value-type="error">
            <text:p>#DIV/0!</text:p>
          </table:table-cell>
          <table:table-cell table:formula="of:=0.5*[.NA12]*(([.NA6]-[.MZ6])/([.NA1]-[.MZ1]))^2" office:value-type="string" office:string-value="" calcext:value-type="error">
            <text:p>#DIV/0!</text:p>
          </table:table-cell>
          <table:table-cell table:formula="of:=0.5*[.NB12]*(([.NB6]-[.NA6])/([.NB1]-[.NA1]))^2" office:value-type="string" office:string-value="" calcext:value-type="error">
            <text:p>#DIV/0!</text:p>
          </table:table-cell>
          <table:table-cell table:formula="of:=0.5*[.NC12]*(([.NC6]-[.NB6])/([.NC1]-[.NB1]))^2" office:value-type="string" office:string-value="" calcext:value-type="error">
            <text:p>#DIV/0!</text:p>
          </table:table-cell>
          <table:table-cell table:formula="of:=0.5*[.ND12]*(([.ND6]-[.NC6])/([.ND1]-[.NC1]))^2" office:value-type="string" office:string-value="" calcext:value-type="error">
            <text:p>#DIV/0!</text:p>
          </table:table-cell>
          <table:table-cell table:formula="of:=0.5*[.NE12]*(([.NE6]-[.ND6])/([.NE1]-[.ND1]))^2" office:value-type="string" office:string-value="" calcext:value-type="error">
            <text:p>#DIV/0!</text:p>
          </table:table-cell>
          <table:table-cell table:formula="of:=0.5*[.NF12]*(([.NF6]-[.NE6])/([.NF1]-[.NE1]))^2" office:value-type="string" office:string-value="" calcext:value-type="error">
            <text:p>#DIV/0!</text:p>
          </table:table-cell>
          <table:table-cell table:formula="of:=0.5*[.NG12]*(([.NG6]-[.NF6])/([.NG1]-[.NF1]))^2" office:value-type="string" office:string-value="" calcext:value-type="error">
            <text:p>#DIV/0!</text:p>
          </table:table-cell>
          <table:table-cell table:formula="of:=0.5*[.NH12]*(([.NH6]-[.NG6])/([.NH1]-[.NG1]))^2" office:value-type="string" office:string-value="" calcext:value-type="error">
            <text:p>#DIV/0!</text:p>
          </table:table-cell>
          <table:table-cell table:formula="of:=0.5*[.NI12]*(([.NI6]-[.NH6])/([.NI1]-[.NH1]))^2" office:value-type="string" office:string-value="" calcext:value-type="error">
            <text:p>#DIV/0!</text:p>
          </table:table-cell>
          <table:table-cell table:formula="of:=0.5*[.NJ12]*(([.NJ6]-[.NI6])/([.NJ1]-[.NI1]))^2" office:value-type="string" office:string-value="" calcext:value-type="error">
            <text:p>#DIV/0!</text:p>
          </table:table-cell>
          <table:table-cell table:formula="of:=0.5*[.NK12]*(([.NK6]-[.NJ6])/([.NK1]-[.NJ1]))^2" office:value-type="string" office:string-value="" calcext:value-type="error">
            <text:p>#DIV/0!</text:p>
          </table:table-cell>
          <table:table-cell table:formula="of:=0.5*[.NL12]*(([.NL6]-[.NK6])/([.NL1]-[.NK1]))^2" office:value-type="string" office:string-value="" calcext:value-type="error">
            <text:p>#DIV/0!</text:p>
          </table:table-cell>
          <table:table-cell table:formula="of:=0.5*[.NM12]*(([.NM6]-[.NL6])/([.NM1]-[.NL1]))^2" office:value-type="string" office:string-value="" calcext:value-type="error">
            <text:p>#DIV/0!</text:p>
          </table:table-cell>
          <table:table-cell table:formula="of:=0.5*[.NN12]*(([.NN6]-[.NM6])/([.NN1]-[.NM1]))^2" office:value-type="string" office:string-value="" calcext:value-type="error">
            <text:p>#DIV/0!</text:p>
          </table:table-cell>
          <table:table-cell table:formula="of:=0.5*[.NO12]*(([.NO6]-[.NN6])/([.NO1]-[.NN1]))^2" office:value-type="string" office:string-value="" calcext:value-type="error">
            <text:p>#DIV/0!</text:p>
          </table:table-cell>
          <table:table-cell table:formula="of:=0.5*[.NP12]*(([.NP6]-[.NO6])/([.NP1]-[.NO1]))^2" office:value-type="string" office:string-value="" calcext:value-type="error">
            <text:p>#DIV/0!</text:p>
          </table:table-cell>
          <table:table-cell table:formula="of:=0.5*[.NQ12]*(([.NQ6]-[.NP6])/([.NQ1]-[.NP1]))^2" office:value-type="string" office:string-value="" calcext:value-type="error">
            <text:p>#DIV/0!</text:p>
          </table:table-cell>
          <table:table-cell table:formula="of:=0.5*[.NR12]*(([.NR6]-[.NQ6])/([.NR1]-[.NQ1]))^2" office:value-type="string" office:string-value="" calcext:value-type="error">
            <text:p>#DIV/0!</text:p>
          </table:table-cell>
          <table:table-cell table:formula="of:=0.5*[.NS12]*(([.NS6]-[.NR6])/([.NS1]-[.NR1]))^2" office:value-type="string" office:string-value="" calcext:value-type="error">
            <text:p>#DIV/0!</text:p>
          </table:table-cell>
          <table:table-cell table:formula="of:=0.5*[.NT12]*(([.NT6]-[.NS6])/([.NT1]-[.NS1]))^2" office:value-type="string" office:string-value="" calcext:value-type="error">
            <text:p>#DIV/0!</text:p>
          </table:table-cell>
          <table:table-cell table:formula="of:=0.5*[.NU12]*(([.NU6]-[.NT6])/([.NU1]-[.NT1]))^2" office:value-type="string" office:string-value="" calcext:value-type="error">
            <text:p>#DIV/0!</text:p>
          </table:table-cell>
          <table:table-cell table:formula="of:=0.5*[.NV12]*(([.NV6]-[.NU6])/([.NV1]-[.NU1]))^2" office:value-type="string" office:string-value="" calcext:value-type="error">
            <text:p>#DIV/0!</text:p>
          </table:table-cell>
          <table:table-cell table:formula="of:=0.5*[.NW12]*(([.NW6]-[.NV6])/([.NW1]-[.NV1]))^2" office:value-type="string" office:string-value="" calcext:value-type="error">
            <text:p>#DIV/0!</text:p>
          </table:table-cell>
          <table:table-cell table:formula="of:=0.5*[.NX12]*(([.NX6]-[.NW6])/([.NX1]-[.NW1]))^2" office:value-type="string" office:string-value="" calcext:value-type="error">
            <text:p>#DIV/0!</text:p>
          </table:table-cell>
          <table:table-cell table:formula="of:=0.5*[.NY12]*(([.NY6]-[.NX6])/([.NY1]-[.NX1]))^2" office:value-type="string" office:string-value="" calcext:value-type="error">
            <text:p>#DIV/0!</text:p>
          </table:table-cell>
          <table:table-cell table:formula="of:=0.5*[.NZ12]*(([.NZ6]-[.NY6])/([.NZ1]-[.NY1]))^2" office:value-type="string" office:string-value="" calcext:value-type="error">
            <text:p>#DIV/0!</text:p>
          </table:table-cell>
          <table:table-cell table:formula="of:=0.5*[.OA12]*(([.OA6]-[.NZ6])/([.OA1]-[.NZ1]))^2" office:value-type="string" office:string-value="" calcext:value-type="error">
            <text:p>#DIV/0!</text:p>
          </table:table-cell>
          <table:table-cell table:formula="of:=0.5*[.OB12]*(([.OB6]-[.OA6])/([.OB1]-[.OA1]))^2" office:value-type="string" office:string-value="" calcext:value-type="error">
            <text:p>#DIV/0!</text:p>
          </table:table-cell>
          <table:table-cell table:formula="of:=0.5*[.OC12]*(([.OC6]-[.OB6])/([.OC1]-[.OB1]))^2" office:value-type="string" office:string-value="" calcext:value-type="error">
            <text:p>#DIV/0!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MU13])" office:value-type="float" office:value="4.20310098077726" calcext:value-type="float">
            <text:p>4.20310098077726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MU14])" office:value-type="float" office:value="0.886534909345365" calcext:value-type="float">
            <text:p>0.886534909345365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5.08963589012263" calcext:value-type="float">
            <text:p>5.08963589012263</text:p>
          </table:table-cell>
          <table:table-cell table:formula="of:=[.B17]+[.C9]" office:value-type="float" office:value="9.61216339891837" calcext:value-type="float">
            <text:p>9.61216339891837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9T17:26:20.568696062</dc:date>
    <meta:editing-duration>PT30S</meta:editing-duration>
    <meta:editing-cycles>1</meta:editing-cycles>
    <meta:document-statistic meta:table-count="1" meta:cell-count="5412" meta:object-count="0"/>
    <meta:generator>LibreOffice/6.4.7.2$Linux_X86_64 LibreOffice_project/40$Build-2</meta:generator>
  </office:meta>
</office:document-meta>
</file>